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3.2535in" table:align="margins"/>
    </style:style>
    <style:style style:name="Table2.A" style:family="table-column">
      <style:table-column-properties style:column-width="3.2535in" style:rel-column-width="65535*"/>
    </style:style>
    <style:style style:name="Table2.A1" style:family="table-cell">
      <style:table-cell-properties fo:padding-left="0.0799in" fo:padding-right="0.0201in" fo:padding-top="0.0403in" fo:padding-bottom="0.0403in" fo:border="0.05pt solid #000000"/>
    </style:style>
    <style:style style:name="Table4" style:family="table">
      <style:table-properties style:width="3.2535in" table:align="margins"/>
    </style:style>
    <style:style style:name="Table4.A" style:family="table-column">
      <style:table-column-properties style:column-width="3.253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535in" table:align="margins"/>
    </style:style>
    <style:style style:name="Table66.A" style:family="table-column">
      <style:table-column-properties style:column-width="3.2535in" style:rel-column-width="65535*"/>
    </style:style>
    <style:style style:name="Table66.A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3.2535in" table:align="margins"/>
    </style:style>
    <style:style style:name="Table135.A" style:family="table-column">
      <style:table-column-properties style:column-width="3.2535in" style:rel-column-width="65535*"/>
    </style:style>
    <style:style style:name="Table135.A1" style:family="table-cell">
      <style:table-cell-properties fo:padding="0.0382in" fo:border="0.05pt solid #000000"/>
    </style:style>
    <style:style style:name="Table1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535in" table:align="margins"/>
    </style:style>
    <style:style style:name="Table5.A" style:family="table-column">
      <style:table-column-properties style:column-width="3.253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3.2535in" table:align="margins"/>
    </style:style>
    <style:style style:name="Table52.A" style:family="table-column">
      <style:table-column-properties style:column-width="3.253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6" style:family="table">
      <style:table-properties style:width="3.2542in" table:align="margins"/>
    </style:style>
    <style:style style:name="Table136.A" style:family="table-column">
      <style:table-column-properties style:column-width="3.2542in" style:rel-column-width="65535*"/>
    </style:style>
    <style:style style:name="Table136.A1" style:family="table-cell">
      <style:table-cell-properties fo:padding="0.0382in" fo:border="0.05pt solid #000000"/>
    </style:style>
    <style:style style:name="Table13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542in" table:align="margins"/>
    </style:style>
    <style:style style:name="Table8.A" style:family="table-column">
      <style:table-column-properties style:column-width="3.2542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2542in" table:align="margins"/>
    </style:style>
    <style:style style:name="Table40.A" style:family="table-column">
      <style:table-column-properties style:column-width="3.2542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3.2535in" table:align="margins"/>
    </style:style>
    <style:style style:name="Table87.A" style:family="table-column">
      <style:table-column-properties style:column-width="3.2535in" style:rel-column-width="65535*"/>
    </style:style>
    <style:style style:name="Table87.A1" style:family="table-cell">
      <style:table-cell-properties fo:padding="0.0382in" fo:border="0.05pt solid #000000"/>
    </style:style>
    <style:style style:name="Table88" style:family="table">
      <style:table-properties style:width="3.2535in" table:align="margins"/>
    </style:style>
    <style:style style:name="Table88.A" style:family="table-column">
      <style:table-column-properties style:column-width="3.2535in" style:rel-column-width="65535*"/>
    </style:style>
    <style:style style:name="Table88.A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535in" table:align="margins"/>
    </style:style>
    <style:style style:name="Table89.A" style:family="table-column">
      <style:table-column-properties style:column-width="3.2535in" style:rel-column-width="65535*"/>
    </style:style>
    <style:style style:name="Table89.A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0" style:family="table">
      <style:table-properties style:width="3.2535in" table:align="margins"/>
    </style:style>
    <style:style style:name="Table150.A" style:family="table-column">
      <style:table-column-properties style:column-width="3.2535in" style:rel-column-width="65535*"/>
    </style:style>
    <style:style style:name="Table150.A1" style:family="table-cell">
      <style:table-cell-properties fo:padding="0.0382in" fo:border="0.05pt solid #000000"/>
    </style:style>
    <style:style style:name="Table115" style:family="table">
      <style:table-properties style:width="3.2535in" table:align="margins"/>
    </style:style>
    <style:style style:name="Table115.A" style:family="table-column">
      <style:table-column-properties style:column-width="3.2535in" style:rel-column-width="65535*"/>
    </style:style>
    <style:style style:name="Table115.A1" style:family="table-cell">
      <style:table-cell-properties fo:padding="0.0382in" fo:border="0.05pt solid #000000"/>
    </style:style>
    <style:style style:name="Table151" style:family="table">
      <style:table-properties style:width="3.2535in" table:align="margins"/>
    </style:style>
    <style:style style:name="Table151.A" style:family="table-column">
      <style:table-column-properties style:column-width="3.2535in" style:rel-column-width="65535*"/>
    </style:style>
    <style:style style:name="Table151.A1" style:family="table-cell">
      <style:table-cell-properties fo:padding="0.0382in" fo:border="0.05pt solid #000000"/>
    </style:style>
    <style:style style:name="Table152" style:family="table">
      <style:table-properties style:width="3.2535in" table:align="margins"/>
    </style:style>
    <style:style style:name="Table152.A" style:family="table-column">
      <style:table-column-properties style:column-width="3.2535in" style:rel-column-width="65535*"/>
    </style:style>
    <style:style style:name="Table152.A1" style:family="table-cell">
      <style:table-cell-properties fo:padding="0.0382in" fo:border="0.05pt solid #000000"/>
    </style:style>
    <style:style style:name="Table1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3.2542in" table:align="margins"/>
    </style:style>
    <style:style style:name="Table90.A" style:family="table-column">
      <style:table-column-properties style:column-width="3.2542in" style:rel-column-width="65535*"/>
    </style:style>
    <style:style style:name="Table90.A1" style:family="table-cell">
      <style:table-cell-properties fo:padding="0.0382in" fo:border="0.05pt solid #000000"/>
    </style:style>
    <style:style style:name="Table91" style:family="table">
      <style:table-properties style:width="3.2542in" table:align="margins"/>
    </style:style>
    <style:style style:name="Table91.A" style:family="table-column">
      <style:table-column-properties style:column-width="3.2542in" style:rel-column-width="65535*"/>
    </style:style>
    <style:style style:name="Table91.A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3.2542in" table:align="margins"/>
    </style:style>
    <style:style style:name="Table92.A" style:family="table-column">
      <style:table-column-properties style:column-width="3.2542in" style:rel-column-width="65535*"/>
    </style:style>
    <style:style style:name="Table92.A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3.2542in" table:align="margins"/>
    </style:style>
    <style:style style:name="Table93.A" style:family="table-column">
      <style:table-column-properties style:column-width="3.2542in" style:rel-column-width="65535*"/>
    </style:style>
    <style:style style:name="Table93.A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3.2542in" table:align="margins"/>
    </style:style>
    <style:style style:name="Table94.A" style:family="table-column">
      <style:table-column-properties style:column-width="3.2542in" style:rel-column-width="65535*"/>
    </style:style>
    <style:style style:name="Table94.A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535in" table:align="margins"/>
    </style:style>
    <style:style style:name="Table6.A" style:family="table-column">
      <style:table-column-properties style:column-width="3.253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2535in" table:align="margins"/>
    </style:style>
    <style:style style:name="Table16.A" style:family="table-column">
      <style:table-column-properties style:column-width="3.253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535in" table:align="margins"/>
    </style:style>
    <style:style style:name="Table20.A" style:family="table-column">
      <style:table-column-properties style:column-width="3.2535in" style:rel-column-width="65535*"/>
    </style:style>
    <style:style style:name="Table20.A1" style:family="table-cell">
      <style:table-cell-properties fo:padding="0.0382in" fo:border="0.05pt solid #000000"/>
    </style:style>
    <style:style style:name="Table174" style:family="table">
      <style:table-properties style:width="3.2535in" table:align="margins"/>
    </style:style>
    <style:style style:name="Table174.A" style:family="table-column">
      <style:table-column-properties style:column-width="1.5021in" style:rel-column-width="30256*"/>
    </style:style>
    <style:style style:name="Table174.B" style:family="table-column">
      <style:table-column-properties style:column-width="1.7514in" style:rel-column-width="35279*"/>
    </style:style>
    <style:style style:name="Table1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4.B1" style:family="table-cell">
      <style:table-cell-properties fo:padding="0.0382in" fo:border="0.05pt solid #000000"/>
    </style:style>
    <style:style style:name="Table17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6" style:family="table">
      <style:table-properties style:width="3.2535in" table:align="margins"/>
    </style:style>
    <style:style style:name="Table176.A" style:family="table-column">
      <style:table-column-properties style:column-width="3.2535in" style:rel-column-width="65535*"/>
    </style:style>
    <style:style style:name="Table176.A1" style:family="table-cell">
      <style:table-cell-properties fo:padding="0.0382in" fo:border="0.05pt solid #000000"/>
    </style:style>
    <style:style style:name="Table1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3" style:family="table">
      <style:table-properties style:width="3.2535in" table:align="margins"/>
    </style:style>
    <style:style style:name="Table143.A" style:family="table-column">
      <style:table-column-properties style:column-width="3.2535in" style:rel-column-width="65535*"/>
    </style:style>
    <style:style style:name="Table143.A1" style:family="table-cell">
      <style:table-cell-properties fo:padding="0.0382in" fo:border="0.05pt solid #000000"/>
    </style:style>
    <style:style style:name="Table21" style:family="table">
      <style:table-properties style:width="3.2535in" table:align="margins"/>
    </style:style>
    <style:style style:name="Table21.A" style:family="table-column">
      <style:table-column-properties style:column-width="3.2535in" style:rel-column-width="65535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6" style:family="table">
      <style:table-properties style:width="3.2542in" table:align="margins"/>
    </style:style>
    <style:style style:name="Table146.A" style:family="table-column">
      <style:table-column-properties style:column-width="1.0035in" style:rel-column-width="20213*"/>
    </style:style>
    <style:style style:name="Table146.B" style:family="table-column">
      <style:table-column-properties style:column-width="2.2507in" style:rel-column-width="45322*"/>
    </style:style>
    <style:style style:name="Table146.A1" style:family="table-cell">
      <style:table-cell-properties fo:padding="0.0382in" fo:border="0.05pt solid #000000"/>
    </style:style>
    <style:style style:name="Table1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6.A4" style:family="table-cell">
      <style:table-cell-properties fo:padding="0.0382in" fo:border-left="0.05pt solid #000000" fo:border-right="none" fo:border-top="none" fo:border-bottom="0.05pt solid #000000"/>
    </style:style>
    <style:style style:name="Table18" style:family="table">
      <style:table-properties style:width="3.2542in" table:align="margins"/>
    </style:style>
    <style:style style:name="Table18.A" style:family="table-column">
      <style:table-column-properties style:column-width="0.9993in" style:rel-column-width="20129*"/>
    </style:style>
    <style:style style:name="Table18.B" style:family="table-column">
      <style:table-column-properties style:column-width="2.2549in" style:rel-column-width="45406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2542in" table:align="margins"/>
    </style:style>
    <style:style style:name="Table17.A" style:family="table-column">
      <style:table-column-properties style:column-width="2.0007in" style:rel-column-width="40286*"/>
    </style:style>
    <style:style style:name="Table17.B" style:family="table-column">
      <style:table-column-properties style:column-width="1.2535in" style:rel-column-width="25249*"/>
    </style:style>
    <style:style style:name="Table17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3.2535in" table:align="margins"/>
    </style:style>
    <style:style style:name="Table1.A" style:family="table-column">
      <style:table-column-properties style:column-width="3.2535in" style:rel-column-width="65535*"/>
    </style:style>
    <style:style style:name="Table1.A1" style:family="table-cell">
      <style:table-cell-properties fo:padding="0.0382in" fo:border="0.05pt solid #000000"/>
    </style:style>
    <style:style style:name="Table11" style:family="table">
      <style:table-properties style:width="3.2535in" table:align="margins"/>
    </style:style>
    <style:style style:name="Table11.A" style:family="table-column">
      <style:table-column-properties style:column-width="3.253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0" style:family="table">
      <style:table-properties style:width="3.2535in" table:align="margins"/>
    </style:style>
    <style:style style:name="Table160.A" style:family="table-column">
      <style:table-column-properties style:column-width="3.2535in" style:rel-column-width="65535*"/>
    </style:style>
    <style:style style:name="Table160.A1" style:family="table-cell">
      <style:table-cell-properties fo:padding="0.0382in" fo:border="0.05pt solid #000000"/>
    </style:style>
    <style:style style:name="Table12" style:family="table">
      <style:table-properties style:width="3.2535in" table:align="margins"/>
    </style:style>
    <style:style style:name="Table12.A" style:family="table-column">
      <style:table-column-properties style:column-width="3.253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535in" table:align="margins"/>
    </style:style>
    <style:style style:name="Table13.A" style:family="table-column">
      <style:table-column-properties style:column-width="3.253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1" style:family="table">
      <style:table-properties style:width="3.2535in" table:align="margins"/>
    </style:style>
    <style:style style:name="Table161.A" style:family="table-column">
      <style:table-column-properties style:column-width="3.2535in" style:rel-column-width="65535*"/>
    </style:style>
    <style:style style:name="Table161.A1" style:family="table-cell">
      <style:table-cell-properties fo:padding="0.0382in" fo:border="0.05pt solid #000000"/>
    </style:style>
    <style:style style:name="Table1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2" style:family="table">
      <style:table-properties style:width="3.2535in" table:align="margins"/>
    </style:style>
    <style:style style:name="Table162.A" style:family="table-column">
      <style:table-column-properties style:column-width="3.2535in" style:rel-column-width="65535*"/>
    </style:style>
    <style:style style:name="Table162.A1" style:family="table-cell">
      <style:table-cell-properties fo:padding="0.0382in" fo:border="0.05pt solid #000000"/>
    </style:style>
    <style:style style:name="Table1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3" style:family="table">
      <style:table-properties style:width="3.2535in" table:align="margins"/>
    </style:style>
    <style:style style:name="Table163.A" style:family="table-column">
      <style:table-column-properties style:column-width="3.2535in" style:rel-column-width="65535*"/>
    </style:style>
    <style:style style:name="Table163.A1" style:family="table-cell">
      <style:table-cell-properties fo:padding="0.0382in" fo:border="0.05pt solid #000000"/>
    </style:style>
    <style:style style:name="Table1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3.2535in" table:align="margins"/>
    </style:style>
    <style:style style:name="Table164.A" style:family="table-column">
      <style:table-column-properties style:column-width="3.2535in" style:rel-column-width="65535*"/>
    </style:style>
    <style:style style:name="Table164.A1" style:family="table-cell">
      <style:table-cell-properties fo:padding="0.0382in" fo:border="0.05pt solid #000000"/>
    </style:style>
    <style:style style:name="Table1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3.2535in" table:align="margins"/>
    </style:style>
    <style:style style:name="Table165.A" style:family="table-column">
      <style:table-column-properties style:column-width="3.2535in" style:rel-column-width="65535*"/>
    </style:style>
    <style:style style:name="Table165.A1" style:family="table-cell">
      <style:table-cell-properties fo:padding="0.0382in" fo:border="0.05pt solid #000000"/>
    </style:style>
    <style:style style:name="Table1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35in" table:align="margins"/>
    </style:style>
    <style:style style:name="Table14.A" style:family="table-column">
      <style:table-column-properties style:column-width="3.2535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9" style:family="table">
      <style:table-properties style:width="3.2542in" table:align="margins"/>
    </style:style>
    <style:style style:name="Table159.A" style:family="table-column">
      <style:table-column-properties style:column-width="3.2542in" style:rel-column-width="65535*"/>
    </style:style>
    <style:style style:name="Table159.A1" style:family="table-cell">
      <style:table-cell-properties fo:padding="0.0382in" fo:border="0.05pt solid #000000"/>
    </style:style>
    <style:style style:name="Table1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535in" table:align="margins"/>
    </style:style>
    <style:style style:name="Table97.A" style:family="table-column">
      <style:table-column-properties style:column-width="3.2535in" style:rel-column-width="65535*"/>
    </style:style>
    <style:style style:name="Table97.A1" style:family="table-cell">
      <style:table-cell-properties fo:padding="0.0382in" fo:border="0.05pt solid #000000"/>
    </style:style>
    <style:style style:name="Table144" style:family="table">
      <style:table-properties style:width="3.2535in" table:align="margins"/>
    </style:style>
    <style:style style:name="Table144.A" style:family="table-column">
      <style:table-column-properties style:column-width="3.2535in" style:rel-column-width="65535*"/>
    </style:style>
    <style:style style:name="Table144.A1" style:family="table-cell">
      <style:table-cell-properties fo:padding="0.0382in" fo:border="0.05pt solid #000000"/>
    </style:style>
    <style:style style:name="Table145" style:family="table">
      <style:table-properties style:width="3.2535in" table:align="margins"/>
    </style:style>
    <style:style style:name="Table145.A" style:family="table-column">
      <style:table-column-properties style:column-width="3.2535in" style:rel-column-width="65535*"/>
    </style:style>
    <style:style style:name="Table145.A1" style:family="table-cell">
      <style:table-cell-properties fo:padding="0.0382in" fo:border="0.05pt solid #000000"/>
    </style:style>
    <style:style style:name="Table147" style:family="table">
      <style:table-properties style:width="3.2535in" table:align="margins"/>
    </style:style>
    <style:style style:name="Table147.A" style:family="table-column">
      <style:table-column-properties style:column-width="3.2535in" style:rel-column-width="65535*"/>
    </style:style>
    <style:style style:name="Table147.A1" style:family="table-cell">
      <style:table-cell-properties fo:padding="0.0382in" fo:border="0.05pt solid #000000"/>
    </style:style>
    <style:style style:name="Table148" style:family="table">
      <style:table-properties style:width="3.2535in" table:align="margins"/>
    </style:style>
    <style:style style:name="Table148.A" style:family="table-column">
      <style:table-column-properties style:column-width="3.2535in" style:rel-column-width="65535*"/>
    </style:style>
    <style:style style:name="Table148.A1" style:family="table-cell">
      <style:table-cell-properties fo:padding="0.0382in" fo:border="0.05pt solid #000000"/>
    </style:style>
    <style:style style:name="Table1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42in" table:align="margins"/>
    </style:style>
    <style:style style:name="Table3.A" style:family="table-column">
      <style:table-column-properties style:column-width="3.2542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535in" table:align="margins"/>
    </style:style>
    <style:style style:name="Table7.A" style:family="table-column">
      <style:table-column-properties style:column-width="3.253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535in" table:align="margins"/>
    </style:style>
    <style:style style:name="Table9.A" style:family="table-column">
      <style:table-column-properties style:column-width="3.253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535in" table:align="margins"/>
    </style:style>
    <style:style style:name="Table22.A" style:family="table-column">
      <style:table-column-properties style:column-width="3.2535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2535in" table:align="margins"/>
    </style:style>
    <style:style style:name="Table19.A" style:family="table-column">
      <style:table-column-properties style:column-width="3.2535in" style:rel-column-width="65535*"/>
    </style:style>
    <style:style style:name="Table19.A1" style:family="table-cell">
      <style:table-cell-properties fo:padding="0.0382in" fo:border="0.05pt solid #000000"/>
    </style:style>
    <style:style style:name="Table128" style:family="table">
      <style:table-properties style:width="3.2535in" table:align="margins"/>
    </style:style>
    <style:style style:name="Table128.A" style:family="table-column">
      <style:table-column-properties style:column-width="3.2535in" style:rel-column-width="65535*"/>
    </style:style>
    <style:style style:name="Table128.A1" style:family="table-cell">
      <style:table-cell-properties fo:padding="0.0382in" fo:border="0.05pt solid #000000"/>
    </style:style>
    <style:style style:name="Table1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2542in" table:align="margins"/>
    </style:style>
    <style:style style:name="Table10.A" style:family="table-column">
      <style:table-column-properties style:column-width="3.2542in" style:rel-column-width="65535*"/>
    </style:style>
    <style:style style:name="Table10.A1" style:family="table-cell">
      <style:table-cell-properties fo:padding="0.0382in" fo:border="0.05pt solid #000000"/>
    </style:style>
    <style:style style:name="Table23" style:family="table">
      <style:table-properties style:width="3.2542in" table:align="margins"/>
    </style:style>
    <style:style style:name="Table23.A" style:family="table-column">
      <style:table-column-properties style:column-width="1.3111in" style:rel-column-width="26409*"/>
    </style:style>
    <style:style style:name="Table23.B" style:family="table-column">
      <style:table-column-properties style:column-width="1.9431in" style:rel-column-width="39126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542in" table:align="margins"/>
    </style:style>
    <style:style style:name="Table24.A" style:family="table-column">
      <style:table-column-properties style:column-width="3.2542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3.2549in" fo:margin-left="0in" table:align="left"/>
    </style:style>
    <style:style style:name="Table25.A" style:family="table-column">
      <style:table-column-properties style:column-width="0.3736in"/>
    </style:style>
    <style:style style:name="Table25.B" style:family="table-column">
      <style:table-column-properties style:column-width="2.8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535in" table:align="margins"/>
    </style:style>
    <style:style style:name="Table31.A" style:family="table-column">
      <style:table-column-properties style:column-width="3.2535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7" style:family="table">
      <style:table-properties style:width="3.2535in" table:align="margins"/>
    </style:style>
    <style:style style:name="Table127.A" style:family="table-column">
      <style:table-column-properties style:column-width="3.2535in" style:rel-column-width="65535*"/>
    </style:style>
    <style:style style:name="Table127.A1" style:family="table-cell">
      <style:table-cell-properties fo:padding="0.0382in" fo:border="0.05pt solid #000000"/>
    </style:style>
    <style:style style:name="Table129" style:family="table">
      <style:table-properties style:width="3.2535in" table:align="margins"/>
    </style:style>
    <style:style style:name="Table129.A" style:family="table-column">
      <style:table-column-properties style:column-width="3.2535in" style:rel-column-width="65535*"/>
    </style:style>
    <style:style style:name="Table129.A1" style:family="table-cell">
      <style:table-cell-properties fo:padding="0.0382in" fo:border="0.05pt solid #000000"/>
    </style:style>
    <style:style style:name="Table1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535in" table:align="margins"/>
    </style:style>
    <style:style style:name="Table130.A" style:family="table-column">
      <style:table-column-properties style:column-width="3.2535in" style:rel-column-width="65535*"/>
    </style:style>
    <style:style style:name="Table130.A1" style:family="table-cell">
      <style:table-cell-properties fo:padding="0.0382in" fo:border="0.05pt solid #000000"/>
    </style:style>
    <style:style style:name="Table1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4" style:family="table">
      <style:table-properties style:width="3.2535in" table:align="margins"/>
    </style:style>
    <style:style style:name="Table154.A" style:family="table-column">
      <style:table-column-properties style:column-width="3.2535in" style:rel-column-width="65535*"/>
    </style:style>
    <style:style style:name="Table154.A1" style:family="table-cell">
      <style:table-cell-properties fo:padding="0.0382in" fo:border="0.05pt solid #000000"/>
    </style:style>
    <style:style style:name="Table1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535in" table:align="margins"/>
    </style:style>
    <style:style style:name="Table134.A" style:family="table-column">
      <style:table-column-properties style:column-width="1.6264in" style:rel-column-width="32767*"/>
    </style:style>
    <style:style style:name="Table134.B" style:family="table-column">
      <style:table-column-properties style:column-width="1.6271in" style:rel-column-width="32768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-left="0.05pt solid #000000" fo:border-right="none" fo:border-top="none" fo:border-bottom="0.05pt solid #000000"/>
    </style:style>
    <style:style style:name="Table1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2535in" table:align="margins"/>
    </style:style>
    <style:style style:name="Table26.A" style:family="table-column">
      <style:table-column-properties style:column-width="3.2535in" style:rel-column-width="65535*"/>
    </style:style>
    <style:style style:name="Table26.A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535in" table:align="margins"/>
    </style:style>
    <style:style style:name="Table29.A" style:family="table-column">
      <style:table-column-properties style:column-width="3.253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535in" table:align="margins"/>
    </style:style>
    <style:style style:name="Table30.A" style:family="table-column">
      <style:table-column-properties style:column-width="3.2535in" style:rel-column-width="65535*"/>
    </style:style>
    <style:style style:name="Table30.A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2535in" table:align="margins"/>
    </style:style>
    <style:style style:name="Table27.A" style:family="table-column">
      <style:table-column-properties style:column-width="3.2535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535in" table:align="margins"/>
    </style:style>
    <style:style style:name="Table28.A" style:family="table-column">
      <style:table-column-properties style:column-width="3.2535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3.2542in" table:align="margins"/>
    </style:style>
    <style:style style:name="Table110.A" style:family="table-column">
      <style:table-column-properties style:column-width="3.2542in" style:rel-column-width="65535*"/>
    </style:style>
    <style:style style:name="Table110.A1" style:family="table-cell">
      <style:table-cell-properties fo:padding="0.0382in" fo:border="0.05pt solid #000000"/>
    </style:style>
    <style:style style:name="Table45" style:family="table">
      <style:table-properties style:width="3.2535in" table:align="margins"/>
    </style:style>
    <style:style style:name="Table45.A" style:family="table-column">
      <style:table-column-properties style:column-width="3.2535in" style:rel-column-width="65535*"/>
    </style:style>
    <style:style style:name="Table45.A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535in" table:align="margins"/>
    </style:style>
    <style:style style:name="Table46.A" style:family="table-column">
      <style:table-column-properties style:column-width="3.2535in" style:rel-column-width="65535*"/>
    </style:style>
    <style:style style:name="Table46.A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542in" table:align="margins"/>
    </style:style>
    <style:style style:name="Table47.A" style:family="table-column">
      <style:table-column-properties style:column-width="3.2542in" style:rel-column-width="65535*"/>
    </style:style>
    <style:style style:name="Table47.A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542in" table:align="margins"/>
    </style:style>
    <style:style style:name="Table65.A" style:family="table-column">
      <style:table-column-properties style:column-width="3.2542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535in" table:align="margins"/>
    </style:style>
    <style:style style:name="Table38.A" style:family="table-column">
      <style:table-column-properties style:column-width="3.2535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535in" table:align="margins"/>
    </style:style>
    <style:style style:name="Table39.A" style:family="table-column">
      <style:table-column-properties style:column-width="0.3125in" style:rel-column-width="6294*"/>
    </style:style>
    <style:style style:name="Table39.B" style:family="table-column">
      <style:table-column-properties style:column-width="2.941in" style:rel-column-width="59241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2535in" table:align="margins"/>
    </style:style>
    <style:style style:name="Table41.A" style:family="table-column">
      <style:table-column-properties style:column-width="3.253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535in" table:align="margins"/>
    </style:style>
    <style:style style:name="Table42.A" style:family="table-column">
      <style:table-column-properties style:column-width="3.2535in" style:rel-column-width="65535*"/>
    </style:style>
    <style:style style:name="Table42.A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2514in" table:align="left"/>
    </style:style>
    <style:style style:name="Table43.A" style:family="table-column">
      <style:table-column-properties style:column-width="1.3097in"/>
    </style:style>
    <style:style style:name="Table43.B" style:family="table-column">
      <style:table-column-properties style:column-width="1.9417in"/>
    </style:style>
    <style:style style:name="Table43.A1" style:family="table-cell">
      <style:table-cell-properties fo:padding="0.0382in" fo:border-left="0.05pt solid #000000" fo:border-right="none" fo:border-top="none" fo:border-bottom="0.05pt solid #000000"/>
    </style:style>
    <style:style style:name="Table43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3.2514in" table:align="left"/>
    </style:style>
    <style:style style:name="Table44.A" style:family="table-column">
      <style:table-column-properties style:column-width="1.25in"/>
    </style:style>
    <style:style style:name="Table44.B" style:family="table-column">
      <style:table-column-properties style:column-width="2.0014in"/>
    </style:style>
    <style:style style:name="Table44.A1" style:family="table-cell">
      <style:table-cell-properties fo:padding="0.0382in" fo:border-left="0.05pt solid #000000" fo:border-right="none" fo:border-top="none" fo:border-bottom="0.05pt solid #000000"/>
    </style:style>
    <style:style style:name="Table4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514in" table:align="left"/>
    </style:style>
    <style:style style:name="Table106.A" style:family="table-column">
      <style:table-column-properties style:column-width="1.3097in"/>
    </style:style>
    <style:style style:name="Table106.B" style:family="table-column">
      <style:table-column-properties style:column-width="1.9417in"/>
    </style:style>
    <style:style style:name="Table106.A1" style:family="table-cell">
      <style:table-cell-properties fo:padding="0.0382in" fo:border-left="0.05pt solid #000000" fo:border-right="none" fo:border-top="none" fo:border-bottom="0.05pt solid #000000"/>
    </style:style>
    <style:style style:name="Table106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3.2514in" table:align="left"/>
    </style:style>
    <style:style style:name="Table107.A" style:family="table-column">
      <style:table-column-properties style:column-width="1.6889in"/>
    </style:style>
    <style:style style:name="Table107.B" style:family="table-column">
      <style:table-column-properties style:column-width="1.5625in"/>
    </style:style>
    <style:style style:name="Table107.A1" style:family="table-cell">
      <style:table-cell-properties fo:padding="0.0382in" fo:border-left="0.05pt solid #000000" fo:border-right="none" fo:border-top="none" fo:border-bottom="0.05pt solid #000000"/>
    </style:style>
    <style:style style:name="Table107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.A2" style:family="table-cell">
      <style:table-cell-properties fo:padding="0.0382in" fo:border="0.05pt solid #000000"/>
    </style:style>
    <style:style style:name="Table108" style:family="table">
      <style:table-properties style:width="3.2576in" fo:margin-left="0in" table:align="left"/>
    </style:style>
    <style:style style:name="Table108.A" style:family="table-column">
      <style:table-column-properties style:column-width="0.9375in"/>
    </style:style>
    <style:style style:name="Table108.B" style:family="table-column">
      <style:table-column-properties style:column-width="2.3201in"/>
    </style:style>
    <style:style style:name="Table108.A1" style:family="table-cell">
      <style:table-cell-properties fo:padding="0.0382in" fo:border-left="0.05pt solid #000000" fo:border-right="none" fo:border-top="none" fo:border-bottom="0.05pt solid #000000"/>
    </style:style>
    <style:style style:name="Table108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2535in" table:align="margins"/>
    </style:style>
    <style:style style:name="Table32.A" style:family="table-column">
      <style:table-column-properties style:column-width="3.2535in" style:rel-column-width="65535*"/>
    </style:style>
    <style:style style:name="Table32.A1" style:family="table-cell">
      <style:table-cell-properties fo:padding="0.0382in" fo:border="0.05pt solid #000000"/>
    </style:style>
    <style:style style:name="Table57" style:family="table">
      <style:table-properties style:width="2.6875in" fo:margin-left="0.2431in" table:align="left"/>
    </style:style>
    <style:style style:name="Table57.A" style:family="table-column">
      <style:table-column-properties style:column-width="0.2688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J1" style:family="table-cell">
      <style:table-cell-properties fo:padding="0.0382in" fo:border="0.05pt solid #000000"/>
    </style:style>
    <style:style style:name="Table33" style:family="table">
      <style:table-properties style:width="3.2535in" table:align="margins"/>
    </style:style>
    <style:style style:name="Table33.A" style:family="table-column">
      <style:table-column-properties style:column-width="3.2535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535in" table:align="margins"/>
    </style:style>
    <style:style style:name="Table34.A" style:family="table-column">
      <style:table-column-properties style:column-width="3.2535in" style:rel-column-width="65535*"/>
    </style:style>
    <style:style style:name="Table34.A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2535in" table:align="margins"/>
    </style:style>
    <style:style style:name="Table37.A" style:family="table-column">
      <style:table-column-properties style:column-width="3.2535in" style:rel-column-width="65535*"/>
    </style:style>
    <style:style style:name="Table37.A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3.2535in" table:align="margins"/>
    </style:style>
    <style:style style:name="Table117.A" style:family="table-column">
      <style:table-column-properties style:column-width="3.2535in" style:rel-column-width="65535*"/>
    </style:style>
    <style:style style:name="Table117.A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2" style:family="table">
      <style:table-properties style:width="3.2535in" table:align="margins"/>
    </style:style>
    <style:style style:name="Table122.A" style:family="table-column">
      <style:table-column-properties style:column-width="3.2535in" style:rel-column-width="65535*"/>
    </style:style>
    <style:style style:name="Table122.A1" style:family="table-cell">
      <style:table-cell-properties fo:padding="0.0382in" fo:border="0.05pt solid #000000"/>
    </style:style>
    <style:style style:name="Table1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2535in" table:align="margins"/>
    </style:style>
    <style:style style:name="Table36.A" style:family="table-column">
      <style:table-column-properties style:column-width="0.3722in" style:rel-column-width="7497*"/>
    </style:style>
    <style:style style:name="Table36.B" style:family="table-column">
      <style:table-column-properties style:column-width="2.8813in" style:rel-column-width="58038*"/>
    </style:style>
    <style:style style:name="Table36.A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3.2535in" table:align="margins"/>
    </style:style>
    <style:style style:name="Table67.A" style:family="table-column">
      <style:table-column-properties style:column-width="3.2535in" style:rel-column-width="65535*"/>
    </style:style>
    <style:style style:name="Table67.A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3.2535in" table:align="margins"/>
    </style:style>
    <style:style style:name="Table105.A" style:family="table-column">
      <style:table-column-properties style:column-width="3.2535in" style:rel-column-width="65535*"/>
    </style:style>
    <style:style style:name="Table105.A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3.2535in" table:align="margins"/>
    </style:style>
    <style:style style:name="Table118.A" style:family="table-column">
      <style:table-column-properties style:column-width="3.2535in" style:rel-column-width="65535*"/>
    </style:style>
    <style:style style:name="Table118.A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535in" table:align="margins"/>
    </style:style>
    <style:style style:name="Table120.A" style:family="table-column">
      <style:table-column-properties style:column-width="3.2535in" style:rel-column-width="65535*"/>
    </style:style>
    <style:style style:name="Table120.A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3.2535in" table:align="margins"/>
    </style:style>
    <style:style style:name="Table119.A" style:family="table-column">
      <style:table-column-properties style:column-width="3.2535in" style:rel-column-width="65535*"/>
    </style:style>
    <style:style style:name="Table119.A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535in" table:align="margins"/>
    </style:style>
    <style:style style:name="Table35.A" style:family="table-column">
      <style:table-column-properties style:column-width="3.253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3.2535in" table:align="margins"/>
    </style:style>
    <style:style style:name="Table121.A" style:family="table-column">
      <style:table-column-properties style:column-width="3.2535in" style:rel-column-width="65535*"/>
    </style:style>
    <style:style style:name="Table121.A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535in" table:align="margins"/>
    </style:style>
    <style:style style:name="Table124.A" style:family="table-column">
      <style:table-column-properties style:column-width="3.2535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2" style:family="table">
      <style:table-properties style:width="3.2535in" table:align="margins"/>
    </style:style>
    <style:style style:name="Table132.A" style:family="table-column">
      <style:table-column-properties style:column-width="3.2535in" style:rel-column-width="65535*"/>
    </style:style>
    <style:style style:name="Table132.A1" style:family="table-cell">
      <style:table-cell-properties fo:padding="0.0382in" fo:border="0.05pt solid #000000"/>
    </style:style>
    <style:style style:name="Table101" style:family="table">
      <style:table-properties style:width="3.2535in" table:align="margins"/>
    </style:style>
    <style:style style:name="Table101.A" style:family="table-column">
      <style:table-column-properties style:column-width="3.2535in" style:rel-column-width="65535*"/>
    </style:style>
    <style:style style:name="Table101.A1" style:family="table-cell">
      <style:table-cell-properties fo:padding="0.0382in" fo:border="0.05pt solid #000000"/>
    </style:style>
    <style:style style:name="Table48" style:family="table">
      <style:table-properties style:width="3.2535in" table:align="margins"/>
    </style:style>
    <style:style style:name="Table48.A" style:family="table-column">
      <style:table-column-properties style:column-width="3.2535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3.2535in" table:align="margins"/>
    </style:style>
    <style:style style:name="Table49.A" style:family="table-column">
      <style:table-column-properties style:column-width="3.2535in" style:rel-column-width="65535*"/>
    </style:style>
    <style:style style:name="Table49.A1" style:family="table-cell">
      <style:table-cell-properties fo:padding="0.0382in" fo:border="0.05pt solid #000000"/>
    </style:style>
    <style:style style:name="Table51" style:family="table">
      <style:table-properties style:width="3.2535in" table:align="margins"/>
    </style:style>
    <style:style style:name="Table51.A" style:family="table-column">
      <style:table-column-properties style:column-width="3.2535in" style:rel-column-width="65535*"/>
    </style:style>
    <style:style style:name="Table51.A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2535in" table:align="margins"/>
    </style:style>
    <style:style style:name="Table53.A" style:family="table-column">
      <style:table-column-properties style:column-width="3.2535in" style:rel-column-width="65535*"/>
    </style:style>
    <style:style style:name="Table53.A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3.2535in" table:align="margins"/>
    </style:style>
    <style:style style:name="Table50.A" style:family="table-column">
      <style:table-column-properties style:column-width="3.2535in" style:rel-column-width="65535*"/>
    </style:style>
    <style:style style:name="Table50.A1" style:family="table-cell">
      <style:table-cell-properties fo:padding="0.0382in" fo:border="0.05pt solid #000000"/>
    </style:style>
    <style:style style:name="Table54" style:family="table">
      <style:table-properties style:width="3.2535in" table:align="margins"/>
    </style:style>
    <style:style style:name="Table54.A" style:family="table-column">
      <style:table-column-properties style:column-width="3.2535in" style:rel-column-width="65535*"/>
    </style:style>
    <style:style style:name="Table54.A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3.2535in" table:align="margins"/>
    </style:style>
    <style:style style:name="Table55.A" style:family="table-column">
      <style:table-column-properties style:column-width="3.2535in" style:rel-column-width="65535*"/>
    </style:style>
    <style:style style:name="Table55.A1" style:family="table-cell">
      <style:table-cell-properties fo:padding="0.0382in" fo:border="0.05pt solid #000000"/>
    </style:style>
    <style:style style:name="Table104" style:family="table">
      <style:table-properties style:width="3.2535in" table:align="margins"/>
    </style:style>
    <style:style style:name="Table104.A" style:family="table-column">
      <style:table-column-properties style:column-width="3.2535in" style:rel-column-width="65535*"/>
    </style:style>
    <style:style style:name="Table104.A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3.2535in" table:align="margins"/>
    </style:style>
    <style:style style:name="Table103.A" style:family="table-column">
      <style:table-column-properties style:column-width="3.2535in" style:rel-column-width="65535*"/>
    </style:style>
    <style:style style:name="Table103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03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2" style:family="table">
      <style:table-properties style:width="3.2542in" table:align="margins"/>
    </style:style>
    <style:style style:name="Table62.A" style:family="table-column">
      <style:table-column-properties style:column-width="3.2542in" style:rel-column-width="65535*"/>
    </style:style>
    <style:style style:name="Table62.A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3.2542in" table:align="margins"/>
    </style:style>
    <style:style style:name="Table109.A" style:family="table-column">
      <style:table-column-properties style:column-width="3.2542in" style:rel-column-width="65535*"/>
    </style:style>
    <style:style style:name="Table109.A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6" style:family="table">
      <style:table-properties style:width="3.2542in" table:align="margins"/>
    </style:style>
    <style:style style:name="Table166.A" style:family="table-column">
      <style:table-column-properties style:column-width="3.2542in" style:rel-column-width="65535*"/>
    </style:style>
    <style:style style:name="Table166.A1" style:family="table-cell">
      <style:table-cell-properties fo:padding="0.0382in" fo:border="0.05pt solid #000000"/>
    </style:style>
    <style:style style:name="Table1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3.2535in" table:align="margins"/>
    </style:style>
    <style:style style:name="Table111.A" style:family="table-column">
      <style:table-column-properties style:column-width="3.2535in" style:rel-column-width="65535*"/>
    </style:style>
    <style:style style:name="Table111.A1" style:family="table-cell">
      <style:table-cell-properties fo:padding="0.0382in" fo:border="0.05pt solid #000000"/>
    </style:style>
    <style:style style:name="Table58" style:family="table">
      <style:table-properties style:width="3.2535in" table:align="margins"/>
    </style:style>
    <style:style style:name="Table58.A" style:family="table-column">
      <style:table-column-properties style:column-width="3.2535in" style:rel-column-width="65535*"/>
    </style:style>
    <style:style style:name="Table58.A1" style:family="table-cell">
      <style:table-cell-properties fo:padding="0.0382in" fo:border="0.05pt solid #000000"/>
    </style:style>
    <style:style style:name="Table112" style:family="table">
      <style:table-properties style:width="3.2535in" table:align="margins"/>
    </style:style>
    <style:style style:name="Table112.A" style:family="table-column">
      <style:table-column-properties style:column-width="3.2535in" style:rel-column-width="65535*"/>
    </style:style>
    <style:style style:name="Table112.A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3.2535in" table:align="margins"/>
    </style:style>
    <style:style style:name="Table113.A" style:family="table-column">
      <style:table-column-properties style:column-width="3.2535in" style:rel-column-width="65535*"/>
    </style:style>
    <style:style style:name="Table113.A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3.2535in" table:align="margins"/>
    </style:style>
    <style:style style:name="Table56.A" style:family="table-column">
      <style:table-column-properties style:column-width="3.2535in" style:rel-column-width="65535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542in" table:align="margins"/>
    </style:style>
    <style:style style:name="Table133.A" style:family="table-column">
      <style:table-column-properties style:column-width="3.2542in" style:rel-column-width="65535*"/>
    </style:style>
    <style:style style:name="Table133.A1" style:family="table-cell">
      <style:table-cell-properties fo:padding="0.0382in" fo:border="0.05pt solid #000000"/>
    </style:style>
    <style:style style:name="Table1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3.2542in" table:align="margins"/>
    </style:style>
    <style:style style:name="Table102.A" style:family="table-column">
      <style:table-column-properties style:column-width="3.2542in" style:rel-column-width="65535*"/>
    </style:style>
    <style:style style:name="Table102.A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3.2542in" table:align="margins"/>
    </style:style>
    <style:style style:name="Table114.A" style:family="table-column">
      <style:table-column-properties style:column-width="3.2542in" style:rel-column-width="65535*"/>
    </style:style>
    <style:style style:name="Table114.A1" style:family="table-cell">
      <style:table-cell-properties fo:padding="0.0382in" fo:border="0.05pt solid #000000"/>
    </style:style>
    <style:style style:name="Table59" style:family="table">
      <style:table-properties style:width="3.2535in" table:align="margins"/>
    </style:style>
    <style:style style:name="Table59.A" style:family="table-column">
      <style:table-column-properties style:column-width="3.2535in" style:rel-column-width="65535*"/>
    </style:style>
    <style:style style:name="Table59.A1" style:family="table-cell">
      <style:table-cell-properties fo:padding="0.0382in" fo:border="0.05pt solid #000000"/>
    </style:style>
    <style:style style:name="Table116" style:family="table">
      <style:table-properties style:width="3.2535in" table:align="margins"/>
    </style:style>
    <style:style style:name="Table116.A" style:family="table-column">
      <style:table-column-properties style:column-width="3.2535in" style:rel-column-width="65535*"/>
    </style:style>
    <style:style style:name="Table116.A1" style:family="table-cell">
      <style:table-cell-properties fo:padding="0.0382in" fo:border="0.05pt solid #000000"/>
    </style:style>
    <style:style style:name="Table61" style:family="table">
      <style:table-properties style:width="3.2535in" table:align="margins"/>
    </style:style>
    <style:style style:name="Table61.A" style:family="table-column">
      <style:table-column-properties style:column-width="3.253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3.2535in" table:align="margins"/>
    </style:style>
    <style:style style:name="Table60.A" style:family="table-column">
      <style:table-column-properties style:column-width="3.2535in" style:rel-column-width="65535*"/>
    </style:style>
    <style:style style:name="Table60.A1" style:family="table-cell">
      <style:table-cell-properties fo:padding="0.0382in" fo:border="0.05pt solid #000000"/>
    </style:style>
    <style:style style:name="Table64" style:family="table">
      <style:table-properties style:width="3.2535in" table:align="margins"/>
    </style:style>
    <style:style style:name="Table64.A" style:family="table-column">
      <style:table-column-properties style:column-width="3.2535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3.2535in" table:align="margins"/>
    </style:style>
    <style:style style:name="Table63.A" style:family="table-column">
      <style:table-column-properties style:column-width="3.2535in" style:rel-column-width="65535*"/>
    </style:style>
    <style:style style:name="Table63.1" style:family="table-row">
      <style:table-row-properties style:min-row-height="0.2528in"/>
    </style:style>
    <style:style style:name="Table63.A1" style:family="table-cell">
      <style:table-cell-properties fo:padding="0.0382in" fo:border="0.05pt solid #000000"/>
    </style:style>
    <style:style style:name="Table63.2" style:family="table-row">
      <style:table-row-properties style:min-row-height="0.3674in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535in" table:align="margins"/>
    </style:style>
    <style:style style:name="Table69.A" style:family="table-column">
      <style:table-column-properties style:column-width="3.2535in" style:rel-column-width="65535*"/>
    </style:style>
    <style:style style:name="Table69.A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3.2535in" table:align="margins"/>
    </style:style>
    <style:style style:name="Table70.A" style:family="table-column">
      <style:table-column-properties style:column-width="3.2535in" style:rel-column-width="65535*"/>
    </style:style>
    <style:style style:name="Table70.A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2535in" table:align="margins"/>
    </style:style>
    <style:style style:name="Table71.A" style:family="table-column">
      <style:table-column-properties style:column-width="3.2535in" style:rel-column-width="65535*"/>
    </style:style>
    <style:style style:name="Table71.A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535in" table:align="margins"/>
    </style:style>
    <style:style style:name="Table72.A" style:family="table-column">
      <style:table-column-properties style:column-width="3.253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3.2542in" table:align="margins"/>
    </style:style>
    <style:style style:name="Table73.A" style:family="table-column">
      <style:table-column-properties style:column-width="3.2542in" style:rel-column-width="65535*"/>
    </style:style>
    <style:style style:name="Table73.A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2542in" table:align="margins"/>
    </style:style>
    <style:style style:name="Table74.A" style:family="table-column">
      <style:table-column-properties style:column-width="3.2542in" style:rel-column-width="65535*"/>
    </style:style>
    <style:style style:name="Table74.A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542in" table:align="margins"/>
    </style:style>
    <style:style style:name="Table75.A" style:family="table-column">
      <style:table-column-properties style:column-width="3.2542in" style:rel-column-width="65535*"/>
    </style:style>
    <style:style style:name="Table75.A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2535in" table:align="margins"/>
    </style:style>
    <style:style style:name="Table76.A" style:family="table-column">
      <style:table-column-properties style:column-width="3.2535in" style:rel-column-width="65535*"/>
    </style:style>
    <style:style style:name="Table76.A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535in" table:align="margins"/>
    </style:style>
    <style:style style:name="Table15.A" style:family="table-column">
      <style:table-column-properties style:column-width="3.253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3.2535in" table:align="margins"/>
    </style:style>
    <style:style style:name="Table77.A" style:family="table-column">
      <style:table-column-properties style:column-width="3.2535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3.2535in" table:align="margins"/>
    </style:style>
    <style:style style:name="Table86.A" style:family="table-column">
      <style:table-column-properties style:column-width="3.2535in" style:rel-column-width="65535*"/>
    </style:style>
    <style:style style:name="Table86.A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535in" table:align="margins"/>
    </style:style>
    <style:style style:name="Table80.A" style:family="table-column">
      <style:table-column-properties style:column-width="3.253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3.2514in" table:align="left"/>
    </style:style>
    <style:style style:name="Table85.A" style:family="table-column">
      <style:table-column-properties style:column-width="0.2528in"/>
    </style:style>
    <style:style style:name="Table85.B" style:family="table-column">
      <style:table-column-properties style:column-width="2.9986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3.2542in" table:align="margins"/>
    </style:style>
    <style:style style:name="Table78.A" style:family="table-column">
      <style:table-column-properties style:column-width="3.2542in" style:rel-column-width="65535*"/>
    </style:style>
    <style:style style:name="Table78.A1" style:family="table-cell">
      <style:table-cell-properties fo:padding="0.0382in" fo:border="0.05pt solid #000000"/>
    </style:style>
    <style:style style:name="Table142" style:family="table">
      <style:table-properties style:width="3.2542in" table:align="margins"/>
    </style:style>
    <style:style style:name="Table142.A" style:family="table-column">
      <style:table-column-properties style:column-width="3.2542in" style:rel-column-width="65535*"/>
    </style:style>
    <style:style style:name="Table142.A1" style:family="table-cell">
      <style:table-cell-properties fo:padding="0.0382in" fo:border="0.05pt solid #000000"/>
    </style:style>
    <style:style style:name="Table1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2542in" table:align="margins"/>
    </style:style>
    <style:style style:name="Table79.A" style:family="table-column">
      <style:table-column-properties style:column-width="3.2542in" style:rel-column-width="65535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3" style:family="table">
      <style:table-properties style:width="3.2535in" table:align="margins"/>
    </style:style>
    <style:style style:name="Table123.A" style:family="table-column">
      <style:table-column-properties style:column-width="3.2535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3.2535in" table:align="margins"/>
    </style:style>
    <style:style style:name="Table125.A" style:family="table-column">
      <style:table-column-properties style:column-width="3.2535in" style:rel-column-width="65535*"/>
    </style:style>
    <style:style style:name="Table125.A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" style:family="table">
      <style:table-properties style:width="3.2535in" table:align="margins"/>
    </style:style>
    <style:style style:name="Table126.A" style:family="table-column">
      <style:table-column-properties style:column-width="3.2535in" style:rel-column-width="65535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535in" table:align="margins"/>
    </style:style>
    <style:style style:name="Table81.A" style:family="table-column">
      <style:table-column-properties style:column-width="3.2535in" style:rel-column-width="65535*"/>
    </style:style>
    <style:style style:name="Table81.A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3.2535in" table:align="margins"/>
    </style:style>
    <style:style style:name="Table100.A" style:family="table-column">
      <style:table-column-properties style:column-width="3.2535in" style:rel-column-width="65535*"/>
    </style:style>
    <style:style style:name="Table100.A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535in" table:align="margins"/>
    </style:style>
    <style:style style:name="Table82.A" style:family="table-column">
      <style:table-column-properties style:column-width="3.2535in" style:rel-column-width="65535*"/>
    </style:style>
    <style:style style:name="Table82.A1" style:family="table-cell">
      <style:table-cell-properties fo:padding="0.0382in" fo:border="0.05pt solid #000000"/>
    </style:style>
    <style:style style:name="Table83" style:family="table">
      <style:table-properties style:width="3.2535in" table:align="margins"/>
    </style:style>
    <style:style style:name="Table83.A" style:family="table-column">
      <style:table-column-properties style:column-width="3.2535in" style:rel-column-width="65535*"/>
    </style:style>
    <style:style style:name="Table83.A1" style:family="table-cell">
      <style:table-cell-properties fo:padding="0.0382in" fo:border="0.05pt solid #000000"/>
    </style:style>
    <style:style style:name="Table84" style:family="table">
      <style:table-properties style:width="3.2535in" table:align="margins"/>
    </style:style>
    <style:style style:name="Table84.A" style:family="table-column">
      <style:table-column-properties style:column-width="3.2535in" style:rel-column-width="65535*"/>
    </style:style>
    <style:style style:name="Table84.A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3.2542in" table:align="margins"/>
    </style:style>
    <style:style style:name="Table98.A" style:family="table-column">
      <style:table-column-properties style:column-width="3.2542in" style:rel-column-width="65535*"/>
    </style:style>
    <style:style style:name="Table98.A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2535in" table:align="margins"/>
    </style:style>
    <style:style style:name="Table68.A" style:family="table-column">
      <style:table-column-properties style:column-width="3.2535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7" style:family="table">
      <style:table-properties style:width="3.2535in" table:align="margins"/>
    </style:style>
    <style:style style:name="Table167.A" style:family="table-column">
      <style:table-column-properties style:column-width="3.2535in" style:rel-column-width="65535*"/>
    </style:style>
    <style:style style:name="Table167.A1" style:family="table-cell">
      <style:table-cell-properties fo:padding="0.0382in" fo:border="0.05pt solid #000000"/>
    </style:style>
    <style:style style:name="Table16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1" style:family="table">
      <style:table-properties style:width="3.2535in" table:align="margins"/>
    </style:style>
    <style:style style:name="Table131.A" style:family="table-column">
      <style:table-column-properties style:column-width="3.2535in" style:rel-column-width="65535*"/>
    </style:style>
    <style:style style:name="Table131.A1" style:family="table-cell">
      <style:table-cell-properties fo:padding="0.0382in" fo:border="0.05pt solid #000000"/>
    </style:style>
    <style:style style:name="Table1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6" style:family="table">
      <style:table-properties style:width="3.2542in" table:align="margins"/>
    </style:style>
    <style:style style:name="Table156.A" style:family="table-column">
      <style:table-column-properties style:column-width="3.2542in" style:rel-column-width="65535*"/>
    </style:style>
    <style:style style:name="Table156.A1" style:family="table-cell">
      <style:table-cell-properties fo:padding="0.0382in" fo:border="0.05pt solid #000000"/>
    </style:style>
    <style:style style:name="Table1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535in" table:align="margins"/>
    </style:style>
    <style:style style:name="Table95.A" style:family="table-column">
      <style:table-column-properties style:column-width="3.2535in" style:rel-column-width="65535*"/>
    </style:style>
    <style:style style:name="Table95.A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3.2535in" table:align="margins"/>
    </style:style>
    <style:style style:name="Table96.A" style:family="table-column">
      <style:table-column-properties style:column-width="3.2535in" style:rel-column-width="65535*"/>
    </style:style>
    <style:style style:name="Table96.A1" style:family="table-cell">
      <style:table-cell-properties fo:padding="0.0382in" fo:border="0.05pt solid #000000"/>
    </style:style>
    <style:style style:name="Table141" style:family="table">
      <style:table-properties style:width="3.2535in" table:align="margins"/>
    </style:style>
    <style:style style:name="Table141.A" style:family="table-column">
      <style:table-column-properties style:column-width="3.2535in" style:rel-column-width="65535*"/>
    </style:style>
    <style:style style:name="Table141.A1" style:family="table-cell">
      <style:table-cell-properties fo:padding="0.0382in" fo:border="0.05pt solid #000000"/>
    </style:style>
    <style:style style:name="Table155" style:family="table">
      <style:table-properties style:width="3.2535in" table:align="margins"/>
    </style:style>
    <style:style style:name="Table155.A" style:family="table-column">
      <style:table-column-properties style:column-width="3.2535in" style:rel-column-width="65535*"/>
    </style:style>
    <style:style style:name="Table155.A1" style:family="table-cell">
      <style:table-cell-properties fo:padding="0.0382in" fo:border="0.05pt solid #000000"/>
    </style:style>
    <style:style style:name="Table15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8" style:family="table">
      <style:table-properties style:width="3.2535in" table:align="margins"/>
    </style:style>
    <style:style style:name="Table158.A" style:family="table-column">
      <style:table-column-properties style:column-width="3.2535in" style:rel-column-width="65535*"/>
    </style:style>
    <style:style style:name="Table158.A1" style:family="table-cell">
      <style:table-cell-properties fo:padding="0.0382in" fo:border="0.05pt solid #000000"/>
    </style:style>
    <style:style style:name="Table15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7" style:family="table">
      <style:table-properties style:width="3.2535in" table:align="margins"/>
    </style:style>
    <style:style style:name="Table157.A" style:family="table-column">
      <style:table-column-properties style:column-width="3.2535in" style:rel-column-width="65535*"/>
    </style:style>
    <style:style style:name="Table157.A1" style:family="table-cell">
      <style:table-cell-properties fo:padding="0.0382in" fo:border="0.05pt solid #000000"/>
    </style:style>
    <style:style style:name="Table1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9" style:family="table">
      <style:table-properties style:width="3.2535in" table:align="margins"/>
    </style:style>
    <style:style style:name="Table149.A" style:family="table-column">
      <style:table-column-properties style:column-width="1.6264in" style:rel-column-width="32767*"/>
    </style:style>
    <style:style style:name="Table149.B" style:family="table-column">
      <style:table-column-properties style:column-width="1.6271in" style:rel-column-width="32768*"/>
    </style:style>
    <style:style style:name="Table1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9.B1" style:family="table-cell">
      <style:table-cell-properties fo:padding="0.0382in" fo:border="0.05pt solid #000000"/>
    </style:style>
    <style:style style:name="Table149.A2" style:family="table-cell">
      <style:table-cell-properties fo:padding="0.0382in" fo:border-left="0.05pt solid #000000" fo:border-right="none" fo:border-top="none" fo:border-bottom="0.05pt solid #000000"/>
    </style:style>
    <style:style style:name="Table1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3.2535in" table:align="margins"/>
    </style:style>
    <style:style style:name="Table99.A" style:family="table-column">
      <style:table-column-properties style:column-width="3.2535in" style:rel-column-width="65535*"/>
    </style:style>
    <style:style style:name="Table99.A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7" style:family="table">
      <style:table-properties style:width="3.2535in" table:align="margins"/>
    </style:style>
    <style:style style:name="Table137.A" style:family="table-column">
      <style:table-column-properties style:column-width="3.2535in" style:rel-column-width="65535*"/>
    </style:style>
    <style:style style:name="Table137.A1" style:family="table-cell">
      <style:table-cell-properties fo:padding="0.0382in" fo:border="0.05pt solid #000000"/>
    </style:style>
    <style:style style:name="Table1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8" style:family="table">
      <style:table-properties style:width="3.2535in" table:align="margins"/>
    </style:style>
    <style:style style:name="Table138.A" style:family="table-column">
      <style:table-column-properties style:column-width="3.2535in" style:rel-column-width="65535*"/>
    </style:style>
    <style:style style:name="Table138.A1" style:family="table-cell">
      <style:table-cell-properties fo:padding="0.0382in" fo:border="0.05pt solid #000000"/>
    </style:style>
    <style:style style:name="Table13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9" style:family="table">
      <style:table-properties style:width="3.2542in" table:align="margins"/>
    </style:style>
    <style:style style:name="Table139.A" style:family="table-column">
      <style:table-column-properties style:column-width="3.2542in" style:rel-column-width="65535*"/>
    </style:style>
    <style:style style:name="Table139.A1" style:family="table-cell">
      <style:table-cell-properties fo:padding="0.0382in" fo:border="0.05pt solid #000000"/>
    </style:style>
    <style:style style:name="Table1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0" style:family="table">
      <style:table-properties style:width="3.2542in" table:align="margins"/>
    </style:style>
    <style:style style:name="Table140.A" style:family="table-column">
      <style:table-column-properties style:column-width="3.2542in" style:rel-column-width="65535*"/>
    </style:style>
    <style:style style:name="Table140.A1" style:family="table-cell">
      <style:table-cell-properties fo:padding="0.0382in" fo:border="0.05pt solid #000000"/>
    </style:style>
    <style:style style:name="Table1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8" style:family="table">
      <style:table-properties style:width="3.2535in" table:align="margins"/>
    </style:style>
    <style:style style:name="Table168.A" style:family="table-column">
      <style:table-column-properties style:column-width="3.2535in" style:rel-column-width="65535*"/>
    </style:style>
    <style:style style:name="Table168.A1" style:family="table-cell">
      <style:table-cell-properties fo:padding="0.0382in" fo:border="0.05pt solid #000000"/>
    </style:style>
    <style:style style:name="Table1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9" style:family="table">
      <style:table-properties style:width="3.2535in" table:align="margins"/>
    </style:style>
    <style:style style:name="Table169.A" style:family="table-column">
      <style:table-column-properties style:column-width="3.2535in" style:rel-column-width="65535*"/>
    </style:style>
    <style:style style:name="Table169.A1" style:family="table-cell">
      <style:table-cell-properties fo:padding="0.0382in" fo:border="0.05pt solid #000000"/>
    </style:style>
    <style:style style:name="Table16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0" style:family="table">
      <style:table-properties style:width="3.2535in" table:align="margins"/>
    </style:style>
    <style:style style:name="Table170.A" style:family="table-column">
      <style:table-column-properties style:column-width="3.2535in" style:rel-column-width="65535*"/>
    </style:style>
    <style:style style:name="Table170.A1" style:family="table-cell">
      <style:table-cell-properties fo:padding="0.0382in" fo:border="0.05pt solid #000000"/>
    </style:style>
    <style:style style:name="Table17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5" style:family="table">
      <style:table-properties style:width="3.2535in" table:align="margins"/>
    </style:style>
    <style:style style:name="Table175.A" style:family="table-column">
      <style:table-column-properties style:column-width="3.2535in" style:rel-column-width="65535*"/>
    </style:style>
    <style:style style:name="Table175.A1" style:family="table-cell">
      <style:table-cell-properties fo:padding="0.0382in" fo:border="0.05pt solid #000000"/>
    </style:style>
    <style:style style:name="Table173" style:family="table">
      <style:table-properties style:width="3.2535in" table:align="margins"/>
    </style:style>
    <style:style style:name="Table173.A" style:family="table-column">
      <style:table-column-properties style:column-width="3.2535in" style:rel-column-width="65535*"/>
    </style:style>
    <style:style style:name="Table173.A1" style:family="table-cell">
      <style:table-cell-properties fo:padding="0.0382in" fo:border="0.05pt solid #000000"/>
    </style:style>
    <style:style style:name="Table17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1" style:family="table">
      <style:table-properties style:width="3.2535in" table:align="margins"/>
    </style:style>
    <style:style style:name="Table171.A" style:family="table-column">
      <style:table-column-properties style:column-width="3.2535in" style:rel-column-width="65535*"/>
    </style:style>
    <style:style style:name="Table171.A1" style:family="table-cell">
      <style:table-cell-properties fo:padding="0.0382in" fo:border="0.05pt solid #000000"/>
    </style:style>
    <style:style style:name="Table17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2" style:family="table">
      <style:table-properties style:width="3.2542in" table:align="margins"/>
    </style:style>
    <style:style style:name="Table172.A" style:family="table-column">
      <style:table-column-properties style:column-width="3.2542in" style:rel-column-width="65535*"/>
    </style:style>
    <style:style style:name="Table172.A1" style:family="table-cell">
      <style:table-cell-properties fo:padding="0.0382in" fo:border="0.05pt solid #000000"/>
    </style:style>
    <style:style style:name="Table17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7" style:family="table">
      <style:table-properties style:width="3.2535in" table:align="margins"/>
    </style:style>
    <style:style style:name="Table177.A" style:family="table-column">
      <style:table-column-properties style:column-width="3.2535in" style:rel-column-width="65535*"/>
    </style:style>
    <style:style style:name="Table177.A1" style:family="table-cell">
      <style:table-cell-properties fo:padding="0.0382in" fo:border="0.05pt solid #000000"/>
    </style:style>
    <style:style style:name="Table1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8" style:family="table">
      <style:table-properties style:width="3.2535in" table:align="margins"/>
    </style:style>
    <style:style style:name="Table178.A" style:family="table-column">
      <style:table-column-properties style:column-width="3.2535in" style:rel-column-width="65535*"/>
    </style:style>
    <style:style style:name="Table178.A1" style:family="table-cell">
      <style:table-cell-properties fo:padding="0.0382in" fo:border="0.05pt solid #000000"/>
    </style:style>
    <style:style style:name="Table17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1" style:family="table">
      <style:table-properties style:width="3.2535in" table:align="margins"/>
    </style:style>
    <style:style style:name="Table181.A" style:family="table-column">
      <style:table-column-properties style:column-width="3.2535in" style:rel-column-width="65535*"/>
    </style:style>
    <style:style style:name="Table181.A1" style:family="table-cell">
      <style:table-cell-properties fo:padding="0.0382in" fo:border="0.05pt solid #000000"/>
    </style:style>
    <style:style style:name="Table1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9" style:family="table">
      <style:table-properties style:width="3.2556in" fo:margin-left="0in" table:align="left"/>
    </style:style>
    <style:style style:name="Table179.A" style:family="table-column">
      <style:table-column-properties style:column-width="0.625in"/>
    </style:style>
    <style:style style:name="Table179.B" style:family="table-column">
      <style:table-column-properties style:column-width="2.6306in"/>
    </style:style>
    <style:style style:name="Table1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9.B1" style:family="table-cell">
      <style:table-cell-properties fo:padding="0.0382in" fo:border="0.05pt solid #000000"/>
    </style:style>
    <style:style style:name="Table182" style:family="table">
      <style:table-properties style:width="3.2535in" table:align="margins"/>
    </style:style>
    <style:style style:name="Table182.A" style:family="table-column">
      <style:table-column-properties style:column-width="3.2535in" style:rel-column-width="65535*"/>
    </style:style>
    <style:style style:name="Table182.A1" style:family="table-cell">
      <style:table-cell-properties fo:padding="0.0382in" fo:border="0.05pt solid #000000"/>
    </style:style>
    <style:style style:name="Table18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3" style:family="table">
      <style:table-properties style:width="3.2535in" table:align="margins"/>
    </style:style>
    <style:style style:name="Table183.A" style:family="table-column">
      <style:table-column-properties style:column-width="3.2535in" style:rel-column-width="65535*"/>
    </style:style>
    <style:style style:name="Table183.A1" style:family="table-cell">
      <style:table-cell-properties fo:padding="0.0382in" fo:border="0.05pt solid #000000"/>
    </style:style>
    <style:style style:name="Table18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0" style:family="table">
      <style:table-properties style:width="3.2556in" fo:margin-left="0in" table:align="left"/>
    </style:style>
    <style:style style:name="Table180.A" style:family="table-column">
      <style:table-column-properties style:column-width="0.6861in"/>
    </style:style>
    <style:style style:name="Table180.B" style:family="table-column">
      <style:table-column-properties style:column-width="2.5694in"/>
    </style:style>
    <style:style style:name="Table1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0.B1" style:family="table-cell">
      <style:table-cell-properties fo:padding="0.0382in" fo:border="0.05pt solid #000000"/>
    </style:style>
    <style:style style:name="Table180.A2" style:family="table-cell">
      <style:table-cell-properties fo:padding="0.0382in" fo:border-left="0.05pt solid #000000" fo:border-right="none" fo:border-top="none" fo:border-bottom="0.05pt solid #000000"/>
    </style:style>
    <style:style style:name="Table18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4" style:family="table">
      <style:table-properties style:width="3.2542in" table:align="margins"/>
    </style:style>
    <style:style style:name="Table184.A" style:family="table-column">
      <style:table-column-properties style:column-width="3.2542in" style:rel-column-width="65535*"/>
    </style:style>
    <style:style style:name="Table184.A1" style:family="table-cell">
      <style:table-cell-properties fo:padding="0.0382in" fo:border="0.05pt solid #000000"/>
    </style:style>
    <style:style style:name="Table18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8" style:family="table">
      <style:table-properties style:width="3.2556in" fo:margin-left="0in" table:align="left"/>
    </style:style>
    <style:style style:name="Table188.A" style:family="table-column">
      <style:table-column-properties style:column-width="0.816in"/>
    </style:style>
    <style:style style:name="Table188.B" style:family="table-column">
      <style:table-column-properties style:column-width="2.4396in"/>
    </style:style>
    <style:style style:name="Table1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8.B1" style:family="table-cell">
      <style:table-cell-properties fo:padding="0.0382in" fo:border="0.05pt solid #000000"/>
    </style:style>
    <style:style style:name="Table188.A2" style:family="table-cell">
      <style:table-cell-properties fo:padding="0.0382in" fo:border-left="0.05pt solid #000000" fo:border-right="none" fo:border-top="none" fo:border-bottom="0.05pt solid #000000"/>
    </style:style>
    <style:style style:name="Table18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9" style:family="table">
      <style:table-properties style:width="3.2556in" fo:margin-left="0in" table:align="left"/>
    </style:style>
    <style:style style:name="Table189.A" style:family="table-column">
      <style:table-column-properties style:column-width="0.6861in"/>
    </style:style>
    <style:style style:name="Table189.B" style:family="table-column">
      <style:table-column-properties style:column-width="2.5694in"/>
    </style:style>
    <style:style style:name="Table1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9.B1" style:family="table-cell">
      <style:table-cell-properties fo:padding="0.0382in" fo:border="0.05pt solid #000000"/>
    </style:style>
    <style:style style:name="Table190" style:family="table">
      <style:table-properties style:width="3.2556in" fo:margin-left="0in" table:align="left"/>
    </style:style>
    <style:style style:name="Table190.A" style:family="table-column">
      <style:table-column-properties style:column-width="0.6861in"/>
    </style:style>
    <style:style style:name="Table190.B" style:family="table-column">
      <style:table-column-properties style:column-width="2.5694in"/>
    </style:style>
    <style:style style:name="Table1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0.B1" style:family="table-cell">
      <style:table-cell-properties fo:padding="0.0382in" fo:border="0.05pt solid #000000"/>
    </style:style>
    <style:style style:name="Table19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0.A3" style:family="table-cell">
      <style:table-cell-properties fo:padding="0.0382in" fo:border-left="0.05pt solid #000000" fo:border-right="none" fo:border-top="none" fo:border-bottom="0.05pt solid #000000"/>
    </style:style>
    <style:style style:name="Table153" style:family="table">
      <style:table-properties style:width="3.2535in" table:align="margins"/>
    </style:style>
    <style:style style:name="Table153.A" style:family="table-column">
      <style:table-column-properties style:column-width="3.2535in" style:rel-column-width="65535*"/>
    </style:style>
    <style:style style:name="Table153.A1" style:family="table-cell">
      <style:table-cell-properties fo:padding="0.0382in" fo:border="0.05pt solid #000000"/>
    </style:style>
    <style:style style:name="Table15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ffff" style:font-name="Liberation Mono" fo:font-size="9pt" fo:font-weight="bold" officeooo:rsid="001108d0" officeooo:paragraph-rsid="001108d0" fo:background-color="#000000" style:font-size-asian="9pt" style:font-weight-asian="bold" style:font-size-complex="9pt" style:font-weight-complex="bold"/>
    </style:style>
    <style:style style:name="P2" style:family="paragraph" style:parent-style-name="Standard">
      <style:text-properties fo:color="#ffffff" style:font-name="Liberation Mono" fo:font-size="9pt" fo:font-weight="bold" officeooo:rsid="0029ddb5" officeooo:paragraph-rsid="0029ddb5" fo:background-color="#000000" style:font-size-asian="9pt" style:font-weight-asian="bold" style:font-size-complex="9pt" style:font-weight-complex="bold"/>
    </style:style>
    <style:style style:name="P3" style:family="paragraph" style:parent-style-name="Standard">
      <style:text-properties fo:color="#ffffff" style:font-name="Liberation Mono" fo:font-size="9pt" fo:font-weight="bold" officeooo:rsid="00367f52" officeooo:paragraph-rsid="008cea0b" fo:background-color="#000000" style:font-size-asian="9pt" style:font-weight-asian="bold" style:font-size-complex="9pt" style:font-weight-complex="bold"/>
    </style:style>
    <style:style style:name="P4" style:family="paragraph" style:parent-style-name="Standard">
      <style:text-properties fo:color="#ffffff" style:font-name="Liberation Mono" fo:font-size="9pt" fo:font-weight="bold" officeooo:rsid="00367f52" officeooo:paragraph-rsid="00aede7d" fo:background-color="#00000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ffffff" style:font-name="Liberation Mono" fo:font-size="9pt" fo:font-weight="bold" officeooo:rsid="00367f52" officeooo:paragraph-rsid="00fe9cd3" fo:background-color="#000000" style:font-size-asian="9pt" style:font-weight-asian="bold" style:font-size-complex="9pt" style:font-weight-complex="bold"/>
    </style:style>
    <style:style style:name="P6" style:family="paragraph" style:parent-style-name="Standard">
      <style:text-properties fo:color="#ffffff" style:font-name="Liberation Mono" fo:font-size="9pt" fo:font-weight="bold" officeooo:rsid="00367f52" officeooo:paragraph-rsid="0108460a" fo:background-color="#000000" style:font-size-asian="9pt" style:font-weight-asian="bold" style:font-size-complex="9pt" style:font-weight-complex="bold"/>
    </style:style>
    <style:style style:name="P7" style:family="paragraph" style:parent-style-name="Standard">
      <style:text-properties fo:color="#ffffff" style:font-name="Liberation Mono" fo:font-size="9pt" fo:font-weight="bold" officeooo:rsid="00367f52" officeooo:paragraph-rsid="0129bc6d" fo:background-color="#000000" style:font-size-asian="9pt" style:font-weight-asian="bold" style:font-size-complex="9pt" style:font-weight-complex="bold"/>
    </style:style>
    <style:style style:name="P8" style:family="paragraph" style:parent-style-name="Standard">
      <style:text-properties fo:color="#ffffff" style:font-name="Liberation Mono" fo:font-size="9pt" fo:font-weight="bold" officeooo:rsid="00367f52" officeooo:paragraph-rsid="01975dda" fo:background-color="#000000" style:font-size-asian="9pt" style:font-weight-asian="bold" style:font-size-complex="9pt" style:font-weight-complex="bold"/>
    </style:style>
    <style:style style:name="P9" style:family="paragraph" style:parent-style-name="Standard">
      <style:text-properties fo:color="#ffffff" style:font-name="Liberation Mono" fo:font-size="9pt" fo:font-weight="bold" officeooo:rsid="00367f52" officeooo:paragraph-rsid="01ade46d" fo:background-color="#000000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ffffff" style:font-name="Liberation Mono" fo:font-size="9pt" fo:font-weight="bold" officeooo:rsid="00367f52" officeooo:paragraph-rsid="01b611fe" fo:background-color="#000000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ffffff" style:font-name="Liberation Mono" fo:font-size="9pt" fo:font-weight="bold" officeooo:rsid="00367f52" officeooo:paragraph-rsid="01ba2dbe" fo:background-color="#000000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ffffff" style:font-name="Liberation Mono" fo:font-size="9pt" fo:font-weight="bold" officeooo:rsid="00367f52" officeooo:paragraph-rsid="01cb898f" fo:background-color="#000000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ffffff" style:font-name="Liberation Mono" fo:font-size="9pt" fo:font-weight="bold" officeooo:rsid="00367f52" officeooo:paragraph-rsid="01d7b16a" fo:background-color="#000000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ffffff" style:font-name="Liberation Mono" fo:font-size="9pt" fo:font-weight="bold" officeooo:rsid="00367f52" officeooo:paragraph-rsid="01d95e0b" fo:background-color="#000000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ffffff" style:font-name="Liberation Mono" fo:font-size="9pt" fo:font-weight="bold" officeooo:rsid="00367f52" officeooo:paragraph-rsid="01db395c" fo:background-color="#000000" style:font-size-asian="9pt" style:font-weight-asian="bold" style:font-size-complex="9pt" style:font-weight-complex="bold"/>
    </style:style>
    <style:style style:name="P16" style:family="paragraph" style:parent-style-name="Standard">
      <style:text-properties fo:color="#ffffff" style:font-name="Liberation Mono" fo:font-size="9pt" fo:font-weight="bold" officeooo:rsid="00367f52" officeooo:paragraph-rsid="02118830" fo:background-color="#000000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ffffff" style:font-name="Liberation Mono" fo:font-size="9pt" fo:font-weight="bold" officeooo:rsid="00367f52" officeooo:paragraph-rsid="027def5f" fo:background-color="#000000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ffffff" style:font-name="Liberation Mono" fo:font-size="9pt" fo:font-weight="bold" officeooo:rsid="003d4653" officeooo:paragraph-rsid="00b815be" fo:background-color="#000000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ffffff" style:font-name="Liberation Mono" fo:font-size="9pt" fo:font-weight="bold" officeooo:rsid="003d4653" officeooo:paragraph-rsid="00bc9fef" fo:background-color="#000000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ffffff" style:font-name="Liberation Mono" fo:font-size="9pt" fo:font-weight="bold" officeooo:rsid="003d4653" officeooo:paragraph-rsid="0191a660" fo:background-color="#000000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ffffff" style:font-name="Liberation Mono" fo:font-size="9pt" fo:font-weight="bold" officeooo:rsid="003d4653" officeooo:paragraph-rsid="01f6afac" fo:background-color="#000000" style:font-size-asian="9pt" style:font-weight-asian="bold" style:font-size-complex="9pt" style:font-weight-complex="bold"/>
    </style:style>
    <style:style style:name="P22" style:family="paragraph" style:parent-style-name="Standard">
      <style:text-properties fo:color="#ffffff" style:font-name="Liberation Mono" fo:font-size="9pt" fo:font-weight="bold" officeooo:rsid="003d4653" officeooo:paragraph-rsid="01fd69b1" fo:background-color="#000000" style:font-size-asian="9pt" style:font-weight-asian="bold" style:font-size-complex="9pt" style:font-weight-complex="bold"/>
    </style:style>
    <style:style style:name="P23" style:family="paragraph" style:parent-style-name="Standard">
      <style:text-properties fo:color="#ffffff" style:font-name="Liberation Mono" fo:font-size="9pt" fo:font-weight="bold" officeooo:rsid="003d4653" officeooo:paragraph-rsid="01fe9700" fo:background-color="#000000" style:font-size-asian="9pt" style:font-weight-asian="bold" style:font-size-complex="9pt" style:font-weight-complex="bold"/>
    </style:style>
    <style:style style:name="P24" style:family="paragraph" style:parent-style-name="Standard">
      <style:text-properties fo:color="#ffffff" style:font-name="Liberation Mono" fo:font-size="9pt" fo:font-weight="bold" officeooo:rsid="003d4653" officeooo:paragraph-rsid="0207aa06" fo:background-color="#000000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ffffff" style:font-name="Liberation Mono" fo:font-size="9pt" fo:font-weight="bold" officeooo:rsid="003d4653" officeooo:paragraph-rsid="022c3d1f" fo:background-color="#000000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ffffff" style:font-name="Liberation Mono" fo:font-size="9pt" fo:font-weight="bold" officeooo:rsid="003d4653" officeooo:paragraph-rsid="022f7f2e" fo:background-color="#000000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ffffff" style:font-name="Liberation Mono" fo:font-size="9pt" fo:font-weight="bold" officeooo:rsid="003d4653" officeooo:paragraph-rsid="0230a4d8" fo:background-color="#000000" style:font-size-asian="9pt" style:font-weight-asian="bold" style:font-size-complex="9pt" style:font-weight-complex="bold"/>
    </style:style>
    <style:style style:name="P28" style:family="paragraph" style:parent-style-name="Standard">
      <style:text-properties fo:color="#ffffff" style:font-name="Liberation Mono" fo:font-size="9pt" fo:font-weight="bold" officeooo:rsid="003d4653" officeooo:paragraph-rsid="0230a524" fo:background-color="#000000" style:font-size-asian="9pt" style:font-weight-asian="bold" style:font-size-complex="9pt" style:font-weight-complex="bold"/>
    </style:style>
    <style:style style:name="P29" style:family="paragraph" style:parent-style-name="Standard">
      <style:text-properties fo:color="#ffffff" style:font-name="Liberation Mono" fo:font-size="9pt" fo:font-weight="bold" officeooo:rsid="003d4653" officeooo:paragraph-rsid="023e4173" fo:background-color="#000000" style:font-size-asian="9pt" style:font-weight-asian="bold" style:font-size-complex="9pt" style:font-weight-complex="bold"/>
    </style:style>
    <style:style style:name="P30" style:family="paragraph" style:parent-style-name="Standard">
      <style:text-properties fo:color="#ffffff" style:font-name="Liberation Mono" fo:font-size="9pt" fo:font-weight="bold" officeooo:rsid="003d4653" officeooo:paragraph-rsid="0241d4b2" fo:background-color="#000000" style:font-size-asian="9pt" style:font-weight-asian="bold" style:font-size-complex="9pt" style:font-weight-complex="bold"/>
    </style:style>
    <style:style style:name="P31" style:family="paragraph" style:parent-style-name="Standard">
      <style:text-properties fo:color="#ffffff" style:font-name="Liberation Mono" fo:font-size="9pt" fo:font-weight="bold" officeooo:rsid="003d4653" officeooo:paragraph-rsid="0244a0d6" fo:background-color="#000000" style:font-size-asian="9pt" style:font-weight-asian="bold" style:font-size-complex="9pt" style:font-weight-complex="bold"/>
    </style:style>
    <style:style style:name="P32" style:family="paragraph" style:parent-style-name="Standard">
      <style:text-properties fo:color="#ffffff" style:font-name="Liberation Mono" fo:font-size="9pt" fo:font-weight="bold" officeooo:rsid="003d4653" officeooo:paragraph-rsid="024a08a5" fo:background-color="#000000" style:font-size-asian="9pt" style:font-weight-asian="bold" style:font-size-complex="9pt" style:font-weight-complex="bold"/>
    </style:style>
    <style:style style:name="P33" style:family="paragraph" style:parent-style-name="Standard">
      <style:text-properties fo:color="#ffffff" style:font-name="Liberation Mono" fo:font-size="9pt" fo:font-weight="bold" officeooo:rsid="003d4653" officeooo:paragraph-rsid="025be2f0" fo:background-color="#000000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ffffff" style:font-name="Liberation Mono" fo:font-size="9pt" fo:font-weight="bold" officeooo:rsid="003d4653" officeooo:paragraph-rsid="025cf328" fo:background-color="#000000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ffffff" style:font-name="Liberation Mono" fo:font-size="9pt" fo:font-weight="bold" officeooo:rsid="003d4653" officeooo:paragraph-rsid="026b5a00" fo:background-color="#000000" style:font-size-asian="9pt" style:font-weight-asian="bold" style:font-size-complex="9pt" style:font-weight-complex="bold"/>
    </style:style>
    <style:style style:name="P36" style:family="paragraph" style:parent-style-name="Standard">
      <style:text-properties fo:color="#ffffff" style:font-name="Liberation Mono" fo:font-size="9pt" fo:font-weight="bold" officeooo:rsid="003d4653" officeooo:paragraph-rsid="026d65d7" fo:background-color="#000000" style:font-size-asian="9pt" style:font-weight-asian="bold" style:font-size-complex="9pt" style:font-weight-complex="bold"/>
    </style:style>
    <style:style style:name="P37" style:family="paragraph" style:parent-style-name="Standard">
      <style:text-properties fo:color="#ffffff" style:font-name="Liberation Mono" fo:font-size="9pt" fo:font-weight="bold" officeooo:rsid="003d4653" officeooo:paragraph-rsid="026e53cd" fo:background-color="#000000" style:font-size-asian="9pt" style:font-weight-asian="bold" style:font-size-complex="9pt" style:font-weight-complex="bold"/>
    </style:style>
    <style:style style:name="P38" style:family="paragraph" style:parent-style-name="Standard">
      <style:text-properties fo:color="#ffffff" style:font-name="Liberation Mono" fo:font-size="9pt" fo:font-weight="bold" officeooo:rsid="003d4653" officeooo:paragraph-rsid="02748afb" fo:background-color="#000000" style:font-size-asian="9pt" style:font-weight-asian="bold" style:font-size-complex="9pt" style:font-weight-complex="bold"/>
    </style:style>
    <style:style style:name="P39" style:family="paragraph" style:parent-style-name="Standard">
      <style:text-properties fo:color="#ffffff" style:font-name="Liberation Mono" fo:font-size="9pt" fo:font-weight="bold" officeooo:rsid="003d4653" officeooo:paragraph-rsid="0275d160" fo:background-color="#000000" style:font-size-asian="9pt" style:font-weight-asian="bold" style:font-size-complex="9pt" style:font-weight-complex="bold"/>
    </style:style>
    <style:style style:name="P40" style:family="paragraph" style:parent-style-name="Standard">
      <style:text-properties fo:color="#ffffff" style:font-name="Liberation Mono" fo:font-size="9pt" fo:font-weight="bold" officeooo:rsid="003d4653" officeooo:paragraph-rsid="02895533" fo:background-color="#000000" style:font-size-asian="9pt" style:font-weight-asian="bold" style:font-size-complex="9pt" style:font-weight-complex="bold"/>
    </style:style>
    <style:style style:name="P41" style:family="paragraph" style:parent-style-name="Standard">
      <style:text-properties fo:color="#ffffff" style:font-name="Liberation Mono" fo:font-size="9pt" fo:font-weight="bold" officeooo:rsid="003d4653" officeooo:paragraph-rsid="028b2830" fo:background-color="#000000" style:font-size-asian="9pt" style:font-weight-asian="bold" style:font-size-complex="9pt" style:font-weight-complex="bold"/>
    </style:style>
    <style:style style:name="P42" style:family="paragraph" style:parent-style-name="Standard">
      <style:text-properties fo:color="#ffffff" style:font-name="Liberation Mono" fo:font-size="9pt" fo:font-weight="bold" officeooo:rsid="003d4653" officeooo:paragraph-rsid="028f81b9" fo:background-color="#000000" style:font-size-asian="9pt" style:font-weight-asian="bold" style:font-size-complex="9pt" style:font-weight-complex="bold"/>
    </style:style>
    <style:style style:name="P43" style:family="paragraph" style:parent-style-name="Standard">
      <style:text-properties fo:color="#ffffff" style:font-name="Liberation Mono" fo:font-size="9pt" fo:font-weight="bold" officeooo:rsid="003d4653" officeooo:paragraph-rsid="02906e08" fo:background-color="#000000" style:font-size-asian="9pt" style:font-weight-asian="bold" style:font-size-complex="9pt" style:font-weight-complex="bold"/>
    </style:style>
    <style:style style:name="P44" style:family="paragraph" style:parent-style-name="Standard">
      <style:text-properties fo:color="#ffffff" style:font-name="Liberation Mono" fo:font-size="9pt" fo:font-weight="bold" officeooo:rsid="003d4653" officeooo:paragraph-rsid="02938643" fo:background-color="#000000" style:font-size-asian="9pt" style:font-weight-asian="bold" style:font-size-complex="9pt" style:font-weight-complex="bold"/>
    </style:style>
    <style:style style:name="P45" style:family="paragraph" style:parent-style-name="Standard">
      <style:text-properties fo:color="#ffffff" style:font-name="Liberation Mono" fo:font-size="9pt" fo:font-weight="bold" officeooo:rsid="003d4653" officeooo:paragraph-rsid="02954e54" fo:background-color="#000000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style:font-name="Liberation Mono" fo:font-size="9pt" fo:font-weight="bold" officeooo:rsid="003d4653" officeooo:paragraph-rsid="02964089" fo:background-color="#000000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ffffff" style:font-name="Liberation Mono" fo:font-size="9pt" fo:font-weight="bold" officeooo:rsid="003d4653" officeooo:paragraph-rsid="029afbb9" fo:background-color="#000000" style:font-size-asian="9pt" style:font-weight-asian="bold" style:font-size-complex="9pt" style:font-weight-complex="bold"/>
    </style:style>
    <style:style style:name="P48" style:family="paragraph" style:parent-style-name="Standard">
      <style:text-properties fo:color="#ffffff" style:font-name="Liberation Mono" fo:font-size="9pt" fo:font-weight="bold" officeooo:rsid="00416f56" officeooo:paragraph-rsid="00625412" fo:background-color="#000000" style:font-size-asian="9pt" style:font-weight-asian="bold" style:font-size-complex="9pt" style:font-weight-complex="bold"/>
    </style:style>
    <style:style style:name="P49" style:family="paragraph" style:parent-style-name="Standard">
      <style:text-properties fo:color="#ffffff" style:font-name="Liberation Mono" fo:font-size="9pt" fo:font-weight="bold" officeooo:rsid="00416f56" officeooo:paragraph-rsid="0191a660" fo:background-color="#000000" style:font-size-asian="9pt" style:font-weight-asian="bold" style:font-size-complex="9pt" style:font-weight-complex="bold"/>
    </style:style>
    <style:style style:name="P50" style:family="paragraph" style:parent-style-name="Standard">
      <style:text-properties fo:color="#ffffff" style:font-name="Liberation Mono" fo:font-size="9pt" fo:font-weight="bold" officeooo:rsid="00471daa" officeooo:paragraph-rsid="004b1b68" fo:background-color="#000000" style:font-size-asian="9pt" style:font-weight-asian="bold" style:font-size-complex="9pt" style:font-weight-complex="bold"/>
    </style:style>
    <style:style style:name="P51" style:family="paragraph" style:parent-style-name="Standard">
      <style:text-properties fo:color="#ffffff" style:font-name="Liberation Mono" fo:font-size="9pt" fo:font-weight="bold" officeooo:rsid="00471daa" officeooo:paragraph-rsid="018dd1fb" fo:background-color="#000000" style:font-size-asian="9pt" style:font-weight-asian="bold" style:font-size-complex="9pt" style:font-weight-complex="bold"/>
    </style:style>
    <style:style style:name="P52" style:family="paragraph" style:parent-style-name="Standard">
      <style:text-properties fo:color="#ffffff" style:font-name="Liberation Mono" fo:font-size="9pt" fo:font-weight="bold" officeooo:rsid="00471daa" officeooo:paragraph-rsid="01a8b1c4" fo:background-color="#000000" style:font-size-asian="9pt" style:font-weight-asian="bold" style:font-size-complex="9pt" style:font-weight-complex="bold"/>
    </style:style>
    <style:style style:name="P53" style:family="paragraph" style:parent-style-name="Standard">
      <style:text-properties fo:color="#ffffff" style:font-name="Liberation Mono" fo:font-size="9pt" fo:font-weight="bold" officeooo:rsid="00471daa" officeooo:paragraph-rsid="0246641d" fo:background-color="#000000" style:font-size-asian="9pt" style:font-weight-asian="bold" style:font-size-complex="9pt" style:font-weight-complex="bold"/>
    </style:style>
    <style:style style:name="P54" style:family="paragraph" style:parent-style-name="Standard">
      <style:text-properties fo:color="#ffffff" style:font-name="Liberation Mono" fo:font-size="9pt" fo:font-weight="bold" officeooo:rsid="0027ff66" officeooo:paragraph-rsid="0027ff66" fo:background-color="#000000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style:font-name="Liberation Mono" fo:font-size="9pt" fo:font-weight="bold" officeooo:rsid="0054d0f5" officeooo:paragraph-rsid="0054d0f5" fo:background-color="#000000" style:font-size-asian="9pt" style:font-weight-asian="bold" style:font-size-complex="9pt" style:font-weight-complex="bold"/>
    </style:style>
    <style:style style:name="P56" style:family="paragraph" style:parent-style-name="Standard">
      <style:text-properties fo:color="#ffffff" style:font-name="Liberation Mono" fo:font-size="9pt" fo:font-weight="bold" officeooo:rsid="005426e0" officeooo:paragraph-rsid="005426e0" fo:background-color="#000000" style:font-size-asian="9pt" style:font-weight-asian="bold" style:font-size-complex="9pt" style:font-weight-complex="bold"/>
    </style:style>
    <style:style style:name="P57" style:family="paragraph" style:parent-style-name="Standard">
      <style:text-properties fo:color="#ffffff" style:font-name="Liberation Mono" fo:font-size="9pt" fo:font-weight="bold" officeooo:rsid="00651826" officeooo:paragraph-rsid="00651826" fo:background-color="#000000" style:font-size-asian="9pt" style:font-weight-asian="bold" style:font-size-complex="9pt" style:font-weight-complex="bold"/>
    </style:style>
    <style:style style:name="P58" style:family="paragraph" style:parent-style-name="Standard">
      <style:text-properties fo:color="#ffffff" style:font-name="Liberation Mono" fo:font-size="9pt" fo:font-weight="bold" officeooo:rsid="00651826" officeooo:paragraph-rsid="01cbfa55" fo:background-color="#000000" style:font-size-asian="9pt" style:font-weight-asian="bold" style:font-size-complex="9pt" style:font-weight-complex="bold"/>
    </style:style>
    <style:style style:name="P59" style:family="paragraph" style:parent-style-name="Standard">
      <style:text-properties fo:color="#ffffff" style:font-name="Liberation Mono" fo:font-size="9pt" fo:font-weight="bold" officeooo:rsid="0077385e" officeooo:paragraph-rsid="007e528a" fo:background-color="#000000" style:font-size-asian="9pt" style:font-weight-asian="bold" style:font-size-complex="9pt" style:font-weight-complex="bold"/>
    </style:style>
    <style:style style:name="P60" style:family="paragraph" style:parent-style-name="Standard">
      <style:text-properties fo:color="#ffffff" style:font-name="Liberation Mono" fo:font-size="9pt" fo:font-weight="bold" officeooo:rsid="0078aba6" officeooo:paragraph-rsid="007e528a" fo:background-color="#000000" style:font-size-asian="9pt" style:font-weight-asian="bold" style:font-size-complex="9pt" style:font-weight-complex="bold"/>
    </style:style>
    <style:style style:name="P61" style:family="paragraph" style:parent-style-name="Standard">
      <style:text-properties fo:color="#ffffff" style:font-name="Liberation Mono" fo:font-size="9pt" fo:font-weight="bold" officeooo:rsid="0082c3a0" officeooo:paragraph-rsid="0082c3a0" fo:background-color="#000000" style:font-size-asian="9pt" style:font-weight-asian="bold" style:font-size-complex="9pt" style:font-weight-complex="bold"/>
    </style:style>
    <style:style style:name="P62" style:family="paragraph" style:parent-style-name="Standard">
      <style:text-properties fo:color="#ffffff" style:font-name="Liberation Mono" fo:font-size="9pt" fo:font-weight="bold" officeooo:rsid="0082c3a0" officeooo:paragraph-rsid="01cde432" fo:background-color="#000000" style:font-size-asian="9pt" style:font-weight-asian="bold" style:font-size-complex="9pt" style:font-weight-complex="bold"/>
    </style:style>
    <style:style style:name="P63" style:family="paragraph" style:parent-style-name="Standard">
      <style:text-properties fo:color="#ffffff" style:font-name="Liberation Mono" fo:font-size="9pt" fo:font-weight="bold" officeooo:rsid="0082c3a0" officeooo:paragraph-rsid="01d474ac" fo:background-color="#000000" style:font-size-asian="9pt" style:font-weight-asian="bold" style:font-size-complex="9pt" style:font-weight-complex="bold"/>
    </style:style>
    <style:style style:name="P64" style:family="paragraph" style:parent-style-name="Standard">
      <style:text-properties fo:color="#ffffff" style:font-name="Liberation Mono" fo:font-size="9pt" fo:font-weight="bold" officeooo:rsid="0089e1c8" officeooo:paragraph-rsid="00a406d9" fo:background-color="#000000" style:font-size-asian="9pt" style:font-weight-asian="bold" style:font-size-complex="9pt" style:font-weight-complex="bold"/>
    </style:style>
    <style:style style:name="P65" style:family="paragraph" style:parent-style-name="Standard">
      <style:text-properties fo:color="#ffffff" style:font-name="Liberation Mono" fo:font-size="9pt" fo:font-weight="bold" officeooo:rsid="005b4291" officeooo:paragraph-rsid="00ad9d6d" fo:background-color="#000000" style:font-size-asian="9pt" style:font-weight-asian="bold" style:font-size-complex="9pt" style:font-weight-complex="bold"/>
    </style:style>
    <style:style style:name="P66" style:family="paragraph" style:parent-style-name="Standard">
      <style:text-properties fo:color="#ffffff" style:font-name="Liberation Mono" fo:font-size="9pt" fo:font-weight="bold" officeooo:rsid="005c454b" officeooo:paragraph-rsid="00ad9d6d" fo:background-color="#000000" style:font-size-asian="9pt" style:font-weight-asian="bold" style:font-size-complex="9pt" style:font-weight-complex="bold"/>
    </style:style>
    <style:style style:name="P67" style:family="paragraph" style:parent-style-name="Standard">
      <style:text-properties fo:color="#ffffff" style:font-name="Liberation Mono" fo:font-size="9pt" fo:font-weight="bold" officeooo:rsid="00898093" officeooo:paragraph-rsid="00aede7d" fo:background-color="#000000" style:font-size-asian="9pt" style:font-weight-asian="bold" style:font-size-complex="9pt" style:font-weight-complex="bold"/>
    </style:style>
    <style:style style:name="P68" style:family="paragraph" style:parent-style-name="Standard">
      <style:text-properties fo:color="#ffffff" style:font-name="Liberation Mono" fo:font-size="9pt" fo:font-weight="bold" officeooo:rsid="00b2a356" officeooo:paragraph-rsid="00b2a356" fo:background-color="#000000" style:font-size-asian="9pt" style:font-weight-asian="bold" style:font-size-complex="9pt" style:font-weight-complex="bold"/>
    </style:style>
    <style:style style:name="P69" style:family="paragraph" style:parent-style-name="Standard">
      <style:text-properties fo:color="#ffffff" style:font-name="Liberation Mono" fo:font-size="9pt" fo:font-weight="bold" officeooo:rsid="00b2a356" officeooo:paragraph-rsid="00b44bc0" fo:background-color="#000000" style:font-size-asian="9pt" style:font-weight-asian="bold" style:font-size-complex="9pt" style:font-weight-complex="bold"/>
    </style:style>
    <style:style style:name="P70" style:family="paragraph" style:parent-style-name="Standard">
      <style:text-properties fo:color="#ffffff" style:font-name="Liberation Mono" fo:font-size="9pt" fo:font-weight="bold" officeooo:rsid="00b2a356" officeooo:paragraph-rsid="00b5fb2b" fo:background-color="#000000" style:font-size-asian="9pt" style:font-weight-asian="bold" style:font-size-complex="9pt" style:font-weight-complex="bold"/>
    </style:style>
    <style:style style:name="P71" style:family="paragraph" style:parent-style-name="Standard">
      <style:text-properties fo:color="#ffffff" style:font-name="Liberation Mono" fo:font-size="9pt" fo:font-weight="bold" officeooo:rsid="00b2a356" officeooo:paragraph-rsid="00b61f56" fo:background-color="#000000" style:font-size-asian="9pt" style:font-weight-asian="bold" style:font-size-complex="9pt" style:font-weight-complex="bold"/>
    </style:style>
    <style:style style:name="P72" style:family="paragraph" style:parent-style-name="Standard">
      <style:text-properties fo:color="#ffffff" style:font-name="Liberation Mono" fo:font-size="9pt" fo:font-weight="bold" officeooo:rsid="00b2a356" officeooo:paragraph-rsid="00b77033" fo:background-color="#000000" style:font-size-asian="9pt" style:font-weight-asian="bold" style:font-size-complex="9pt" style:font-weight-complex="bold"/>
    </style:style>
    <style:style style:name="P73" style:family="paragraph" style:parent-style-name="Standard">
      <style:text-properties fo:color="#ffffff" style:font-name="Liberation Mono" fo:font-size="9pt" fo:font-weight="bold" officeooo:rsid="00f04d2c" officeooo:paragraph-rsid="00f1d875" fo:background-color="#000000" style:font-size-asian="9pt" style:font-weight-asian="bold" style:font-size-complex="9pt" style:font-weight-complex="bold"/>
    </style:style>
    <style:style style:name="P74" style:family="paragraph" style:parent-style-name="Standard">
      <style:text-properties fo:color="#ffffff" style:font-name="Liberation Mono" fo:font-size="9pt" fo:font-weight="bold" officeooo:rsid="00f1d875" officeooo:paragraph-rsid="00f1d875" fo:background-color="#000000" style:font-size-asian="9pt" style:font-weight-asian="bold" style:font-size-complex="9pt" style:font-weight-complex="bold"/>
    </style:style>
    <style:style style:name="P75" style:family="paragraph" style:parent-style-name="Standard">
      <style:text-properties fo:color="#ffffff" style:font-name="Liberation Mono" fo:font-size="9pt" fo:font-weight="bold" officeooo:rsid="00fb02e8" officeooo:paragraph-rsid="00fb02e8" fo:background-color="#000000" style:font-size-asian="9pt" style:font-weight-asian="bold" style:font-size-complex="9pt" style:font-weight-complex="bold"/>
    </style:style>
    <style:style style:name="P76" style:family="paragraph" style:parent-style-name="Standard">
      <style:text-properties fo:color="#ffffff" style:font-name="Liberation Mono" fo:font-size="9pt" fo:font-weight="bold" officeooo:rsid="01178f8a" officeooo:paragraph-rsid="011c4d81" fo:background-color="#000000" style:font-size-asian="9pt" style:font-weight-asian="bold" style:font-size-complex="9pt" style:font-weight-complex="bold"/>
    </style:style>
    <style:style style:name="P77" style:family="paragraph" style:parent-style-name="Standard">
      <style:text-properties fo:color="#ffffff" style:font-name="Liberation Mono" fo:font-size="9pt" fo:font-weight="bold" officeooo:rsid="01197616" officeooo:paragraph-rsid="01197616" fo:background-color="#000000" style:font-size-asian="9pt" style:font-weight-asian="bold" style:font-size-complex="9pt" style:font-weight-complex="bold"/>
    </style:style>
    <style:style style:name="P78" style:family="paragraph" style:parent-style-name="Standard">
      <style:text-properties fo:color="#ffffff" style:font-name="Liberation Mono" fo:font-size="9pt" fo:font-weight="bold" officeooo:rsid="0086f11c" officeooo:paragraph-rsid="011c4d81" fo:background-color="#000000" style:font-size-asian="9pt" style:font-weight-asian="bold" style:font-size-complex="9pt" style:font-weight-complex="bold"/>
    </style:style>
    <style:style style:name="P79" style:family="paragraph" style:parent-style-name="Standard">
      <style:text-properties fo:color="#ffffff" style:font-name="Liberation Mono" fo:font-size="9pt" fo:font-weight="bold" officeooo:rsid="00104766" officeooo:paragraph-rsid="0183b24b" fo:background-color="#000000" style:font-size-asian="9pt" style:font-weight-asian="bold" style:font-size-complex="9pt" style:font-weight-complex="bold"/>
    </style:style>
    <style:style style:name="P80" style:family="paragraph" style:parent-style-name="Standard">
      <style:text-properties fo:color="#ffffff" style:font-name="Liberation Mono" fo:font-size="9pt" fo:font-weight="bold" officeooo:rsid="00104766" officeooo:paragraph-rsid="018855e2" fo:background-color="#000000" style:font-size-asian="9pt" style:font-weight-asian="bold" style:font-size-complex="9pt" style:font-weight-complex="bold"/>
    </style:style>
    <style:style style:name="P81" style:family="paragraph" style:parent-style-name="Standard">
      <style:text-properties fo:color="#ffffff" style:font-name="Liberation Mono" fo:font-size="9pt" fo:font-weight="bold" officeooo:rsid="00104766" officeooo:paragraph-rsid="018bfbfe" fo:background-color="#000000" style:font-size-asian="9pt" style:font-weight-asian="bold" style:font-size-complex="9pt" style:font-weight-complex="bold"/>
    </style:style>
    <style:style style:name="P82" style:family="paragraph" style:parent-style-name="Standard">
      <style:text-properties fo:color="#ffffff" style:font-name="Liberation Mono" fo:font-size="9pt" fo:font-weight="bold" officeooo:rsid="008330cc" officeooo:paragraph-rsid="018bfbfe" fo:background-color="#000000" style:font-size-asian="9pt" style:font-weight-asian="bold" style:font-size-complex="9pt" style:font-weight-complex="bold"/>
    </style:style>
    <style:style style:name="P83" style:family="paragraph" style:parent-style-name="Standard">
      <style:text-properties fo:color="#ffffff" style:font-name="Liberation Mono" fo:font-size="9pt" fo:font-weight="bold" officeooo:rsid="00f9cb85" officeooo:paragraph-rsid="018bfbfe" fo:background-color="#000000" style:font-size-asian="9pt" style:font-weight-asian="bold" style:font-size-complex="9pt" style:font-weight-complex="bold"/>
    </style:style>
    <style:style style:name="P84" style:family="paragraph" style:parent-style-name="Standard">
      <style:text-properties fo:color="#ffffff" style:font-name="Liberation Mono" fo:font-size="9pt" fo:font-weight="bold" officeooo:paragraph-rsid="018bfbfe" fo:background-color="#000000" style:font-size-asian="9pt" style:font-weight-asian="bold" style:font-size-complex="9pt" style:font-weight-complex="bold"/>
    </style:style>
    <style:style style:name="P85" style:family="paragraph" style:parent-style-name="Standard">
      <style:text-properties fo:color="#ffffff" style:font-name="Liberation Mono" fo:font-size="9pt" fo:font-weight="bold" officeooo:rsid="003745c6" officeooo:paragraph-rsid="0191a660" fo:background-color="#000000" style:font-size-asian="9pt" style:font-weight-asian="bold" style:font-size-complex="9pt" style:font-weight-complex="bold"/>
    </style:style>
    <style:style style:name="P86" style:family="paragraph" style:parent-style-name="Standard">
      <style:text-properties fo:color="#ffffff" style:font-name="Liberation Mono" fo:font-size="9pt" fo:font-weight="bold" officeooo:rsid="003c40d9" officeooo:paragraph-rsid="0191a660" fo:background-color="#000000" style:font-size-asian="9pt" style:font-weight-asian="bold" style:font-size-complex="9pt" style:font-weight-complex="bold"/>
    </style:style>
    <style:style style:name="P87" style:family="paragraph" style:parent-style-name="Standard">
      <style:text-properties fo:color="#ffffff" style:font-name="Liberation Mono" fo:font-size="9pt" fo:font-weight="bold" officeooo:rsid="000be760" officeooo:paragraph-rsid="0191e667" fo:background-color="#000000" style:font-size-asian="9pt" style:font-weight-asian="bold" style:font-size-complex="9pt" style:font-weight-complex="bold"/>
    </style:style>
    <style:style style:name="P88" style:family="paragraph" style:parent-style-name="Standard">
      <style:text-properties fo:color="#ffffff" style:font-name="Liberation Mono" fo:font-size="9pt" fo:font-weight="bold" officeooo:rsid="003ece33" officeooo:paragraph-rsid="01975dda" fo:background-color="#000000" style:font-size-asian="9pt" style:font-weight-asian="bold" style:font-size-complex="9pt" style:font-weight-complex="bold"/>
    </style:style>
    <style:style style:name="P89" style:family="paragraph" style:parent-style-name="Standard">
      <style:text-properties fo:color="#ffffff" style:font-name="Liberation Mono" fo:font-size="9pt" fo:font-weight="bold" officeooo:rsid="003ece33" officeooo:paragraph-rsid="027def5f" fo:background-color="#000000" style:font-size-asian="9pt" style:font-weight-asian="bold" style:font-size-complex="9pt" style:font-weight-complex="bold"/>
    </style:style>
    <style:style style:name="P90" style:family="paragraph" style:parent-style-name="Standard">
      <style:text-properties fo:color="#ffffff" style:font-name="Liberation Mono" fo:font-size="9pt" fo:font-weight="bold" officeooo:rsid="0042f281" officeooo:paragraph-rsid="019bb530" fo:background-color="#000000" style:font-size-asian="9pt" style:font-weight-asian="bold" style:font-size-complex="9pt" style:font-weight-complex="bold"/>
    </style:style>
    <style:style style:name="P91" style:family="paragraph" style:parent-style-name="Standard">
      <style:text-properties fo:color="#ffffff" style:font-name="Liberation Mono" fo:font-size="9pt" fo:font-weight="bold" officeooo:rsid="0042f281" officeooo:paragraph-rsid="027def5f" fo:background-color="#000000" style:font-size-asian="9pt" style:font-weight-asian="bold" style:font-size-complex="9pt" style:font-weight-complex="bold"/>
    </style:style>
    <style:style style:name="P92" style:family="paragraph" style:parent-style-name="Standard">
      <style:text-properties fo:color="#ffffff" style:font-name="Liberation Mono" fo:font-size="9pt" fo:font-weight="bold" officeooo:rsid="000cebef" officeooo:paragraph-rsid="019d6390" fo:background-color="#000000" style:font-size-asian="9pt" style:font-weight-asian="bold" style:font-size-complex="9pt" style:font-weight-complex="bold"/>
    </style:style>
    <style:style style:name="P93" style:family="paragraph" style:parent-style-name="Standard">
      <style:text-properties fo:color="#ffffff" style:font-name="Liberation Mono" fo:font-size="9pt" fo:font-weight="bold" officeooo:rsid="000cebef" officeooo:paragraph-rsid="019fc5ca" fo:background-color="#000000" style:font-size-asian="9pt" style:font-weight-asian="bold" style:font-size-complex="9pt" style:font-weight-complex="bold"/>
    </style:style>
    <style:style style:name="P94" style:family="paragraph" style:parent-style-name="Standard">
      <style:text-properties fo:color="#ffffff" style:font-name="Liberation Mono" fo:font-size="9pt" fo:font-weight="bold" officeooo:rsid="002c79c6" officeooo:paragraph-rsid="01a8b1c4" fo:background-color="#000000" style:font-size-asian="9pt" style:font-weight-asian="bold" style:font-size-complex="9pt" style:font-weight-complex="bold"/>
    </style:style>
    <style:style style:name="P95" style:family="paragraph" style:parent-style-name="Standard">
      <style:text-properties fo:color="#ffffff" style:font-name="Liberation Mono" fo:font-size="9pt" fo:font-weight="bold" officeooo:paragraph-rsid="01ae279a" fo:background-color="#000000" style:font-size-asian="9pt" style:font-weight-asian="bold" style:font-size-complex="9pt" style:font-weight-complex="bold"/>
    </style:style>
    <style:style style:name="P96" style:family="paragraph" style:parent-style-name="Standard">
      <style:text-properties fo:color="#ffffff" style:font-name="Liberation Mono" fo:font-size="9pt" fo:font-weight="bold" officeooo:rsid="0061cc61" officeooo:paragraph-rsid="01f6afac" fo:background-color="#000000" style:font-size-asian="9pt" style:font-weight-asian="bold" style:font-size-complex="9pt" style:font-weight-complex="bold"/>
    </style:style>
    <style:style style:name="P97" style:family="paragraph" style:parent-style-name="Standard">
      <style:text-properties fo:color="#ffffff" style:font-name="Liberation Mono" fo:font-size="9pt" fo:font-weight="bold" officeooo:rsid="013d39b1" officeooo:paragraph-rsid="013d39b1" fo:background-color="#000000" style:font-size-asian="9pt" style:font-weight-asian="bold" style:font-size-complex="9pt" style:font-weight-complex="bold"/>
    </style:style>
    <style:style style:name="P98" style:family="paragraph" style:parent-style-name="Standard">
      <style:text-properties fo:color="#ffffff" style:font-name="Liberation Mono" fo:font-size="9pt" fo:font-weight="bold" officeooo:rsid="006a0bc1" officeooo:paragraph-rsid="01b611fe" fo:background-color="#000000" style:font-size-asian="9pt" style:font-weight-asian="bold" style:font-size-complex="9pt" style:font-weight-complex="bold"/>
    </style:style>
    <style:style style:name="P99" style:family="paragraph" style:parent-style-name="Standard">
      <style:text-properties fo:color="#ffffff" style:font-name="Liberation Mono" fo:font-size="9pt" fo:font-weight="bold" officeooo:rsid="006bcde2" officeooo:paragraph-rsid="01b611fe" fo:background-color="#000000" style:font-size-asian="9pt" style:font-weight-asian="bold" style:font-size-complex="9pt" style:font-weight-complex="bold"/>
    </style:style>
    <style:style style:name="P100" style:family="paragraph" style:parent-style-name="Standard">
      <style:text-properties fo:color="#ffffff" style:font-name="Liberation Mono" fo:font-size="9pt" fo:font-weight="bold" officeooo:rsid="006cb590" officeooo:paragraph-rsid="01b611fe" fo:background-color="#000000" style:font-size-asian="9pt" style:font-weight-asian="bold" style:font-size-complex="9pt" style:font-weight-complex="bold"/>
    </style:style>
    <style:style style:name="P101" style:family="paragraph" style:parent-style-name="Standard">
      <style:text-properties fo:color="#ffffff" style:font-name="Liberation Mono" fo:font-size="9pt" fo:font-weight="bold" officeooo:rsid="0067e149" officeooo:paragraph-rsid="01cb898f" fo:background-color="#000000" style:font-size-asian="9pt" style:font-weight-asian="bold" style:font-size-complex="9pt" style:font-weight-complex="bold"/>
    </style:style>
    <style:style style:name="P102" style:family="paragraph" style:parent-style-name="Standard">
      <style:text-properties fo:color="#ffffff" style:font-name="Liberation Mono" fo:font-size="9pt" fo:font-weight="bold" officeooo:rsid="00847e3f" officeooo:paragraph-rsid="01d474ac" fo:background-color="#000000" style:font-size-asian="9pt" style:font-weight-asian="bold" style:font-size-complex="9pt" style:font-weight-complex="bold"/>
    </style:style>
    <style:style style:name="P103" style:family="paragraph" style:parent-style-name="Standard">
      <style:text-properties fo:color="#ffffff" style:font-name="Liberation Mono" fo:font-size="9pt" fo:font-weight="bold" officeooo:rsid="00847e3f" officeooo:paragraph-rsid="01d62fa9" fo:background-color="#000000" style:font-size-asian="9pt" style:font-weight-asian="bold" style:font-size-complex="9pt" style:font-weight-complex="bold"/>
    </style:style>
    <style:style style:name="P104" style:family="paragraph" style:parent-style-name="Standard">
      <style:text-properties fo:color="#ffffff" style:font-name="Liberation Mono" fo:font-size="9pt" fo:font-weight="bold" officeooo:rsid="00847e3f" officeooo:paragraph-rsid="00f436f5" fo:background-color="#000000" style:font-size-asian="9pt" style:font-weight-asian="bold" style:font-size-complex="9pt" style:font-weight-complex="bold"/>
    </style:style>
    <style:style style:name="P105" style:family="paragraph" style:parent-style-name="Standard">
      <style:text-properties fo:color="#ffffff" style:font-name="Liberation Mono" fo:font-size="9pt" fo:font-weight="bold" officeooo:rsid="010b4f19" officeooo:paragraph-rsid="01db395c" fo:background-color="#000000" style:font-size-asian="9pt" style:font-weight-asian="bold" style:font-size-complex="9pt" style:font-weight-complex="bold"/>
    </style:style>
    <style:style style:name="P106" style:family="paragraph" style:parent-style-name="Standard">
      <style:text-properties fo:color="#ffffff" style:font-name="Liberation Mono" fo:font-size="9pt" fo:font-weight="bold" officeooo:rsid="00859147" officeooo:paragraph-rsid="01d9001d" fo:background-color="#000000" style:font-size-asian="9pt" style:font-weight-asian="bold" style:font-size-complex="9pt" style:font-weight-complex="bold"/>
    </style:style>
    <style:style style:name="P107" style:family="paragraph" style:parent-style-name="Standard">
      <style:text-properties fo:color="#ffffff" style:font-name="Liberation Mono" fo:font-size="9pt" fo:font-weight="bold" officeooo:rsid="010fcec4" officeooo:paragraph-rsid="01d95e0b" fo:background-color="#000000" style:font-size-asian="9pt" style:font-weight-asian="bold" style:font-size-complex="9pt" style:font-weight-complex="bold"/>
    </style:style>
    <style:style style:name="P108" style:family="paragraph" style:parent-style-name="Standard">
      <style:text-properties fo:color="#ffffff" style:font-name="Liberation Mono" fo:font-size="9pt" fo:font-weight="bold" officeooo:rsid="011af13c" officeooo:paragraph-rsid="01e48940" fo:background-color="#000000" style:font-size-asian="9pt" style:font-weight-asian="bold" style:font-size-complex="9pt" style:font-weight-complex="bold"/>
    </style:style>
    <style:style style:name="P109" style:family="paragraph" style:parent-style-name="Standard">
      <style:text-properties fo:color="#ffffff" style:font-name="Liberation Mono" fo:font-size="9pt" fo:font-weight="bold" officeooo:rsid="00d8793c" officeooo:paragraph-rsid="01fcc11b" fo:background-color="#000000" style:font-size-asian="9pt" style:font-weight-asian="bold" style:font-size-complex="9pt" style:font-weight-complex="bold"/>
    </style:style>
    <style:style style:name="P110" style:family="paragraph" style:parent-style-name="Standard">
      <style:text-properties fo:color="#ffffff" style:font-name="Liberation Mono" fo:font-size="9pt" fo:font-weight="bold" officeooo:rsid="00d8793c" officeooo:paragraph-rsid="0213fdc4" fo:background-color="#000000" style:font-size-asian="9pt" style:font-weight-asian="bold" style:font-size-complex="9pt" style:font-weight-complex="bold"/>
    </style:style>
    <style:style style:name="P111" style:family="paragraph" style:parent-style-name="Standard">
      <style:text-properties fo:color="#ffffff" style:font-name="Liberation Mono" fo:font-size="9pt" fo:font-weight="bold" officeooo:rsid="00d8793c" officeooo:paragraph-rsid="021ae2fa" fo:background-color="#000000" style:font-size-asian="9pt" style:font-weight-asian="bold" style:font-size-complex="9pt" style:font-weight-complex="bold"/>
    </style:style>
    <style:style style:name="P112" style:family="paragraph" style:parent-style-name="Standard">
      <style:text-properties fo:color="#ffffff" style:font-name="Liberation Mono" fo:font-size="9pt" fo:font-weight="bold" officeooo:rsid="0164c80c" officeooo:paragraph-rsid="01fcc11b" fo:background-color="#000000" style:font-size-asian="9pt" style:font-weight-asian="bold" style:font-size-complex="9pt" style:font-weight-complex="bold"/>
    </style:style>
    <style:style style:name="P113" style:family="paragraph" style:parent-style-name="Standard">
      <style:text-properties fo:color="#ffffff" style:font-name="Liberation Mono" fo:font-size="9pt" fo:font-weight="bold" officeooo:rsid="015570e7" officeooo:paragraph-rsid="01fcc11b" fo:background-color="#000000" style:font-size-asian="9pt" style:font-weight-asian="bold" style:font-size-complex="9pt" style:font-weight-complex="bold"/>
    </style:style>
    <style:style style:name="P114" style:family="paragraph" style:parent-style-name="Standard">
      <style:text-properties fo:color="#ffffff" style:font-name="Liberation Mono" fo:font-size="9pt" fo:font-weight="bold" officeooo:rsid="015987cf" officeooo:paragraph-rsid="01fcc11b" fo:background-color="#000000" style:font-size-asian="9pt" style:font-weight-asian="bold" style:font-size-complex="9pt" style:font-weight-complex="bold"/>
    </style:style>
    <style:style style:name="P115" style:family="paragraph" style:parent-style-name="Standard">
      <style:text-properties fo:color="#ffffff" style:font-name="Liberation Mono" fo:font-size="9pt" fo:font-weight="bold" officeooo:rsid="00b0ad80" officeooo:paragraph-rsid="01fff9ab" fo:background-color="#000000" style:font-size-asian="9pt" style:font-weight-asian="bold" style:font-size-complex="9pt" style:font-weight-complex="bold"/>
    </style:style>
    <style:style style:name="P116" style:family="paragraph" style:parent-style-name="Standard">
      <style:text-properties fo:color="#ffffff" style:font-name="Liberation Mono" fo:font-size="9pt" fo:font-weight="bold" officeooo:rsid="0138d5a8" officeooo:paragraph-rsid="01fe9700" fo:background-color="#000000" style:font-size-asian="9pt" style:font-weight-asian="bold" style:font-size-complex="9pt" style:font-weight-complex="bold"/>
    </style:style>
    <style:style style:name="P117" style:family="paragraph" style:parent-style-name="Standard">
      <style:text-properties fo:color="#ffffff" style:font-name="Liberation Mono" fo:font-size="9pt" fo:font-weight="bold" officeooo:rsid="014f388c" officeooo:paragraph-rsid="0213fdc4" fo:background-color="#000000" style:font-size-asian="9pt" style:font-weight-asian="bold" style:font-size-complex="9pt" style:font-weight-complex="bold"/>
    </style:style>
    <style:style style:name="P118" style:family="paragraph" style:parent-style-name="Standard">
      <style:text-properties style:font-name="Liberation Mono" fo:font-size="7pt" officeooo:rsid="00367f52" officeooo:paragraph-rsid="00367f52" style:font-size-asian="7pt" style:font-size-complex="7pt"/>
    </style:style>
    <style:style style:name="P119" style:family="paragraph" style:parent-style-name="Standard">
      <style:text-properties style:font-name="Liberation Mono" fo:font-size="7pt" officeooo:rsid="00367f52" officeooo:paragraph-rsid="007e528a" style:font-size-asian="7pt" style:font-size-complex="7pt"/>
    </style:style>
    <style:style style:name="P120" style:family="paragraph" style:parent-style-name="Standard">
      <style:text-properties style:font-name="Liberation Mono" fo:font-size="7pt" officeooo:rsid="00367f52" officeooo:paragraph-rsid="00ad9d6d" style:font-size-asian="7pt" style:font-size-complex="7pt"/>
    </style:style>
    <style:style style:name="P121" style:family="paragraph" style:parent-style-name="Standard">
      <style:text-properties style:font-name="Liberation Mono" fo:font-size="7pt" officeooo:rsid="00367f52" officeooo:paragraph-rsid="00aede7d" style:font-size-asian="7pt" style:font-size-complex="7pt"/>
    </style:style>
    <style:style style:name="P122" style:family="paragraph" style:parent-style-name="Standard">
      <style:text-properties style:font-name="Liberation Mono" fo:font-size="7pt" officeooo:rsid="00367f52" officeooo:paragraph-rsid="00898093" style:font-size-asian="7pt" style:font-size-complex="7pt"/>
    </style:style>
    <style:style style:name="P123" style:family="paragraph" style:parent-style-name="Standard">
      <style:text-properties style:font-name="Liberation Mono" fo:font-size="7pt" officeooo:rsid="00367f52" officeooo:paragraph-rsid="011c4d81" style:font-size-asian="7pt" style:font-size-complex="7pt"/>
    </style:style>
    <style:style style:name="P124" style:family="paragraph" style:parent-style-name="Standard">
      <style:text-properties style:font-name="Liberation Mono" fo:font-size="7pt" officeooo:rsid="00367f52" officeooo:paragraph-rsid="01178f8a" style:font-size-asian="7pt" style:font-size-complex="7pt"/>
    </style:style>
    <style:style style:name="P125" style:family="paragraph" style:parent-style-name="Standard">
      <style:text-properties style:font-name="Liberation Mono" fo:font-size="7pt" officeooo:rsid="00367f52" officeooo:paragraph-rsid="018bfbfe" style:font-size-asian="7pt" style:font-size-complex="7pt"/>
    </style:style>
    <style:style style:name="P126" style:family="paragraph" style:parent-style-name="Standard">
      <style:text-properties style:font-name="Liberation Mono" fo:font-size="7pt" officeooo:rsid="00367f52" officeooo:paragraph-rsid="0191a660" style:font-size-asian="7pt" style:font-size-complex="7pt"/>
    </style:style>
    <style:style style:name="P127" style:family="paragraph" style:parent-style-name="Standard">
      <style:text-properties style:font-name="Liberation Mono" fo:font-size="7pt" officeooo:rsid="00367f52" officeooo:paragraph-rsid="0191e667" style:font-size-asian="7pt" style:font-size-complex="7pt"/>
    </style:style>
    <style:style style:name="P128" style:family="paragraph" style:parent-style-name="Standard">
      <style:text-properties style:font-name="Liberation Mono" fo:font-size="7pt" officeooo:rsid="00367f52" officeooo:paragraph-rsid="0192c539" style:font-size-asian="7pt" style:font-size-complex="7pt"/>
    </style:style>
    <style:style style:name="P129" style:family="paragraph" style:parent-style-name="Standard">
      <style:text-properties style:font-name="Liberation Mono" fo:font-size="7pt" officeooo:rsid="00367f52" officeooo:paragraph-rsid="00497bec" style:font-size-asian="7pt" style:font-size-complex="7pt"/>
    </style:style>
    <style:style style:name="P130" style:family="paragraph" style:parent-style-name="Standard">
      <style:text-properties style:font-name="Liberation Mono" fo:font-size="7pt" officeooo:rsid="00367f52" officeooo:paragraph-rsid="01a8b1c4" style:font-size-asian="7pt" style:font-size-complex="7pt"/>
    </style:style>
    <style:style style:name="P131" style:family="paragraph" style:parent-style-name="Standard">
      <style:text-properties style:font-name="Liberation Mono" fo:font-size="7pt" officeooo:rsid="00367f52" officeooo:paragraph-rsid="01ae279a" style:font-size-asian="7pt" style:font-size-complex="7pt"/>
    </style:style>
    <style:style style:name="P132" style:family="paragraph" style:parent-style-name="Standard">
      <style:text-properties style:font-name="Liberation Mono" fo:font-size="7pt" officeooo:rsid="00367f52" officeooo:paragraph-rsid="01b00da0" style:font-size-asian="7pt" style:font-size-complex="7pt"/>
    </style:style>
    <style:style style:name="P133" style:family="paragraph" style:parent-style-name="Standard">
      <style:text-properties style:font-name="Liberation Mono" fo:font-size="7pt" officeooo:rsid="00367f52" officeooo:paragraph-rsid="01b611fe" style:font-size-asian="7pt" style:font-size-complex="7pt"/>
    </style:style>
    <style:style style:name="P134" style:family="paragraph" style:parent-style-name="Standard">
      <style:text-properties style:font-name="Liberation Mono" fo:font-size="7pt" officeooo:rsid="00367f52" officeooo:paragraph-rsid="01ba2dbe" style:font-size-asian="7pt" style:font-size-complex="7pt"/>
    </style:style>
    <style:style style:name="P135" style:family="paragraph" style:parent-style-name="Standard">
      <style:text-properties style:font-name="Liberation Mono" fo:font-size="7pt" officeooo:rsid="00367f52" officeooo:paragraph-rsid="00651826" style:font-size-asian="7pt" style:font-size-complex="7pt"/>
    </style:style>
    <style:style style:name="P136" style:family="paragraph" style:parent-style-name="Standard">
      <style:text-properties style:font-name="Liberation Mono" fo:font-size="7pt" officeooo:rsid="00367f52" officeooo:paragraph-rsid="0129bc6d" style:font-size-asian="7pt" style:font-size-complex="7pt"/>
    </style:style>
    <style:style style:name="P137" style:family="paragraph" style:parent-style-name="Standard">
      <style:text-properties style:font-name="Liberation Mono" fo:font-size="7pt" officeooo:rsid="00367f52" officeooo:paragraph-rsid="01cac85c" style:font-size-asian="7pt" style:font-size-complex="7pt"/>
    </style:style>
    <style:style style:name="P138" style:family="paragraph" style:parent-style-name="Standard">
      <style:text-properties style:font-name="Liberation Mono" fo:font-size="7pt" officeooo:rsid="00367f52" officeooo:paragraph-rsid="01cb898f" style:font-size-asian="7pt" style:font-size-complex="7pt"/>
    </style:style>
    <style:style style:name="P139" style:family="paragraph" style:parent-style-name="Standard">
      <style:text-properties style:font-name="Liberation Mono" fo:font-size="7pt" officeooo:rsid="00367f52" officeooo:paragraph-rsid="01cde432" style:font-size-asian="7pt" style:font-size-complex="7pt"/>
    </style:style>
    <style:style style:name="P140" style:family="paragraph" style:parent-style-name="Standard">
      <style:text-properties style:font-name="Liberation Mono" fo:font-size="7pt" officeooo:rsid="00367f52" officeooo:paragraph-rsid="01d474ac" style:font-size-asian="7pt" style:font-size-complex="7pt"/>
    </style:style>
    <style:style style:name="P141" style:family="paragraph" style:parent-style-name="Standard">
      <style:text-properties style:font-name="Liberation Mono" fo:font-size="7pt" officeooo:rsid="00367f52" officeooo:paragraph-rsid="00f436f5" style:font-size-asian="7pt" style:font-size-complex="7pt"/>
    </style:style>
    <style:style style:name="P142" style:family="paragraph" style:parent-style-name="Standard">
      <style:text-properties style:font-name="Liberation Mono" fo:font-size="7pt" officeooo:rsid="00367f52" officeooo:paragraph-rsid="01d62fa9" style:font-size-asian="7pt" style:font-size-complex="7pt"/>
    </style:style>
    <style:style style:name="P143" style:family="paragraph" style:parent-style-name="Standard">
      <style:text-properties style:font-name="Liberation Mono" fo:font-size="7pt" officeooo:rsid="00367f52" officeooo:paragraph-rsid="00fb02e8" style:font-size-asian="7pt" style:font-size-complex="7pt"/>
    </style:style>
    <style:style style:name="P144" style:family="paragraph" style:parent-style-name="Standard">
      <style:text-properties style:font-name="Liberation Mono" fo:font-size="7pt" officeooo:rsid="00367f52" officeooo:paragraph-rsid="01d9001d" style:font-size-asian="7pt" style:font-size-complex="7pt"/>
    </style:style>
    <style:style style:name="P145" style:family="paragraph" style:parent-style-name="Standard">
      <style:text-properties style:font-name="Liberation Mono" fo:font-size="7pt" officeooo:rsid="00367f52" officeooo:paragraph-rsid="01d95e0b" style:font-size-asian="7pt" style:font-size-complex="7pt"/>
    </style:style>
    <style:style style:name="P146" style:family="paragraph" style:parent-style-name="Standard">
      <style:text-properties style:font-name="Liberation Mono" fo:font-size="7pt" officeooo:rsid="00367f52" officeooo:paragraph-rsid="01db395c" style:font-size-asian="7pt" style:font-size-complex="7pt"/>
    </style:style>
    <style:style style:name="P147" style:family="paragraph" style:parent-style-name="Standard">
      <style:text-properties style:font-name="Liberation Mono" fo:font-size="7pt" officeooo:rsid="00367f52" officeooo:paragraph-rsid="01a47dc5" style:font-size-asian="7pt" style:font-size-complex="7pt"/>
    </style:style>
    <style:style style:name="P148" style:family="paragraph" style:parent-style-name="Standard">
      <style:text-properties style:font-name="Liberation Mono" fo:font-size="7pt" officeooo:rsid="00367f52" officeooo:paragraph-rsid="014d146b" style:font-size-asian="7pt" style:font-size-complex="7pt"/>
    </style:style>
    <style:style style:name="P149" style:family="paragraph" style:parent-style-name="Standard">
      <style:text-properties style:font-name="Liberation Mono" fo:font-size="7pt" officeooo:rsid="00367f52" officeooo:paragraph-rsid="01fd69b1" style:font-size-asian="7pt" style:font-size-complex="7pt"/>
    </style:style>
    <style:style style:name="P150" style:family="paragraph" style:parent-style-name="Standard">
      <style:text-properties style:font-name="Liberation Mono" fo:font-size="7pt" officeooo:rsid="00367f52" officeooo:paragraph-rsid="01fe9700" style:font-size-asian="7pt" style:font-size-complex="7pt"/>
    </style:style>
    <style:style style:name="P151" style:family="paragraph" style:parent-style-name="Standard">
      <style:text-properties style:font-name="Liberation Mono" fo:font-size="7pt" officeooo:rsid="00367f52" officeooo:paragraph-rsid="01fff9ab" style:font-size-asian="7pt" style:font-size-complex="7pt"/>
    </style:style>
    <style:style style:name="P152" style:family="paragraph" style:parent-style-name="Standard">
      <style:text-properties style:font-name="Liberation Mono" fo:font-size="7pt" officeooo:rsid="00367f52" officeooo:paragraph-rsid="02026521" style:font-size-asian="7pt" style:font-size-complex="7pt"/>
    </style:style>
    <style:style style:name="P153" style:family="paragraph" style:parent-style-name="Standard">
      <style:text-properties style:font-name="Liberation Mono" fo:font-size="7pt" officeooo:rsid="00367f52" officeooo:paragraph-rsid="020609c1" style:font-size-asian="7pt" style:font-size-complex="7pt"/>
    </style:style>
    <style:style style:name="P154" style:family="paragraph" style:parent-style-name="Standard">
      <style:text-properties style:font-name="Liberation Mono" fo:font-size="7pt" officeooo:rsid="00367f52" officeooo:paragraph-rsid="0207aa06" style:font-size-asian="7pt" style:font-size-complex="7pt"/>
    </style:style>
    <style:style style:name="P155" style:family="paragraph" style:parent-style-name="Standard">
      <style:text-properties style:font-name="Liberation Mono" fo:font-size="7pt" officeooo:rsid="00367f52" officeooo:paragraph-rsid="020b3117" style:font-size-asian="7pt" style:font-size-complex="7pt"/>
    </style:style>
    <style:style style:name="P156" style:family="paragraph" style:parent-style-name="Standard">
      <style:text-properties style:font-name="Liberation Mono" fo:font-size="7pt" officeooo:rsid="00367f52" officeooo:paragraph-rsid="02118830" style:font-size-asian="7pt" style:font-size-complex="7pt"/>
    </style:style>
    <style:style style:name="P157" style:family="paragraph" style:parent-style-name="Standard">
      <style:text-properties style:font-name="Liberation Mono" fo:font-size="7pt" officeooo:rsid="00367f52" officeooo:paragraph-rsid="024a08a5" style:font-size-asian="7pt" style:font-size-complex="7pt"/>
    </style:style>
    <style:style style:name="P158" style:family="paragraph" style:parent-style-name="Standard">
      <style:text-properties style:font-name="Liberation Mono" fo:font-size="7pt" officeooo:rsid="00367f52" officeooo:paragraph-rsid="025cf328" style:font-size-asian="7pt" style:font-size-complex="7pt"/>
    </style:style>
    <style:style style:name="P159" style:family="paragraph" style:parent-style-name="Standard">
      <style:text-properties style:font-name="Liberation Mono" fo:font-size="7pt" officeooo:rsid="00367f52" officeooo:paragraph-rsid="01ade46d" style:font-size-asian="7pt" style:font-size-complex="7pt"/>
    </style:style>
    <style:style style:name="P160" style:family="paragraph" style:parent-style-name="Standard">
      <style:text-properties style:font-name="Liberation Mono" fo:font-size="7pt" officeooo:rsid="00367f52" officeooo:paragraph-rsid="019bb530" style:font-size-asian="7pt" style:font-size-complex="7pt"/>
    </style:style>
    <style:style style:name="P161" style:family="paragraph" style:parent-style-name="Standard">
      <style:text-properties style:font-name="Liberation Mono" fo:font-size="7pt" officeooo:rsid="00367f52" officeooo:paragraph-rsid="027def5f" style:font-size-asian="7pt" style:font-size-complex="7pt"/>
    </style:style>
    <style:style style:name="P162" style:family="paragraph" style:parent-style-name="Standard">
      <style:text-properties style:font-name="Liberation Mono" fo:font-size="7pt" officeooo:rsid="003745c6" officeooo:paragraph-rsid="004b1b68" style:font-size-asian="7pt" style:font-size-complex="7pt"/>
    </style:style>
    <style:style style:name="P163" style:family="paragraph" style:parent-style-name="Standard">
      <style:text-properties style:font-name="Liberation Mono" fo:font-size="7pt" officeooo:rsid="003745c6" officeooo:paragraph-rsid="000a344f" style:font-size-asian="7pt" style:font-size-complex="7pt"/>
    </style:style>
    <style:style style:name="P164" style:family="paragraph" style:parent-style-name="Standard">
      <style:text-properties style:font-name="Liberation Mono" fo:font-size="7pt" officeooo:rsid="003745c6" officeooo:paragraph-rsid="018dd1fb" style:font-size-asian="7pt" style:font-size-complex="7pt"/>
    </style:style>
    <style:style style:name="P165" style:family="paragraph" style:parent-style-name="Standard">
      <style:text-properties style:font-name="Liberation Mono" fo:font-size="7pt" officeooo:rsid="003745c6" officeooo:paragraph-rsid="01a551df" style:font-size-asian="7pt" style:font-size-complex="7pt"/>
    </style:style>
    <style:style style:name="P166" style:family="paragraph" style:parent-style-name="Standard">
      <style:text-properties style:font-name="Liberation Mono" fo:font-size="7pt" officeooo:rsid="0027ff66" officeooo:paragraph-rsid="0027ff66" style:font-size-asian="7pt" style:font-size-complex="7pt"/>
    </style:style>
    <style:style style:name="P167" style:family="paragraph" style:parent-style-name="Standard">
      <style:text-properties style:font-name="Liberation Mono" fo:font-size="7pt" officeooo:rsid="0027ff66" officeooo:paragraph-rsid="01a2bd28" style:font-size-asian="7pt" style:font-size-complex="7pt"/>
    </style:style>
    <style:style style:name="P168" style:family="paragraph" style:parent-style-name="Standard">
      <style:text-properties style:font-name="Liberation Mono" fo:font-size="7pt" officeooo:rsid="0027ff66" officeooo:paragraph-rsid="01a8b1c4" style:font-size-asian="7pt" style:font-size-complex="7pt"/>
    </style:style>
    <style:style style:name="P169" style:family="paragraph" style:parent-style-name="Standard">
      <style:text-properties style:font-name="Liberation Mono" fo:font-size="7pt" officeooo:paragraph-rsid="004b1b68" style:font-size-asian="7pt" style:font-size-complex="7pt"/>
    </style:style>
    <style:style style:name="P170" style:family="paragraph" style:parent-style-name="Standard">
      <style:text-properties style:font-name="Liberation Mono" fo:font-size="7pt" officeooo:rsid="00651826" officeooo:paragraph-rsid="00651826" style:font-size-asian="7pt" style:font-size-complex="7pt"/>
    </style:style>
    <style:style style:name="P171" style:family="paragraph" style:parent-style-name="Standard">
      <style:text-properties style:font-name="Liberation Mono" fo:font-size="7pt" officeooo:rsid="0054d0f5" officeooo:paragraph-rsid="0054d0f5" style:font-size-asian="7pt" style:font-size-complex="7pt"/>
    </style:style>
    <style:style style:name="P172" style:family="paragraph" style:parent-style-name="Standard">
      <style:text-properties style:font-name="Liberation Mono" fo:font-size="7pt" officeooo:rsid="00b0ad80" officeooo:paragraph-rsid="00b0ad80" style:font-size-asian="7pt" style:font-size-complex="7pt"/>
    </style:style>
    <style:style style:name="P173" style:family="paragraph" style:parent-style-name="Standard">
      <style:text-properties style:font-name="Liberation Mono" fo:font-size="7pt" officeooo:rsid="00b0ad80" officeooo:paragraph-rsid="01f6afac" style:font-size-asian="7pt" style:font-size-complex="7pt"/>
    </style:style>
    <style:style style:name="P174" style:family="paragraph" style:parent-style-name="Standard">
      <style:text-properties style:font-name="Liberation Mono" fo:font-size="7pt" officeooo:rsid="00b0ad80" officeooo:paragraph-rsid="01a47dc5" style:font-size-asian="7pt" style:font-size-complex="7pt"/>
    </style:style>
    <style:style style:name="P175" style:family="paragraph" style:parent-style-name="Standard">
      <style:text-properties style:font-name="Liberation Mono" fo:font-size="7pt" officeooo:rsid="00b0ad80" officeooo:paragraph-rsid="00898093" style:font-size-asian="7pt" style:font-size-complex="7pt"/>
    </style:style>
    <style:style style:name="P176" style:family="paragraph" style:parent-style-name="Standard">
      <style:text-properties style:font-name="Liberation Mono" fo:font-size="7pt" officeooo:rsid="00b0ad80" officeooo:paragraph-rsid="020b3117" style:font-size-asian="7pt" style:font-size-complex="7pt"/>
    </style:style>
    <style:style style:name="P177" style:family="paragraph" style:parent-style-name="Standard">
      <style:text-properties style:font-name="Liberation Mono" fo:font-size="7pt" officeooo:rsid="00b0ad80" officeooo:paragraph-rsid="02118830" style:font-size-asian="7pt" style:font-size-complex="7pt"/>
    </style:style>
    <style:style style:name="P178" style:family="paragraph" style:parent-style-name="Standard">
      <style:text-properties style:font-name="Liberation Mono" fo:font-size="7pt" officeooo:rsid="00b0ad80" officeooo:paragraph-rsid="022c3d1f" style:font-size-asian="7pt" style:font-size-complex="7pt"/>
    </style:style>
    <style:style style:name="P179" style:family="paragraph" style:parent-style-name="Standard">
      <style:text-properties style:font-name="Liberation Mono" fo:font-size="7pt" officeooo:rsid="00b0ad80" officeooo:paragraph-rsid="0230a4d8" style:font-size-asian="7pt" style:font-size-complex="7pt"/>
    </style:style>
    <style:style style:name="P180" style:family="paragraph" style:parent-style-name="Standard">
      <style:text-properties style:font-name="Liberation Mono" fo:font-size="7pt" officeooo:rsid="00b0ad80" officeooo:paragraph-rsid="0230a524" style:font-size-asian="7pt" style:font-size-complex="7pt"/>
    </style:style>
    <style:style style:name="P181" style:family="paragraph" style:parent-style-name="Standard">
      <style:text-properties style:font-name="Liberation Mono" fo:font-size="7pt" officeooo:rsid="00b0ad80" officeooo:paragraph-rsid="023871b8" style:font-size-asian="7pt" style:font-size-complex="7pt"/>
    </style:style>
    <style:style style:name="P182" style:family="paragraph" style:parent-style-name="Standard">
      <style:text-properties style:font-name="Liberation Mono" fo:font-size="7pt" officeooo:rsid="00b0ad80" officeooo:paragraph-rsid="023e4173" style:font-size-asian="7pt" style:font-size-complex="7pt"/>
    </style:style>
    <style:style style:name="P183" style:family="paragraph" style:parent-style-name="Standard">
      <style:text-properties style:font-name="Liberation Mono" fo:font-size="7pt" officeooo:rsid="00b0ad80" officeooo:paragraph-rsid="0213fdc4" style:font-size-asian="7pt" style:font-size-complex="7pt"/>
    </style:style>
    <style:style style:name="P184" style:family="paragraph" style:parent-style-name="Standard">
      <style:text-properties style:font-name="Liberation Mono" fo:font-size="7pt" officeooo:rsid="00b0ad80" officeooo:paragraph-rsid="0244a0d6" style:font-size-asian="7pt" style:font-size-complex="7pt"/>
    </style:style>
    <style:style style:name="P185" style:family="paragraph" style:parent-style-name="Standard">
      <style:text-properties style:font-name="Liberation Mono" fo:font-size="7pt" officeooo:rsid="00b0ad80" officeooo:paragraph-rsid="0191a660" style:font-size-asian="7pt" style:font-size-complex="7pt"/>
    </style:style>
    <style:style style:name="P186" style:family="paragraph" style:parent-style-name="Standard">
      <style:text-properties style:font-name="Liberation Mono" fo:font-size="7pt" officeooo:rsid="00b0ad80" officeooo:paragraph-rsid="024a08a5" style:font-size-asian="7pt" style:font-size-complex="7pt"/>
    </style:style>
    <style:style style:name="P187" style:family="paragraph" style:parent-style-name="Standard">
      <style:text-properties style:font-name="Liberation Mono" fo:font-size="7pt" officeooo:rsid="00b0ad80" officeooo:paragraph-rsid="025cf328" style:font-size-asian="7pt" style:font-size-complex="7pt"/>
    </style:style>
    <style:style style:name="P188" style:family="paragraph" style:parent-style-name="Standard">
      <style:text-properties style:font-name="Liberation Mono" fo:font-size="7pt" officeooo:rsid="00b0ad80" officeooo:paragraph-rsid="026b5a00" style:font-size-asian="7pt" style:font-size-complex="7pt"/>
    </style:style>
    <style:style style:name="P189" style:family="paragraph" style:parent-style-name="Standard">
      <style:text-properties style:font-name="Liberation Mono" fo:font-size="7pt" officeooo:rsid="00b0ad80" officeooo:paragraph-rsid="026d65d7" style:font-size-asian="7pt" style:font-size-complex="7pt"/>
    </style:style>
    <style:style style:name="P190" style:family="paragraph" style:parent-style-name="Standard">
      <style:text-properties style:font-name="Liberation Mono" fo:font-size="7pt" officeooo:rsid="00b0ad80" officeooo:paragraph-rsid="0275d160" style:font-size-asian="7pt" style:font-size-complex="7pt"/>
    </style:style>
    <style:style style:name="P191" style:family="paragraph" style:parent-style-name="Standard">
      <style:text-properties style:font-name="Liberation Mono" fo:font-size="7pt" officeooo:rsid="00b0ad80" officeooo:paragraph-rsid="0288eb24" style:font-size-asian="7pt" style:font-size-complex="7pt"/>
    </style:style>
    <style:style style:name="P192" style:family="paragraph" style:parent-style-name="Standard">
      <style:text-properties style:font-name="Liberation Mono" fo:font-size="7pt" officeooo:rsid="00b0ad80" officeooo:paragraph-rsid="02964089" style:font-size-asian="7pt" style:font-size-complex="7pt"/>
    </style:style>
    <style:style style:name="P193" style:family="paragraph" style:parent-style-name="Standard">
      <style:text-properties style:font-name="Liberation Mono" fo:font-size="7pt" officeooo:rsid="00d8793c" officeooo:paragraph-rsid="018bfbfe" style:font-size-asian="7pt" style:font-size-complex="7pt"/>
    </style:style>
    <style:style style:name="P194" style:family="paragraph" style:parent-style-name="Standard">
      <style:text-properties style:font-name="Liberation Mono" fo:font-size="7pt" officeooo:rsid="00d8793c" officeooo:paragraph-rsid="000a344f" style:font-size-asian="7pt" style:font-size-complex="7pt"/>
    </style:style>
    <style:style style:name="P195" style:family="paragraph" style:parent-style-name="Standard">
      <style:text-properties style:font-name="Liberation Mono" fo:font-size="7pt" officeooo:rsid="00d8793c" officeooo:paragraph-rsid="01f6afac" style:font-size-asian="7pt" style:font-size-complex="7pt"/>
    </style:style>
    <style:style style:name="P196" style:family="paragraph" style:parent-style-name="Standard">
      <style:text-properties style:font-name="Liberation Mono" fo:font-size="7pt" officeooo:rsid="00d8793c" officeooo:paragraph-rsid="01fcc11b" style:font-size-asian="7pt" style:font-size-complex="7pt"/>
    </style:style>
    <style:style style:name="P197" style:family="paragraph" style:parent-style-name="Standard">
      <style:text-properties style:font-name="Liberation Mono" fo:font-size="7pt" officeooo:rsid="00d8793c" officeooo:paragraph-rsid="00898093" style:font-size-asian="7pt" style:font-size-complex="7pt"/>
    </style:style>
    <style:style style:name="P198" style:family="paragraph" style:parent-style-name="Standard">
      <style:text-properties style:font-name="Liberation Mono" fo:font-size="7pt" officeooo:rsid="00d8793c" officeooo:paragraph-rsid="01fe9700" style:font-size-asian="7pt" style:font-size-complex="7pt"/>
    </style:style>
    <style:style style:name="P199" style:family="paragraph" style:parent-style-name="Standard">
      <style:text-properties style:font-name="Liberation Mono" fo:font-size="7pt" officeooo:rsid="00d8793c" officeooo:paragraph-rsid="01fff9ab" style:font-size-asian="7pt" style:font-size-complex="7pt"/>
    </style:style>
    <style:style style:name="P200" style:family="paragraph" style:parent-style-name="Standard">
      <style:text-properties style:font-name="Liberation Mono" fo:font-size="7pt" officeooo:rsid="00d8793c" officeooo:paragraph-rsid="0207aa06" style:font-size-asian="7pt" style:font-size-complex="7pt"/>
    </style:style>
    <style:style style:name="P201" style:family="paragraph" style:parent-style-name="Standard">
      <style:text-properties style:font-name="Liberation Mono" fo:font-size="7pt" officeooo:rsid="00d8793c" officeooo:paragraph-rsid="020b3117" style:font-size-asian="7pt" style:font-size-complex="7pt"/>
    </style:style>
    <style:style style:name="P202" style:family="paragraph" style:parent-style-name="Standard">
      <style:text-properties style:font-name="Liberation Mono" fo:font-size="7pt" officeooo:rsid="00d8793c" officeooo:paragraph-rsid="0213fdc4" style:font-size-asian="7pt" style:font-size-complex="7pt"/>
    </style:style>
    <style:style style:name="P203" style:family="paragraph" style:parent-style-name="Standard">
      <style:text-properties style:font-name="Liberation Mono" fo:font-size="7pt" officeooo:rsid="00d8793c" officeooo:paragraph-rsid="021ae2fa" style:font-size-asian="7pt" style:font-size-complex="7pt"/>
    </style:style>
    <style:style style:name="P204" style:family="paragraph" style:parent-style-name="Standard">
      <style:text-properties style:font-name="Liberation Mono" fo:font-size="7pt" officeooo:rsid="00d8793c" officeooo:paragraph-rsid="00fb02e8" style:font-size-asian="7pt" style:font-size-complex="7pt"/>
    </style:style>
    <style:style style:name="P205" style:family="paragraph" style:parent-style-name="Standard">
      <style:text-properties style:font-name="Liberation Mono" fo:font-size="7pt" officeooo:rsid="00d8793c" officeooo:paragraph-rsid="0267cfee" style:font-size-asian="7pt" style:font-size-complex="7pt"/>
    </style:style>
    <style:style style:name="P206" style:family="paragraph" style:parent-style-name="Standard">
      <style:text-properties style:font-name="Liberation Mono" fo:font-size="7pt" officeooo:paragraph-rsid="000a344f" style:font-size-asian="7pt" style:font-size-complex="7pt"/>
    </style:style>
    <style:style style:name="P207" style:family="paragraph" style:parent-style-name="Standard">
      <style:text-properties style:font-name="Liberation Mono" fo:font-size="7pt" officeooo:rsid="00104766" officeooo:paragraph-rsid="0183b24b" style:font-size-asian="7pt" style:font-size-complex="7pt"/>
    </style:style>
    <style:style style:name="P208" style:family="paragraph" style:parent-style-name="Standard">
      <style:text-properties style:font-name="Liberation Mono" fo:font-size="7pt" officeooo:rsid="00104766" officeooo:paragraph-rsid="018bfbfe" style:font-size-asian="7pt" style:font-size-complex="7pt"/>
    </style:style>
    <style:style style:name="P209" style:family="paragraph" style:parent-style-name="Standard">
      <style:text-properties style:font-name="Liberation Mono" fo:font-size="7pt" officeooo:rsid="00104766" officeooo:paragraph-rsid="01a24f4a" style:font-size-asian="7pt" style:font-size-complex="7pt"/>
    </style:style>
    <style:style style:name="P210" style:family="paragraph" style:parent-style-name="Standard">
      <style:text-properties style:font-name="Liberation Mono" fo:font-size="7pt" officeooo:paragraph-rsid="018855e2" style:font-size-asian="7pt" style:font-size-complex="7pt"/>
    </style:style>
    <style:style style:name="P211" style:family="paragraph" style:parent-style-name="Standard">
      <style:text-properties style:font-name="Liberation Mono" fo:font-size="7pt" officeooo:paragraph-rsid="018bfbfe" style:font-size-asian="7pt" style:font-size-complex="7pt"/>
    </style:style>
    <style:style style:name="P212" style:family="paragraph" style:parent-style-name="Standard">
      <style:text-properties style:font-name="Liberation Mono" fo:font-size="7pt" officeooo:rsid="0009b010" officeooo:paragraph-rsid="01975dda" style:font-size-asian="7pt" style:font-size-complex="7pt"/>
    </style:style>
    <style:style style:name="P213" style:family="paragraph" style:parent-style-name="Standard">
      <style:text-properties style:font-name="Liberation Mono" fo:font-size="7pt" officeooo:rsid="0009b010" officeooo:paragraph-rsid="0191a660" style:font-size-asian="7pt" style:font-size-complex="7pt"/>
    </style:style>
    <style:style style:name="P214" style:family="paragraph" style:parent-style-name="Standard">
      <style:text-properties style:font-name="Liberation Mono" fo:font-size="7pt" officeooo:rsid="000cebef" officeooo:paragraph-rsid="019d6390" style:font-size-asian="7pt" style:font-size-complex="7pt"/>
    </style:style>
    <style:style style:name="P215" style:family="paragraph" style:parent-style-name="Standard">
      <style:text-properties style:font-name="Liberation Mono" fo:font-size="7pt" officeooo:rsid="000cebef" officeooo:paragraph-rsid="019fc5ca" style:font-size-asian="7pt" style:font-size-complex="7pt"/>
    </style:style>
    <style:style style:name="P216" style:family="paragraph" style:parent-style-name="Standard">
      <style:text-properties style:font-name="Liberation Mono" fo:font-size="7pt" officeooo:paragraph-rsid="019d6390" style:font-size-asian="7pt" style:font-size-complex="7pt"/>
    </style:style>
    <style:style style:name="P217" style:family="paragraph" style:parent-style-name="Standard">
      <style:text-properties style:font-name="Liberation Mono" fo:font-size="7pt" officeooo:rsid="019d6390" officeooo:paragraph-rsid="019d6390" style:font-size-asian="7pt" style:font-size-complex="7pt"/>
    </style:style>
    <style:style style:name="P218" style:family="paragraph" style:parent-style-name="Standard">
      <style:text-properties style:font-name="Liberation Mono" fo:font-size="7pt" officeooo:rsid="019d6390" officeooo:paragraph-rsid="019fc5ca" style:font-size-asian="7pt" style:font-size-complex="7pt"/>
    </style:style>
    <style:style style:name="P219" style:family="paragraph" style:parent-style-name="Standard">
      <style:text-properties style:font-name="Liberation Mono" fo:font-size="7pt" officeooo:paragraph-rsid="019fc5ca" style:font-size-asian="7pt" style:font-size-complex="7pt"/>
    </style:style>
    <style:style style:name="P220" style:family="paragraph" style:parent-style-name="Standard">
      <style:text-properties style:font-name="Liberation Mono" fo:font-size="7pt" officeooo:paragraph-rsid="013d39b1" style:font-size-asian="7pt" style:font-size-complex="7pt"/>
    </style:style>
    <style:style style:name="P221" style:family="paragraph" style:parent-style-name="Standard">
      <style:text-properties style:font-name="Liberation Mono" fo:font-size="7pt" officeooo:paragraph-rsid="01a8b1c4" style:font-size-asian="7pt" style:font-size-complex="7pt"/>
    </style:style>
    <style:style style:name="P222" style:family="paragraph" style:parent-style-name="Standard">
      <style:text-properties style:font-name="Liberation Mono" fo:font-size="7pt" officeooo:paragraph-rsid="01ae279a" style:font-size-asian="7pt" style:font-size-complex="7pt"/>
    </style:style>
    <style:style style:name="P223" style:family="paragraph" style:parent-style-name="Standard">
      <style:text-properties style:font-name="Liberation Mono" fo:font-size="7pt" officeooo:rsid="008330cc" officeooo:paragraph-rsid="01d474ac" style:font-size-asian="7pt" style:font-size-complex="7pt"/>
    </style:style>
    <style:style style:name="P224" style:family="paragraph" style:parent-style-name="Standard">
      <style:text-properties style:font-name="Liberation Mono" fo:font-size="7pt" officeooo:rsid="01178f8a" officeooo:paragraph-rsid="011c4d81" style:font-size-asian="7pt" style:font-size-complex="7pt"/>
    </style:style>
    <style:style style:name="P225" style:family="paragraph" style:parent-style-name="Standard">
      <style:text-properties style:font-name="Liberation Mono" fo:font-size="7pt" officeooo:rsid="01178f8a" officeooo:paragraph-rsid="00367f52" style:font-size-asian="7pt" style:font-size-complex="7pt"/>
    </style:style>
    <style:style style:name="P226" style:family="paragraph" style:parent-style-name="Standard">
      <style:text-properties style:font-name="Liberation Mono" fo:font-size="7pt" officeooo:rsid="0138d5a8" officeooo:paragraph-rsid="01fcc11b" style:font-size-asian="7pt" style:font-size-complex="7pt"/>
    </style:style>
    <style:style style:name="P227" style:family="paragraph" style:parent-style-name="Standard">
      <style:text-properties style:font-name="Liberation Mono" fo:font-size="7pt" officeooo:rsid="0138d5a8" officeooo:paragraph-rsid="01fe9700" style:font-size-asian="7pt" style:font-size-complex="7pt"/>
    </style:style>
    <style:style style:name="P228" style:family="paragraph" style:parent-style-name="Standard">
      <style:text-properties style:font-name="Liberation Mono" fo:font-size="7pt" officeooo:rsid="020391fb" officeooo:paragraph-rsid="020391fb" style:font-size-asian="7pt" style:font-size-complex="7pt"/>
    </style:style>
    <style:style style:name="P229" style:family="paragraph" style:parent-style-name="Standard">
      <style:text-properties style:font-name="Liberation Mono" fo:font-size="7pt" officeooo:rsid="020391fb" officeooo:paragraph-rsid="0216f971" style:font-size-asian="7pt" style:font-size-complex="7pt"/>
    </style:style>
    <style:style style:name="P230" style:family="paragraph" style:parent-style-name="Standard">
      <style:text-properties style:font-name="Liberation Mono" fo:font-size="7pt" officeooo:rsid="020391fb" officeooo:paragraph-rsid="02175e62" style:font-size-asian="7pt" style:font-size-complex="7pt"/>
    </style:style>
    <style:style style:name="P231" style:family="paragraph" style:parent-style-name="Standard">
      <style:text-properties style:font-name="Liberation Mono" fo:font-size="7pt" officeooo:rsid="020391fb" officeooo:paragraph-rsid="023e4173" style:font-size-asian="7pt" style:font-size-complex="7pt"/>
    </style:style>
    <style:style style:name="P232" style:family="paragraph" style:parent-style-name="Standard">
      <style:text-properties style:font-name="Liberation Mono" fo:font-size="7pt" officeooo:rsid="020391fb" officeooo:paragraph-rsid="026d65d7" style:font-size-asian="7pt" style:font-size-complex="7pt"/>
    </style:style>
    <style:style style:name="P233" style:family="paragraph" style:parent-style-name="Standard">
      <style:text-properties style:font-name="Liberation Mono" fo:font-size="7pt" officeooo:rsid="00b2a356" officeooo:paragraph-rsid="00b2a356" style:font-size-asian="7pt" style:font-size-complex="7pt"/>
    </style:style>
    <style:style style:name="P234" style:family="paragraph" style:parent-style-name="Standard">
      <style:text-properties style:font-name="Liberation Mono" fo:font-size="7pt" officeooo:rsid="0228a018" officeooo:paragraph-rsid="0228a018" style:font-size-asian="7pt" style:font-size-complex="7pt"/>
    </style:style>
    <style:style style:name="P235" style:family="paragraph" style:parent-style-name="Standard">
      <style:text-properties style:font-name="Liberation Mono" fo:font-size="7pt" officeooo:paragraph-rsid="018dd1fb" style:font-size-asian="7pt" style:font-size-complex="7pt"/>
    </style:style>
    <style:style style:name="P236" style:family="paragraph" style:parent-style-name="Standard">
      <style:text-properties style:font-name="Liberation Mono" fo:font-size="7pt" officeooo:paragraph-rsid="0246641d" style:font-size-asian="7pt" style:font-size-complex="7pt"/>
    </style:style>
    <style:style style:name="P237" style:family="paragraph" style:parent-style-name="Standard">
      <style:text-properties style:font-name="Liberation Mono" fo:font-size="7pt" officeooo:paragraph-rsid="019bb530" style:font-size-asian="7pt" style:font-size-complex="7pt"/>
    </style:style>
    <style:style style:name="P238" style:family="paragraph" style:parent-style-name="Standard">
      <style:text-properties style:font-name="Liberation Mono" fo:font-size="7pt" officeooo:rsid="00fb02e8" officeooo:paragraph-rsid="0267cfee" style:font-size-asian="7pt" style:font-size-complex="7pt"/>
    </style:style>
    <style:style style:name="P239" style:family="paragraph" style:parent-style-name="Standard">
      <style:text-properties style:font-name="Liberation Mono" fo:font-size="7pt" fo:font-weight="bold" officeooo:rsid="00367f52" officeooo:paragraph-rsid="00a406d9" style:font-size-asian="7pt" style:font-weight-asian="bold" style:font-size-complex="7pt" style:font-weight-complex="bold"/>
    </style:style>
    <style:style style:name="P240" style:family="paragraph" style:parent-style-name="Standard">
      <style:text-properties style:font-name="Liberation Mono" fo:font-size="7pt" fo:font-weight="bold" officeooo:rsid="01e48940" officeooo:paragraph-rsid="01e48940" style:font-size-asian="7pt" style:font-weight-asian="bold" style:font-size-complex="7pt" style:font-weight-complex="bold"/>
    </style:style>
    <style:style style:name="P241" style:family="paragraph" style:parent-style-name="Standard">
      <style:text-properties style:font-name="Liberation Mono" fo:font-size="9pt" officeooo:rsid="003d4653" officeooo:paragraph-rsid="00bc9fef" style:font-size-asian="9pt" style:font-size-complex="9pt"/>
    </style:style>
    <style:style style:name="P242" style:family="paragraph" style:parent-style-name="Standard">
      <style:text-properties style:font-name="Liberation Mono" fo:font-size="9pt" officeooo:rsid="003d4653" officeooo:paragraph-rsid="023871b8" style:font-size-asian="9pt" style:font-size-complex="9pt"/>
    </style:style>
    <style:style style:name="P243" style:family="paragraph" style:parent-style-name="Standard">
      <style:text-properties style:font-name="Liberation Mono" fo:font-size="9pt" officeooo:rsid="003d4653" officeooo:paragraph-rsid="026d65d7" style:font-size-asian="9pt" style:font-size-complex="9pt"/>
    </style:style>
    <style:style style:name="P244" style:family="paragraph" style:parent-style-name="Standard">
      <style:text-properties style:font-name="Liberation Mono" fo:font-size="9pt" officeooo:rsid="003d4653" officeooo:paragraph-rsid="02723db2" style:font-size-asian="9pt" style:font-size-complex="9pt"/>
    </style:style>
    <style:style style:name="P245" style:family="paragraph" style:parent-style-name="Standard">
      <style:text-properties style:font-name="Liberation Mono" fo:font-size="9pt" officeooo:paragraph-rsid="01ae279a" style:font-size-asian="9pt" style:font-size-complex="9pt"/>
    </style:style>
    <style:style style:name="P246" style:family="paragraph" style:parent-style-name="Standard">
      <style:text-properties style:font-name="Liberation Mono" fo:font-size="9pt" officeooo:rsid="00651826" officeooo:paragraph-rsid="01cb898f" style:font-size-asian="9pt" style:font-size-complex="9pt"/>
    </style:style>
    <style:style style:name="P247" style:family="paragraph" style:parent-style-name="Standard">
      <style:text-properties style:font-name="Liberation Mono" fo:font-size="9pt" officeooo:rsid="0082c3a0" officeooo:paragraph-rsid="00ec4368" style:font-size-asian="9pt" style:font-size-complex="9pt"/>
    </style:style>
    <style:style style:name="P248" style:family="paragraph" style:parent-style-name="Standard">
      <style:text-properties style:font-name="Liberation Mono" fo:font-size="9pt" officeooo:rsid="00367f52" officeooo:paragraph-rsid="01d62fa9" style:font-size-asian="9pt" style:font-size-complex="9pt"/>
    </style:style>
    <style:style style:name="P249" style:family="paragraph" style:parent-style-name="Standard">
      <style:text-properties style:font-name="Liberation Mono" fo:font-size="9pt" officeooo:rsid="0138d5a8" officeooo:paragraph-rsid="01fe9700" style:font-size-asian="9pt" style:font-size-complex="9pt"/>
    </style:style>
    <style:style style:name="P250" style:family="paragraph" style:parent-style-name="Standard">
      <style:text-properties style:font-name="Liberation Mono" fo:font-size="9pt" officeooo:rsid="00d8793c" officeooo:paragraph-rsid="0213fdc4" style:font-size-asian="9pt" style:font-size-complex="9pt"/>
    </style:style>
    <style:style style:name="P251" style:family="paragraph" style:parent-style-name="Standard">
      <style:paragraph-properties fo:text-align="center" style:justify-single-word="false"/>
      <style:text-properties style:font-name="Liberation Mono" fo:font-size="8pt" fo:font-weight="bold" officeooo:rsid="026b5a00" officeooo:paragraph-rsid="026b5a00" style:font-size-asian="8pt" style:font-weight-asian="bold" style:font-size-complex="8pt" style:font-weight-complex="bold"/>
    </style:style>
    <style:style style:name="P252" style:family="paragraph" style:parent-style-name="Standard">
      <style:text-properties style:use-window-font-color="true" style:font-name="Liberation Mono" fo:font-size="7pt" fo:font-weight="normal" officeooo:rsid="00471daa" officeooo:paragraph-rsid="00ad9d6d" fo:background-color="transparent" style:font-size-asian="7pt" style:font-weight-asian="normal" style:font-size-complex="7pt" style:font-weight-complex="normal"/>
    </style:style>
    <style:style style:name="P253" style:family="paragraph" style:parent-style-name="Standard">
      <style:text-properties style:use-window-font-color="true" style:font-name="Liberation Mono" fo:font-size="7pt" fo:font-weight="normal" officeooo:rsid="00471daa" officeooo:paragraph-rsid="01a47dc5" fo:background-color="transparent" style:font-size-asian="7pt" style:font-weight-asian="normal" style:font-size-complex="7pt" style:font-weight-complex="normal"/>
    </style:style>
    <style:style style:name="P254" style:family="paragraph" style:parent-style-name="Standard">
      <style:text-properties style:use-window-font-color="true" style:font-name="Liberation Mono" fo:font-size="7pt" fo:font-weight="normal" officeooo:rsid="00471daa" officeooo:paragraph-rsid="01f6afac" fo:background-color="transparent" style:font-size-asian="7pt" style:font-weight-asian="normal" style:font-size-complex="7pt" style:font-weight-complex="normal"/>
    </style:style>
    <style:style style:name="P255" style:family="paragraph" style:parent-style-name="Standard">
      <style:text-properties style:use-window-font-color="true" style:font-name="Liberation Mono" fo:font-size="7pt" fo:font-weight="normal" officeooo:rsid="00471daa" officeooo:paragraph-rsid="0246641d" fo:background-color="transparent" style:font-size-asian="7pt" style:font-weight-asian="normal" style:font-size-complex="7pt" style:font-weight-complex="normal"/>
    </style:style>
    <style:style style:name="P256" style:family="paragraph" style:parent-style-name="Standard">
      <style:text-properties style:use-window-font-color="true" style:font-name="Liberation Mono" fo:font-size="7pt" fo:font-weight="normal" officeooo:rsid="00471daa" officeooo:paragraph-rsid="027def5f" fo:background-color="transparent" style:font-size-asian="7pt" style:font-weight-asian="normal" style:font-size-complex="7pt" style:font-weight-complex="normal"/>
    </style:style>
    <style:style style:name="P257" style:family="paragraph" style:parent-style-name="Standard">
      <style:text-properties style:use-window-font-color="true" style:font-name="Liberation Mono" fo:font-size="7pt" fo:font-weight="normal" officeooo:rsid="00367f52" officeooo:paragraph-rsid="019bb530" fo:background-color="transparent" style:font-size-asian="7pt" style:font-weight-asian="normal" style:font-size-complex="7pt" style:font-weight-complex="normal"/>
    </style:style>
    <style:style style:name="P258" style:family="paragraph" style:parent-style-name="Standard">
      <style:text-properties style:use-window-font-color="true" style:font-name="Liberation Mono" fo:font-size="7pt" fo:font-weight="normal" officeooo:rsid="00367f52" officeooo:paragraph-rsid="027def5f" fo:background-color="transparent" style:font-size-asian="7pt" style:font-weight-asian="normal" style:font-size-complex="7pt" style:font-weight-complex="normal"/>
    </style:style>
    <style:style style:name="P259" style:family="paragraph" style:parent-style-name="Standard">
      <style:text-properties style:use-window-font-color="true" style:font-name="Liberation Mono" fo:font-size="7pt" fo:font-weight="normal" officeooo:rsid="0009b010" officeooo:paragraph-rsid="027def5f" fo:background-color="transparent" style:font-size-asian="7pt" style:font-weight-asian="normal" style:font-size-complex="7pt" style:font-weight-complex="normal"/>
    </style:style>
    <style:style style:name="P260" style:family="paragraph" style:parent-style-name="Standard">
      <style:text-properties style:font-name="Liberation Mono1" fo:font-size="7pt" officeooo:rsid="00d8793c" officeooo:paragraph-rsid="01fcc11b" style:font-size-asian="7pt" style:font-size-complex="7pt"/>
    </style:style>
    <style:style style:name="P261" style:family="paragraph" style:parent-style-name="Standard">
      <style:text-properties style:font-name="Liberation Mono1" fo:font-size="7pt" officeooo:rsid="00d8793c" officeooo:paragraph-rsid="01fe9700" style:font-size-asian="7pt" style:font-size-complex="7pt"/>
    </style:style>
    <style:style style:name="P262" style:family="paragraph" style:parent-style-name="Standard">
      <style:text-properties style:font-name="Liberation Mono1" fo:font-size="7pt" officeooo:rsid="00d8793c" officeooo:paragraph-rsid="0213fdc4" style:font-size-asian="7pt" style:font-size-complex="7pt"/>
    </style:style>
    <style:style style:name="P263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7pt" fo:font-weight="normal" officeooo:rsid="000db062" officeooo:paragraph-rsid="000db062" fo:background-color="transparent" style:font-size-asian="7pt" style:font-weight-asian="normal" style:font-size-complex="7pt" style:font-weight-complex="normal"/>
    </style:style>
    <style:style style:name="P264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9pt" fo:font-weight="normal" officeooo:rsid="0183b24b" officeooo:paragraph-rsid="0183b24b" fo:background-color="transparent" style:font-size-asian="9pt" style:font-weight-asian="normal" style:font-size-complex="9pt" style:font-weight-complex="normal"/>
    </style:style>
    <style:style style:name="P265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00db062" officeooo:paragraph-rsid="000db062" fo:background-color="transparent" style:font-size-asian="11pt" style:font-weight-asian="bold" style:font-size-complex="11pt" style:font-weight-complex="bold"/>
    </style:style>
    <style:style style:name="P266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1a2bd28" fo:background-color="transparent" style:font-size-asian="11pt" style:font-weight-asian="bold" style:font-size-complex="11pt" style:font-weight-complex="bold"/>
    </style:style>
    <style:style style:name="P267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1a551df" fo:background-color="transparent" style:font-size-asian="11pt" style:font-weight-asian="bold" style:font-size-complex="11pt" style:font-weight-complex="bold"/>
    </style:style>
    <style:style style:name="P268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25cf328" fo:background-color="transparent" style:font-size-asian="11pt" style:font-weight-asian="bold" style:font-size-complex="11pt" style:font-weight-complex="bold"/>
    </style:style>
    <style:style style:name="P269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263919a" fo:background-color="transparent" style:font-size-asian="11pt" style:font-weight-asian="bold" style:font-size-complex="11pt" style:font-weight-complex="bold"/>
    </style:style>
    <style:style style:name="P270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47dc5" officeooo:paragraph-rsid="01a47dc5" fo:background-color="transparent" style:font-size-asian="11pt" style:font-weight-asian="bold" style:font-size-complex="11pt" style:font-weight-complex="bold"/>
    </style:style>
    <style:style style:name="P271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47dc5" officeooo:paragraph-rsid="01f6afac" fo:background-color="transparent" style:font-size-asian="11pt" style:font-weight-asian="bold" style:font-size-complex="11pt" style:font-weight-complex="bold"/>
    </style:style>
    <style:style style:name="P272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19d6390" officeooo:paragraph-rsid="019d6390" fo:background-color="transparent" style:font-size-asian="11pt" style:font-weight-asian="bold" style:font-size-complex="11pt" style:font-weight-complex="bold"/>
    </style:style>
    <style:style style:name="P273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1ac092c" officeooo:paragraph-rsid="01ac092c" fo:background-color="transparent" style:font-size-asian="11pt" style:font-weight-asian="bold" style:font-size-complex="11pt" style:font-weight-complex="bold"/>
    </style:style>
    <style:style style:name="P274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8b1c4" officeooo:paragraph-rsid="01ae279a" fo:background-color="transparent" style:font-size-asian="11pt" style:font-weight-asian="bold" style:font-size-complex="11pt" style:font-weight-complex="bold"/>
    </style:style>
    <style:style style:name="P275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b00da0" officeooo:paragraph-rsid="01b00da0" fo:background-color="transparent" style:font-size-asian="11pt" style:font-weight-asian="bold" style:font-size-complex="11pt" style:font-weight-complex="bold"/>
    </style:style>
    <style:style style:name="P276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216f971" officeooo:paragraph-rsid="02441f81" fo:background-color="transparent" style:font-size-asian="11pt" style:font-weight-asian="bold" style:font-size-complex="11pt" style:font-weight-complex="bold"/>
    </style:style>
    <style:style style:name="P277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b55626" style:font-size-asian="11pt" style:font-size-complex="11pt"/>
    </style:style>
    <style:style style:name="P278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b611fe" style:font-size-asian="11pt" style:font-size-complex="11pt"/>
    </style:style>
    <style:style style:name="P279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cbfa55" style:font-size-asian="11pt" style:font-size-complex="11pt"/>
    </style:style>
    <style:style style:name="P280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b395c" style:font-size-asian="11pt" style:font-size-complex="11pt"/>
    </style:style>
    <style:style style:name="P281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e6c40" style:font-size-asian="11pt" style:font-size-complex="11pt"/>
    </style:style>
    <style:style style:name="P282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e5b839" style:font-size-asian="11pt" style:font-size-complex="11pt"/>
    </style:style>
    <style:style style:name="P283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fff9ab" style:font-size-asian="11pt" style:font-size-complex="11pt"/>
    </style:style>
    <style:style style:name="P284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03d9f7" style:font-size-asian="11pt" style:font-size-complex="11pt"/>
    </style:style>
    <style:style style:name="P285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05024e" style:font-size-asian="11pt" style:font-size-complex="11pt"/>
    </style:style>
    <style:style style:name="P286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13fdc4" style:font-size-asian="11pt" style:font-size-complex="11pt"/>
    </style:style>
    <style:style style:name="P287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175e62" style:font-size-asian="11pt" style:font-size-complex="11pt"/>
    </style:style>
    <style:style style:name="P288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441f81" style:font-size-asian="11pt" style:font-size-complex="11pt"/>
    </style:style>
    <style:style style:name="P289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6d65d7" style:font-size-asian="11pt" style:font-size-complex="11pt"/>
    </style:style>
    <style:style style:name="P290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63dab" style:font-size-asian="11pt" style:font-size-complex="11pt"/>
    </style:style>
    <style:style style:name="P291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9afbb9" style:font-size-asian="11pt" style:font-size-complex="11pt"/>
    </style:style>
    <style:style style:name="P292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293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ac85c" style:font-size-asian="7pt" style:font-size-complex="7pt"/>
    </style:style>
    <style:style style:name="P294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b898f" style:font-size-asian="7pt" style:font-size-complex="7pt"/>
    </style:style>
    <style:style style:name="P295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bfa55" style:font-size-asian="7pt" style:font-size-complex="7pt"/>
    </style:style>
    <style:style style:name="P296" style:family="paragraph" style:parent-style-name="Standard">
      <style:paragraph-properties fo:margin-top="0in" fo:margin-bottom="0in" loext:contextual-spacing="false"/>
      <style:text-properties style:font-name="Liberation Mono" fo:font-size="9pt" officeooo:rsid="00651826" officeooo:paragraph-rsid="01cac85c" style:font-size-asian="9pt" style:font-size-complex="9pt"/>
    </style:style>
    <style:style style:name="P297" style:family="paragraph" style:parent-style-name="Standard">
      <style:paragraph-properties fo:margin-top="0in" fo:margin-bottom="0in" loext:contextual-spacing="false"/>
      <style:text-properties fo:color="#ffffff" style:font-name="Liberation Mono" fo:font-size="9pt" fo:font-weight="bold" officeooo:rsid="00651826" officeooo:paragraph-rsid="01c4bd35" fo:background-color="#000000" style:font-size-asian="9pt" style:font-weight-asian="bold" style:font-size-complex="9pt" style:font-weight-complex="bold"/>
    </style:style>
    <style:style style:name="P298" style:family="paragraph" style:parent-style-name="Standard">
      <style:paragraph-properties fo:margin-top="0in" fo:margin-bottom="0in" loext:contextual-spacing="false"/>
      <style:text-properties fo:color="#ffffff" style:font-name="Liberation Mono" fo:font-size="9pt" fo:font-weight="bold" officeooo:rsid="00651826" officeooo:paragraph-rsid="01cac85c" fo:background-color="#000000" style:font-size-asian="9pt" style:font-weight-asian="bold" style:font-size-complex="9pt" style:font-weight-complex="bold"/>
    </style:style>
    <style:style style:name="P299" style:family="paragraph" style:parent-style-name="Standard">
      <style:paragraph-properties fo:margin-top="0in" fo:margin-bottom="0in" loext:contextual-spacing="false"/>
      <style:text-properties style:font-name="Liberation Mono1" fo:font-size="7pt" officeooo:rsid="001c247d" officeooo:paragraph-rsid="0213fdc4" style:font-size-asian="7pt" style:font-size-complex="7pt"/>
    </style:style>
    <style:style style:name="P300" style:family="paragraph" style:parent-style-name="Standard">
      <style:paragraph-properties fo:margin-top="0in" fo:margin-bottom="0in" loext:contextual-spacing="false" fo:background-color="transparent" style:vertical-align="middle" style:writing-mode="page">
        <style:background-image/>
      </style:paragraph-properties>
      <style:text-properties fo:color="#ffffff" style:font-name="Liberation Mono" fo:font-size="9pt" fo:font-weight="bold" officeooo:rsid="0009b010" officeooo:paragraph-rsid="000a344f" fo:background-color="#000000" style:font-size-asian="9pt" style:font-weight-asian="bold" style:font-size-complex="9pt" style:font-weight-complex="bold"/>
    </style:style>
    <style:style style:name="P30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30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30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30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30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30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1e9a5ab" style:font-size-asian="7pt" style:font-size-complex="7pt"/>
    </style:style>
    <style:style style:name="P30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30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259d9d5" style:font-size-asian="7pt" style:font-size-complex="7pt"/>
    </style:style>
    <style:style style:name="P30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31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104766" officeooo:paragraph-rsid="018bfbfe" style:font-size-asian="7pt" style:font-size-complex="7pt"/>
    </style:style>
    <style:style style:name="P31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3d4653" officeooo:paragraph-rsid="0191a660" style:font-size-asian="7pt" style:font-size-complex="7pt"/>
    </style:style>
    <style:style style:name="P31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191a660" style:font-size-asian="7pt" style:font-size-complex="7pt"/>
    </style:style>
    <style:style style:name="P31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2541544" style:font-size-asian="7pt" style:font-size-complex="7pt"/>
    </style:style>
    <style:style style:name="P3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iberation Mono" fo:font-size="7pt" officeooo:rsid="018dd1fb" officeooo:paragraph-rsid="019bb530" style:font-size-asian="7pt" style:font-size-complex="7pt"/>
    </style:style>
    <style:style style:name="P31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31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be184" officeooo:paragraph-rsid="019df905" style:font-size-asian="7pt" style:font-size-complex="7pt"/>
    </style:style>
    <style:style style:name="P31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2d472c" officeooo:paragraph-rsid="012d472c" style:font-size-asian="7pt" style:font-size-complex="7pt"/>
    </style:style>
    <style:style style:name="P31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2d472c" officeooo:paragraph-rsid="01c5dc3b" style:font-size-asian="7pt" style:font-size-complex="7pt"/>
    </style:style>
    <style:style style:name="P31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03f91" officeooo:paragraph-rsid="01303f91" style:font-size-asian="7pt" style:font-size-complex="7pt"/>
    </style:style>
    <style:style style:name="P32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158e8" officeooo:paragraph-rsid="01cac85c" style:font-size-asian="7pt" style:font-size-complex="7pt"/>
    </style:style>
    <style:style style:name="P32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32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32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275fc" officeooo:paragraph-rsid="01fe9700" style:font-size-asian="7pt" style:font-size-complex="7pt"/>
    </style:style>
    <style:style style:name="P32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32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7cc50" officeooo:paragraph-rsid="01fe9700" style:font-size-asian="7pt" style:font-size-complex="7pt"/>
    </style:style>
    <style:style style:name="P32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32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d3880" officeooo:paragraph-rsid="020e5e39" style:font-size-asian="7pt" style:font-size-complex="7pt"/>
    </style:style>
    <style:style style:name="P32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83b24b" officeooo:paragraph-rsid="0183b24b" style:font-size-asian="7pt" style:font-size-complex="7pt"/>
    </style:style>
    <style:style style:name="P32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265f8b8" officeooo:paragraph-rsid="0265f8b8" style:font-size-asian="7pt" style:font-size-complex="7pt"/>
    </style:style>
    <style:style style:name="P33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33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9bb530" style:font-size-asian="7pt" style:font-weight-asian="normal" style:font-size-complex="7pt" style:font-weight-complex="normal"/>
    </style:style>
    <style:style style:name="P33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04d2c" officeooo:paragraph-rsid="00f1d875" style:font-size-asian="7pt" style:font-weight-asian="normal" style:font-size-complex="7pt" style:font-weight-complex="normal"/>
    </style:style>
    <style:style style:name="P33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33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33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33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33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d472c" officeooo:paragraph-rsid="012d472c" style:font-size-asian="7pt" style:font-weight-asian="normal" style:font-size-complex="7pt" style:font-weight-complex="normal"/>
    </style:style>
    <style:style style:name="P338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1fff9ab" style:font-size-asian="7pt" style:font-weight-asian="normal" style:font-size-complex="7pt" style:font-weight-complex="normal"/>
    </style:style>
    <style:style style:name="P339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23c5168" style:font-size-asian="7pt" style:font-weight-asian="normal" style:font-size-complex="7pt" style:font-weight-complex="normal"/>
    </style:style>
    <style:style style:name="P34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34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272b6b4" officeooo:paragraph-rsid="0272b6b4" style:font-size-asian="7pt" style:font-weight-asian="normal" style:font-size-complex="7pt" style:font-weight-complex="normal"/>
    </style:style>
    <style:style style:name="P34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34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e9cd3" officeooo:paragraph-rsid="00fe9cd3" style:font-size-asian="7pt" style:font-weight-asian="bold" style:font-size-complex="7pt" style:font-weight-complex="bold"/>
    </style:style>
    <style:style style:name="P34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2d472c" officeooo:paragraph-rsid="012d472c" style:font-size-asian="7pt" style:font-weight-asian="bold" style:font-size-complex="7pt" style:font-weight-complex="bold"/>
    </style:style>
    <style:style style:name="P34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303f91" officeooo:paragraph-rsid="01303f91" style:font-size-asian="7pt" style:font-weight-asian="bold" style:font-size-complex="7pt" style:font-weight-complex="bold"/>
    </style:style>
    <style:style style:name="P34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3158e8" officeooo:paragraph-rsid="01cac85c" style:font-size-asian="7pt" style:font-weight-asian="bold" style:font-size-complex="7pt" style:font-weight-complex="bold"/>
    </style:style>
    <style:style style:name="P34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e4a4e4" officeooo:paragraph-rsid="01fcc11b" style:font-size-asian="7pt" style:font-weight-asian="bold" style:font-size-complex="7pt" style:font-weight-complex="bold"/>
    </style:style>
    <style:style style:name="P348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5da75" officeooo:paragraph-rsid="023c5168" style:font-size-asian="7pt" style:font-weight-asian="bold" style:font-size-complex="7pt" style:font-weight-complex="bold"/>
    </style:style>
    <style:style style:name="P349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350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24851ac" style:font-size-asian="7pt" style:font-style-asian="normal" style:font-size-complex="7pt" style:font-style-complex="normal"/>
    </style:style>
    <style:style style:name="P351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style:text-underline-style="none" officeooo:rsid="015b9cba" officeooo:paragraph-rsid="020faee4" style:font-size-asian="7pt" style:font-style-asian="normal" style:font-size-complex="7pt" style:font-style-complex="normal"/>
    </style:style>
    <style:style style:name="P352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style:use-window-font-color="true" style:font-name="Liberation Mono" fo:font-size="11pt" fo:font-weight="bold" officeooo:rsid="019d6390" officeooo:paragraph-rsid="019d6390" fo:background-color="transparent" style:font-size-asian="11pt" style:font-weight-asian="bold" style:font-size-complex="11pt" style:font-weight-complex="bold"/>
    </style:style>
    <style:style style:name="P353" style:family="paragraph" style:parent-style-name="Standard">
      <style:paragraph-properties fo:margin-top="0in" fo:margin-bottom="0in" loext:contextual-spacing="false" fo:break-before="column"/>
      <style:text-properties style:font-name="Liberation Mono" fo:font-size="7pt" officeooo:rsid="00367f52" officeooo:paragraph-rsid="01cac85c" style:font-size-asian="7pt" style:font-size-complex="7pt"/>
    </style:style>
    <style:style style:name="P354" style:family="paragraph" style:parent-style-name="Table_20_Contents">
      <style:text-properties style:font-name="Liberation Mono" fo:font-size="7pt" officeooo:rsid="001108d0" officeooo:paragraph-rsid="001b53c5" style:font-size-asian="7pt" style:font-size-complex="7pt"/>
    </style:style>
    <style:style style:name="P355" style:family="paragraph" style:parent-style-name="Table_20_Contents">
      <style:text-properties style:font-name="Liberation Mono" fo:font-size="7pt" officeooo:rsid="001b53c5" officeooo:paragraph-rsid="001b53c5" style:font-size-asian="7pt" style:font-size-complex="7pt"/>
    </style:style>
    <style:style style:name="P356" style:family="paragraph" style:parent-style-name="Table_20_Contents">
      <style:text-properties style:font-name="Liberation Mono" fo:font-size="7pt" officeooo:rsid="0027ff66" officeooo:paragraph-rsid="0027ff66" style:font-size-asian="7pt" style:font-size-complex="7pt"/>
    </style:style>
    <style:style style:name="P357" style:family="paragraph" style:parent-style-name="Table_20_Contents">
      <style:text-properties style:font-name="Liberation Mono" fo:font-size="7pt" officeooo:rsid="0027ff66" officeooo:paragraph-rsid="009b506d" style:font-size-asian="7pt" style:font-size-complex="7pt"/>
    </style:style>
    <style:style style:name="P358" style:family="paragraph" style:parent-style-name="Table_20_Contents">
      <style:text-properties style:font-name="Liberation Mono" fo:font-size="7pt" officeooo:rsid="0027ff66" officeooo:paragraph-rsid="01a576bc" style:font-size-asian="7pt" style:font-size-complex="7pt"/>
    </style:style>
    <style:style style:name="P359" style:family="paragraph" style:parent-style-name="Table_20_Contents">
      <style:text-properties style:font-name="Liberation Mono" fo:font-size="7pt" officeooo:rsid="002c40b4" officeooo:paragraph-rsid="002c40b4" style:font-size-asian="7pt" style:font-size-complex="7pt"/>
    </style:style>
    <style:style style:name="P360" style:family="paragraph" style:parent-style-name="Table_20_Contents">
      <style:text-properties style:font-name="Liberation Mono" fo:font-size="7pt" officeooo:rsid="002c40b4" officeooo:paragraph-rsid="01a76b63" style:font-size-asian="7pt" style:font-size-complex="7pt"/>
    </style:style>
    <style:style style:name="P361" style:family="paragraph" style:parent-style-name="Table_20_Contents">
      <style:text-properties style:font-name="Liberation Mono" fo:font-size="7pt" officeooo:rsid="00416f56" officeooo:paragraph-rsid="004b1b68" style:font-size-asian="7pt" style:font-size-complex="7pt"/>
    </style:style>
    <style:style style:name="P362" style:family="paragraph" style:parent-style-name="Table_20_Contents">
      <style:text-properties style:font-name="Liberation Mono" fo:font-size="7pt" officeooo:rsid="00416f56" officeooo:paragraph-rsid="0191a660" style:font-size-asian="7pt" style:font-size-complex="7pt"/>
    </style:style>
    <style:style style:name="P363" style:family="paragraph" style:parent-style-name="Table_20_Contents">
      <style:text-properties style:font-name="Liberation Mono" fo:font-size="7pt" officeooo:rsid="00416f56" officeooo:paragraph-rsid="02535b59" style:font-size-asian="7pt" style:font-size-complex="7pt"/>
    </style:style>
    <style:style style:name="P364" style:family="paragraph" style:parent-style-name="Table_20_Contents">
      <style:paragraph-properties fo:text-align="center" style:justify-single-word="false"/>
      <style:text-properties style:font-name="Liberation Mono" fo:font-size="7pt" officeooo:rsid="00471daa" officeooo:paragraph-rsid="004b1b68" style:font-size-asian="7pt" style:font-size-complex="7pt"/>
    </style:style>
    <style:style style:name="P365" style:family="paragraph" style:parent-style-name="Table_20_Contents">
      <style:text-properties style:font-name="Liberation Mono" fo:font-size="7pt" officeooo:rsid="00471daa" officeooo:paragraph-rsid="004b1b68" style:font-size-asian="7pt" style:font-size-complex="7pt"/>
    </style:style>
    <style:style style:name="P366" style:family="paragraph" style:parent-style-name="Table_20_Contents">
      <style:text-properties style:font-name="Liberation Mono" fo:font-size="7pt" officeooo:rsid="00471daa" officeooo:paragraph-rsid="01a8b1c4" style:font-size-asian="7pt" style:font-size-complex="7pt"/>
    </style:style>
    <style:style style:name="P367" style:family="paragraph" style:parent-style-name="Table_20_Contents">
      <style:text-properties style:font-name="Liberation Mono" fo:font-size="7pt" officeooo:rsid="005426e0" officeooo:paragraph-rsid="005426e0" style:font-size-asian="7pt" style:font-size-complex="7pt"/>
    </style:style>
    <style:style style:name="P368" style:family="paragraph" style:parent-style-name="Table_20_Contents">
      <style:text-properties style:font-name="Liberation Mono" fo:font-size="7pt" officeooo:rsid="005426e0" officeooo:paragraph-rsid="01b13d27" style:font-size-asian="7pt" style:font-size-complex="7pt"/>
    </style:style>
    <style:style style:name="P369" style:family="paragraph" style:parent-style-name="Table_20_Contents">
      <style:text-properties style:font-name="Liberation Mono" fo:font-size="7pt" officeooo:rsid="0054d0f5" officeooo:paragraph-rsid="0054d0f5" style:font-size-asian="7pt" style:font-size-complex="7pt"/>
    </style:style>
    <style:style style:name="P370" style:family="paragraph" style:parent-style-name="Table_20_Contents">
      <style:text-properties style:font-name="Liberation Mono" fo:font-size="7pt" officeooo:rsid="0054d0f5" officeooo:paragraph-rsid="0057e035" style:font-size-asian="7pt" style:font-size-complex="7pt"/>
    </style:style>
    <style:style style:name="P371" style:family="paragraph" style:parent-style-name="Table_20_Contents">
      <style:text-properties style:font-name="Liberation Mono" fo:font-size="7pt" officeooo:rsid="0054d0f5" officeooo:paragraph-rsid="0059281f" style:font-size-asian="7pt" style:font-size-complex="7pt"/>
    </style:style>
    <style:style style:name="P372" style:family="paragraph" style:parent-style-name="Table_20_Contents">
      <style:text-properties style:font-name="Liberation Mono" fo:font-size="7pt" officeooo:rsid="0054d0f5" officeooo:paragraph-rsid="01b350cf" style:font-size-asian="7pt" style:font-size-complex="7pt"/>
    </style:style>
    <style:style style:name="P373" style:family="paragraph" style:parent-style-name="Table_20_Contents">
      <style:text-properties style:font-name="Liberation Mono" fo:font-size="7pt" officeooo:rsid="00651826" officeooo:paragraph-rsid="00651826" style:font-size-asian="7pt" style:font-size-complex="7pt"/>
    </style:style>
    <style:style style:name="P374" style:family="paragraph" style:parent-style-name="Table_20_Contents">
      <style:text-properties style:font-name="Liberation Mono" fo:font-size="7pt" officeooo:rsid="00651826" officeooo:paragraph-rsid="00dfeed5" style:font-size-asian="7pt" style:font-size-complex="7pt"/>
    </style:style>
    <style:style style:name="P375" style:family="paragraph" style:parent-style-name="Table_20_Contents">
      <style:text-properties style:font-name="Liberation Mono" fo:font-size="7pt" officeooo:rsid="00651826" officeooo:paragraph-rsid="00e0ddb9" style:font-size-asian="7pt" style:font-size-complex="7pt"/>
    </style:style>
    <style:style style:name="P376" style:family="paragraph" style:parent-style-name="Table_20_Contents">
      <style:text-properties style:font-name="Liberation Mono" fo:font-size="7pt" officeooo:rsid="0077385e" officeooo:paragraph-rsid="007e528a" style:font-size-asian="7pt" style:font-size-complex="7pt"/>
    </style:style>
    <style:style style:name="P377" style:family="paragraph" style:parent-style-name="Table_20_Contents">
      <style:text-properties style:font-name="Liberation Mono" fo:font-size="7pt" officeooo:rsid="0077385e" officeooo:paragraph-rsid="01ade46d" style:font-size-asian="7pt" style:font-size-complex="7pt"/>
    </style:style>
    <style:style style:name="P378" style:family="paragraph" style:parent-style-name="Table_20_Contents">
      <style:text-properties style:font-name="Liberation Mono" fo:font-size="7pt" officeooo:rsid="0078aba6" officeooo:paragraph-rsid="007e528a" style:font-size-asian="7pt" style:font-size-complex="7pt"/>
    </style:style>
    <style:style style:name="P379" style:family="paragraph" style:parent-style-name="Table_20_Contents">
      <style:text-properties style:font-name="Liberation Mono" fo:font-size="7pt" officeooo:rsid="0082c3a0" officeooo:paragraph-rsid="0082c3a0" style:font-size-asian="7pt" style:font-size-complex="7pt"/>
    </style:style>
    <style:style style:name="P380" style:family="paragraph" style:parent-style-name="Table_20_Contents">
      <style:text-properties style:font-name="Liberation Mono" fo:font-size="7pt" officeooo:rsid="0082c3a0" officeooo:paragraph-rsid="01d474ac" style:font-size-asian="7pt" style:font-size-complex="7pt"/>
    </style:style>
    <style:style style:name="P381" style:family="paragraph" style:parent-style-name="Table_20_Contents">
      <style:text-properties style:font-name="Liberation Mono" fo:font-size="7pt" officeooo:rsid="00847e3f" officeooo:paragraph-rsid="00f436f5" style:font-size-asian="7pt" style:font-size-complex="7pt"/>
    </style:style>
    <style:style style:name="P382" style:family="paragraph" style:parent-style-name="Table_20_Contents">
      <style:text-properties style:font-name="Liberation Mono" fo:font-size="7pt" officeooo:rsid="00847e3f" officeooo:paragraph-rsid="01d474ac" style:font-size-asian="7pt" style:font-size-complex="7pt"/>
    </style:style>
    <style:style style:name="P383" style:family="paragraph" style:parent-style-name="Table_20_Contents">
      <style:text-properties style:font-name="Liberation Mono" fo:font-size="7pt" officeooo:rsid="00847e3f" officeooo:paragraph-rsid="01d62fa9" style:font-size-asian="7pt" style:font-size-complex="7pt"/>
    </style:style>
    <style:style style:name="P384" style:family="paragraph" style:parent-style-name="Table_20_Contents">
      <style:text-properties style:font-name="Liberation Mono" fo:font-size="7pt" officeooo:rsid="00898093" officeooo:paragraph-rsid="00aede7d" style:font-size-asian="7pt" style:font-size-complex="7pt"/>
    </style:style>
    <style:style style:name="P385" style:family="paragraph" style:parent-style-name="Table_20_Contents">
      <style:text-properties style:font-name="Liberation Mono" fo:font-size="7pt" officeooo:rsid="00898093" officeooo:paragraph-rsid="01d62fa9" style:font-size-asian="7pt" style:font-size-complex="7pt"/>
    </style:style>
    <style:style style:name="P386" style:family="paragraph" style:parent-style-name="Table_20_Contents">
      <style:text-properties style:font-name="Liberation Mono" fo:font-size="7pt" officeooo:rsid="008cea0b" officeooo:paragraph-rsid="008cea0b" style:font-size-asian="7pt" style:font-size-complex="7pt"/>
    </style:style>
    <style:style style:name="P387" style:family="paragraph" style:parent-style-name="Table_20_Contents">
      <style:text-properties style:font-name="Liberation Mono" fo:font-size="7pt" officeooo:rsid="0089e1c8" officeooo:paragraph-rsid="00a406d9" style:font-size-asian="7pt" style:font-size-complex="7pt"/>
    </style:style>
    <style:style style:name="P388" style:family="paragraph" style:parent-style-name="Table_20_Contents">
      <style:text-properties style:font-name="Liberation Mono" fo:font-size="7pt" officeooo:rsid="005b4291" officeooo:paragraph-rsid="00ad9d6d" style:font-size-asian="7pt" style:font-size-complex="7pt"/>
    </style:style>
    <style:style style:name="P389" style:family="paragraph" style:parent-style-name="Table_20_Contents">
      <style:text-properties style:font-name="Liberation Mono" fo:font-size="7pt" officeooo:rsid="005c454b" officeooo:paragraph-rsid="00ad9d6d" style:font-size-asian="7pt" style:font-size-complex="7pt"/>
    </style:style>
    <style:style style:name="P390" style:family="paragraph" style:parent-style-name="Table_20_Contents">
      <style:text-properties style:font-name="Liberation Mono" fo:font-size="7pt" officeooo:rsid="006a00c5" officeooo:paragraph-rsid="00aede7d" style:font-size-asian="7pt" style:font-size-complex="7pt"/>
    </style:style>
    <style:style style:name="P391" style:family="paragraph" style:parent-style-name="Table_20_Contents">
      <style:text-properties style:font-name="Liberation Mono" fo:font-size="7pt" officeooo:rsid="00b3a233" officeooo:paragraph-rsid="00b3a233" style:font-size-asian="7pt" style:font-size-complex="7pt"/>
    </style:style>
    <style:style style:name="P392" style:family="paragraph" style:parent-style-name="Table_20_Contents">
      <style:text-properties style:font-name="Liberation Mono" fo:font-size="7pt" officeooo:rsid="00b3fd02" officeooo:paragraph-rsid="00b3fd02" style:font-size-asian="7pt" style:font-size-complex="7pt"/>
    </style:style>
    <style:style style:name="P393" style:family="paragraph" style:parent-style-name="Table_20_Contents">
      <style:text-properties style:font-name="Liberation Mono" fo:font-size="7pt" officeooo:rsid="00b3fd02" officeooo:paragraph-rsid="00f436f5" style:font-size-asian="7pt" style:font-size-complex="7pt"/>
    </style:style>
    <style:style style:name="P394" style:family="paragraph" style:parent-style-name="Table_20_Contents">
      <style:text-properties style:font-name="Liberation Mono" fo:font-size="7pt" officeooo:rsid="00b44bc0" officeooo:paragraph-rsid="00b44bc0" style:font-size-asian="7pt" style:font-size-complex="7pt"/>
    </style:style>
    <style:style style:name="P395" style:family="paragraph" style:parent-style-name="Table_20_Contents">
      <style:text-properties style:font-name="Liberation Mono" fo:font-size="7pt" officeooo:rsid="00b5fb2b" officeooo:paragraph-rsid="00b5fb2b" style:font-size-asian="7pt" style:font-size-complex="7pt"/>
    </style:style>
    <style:style style:name="P396" style:family="paragraph" style:parent-style-name="Table_20_Contents">
      <style:text-properties style:font-name="Liberation Mono" fo:font-size="7pt" officeooo:rsid="00b61f56" officeooo:paragraph-rsid="00b61f56" style:font-size-asian="7pt" style:font-size-complex="7pt"/>
    </style:style>
    <style:style style:name="P397" style:family="paragraph" style:parent-style-name="Table_20_Contents">
      <style:text-properties style:font-name="Liberation Mono" fo:font-size="7pt" officeooo:rsid="00b77033" officeooo:paragraph-rsid="00b77033" style:font-size-asian="7pt" style:font-size-complex="7pt"/>
    </style:style>
    <style:style style:name="P398" style:family="paragraph" style:parent-style-name="Table_20_Contents">
      <style:text-properties style:font-name="Liberation Mono" fo:font-size="7pt" officeooo:rsid="00b77033" officeooo:paragraph-rsid="01e765e1" style:font-size-asian="7pt" style:font-size-complex="7pt"/>
    </style:style>
    <style:style style:name="P399" style:family="paragraph" style:parent-style-name="Table_20_Contents">
      <style:text-properties style:font-name="Liberation Mono" fo:font-size="7pt" officeooo:rsid="00b815be" officeooo:paragraph-rsid="00b815be" style:font-size-asian="7pt" style:font-size-complex="7pt"/>
    </style:style>
    <style:style style:name="P400" style:family="paragraph" style:parent-style-name="Table_20_Contents">
      <style:text-properties style:font-name="Liberation Mono" fo:font-size="7pt" officeooo:rsid="00b815be" officeooo:paragraph-rsid="00b89a2c" style:font-size-asian="7pt" style:font-size-complex="7pt"/>
    </style:style>
    <style:style style:name="P401" style:family="paragraph" style:parent-style-name="Table_20_Contents">
      <style:text-properties style:font-name="Liberation Mono" fo:font-size="7pt" officeooo:rsid="00b815be" officeooo:paragraph-rsid="00ba983d" style:font-size-asian="7pt" style:font-size-complex="7pt"/>
    </style:style>
    <style:style style:name="P402" style:family="paragraph" style:parent-style-name="Table_20_Contents">
      <style:text-properties style:font-name="Liberation Mono" fo:font-size="7pt" officeooo:rsid="00b815be" officeooo:paragraph-rsid="00bc7ea4" style:font-size-asian="7pt" style:font-size-complex="7pt"/>
    </style:style>
    <style:style style:name="P403" style:family="paragraph" style:parent-style-name="Table_20_Contents">
      <style:text-properties style:font-name="Liberation Mono" fo:font-size="7pt" officeooo:rsid="00cd3880" officeooo:paragraph-rsid="00cd3880" style:font-size-asian="7pt" style:font-size-complex="7pt"/>
    </style:style>
    <style:style style:name="P404" style:family="paragraph" style:parent-style-name="Table_20_Contents">
      <style:text-properties style:font-name="Liberation Mono" fo:font-size="7pt" officeooo:rsid="00cd3880" officeooo:paragraph-rsid="0206dd0d" style:font-size-asian="7pt" style:font-size-complex="7pt"/>
    </style:style>
    <style:style style:name="P405" style:family="paragraph" style:parent-style-name="Table_20_Contents">
      <style:text-properties style:font-name="Liberation Mono" fo:font-size="7pt" officeooo:rsid="00cd3880" officeooo:paragraph-rsid="020c9d25" style:font-size-asian="7pt" style:font-size-complex="7pt"/>
    </style:style>
    <style:style style:name="P406" style:family="paragraph" style:parent-style-name="Table_20_Contents">
      <style:text-properties style:font-name="Liberation Mono" fo:font-size="7pt" officeooo:rsid="00cd3880" officeooo:paragraph-rsid="02118830" style:font-size-asian="7pt" style:font-size-complex="7pt"/>
    </style:style>
    <style:style style:name="P407" style:family="paragraph" style:parent-style-name="Table_20_Contents">
      <style:text-properties style:font-name="Liberation Mono" fo:font-size="7pt" officeooo:rsid="00f04d2c" officeooo:paragraph-rsid="00f1d875" style:font-size-asian="7pt" style:font-size-complex="7pt"/>
    </style:style>
    <style:style style:name="P408" style:family="paragraph" style:parent-style-name="Table_20_Contents">
      <style:text-properties style:font-name="Liberation Mono" fo:font-size="7pt" officeooo:rsid="00f1d875" officeooo:paragraph-rsid="00f1d875" style:font-size-asian="7pt" style:font-size-complex="7pt"/>
    </style:style>
    <style:style style:name="P409" style:family="paragraph" style:parent-style-name="Table_20_Contents">
      <style:text-properties style:font-name="Liberation Mono" fo:font-size="7pt" officeooo:rsid="00fe9cd3" officeooo:paragraph-rsid="00fe9cd3" style:font-size-asian="7pt" style:font-size-complex="7pt"/>
    </style:style>
    <style:style style:name="P410" style:family="paragraph" style:parent-style-name="Table_20_Contents">
      <style:text-properties style:font-name="Liberation Mono" fo:font-size="7pt" officeooo:rsid="0108460a" officeooo:paragraph-rsid="0108460a" style:font-size-asian="7pt" style:font-size-complex="7pt"/>
    </style:style>
    <style:style style:name="P411" style:family="paragraph" style:parent-style-name="Table_20_Contents">
      <style:text-properties style:font-name="Liberation Mono" fo:font-size="7pt" officeooo:rsid="0108460a" officeooo:paragraph-rsid="01d7b16a" style:font-size-asian="7pt" style:font-size-complex="7pt"/>
    </style:style>
    <style:style style:name="P412" style:family="paragraph" style:parent-style-name="Table_20_Contents">
      <style:text-properties style:font-name="Liberation Mono" fo:font-size="7pt" officeooo:rsid="0108460a" officeooo:paragraph-rsid="01db395c" style:font-size-asian="7pt" style:font-size-complex="7pt"/>
    </style:style>
    <style:style style:name="P413" style:family="paragraph" style:parent-style-name="Table_20_Contents">
      <style:text-properties style:font-name="Liberation Mono" fo:font-size="7pt" officeooo:rsid="01168370" officeooo:paragraph-rsid="011c4d81" style:font-size-asian="7pt" style:font-size-complex="7pt"/>
    </style:style>
    <style:style style:name="P414" style:family="paragraph" style:parent-style-name="Table_20_Contents">
      <style:text-properties style:font-name="Liberation Mono" fo:font-size="7pt" officeooo:rsid="01197616" officeooo:paragraph-rsid="01197616" style:font-size-asian="7pt" style:font-size-complex="7pt"/>
    </style:style>
    <style:style style:name="P415" style:family="paragraph" style:parent-style-name="Table_20_Contents">
      <style:text-properties style:font-name="Liberation Mono" fo:font-size="7pt" officeooo:rsid="01197616" officeooo:paragraph-rsid="01e48940" style:font-size-asian="7pt" style:font-size-complex="7pt"/>
    </style:style>
    <style:style style:name="P416" style:family="paragraph" style:parent-style-name="Table_20_Contents">
      <style:text-properties style:font-name="Liberation Mono" fo:font-size="7pt" officeooo:rsid="011af13c" officeooo:paragraph-rsid="011af13c" style:font-size-asian="7pt" style:font-size-complex="7pt"/>
    </style:style>
    <style:style style:name="P417" style:family="paragraph" style:parent-style-name="Table_20_Contents">
      <style:text-properties style:font-name="Liberation Mono" fo:font-size="7pt" officeooo:rsid="011af13c" officeooo:paragraph-rsid="011af684" style:font-size-asian="7pt" style:font-size-complex="7pt"/>
    </style:style>
    <style:style style:name="P418" style:family="paragraph" style:parent-style-name="Table_20_Contents">
      <style:text-properties style:font-name="Liberation Mono" fo:font-size="7pt" officeooo:rsid="011d5c43" officeooo:paragraph-rsid="011d5c43" style:font-size-asian="7pt" style:font-size-complex="7pt"/>
    </style:style>
    <style:style style:name="P419" style:family="paragraph" style:parent-style-name="Table_20_Contents">
      <style:text-properties style:font-name="Liberation Mono" fo:font-size="7pt" officeooo:rsid="011e662a" officeooo:paragraph-rsid="011e662a" style:font-size-asian="7pt" style:font-size-complex="7pt"/>
    </style:style>
    <style:style style:name="P420" style:family="paragraph" style:parent-style-name="Table_20_Contents">
      <style:paragraph-properties fo:text-align="center" style:justify-single-word="false"/>
      <style:text-properties style:font-name="Liberation Mono" fo:font-size="7pt" style:font-size-asian="7pt" style:font-size-complex="7pt"/>
    </style:style>
    <style:style style:name="P421" style:family="paragraph" style:parent-style-name="Table_20_Contents">
      <style:paragraph-properties fo:text-align="center" style:justify-single-word="false"/>
      <style:text-properties style:font-name="Liberation Mono" fo:font-size="7pt" officeooo:rsid="0122cc24" officeooo:paragraph-rsid="0122cc24" style:font-size-asian="7pt" style:font-size-complex="7pt"/>
    </style:style>
    <style:style style:name="P422" style:family="paragraph" style:parent-style-name="Table_20_Contents">
      <style:paragraph-properties fo:text-align="center" style:justify-single-word="false"/>
      <style:text-properties style:font-name="Liberation Mono" fo:font-size="7pt" officeooo:rsid="012391cb" officeooo:paragraph-rsid="012391cb" style:font-size-asian="7pt" style:font-size-complex="7pt"/>
    </style:style>
    <style:style style:name="P423" style:family="paragraph" style:parent-style-name="Table_20_Contents">
      <style:text-properties style:font-name="Liberation Mono" fo:font-size="7pt" officeooo:rsid="012d472c" officeooo:paragraph-rsid="0133ce6b" style:font-size-asian="7pt" style:font-size-complex="7pt"/>
    </style:style>
    <style:style style:name="P424" style:family="paragraph" style:parent-style-name="Table_20_Contents">
      <style:text-properties style:font-name="Liberation Mono" fo:font-size="7pt" officeooo:rsid="012d472c" officeooo:paragraph-rsid="01c6d556" style:font-size-asian="7pt" style:font-size-complex="7pt"/>
    </style:style>
    <style:style style:name="P425" style:family="paragraph" style:parent-style-name="Table_20_Contents">
      <style:text-properties style:font-name="Liberation Mono" fo:font-size="7pt" officeooo:rsid="01310d44" officeooo:paragraph-rsid="01310d44" style:font-size-asian="7pt" style:font-size-complex="7pt"/>
    </style:style>
    <style:style style:name="P426" style:family="paragraph" style:parent-style-name="Table_20_Contents">
      <style:text-properties style:font-name="Liberation Mono" fo:font-size="7pt" officeooo:rsid="0132a38a" officeooo:paragraph-rsid="0132a38a" style:font-size-asian="7pt" style:font-size-complex="7pt"/>
    </style:style>
    <style:style style:name="P427" style:family="paragraph" style:parent-style-name="Table_20_Contents">
      <style:text-properties style:font-name="Liberation Mono" fo:font-size="7pt" officeooo:rsid="0132a38a" officeooo:paragraph-rsid="0133ce6b" style:font-size-asian="7pt" style:font-size-complex="7pt"/>
    </style:style>
    <style:style style:name="P428" style:family="paragraph" style:parent-style-name="Table_20_Contents">
      <style:text-properties style:font-name="Liberation Mono" fo:font-size="7pt" officeooo:rsid="013d39b1" officeooo:paragraph-rsid="013d39b1" style:font-size-asian="7pt" style:font-size-complex="7pt"/>
    </style:style>
    <style:style style:name="P429" style:family="paragraph" style:parent-style-name="Table_20_Contents">
      <style:text-properties style:font-name="Liberation Mono" fo:font-size="7pt" officeooo:rsid="013d39b1" officeooo:paragraph-rsid="013eefab" style:font-size-asian="7pt" style:font-size-complex="7pt"/>
    </style:style>
    <style:style style:name="P430" style:family="paragraph" style:parent-style-name="Table_20_Contents">
      <style:text-properties style:font-name="Liberation Mono" fo:font-size="7pt" officeooo:rsid="00104766" officeooo:paragraph-rsid="0183b24b" style:font-size-asian="7pt" style:font-size-complex="7pt"/>
    </style:style>
    <style:style style:name="P431" style:family="paragraph" style:parent-style-name="Table_20_Contents">
      <style:text-properties style:font-name="Liberation Mono" fo:font-size="7pt" officeooo:rsid="00104766" officeooo:paragraph-rsid="018bfbfe" style:font-size-asian="7pt" style:font-size-complex="7pt"/>
    </style:style>
    <style:style style:name="P432" style:family="paragraph" style:parent-style-name="Table_20_Contents">
      <style:text-properties style:font-name="Liberation Mono" fo:font-size="7pt" officeooo:rsid="00104766" officeooo:paragraph-rsid="027a8ccd" style:font-size-asian="7pt" style:font-size-complex="7pt"/>
    </style:style>
    <style:style style:name="P433" style:family="paragraph" style:parent-style-name="Table_20_Contents">
      <style:text-properties style:font-name="Liberation Mono" fo:font-size="7pt" officeooo:rsid="008330cc" officeooo:paragraph-rsid="018bfbfe" style:font-size-asian="7pt" style:font-size-complex="7pt"/>
    </style:style>
    <style:style style:name="P434" style:family="paragraph" style:parent-style-name="Table_20_Contents">
      <style:text-properties style:font-name="Liberation Mono" fo:font-size="7pt" officeooo:rsid="00f9cb85" officeooo:paragraph-rsid="018bfbfe" style:font-size-asian="7pt" style:font-size-complex="7pt"/>
    </style:style>
    <style:style style:name="P435" style:family="paragraph" style:parent-style-name="Table_20_Contents">
      <style:text-properties style:font-name="Liberation Mono" fo:font-size="7pt" officeooo:rsid="00a99447" officeooo:paragraph-rsid="018bfbfe" style:font-size-asian="7pt" style:font-size-complex="7pt"/>
    </style:style>
    <style:style style:name="P436" style:family="paragraph" style:parent-style-name="Table_20_Contents">
      <style:text-properties style:font-name="Liberation Mono" fo:font-size="7pt" officeooo:rsid="008e8866" officeooo:paragraph-rsid="018bfbfe" style:font-size-asian="7pt" style:font-size-complex="7pt"/>
    </style:style>
    <style:style style:name="P437" style:family="paragraph" style:parent-style-name="Table_20_Contents">
      <style:paragraph-properties fo:text-align="start" style:justify-single-word="false"/>
      <style:text-properties style:font-name="Liberation Mono" fo:font-size="7pt" officeooo:rsid="018dd1fb" officeooo:paragraph-rsid="018dd1fb" style:font-size-asian="7pt" style:font-size-complex="7pt"/>
    </style:style>
    <style:style style:name="P438" style:family="paragraph" style:parent-style-name="Table_20_Contents">
      <style:text-properties style:font-name="Liberation Mono" fo:font-size="7pt" officeooo:rsid="00367f52" officeooo:paragraph-rsid="0191a660" style:font-size-asian="7pt" style:font-size-complex="7pt"/>
    </style:style>
    <style:style style:name="P439" style:family="paragraph" style:parent-style-name="Table_20_Contents">
      <style:text-properties style:font-name="Liberation Mono" fo:font-size="7pt" officeooo:rsid="00367f52" officeooo:paragraph-rsid="025833ec" style:font-size-asian="7pt" style:font-size-complex="7pt"/>
    </style:style>
    <style:style style:name="P440" style:family="paragraph" style:parent-style-name="Table_20_Contents">
      <style:text-properties style:font-name="Liberation Mono" fo:font-size="7pt" officeooo:rsid="003d4653" officeooo:paragraph-rsid="0191a660" style:font-size-asian="7pt" style:font-size-complex="7pt"/>
    </style:style>
    <style:style style:name="P441" style:family="paragraph" style:parent-style-name="Table_20_Contents">
      <style:text-properties style:font-name="Liberation Mono" fo:font-size="7pt" officeooo:rsid="003c40d9" officeooo:paragraph-rsid="0191a660" style:font-size-asian="7pt" style:font-size-complex="7pt"/>
    </style:style>
    <style:style style:name="P442" style:family="paragraph" style:parent-style-name="Table_20_Contents">
      <style:text-properties style:font-name="Liberation Mono" fo:font-size="7pt" officeooo:rsid="003c40d9" officeooo:paragraph-rsid="02485a6f" style:font-size-asian="7pt" style:font-size-complex="7pt"/>
    </style:style>
    <style:style style:name="P443" style:family="paragraph" style:parent-style-name="Table_20_Contents">
      <style:text-properties style:font-name="Liberation Mono" fo:font-size="7pt" officeooo:rsid="00e1ac0d" officeooo:paragraph-rsid="019bb530" style:font-size-asian="7pt" style:font-size-complex="7pt"/>
    </style:style>
    <style:style style:name="P444" style:family="paragraph" style:parent-style-name="Table_20_Contents">
      <style:paragraph-properties fo:text-align="center" style:justify-single-word="false"/>
      <style:text-properties style:font-name="Liberation Mono" fo:font-size="7pt" officeooo:rsid="000be760" officeooo:paragraph-rsid="0191e667" style:font-size-asian="7pt" style:font-size-complex="7pt"/>
    </style:style>
    <style:style style:name="P445" style:family="paragraph" style:parent-style-name="Table_20_Contents">
      <style:text-properties style:font-name="Liberation Mono" fo:font-size="7pt" officeooo:rsid="000be760" officeooo:paragraph-rsid="0191e667" style:font-size-asian="7pt" style:font-size-complex="7pt"/>
    </style:style>
    <style:style style:name="P446" style:family="paragraph" style:parent-style-name="Table_20_Contents">
      <style:paragraph-properties fo:text-align="center" style:justify-single-word="false"/>
      <style:text-properties style:font-name="Liberation Mono" fo:font-size="7pt" officeooo:rsid="0035d0a1" officeooo:paragraph-rsid="0191e667" style:font-size-asian="7pt" style:font-size-complex="7pt"/>
    </style:style>
    <style:style style:name="P447" style:family="paragraph" style:parent-style-name="Table_20_Contents">
      <style:text-properties style:font-name="Liberation Mono" fo:font-size="7pt" officeooo:rsid="0035d0a1" officeooo:paragraph-rsid="0191e667" style:font-size-asian="7pt" style:font-size-complex="7pt"/>
    </style:style>
    <style:style style:name="P448" style:family="paragraph" style:parent-style-name="Table_20_Contents">
      <style:text-properties style:font-name="Liberation Mono" fo:font-size="7pt" officeooo:rsid="003ece33" officeooo:paragraph-rsid="01975dda" style:font-size-asian="7pt" style:font-size-complex="7pt"/>
    </style:style>
    <style:style style:name="P449" style:family="paragraph" style:parent-style-name="Table_20_Contents">
      <style:text-properties style:font-name="Liberation Mono" fo:font-size="7pt" officeooo:rsid="00407a47" officeooo:paragraph-rsid="01975dda" style:font-size-asian="7pt" style:font-size-complex="7pt"/>
    </style:style>
    <style:style style:name="P450" style:family="paragraph" style:parent-style-name="Table_20_Contents">
      <style:text-properties style:font-name="Liberation Mono" fo:font-size="7pt" officeooo:rsid="0195c9a0" officeooo:paragraph-rsid="0195c9a0" style:font-size-asian="7pt" style:font-size-complex="7pt"/>
    </style:style>
    <style:style style:name="P451" style:family="paragraph" style:parent-style-name="Table_20_Contents">
      <style:text-properties style:font-name="Liberation Mono" fo:font-size="7pt" officeooo:rsid="01975dda" officeooo:paragraph-rsid="01975dda" style:font-size-asian="7pt" style:font-size-complex="7pt"/>
    </style:style>
    <style:style style:name="P452" style:family="paragraph" style:parent-style-name="Table_20_Contents">
      <style:text-properties style:font-name="Liberation Mono" fo:font-size="7pt" officeooo:rsid="0042f281" officeooo:paragraph-rsid="019bb530" style:font-size-asian="7pt" style:font-size-complex="7pt"/>
    </style:style>
    <style:style style:name="P453" style:family="paragraph" style:parent-style-name="Table_20_Contents">
      <style:text-properties style:font-name="Liberation Mono" fo:font-size="7pt" officeooo:rsid="0042f281" officeooo:paragraph-rsid="027def5f" style:font-size-asian="7pt" style:font-size-complex="7pt"/>
    </style:style>
    <style:style style:name="P454" style:family="paragraph" style:parent-style-name="Table_20_Contents">
      <style:text-properties style:font-name="Liberation Mono" fo:font-size="7pt" officeooo:rsid="000cebef" officeooo:paragraph-rsid="019d6390" style:font-size-asian="7pt" style:font-size-complex="7pt"/>
    </style:style>
    <style:style style:name="P455" style:family="paragraph" style:parent-style-name="Table_20_Contents">
      <style:text-properties style:font-name="Liberation Mono" fo:font-size="7pt" officeooo:rsid="000cebef" officeooo:paragraph-rsid="019fc5ca" style:font-size-asian="7pt" style:font-size-complex="7pt"/>
    </style:style>
    <style:style style:name="P456" style:family="paragraph" style:parent-style-name="Table_20_Contents">
      <style:text-properties style:font-name="Liberation Mono" fo:font-size="7pt" officeooo:rsid="000d9f12" officeooo:paragraph-rsid="019fc5ca" style:font-size-asian="7pt" style:font-size-complex="7pt"/>
    </style:style>
    <style:style style:name="P457" style:family="paragraph" style:parent-style-name="Table_20_Contents">
      <style:text-properties style:font-name="Liberation Mono" fo:font-size="7pt" officeooo:rsid="0142dfee" officeooo:paragraph-rsid="01ae279a" style:font-size-asian="7pt" style:font-size-complex="7pt"/>
    </style:style>
    <style:style style:name="P458" style:family="paragraph" style:parent-style-name="Table_20_Contents">
      <style:text-properties style:font-name="Liberation Mono" fo:font-size="7pt" officeooo:rsid="0163e89e" officeooo:paragraph-rsid="01ae279a" style:font-size-asian="7pt" style:font-size-complex="7pt"/>
    </style:style>
    <style:style style:name="P459" style:family="paragraph" style:parent-style-name="Table_20_Contents">
      <style:text-properties style:font-name="Liberation Mono" fo:font-size="7pt" officeooo:rsid="0144d72f" officeooo:paragraph-rsid="01ae279a" style:font-size-asian="7pt" style:font-size-complex="7pt"/>
    </style:style>
    <style:style style:name="P460" style:family="paragraph" style:parent-style-name="Table_20_Contents">
      <style:text-properties style:font-name="Liberation Mono" fo:font-size="7pt" officeooo:rsid="0145306e" officeooo:paragraph-rsid="01ae279a" style:font-size-asian="7pt" style:font-size-complex="7pt"/>
    </style:style>
    <style:style style:name="P461" style:family="paragraph" style:parent-style-name="Table_20_Contents">
      <style:text-properties style:font-name="Liberation Mono" fo:font-size="7pt" officeooo:rsid="0145306e" officeooo:paragraph-rsid="023871b8" style:font-size-asian="7pt" style:font-size-complex="7pt"/>
    </style:style>
    <style:style style:name="P462" style:family="paragraph" style:parent-style-name="Table_20_Contents">
      <style:text-properties style:font-name="Liberation Mono" fo:font-size="7pt" officeooo:rsid="002c79c6" officeooo:paragraph-rsid="01a8b1c4" style:font-size-asian="7pt" style:font-size-complex="7pt"/>
    </style:style>
    <style:style style:name="P463" style:family="paragraph" style:parent-style-name="Table_20_Contents">
      <style:text-properties style:font-name="Liberation Mono" fo:font-size="7pt" officeooo:rsid="01b13d27" officeooo:paragraph-rsid="01b13d27" style:font-size-asian="7pt" style:font-size-complex="7pt"/>
    </style:style>
    <style:style style:name="P464" style:family="paragraph" style:parent-style-name="Table_20_Contents">
      <style:text-properties style:font-name="Liberation Mono" fo:font-size="7pt" officeooo:rsid="01b350cf" officeooo:paragraph-rsid="01b350cf" style:font-size-asian="7pt" style:font-size-complex="7pt"/>
    </style:style>
    <style:style style:name="P465" style:family="paragraph" style:parent-style-name="Table_20_Contents">
      <style:text-properties style:font-name="Liberation Mono" fo:font-size="7pt" officeooo:rsid="006a0bc1" officeooo:paragraph-rsid="01b611fe" style:font-size-asian="7pt" style:font-size-complex="7pt"/>
    </style:style>
    <style:style style:name="P466" style:family="paragraph" style:parent-style-name="Table_20_Contents">
      <style:text-properties style:font-name="Liberation Mono" fo:font-size="7pt" officeooo:rsid="006a0bc1" officeooo:paragraph-rsid="01b6400d" style:font-size-asian="7pt" style:font-size-complex="7pt"/>
    </style:style>
    <style:style style:name="P467" style:family="paragraph" style:parent-style-name="Table_20_Contents">
      <style:text-properties style:font-name="Liberation Mono" fo:font-size="7pt" officeooo:rsid="006bcde2" officeooo:paragraph-rsid="01b611fe" style:font-size-asian="7pt" style:font-size-complex="7pt"/>
    </style:style>
    <style:style style:name="P468" style:family="paragraph" style:parent-style-name="Table_20_Contents">
      <style:text-properties style:font-name="Liberation Mono" fo:font-size="7pt" officeooo:rsid="009fb387" officeooo:paragraph-rsid="01b611fe" style:font-size-asian="7pt" style:font-size-complex="7pt"/>
    </style:style>
    <style:style style:name="P469" style:family="paragraph" style:parent-style-name="Table_20_Contents">
      <style:text-properties style:font-name="Liberation Mono" fo:font-size="7pt" officeooo:rsid="00f6f63b" officeooo:paragraph-rsid="01b611fe" style:font-size-asian="7pt" style:font-size-complex="7pt"/>
    </style:style>
    <style:style style:name="P470" style:family="paragraph" style:parent-style-name="Table_20_Contents">
      <style:text-properties style:font-name="Liberation Mono" fo:font-size="7pt" officeooo:rsid="00f6f63b" officeooo:paragraph-rsid="01cb898f" style:font-size-asian="7pt" style:font-size-complex="7pt"/>
    </style:style>
    <style:style style:name="P471" style:family="paragraph" style:parent-style-name="Table_20_Contents">
      <style:text-properties style:font-name="Liberation Mono" fo:font-size="7pt" officeooo:rsid="006dd1e6" officeooo:paragraph-rsid="01b611fe" style:font-size-asian="7pt" style:font-size-complex="7pt"/>
    </style:style>
    <style:style style:name="P472" style:family="paragraph" style:parent-style-name="Table_20_Contents">
      <style:text-properties style:font-name="Liberation Mono" fo:font-size="7pt" officeooo:rsid="00f6f6f7" officeooo:paragraph-rsid="01b611fe" style:font-size-asian="7pt" style:font-size-complex="7pt"/>
    </style:style>
    <style:style style:name="P473" style:family="paragraph" style:parent-style-name="Table_20_Contents">
      <style:text-properties style:font-name="Liberation Mono" fo:font-size="7pt" officeooo:rsid="00f6f6f7" officeooo:paragraph-rsid="027def5f" style:font-size-asian="7pt" style:font-size-complex="7pt"/>
    </style:style>
    <style:style style:name="P474" style:family="paragraph" style:parent-style-name="Table_20_Contents">
      <style:text-properties style:font-name="Liberation Mono" fo:font-size="7pt" officeooo:rsid="00f7f217" officeooo:paragraph-rsid="01b611fe" style:font-size-asian="7pt" style:font-size-complex="7pt"/>
    </style:style>
    <style:style style:name="P475" style:family="paragraph" style:parent-style-name="Table_20_Contents">
      <style:text-properties style:font-name="Liberation Mono" fo:font-size="7pt" officeooo:rsid="00f7f217" officeooo:paragraph-rsid="027def5f" style:font-size-asian="7pt" style:font-size-complex="7pt"/>
    </style:style>
    <style:style style:name="P476" style:family="paragraph" style:parent-style-name="Table_20_Contents">
      <style:text-properties style:font-name="Liberation Mono" fo:font-size="7pt" officeooo:rsid="00f80d5d" officeooo:paragraph-rsid="01b611fe" style:font-size-asian="7pt" style:font-size-complex="7pt"/>
    </style:style>
    <style:style style:name="P477" style:family="paragraph" style:parent-style-name="Table_20_Contents">
      <style:text-properties style:font-name="Liberation Mono" fo:font-size="7pt" officeooo:rsid="00f80d5d" officeooo:paragraph-rsid="027def5f" style:font-size-asian="7pt" style:font-size-complex="7pt"/>
    </style:style>
    <style:style style:name="P478" style:family="paragraph" style:parent-style-name="Table_20_Contents">
      <style:text-properties style:font-name="Liberation Mono" fo:font-size="7pt" officeooo:rsid="0074ac54" officeooo:paragraph-rsid="01b611fe" style:font-size-asian="7pt" style:font-size-complex="7pt"/>
    </style:style>
    <style:style style:name="P479" style:family="paragraph" style:parent-style-name="Table_20_Contents">
      <style:text-properties style:font-name="Liberation Mono" fo:font-size="7pt" officeooo:rsid="01b8ebf5" officeooo:paragraph-rsid="01b8ebf5" style:font-size-asian="7pt" style:font-size-complex="7pt"/>
    </style:style>
    <style:style style:name="P480" style:family="paragraph" style:parent-style-name="Table_20_Contents">
      <style:text-properties style:font-name="Liberation Mono" fo:font-size="7pt" officeooo:rsid="0067e149" officeooo:paragraph-rsid="01cb898f" style:font-size-asian="7pt" style:font-size-complex="7pt"/>
    </style:style>
    <style:style style:name="P481" style:family="paragraph" style:parent-style-name="Table_20_Contents">
      <style:text-properties style:font-name="Liberation Mono" fo:font-size="7pt" officeooo:rsid="0090e2f7" officeooo:paragraph-rsid="01cb898f" style:font-size-asian="7pt" style:font-size-complex="7pt"/>
    </style:style>
    <style:style style:name="P482" style:family="paragraph" style:parent-style-name="Table_20_Contents">
      <style:text-properties style:font-name="Liberation Mono" fo:font-size="7pt" officeooo:rsid="013730d5" officeooo:paragraph-rsid="01cb898f" style:font-size-asian="7pt" style:font-size-complex="7pt"/>
    </style:style>
    <style:style style:name="P483" style:family="paragraph" style:parent-style-name="Table_20_Contents">
      <style:text-properties style:font-name="Liberation Mono" fo:font-size="7pt" officeooo:rsid="00ec4368" officeooo:paragraph-rsid="00ec4368" style:font-size-asian="7pt" style:font-size-complex="7pt"/>
    </style:style>
    <style:style style:name="P484" style:family="paragraph" style:parent-style-name="Table_20_Contents">
      <style:text-properties style:font-name="Liberation Mono" fo:font-size="7pt" officeooo:rsid="00ef494a" officeooo:paragraph-rsid="01cde432" style:font-size-asian="7pt" style:font-size-complex="7pt"/>
    </style:style>
    <style:style style:name="P485" style:family="paragraph" style:parent-style-name="Table_20_Contents">
      <style:text-properties style:font-name="Liberation Mono" fo:font-size="7pt" officeooo:rsid="00859147" officeooo:paragraph-rsid="01d9001d" style:font-size-asian="7pt" style:font-size-complex="7pt"/>
    </style:style>
    <style:style style:name="P486" style:family="paragraph" style:parent-style-name="Table_20_Contents">
      <style:text-properties style:font-name="Liberation Mono" fo:font-size="7pt" officeooo:rsid="010eaed6" officeooo:paragraph-rsid="01d95e0b" style:font-size-asian="7pt" style:font-size-complex="7pt"/>
    </style:style>
    <style:style style:name="P487" style:family="paragraph" style:parent-style-name="Table_20_Contents">
      <style:text-properties style:font-name="Liberation Mono" fo:font-size="7pt" officeooo:rsid="010fcec4" officeooo:paragraph-rsid="01d95e0b" style:font-size-asian="7pt" style:font-size-complex="7pt"/>
    </style:style>
    <style:style style:name="P488" style:family="paragraph" style:parent-style-name="Table_20_Contents">
      <style:text-properties style:font-name="Liberation Mono" fo:font-size="7pt" officeooo:rsid="010fcec4" officeooo:paragraph-rsid="01dd38ca" style:font-size-asian="7pt" style:font-size-complex="7pt"/>
    </style:style>
    <style:style style:name="P489" style:family="paragraph" style:parent-style-name="Table_20_Contents">
      <style:text-properties style:font-name="Liberation Mono" fo:font-size="7pt" officeooo:rsid="010b4f19" officeooo:paragraph-rsid="01db395c" style:font-size-asian="7pt" style:font-size-complex="7pt"/>
    </style:style>
    <style:style style:name="P490" style:family="paragraph" style:parent-style-name="Table_20_Contents">
      <style:text-properties style:font-name="Liberation Mono" fo:font-size="7pt" officeooo:rsid="010c5411" officeooo:paragraph-rsid="01db395c" style:font-size-asian="7pt" style:font-size-complex="7pt"/>
    </style:style>
    <style:style style:name="P491" style:family="paragraph" style:parent-style-name="Table_20_Contents">
      <style:text-properties style:font-name="Liberation Mono" fo:font-size="7pt" officeooo:rsid="01178f8a" officeooo:paragraph-rsid="01df20be" style:font-size-asian="7pt" style:font-size-complex="7pt"/>
    </style:style>
    <style:style style:name="P492" style:family="paragraph" style:parent-style-name="Table_20_Contents">
      <style:text-properties style:font-name="Liberation Mono" fo:font-size="7pt" officeooo:rsid="01df20be" officeooo:paragraph-rsid="01df20be" style:font-size-asian="7pt" style:font-size-complex="7pt"/>
    </style:style>
    <style:style style:name="P493" style:family="paragraph" style:parent-style-name="Table_20_Contents">
      <style:text-properties style:font-name="Liberation Mono" fo:font-size="7pt" officeooo:rsid="0061cc61" officeooo:paragraph-rsid="01f6afac" style:font-size-asian="7pt" style:font-size-complex="7pt"/>
    </style:style>
    <style:style style:name="P494" style:family="paragraph" style:parent-style-name="Table_20_Contents">
      <style:text-properties style:font-name="Liberation Mono" fo:font-size="7pt" officeooo:rsid="00d5026d" officeooo:paragraph-rsid="01f6afac" style:font-size-asian="7pt" style:font-size-complex="7pt"/>
    </style:style>
    <style:style style:name="P495" style:family="paragraph" style:parent-style-name="Table_20_Contents">
      <style:text-properties style:font-name="Liberation Mono" fo:font-size="7pt" officeooo:rsid="00d5d77f" officeooo:paragraph-rsid="01f6afac" style:font-size-asian="7pt" style:font-size-complex="7pt"/>
    </style:style>
    <style:style style:name="P496" style:family="paragraph" style:parent-style-name="Table_20_Contents">
      <style:text-properties style:font-name="Liberation Mono" fo:font-size="7pt" officeooo:rsid="00d8793c" officeooo:paragraph-rsid="01f6afac" style:font-size-asian="7pt" style:font-size-complex="7pt"/>
    </style:style>
    <style:style style:name="P497" style:family="paragraph" style:parent-style-name="Table_20_Contents">
      <style:text-properties style:font-name="Liberation Mono" fo:font-size="7pt" officeooo:rsid="00d999ef" officeooo:paragraph-rsid="01f6afac" style:font-size-asian="7pt" style:font-size-complex="7pt"/>
    </style:style>
    <style:style style:name="P498" style:family="paragraph" style:parent-style-name="Table_20_Contents">
      <style:text-properties style:font-name="Liberation Mono" fo:font-size="7pt" officeooo:rsid="00db68df" officeooo:paragraph-rsid="01f6afac" style:font-size-asian="7pt" style:font-size-complex="7pt"/>
    </style:style>
    <style:style style:name="P499" style:family="paragraph" style:parent-style-name="Table_20_Contents">
      <style:text-properties style:font-name="Liberation Mono" fo:font-size="7pt" officeooo:rsid="00db819c" officeooo:paragraph-rsid="01f6afac" style:font-size-asian="7pt" style:font-size-complex="7pt"/>
    </style:style>
    <style:style style:name="P500" style:family="paragraph" style:parent-style-name="Table_20_Contents">
      <style:text-properties style:font-name="Liberation Mono" fo:font-size="7pt" officeooo:rsid="015226ef" officeooo:paragraph-rsid="01fcc11b" style:font-size-asian="7pt" style:font-size-complex="7pt"/>
    </style:style>
    <style:style style:name="P501" style:family="paragraph" style:parent-style-name="Table_20_Contents">
      <style:text-properties style:font-name="Liberation Mono" fo:font-size="7pt" officeooo:rsid="0161f346" officeooo:paragraph-rsid="0213fdc4" style:font-size-asian="7pt" style:font-size-complex="7pt"/>
    </style:style>
    <style:style style:name="P502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213fdc4" style:font-size-asian="7pt" style:font-size-complex="7pt"/>
    </style:style>
    <style:style style:name="P503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21ae2fa" style:font-size-asian="7pt" style:font-size-complex="7pt"/>
    </style:style>
    <style:style style:name="P504" style:family="paragraph" style:parent-style-name="Table_20_Contents">
      <style:text-properties style:font-name="Liberation Mono" fo:font-size="7pt" officeooo:rsid="00e4a4e4" officeooo:paragraph-rsid="01fcc11b" style:font-size-asian="7pt" style:font-size-complex="7pt"/>
    </style:style>
    <style:style style:name="P505" style:family="paragraph" style:parent-style-name="Table_20_Contents">
      <style:text-properties style:font-name="Liberation Mono" fo:font-size="7pt" officeooo:rsid="0164c80c" officeooo:paragraph-rsid="01fcc11b" style:font-size-asian="7pt" style:font-size-complex="7pt"/>
    </style:style>
    <style:style style:name="P506" style:family="paragraph" style:parent-style-name="Table_20_Contents">
      <style:text-properties style:font-name="Liberation Mono" fo:font-size="7pt" officeooo:rsid="0164c80c" officeooo:paragraph-rsid="022646e6" style:font-size-asian="7pt" style:font-size-complex="7pt"/>
    </style:style>
    <style:style style:name="P507" style:family="paragraph" style:parent-style-name="Table_20_Contents">
      <style:text-properties style:font-name="Liberation Mono" fo:font-size="7pt" officeooo:rsid="01725d28" officeooo:paragraph-rsid="01fcc11b" style:font-size-asian="7pt" style:font-size-complex="7pt"/>
    </style:style>
    <style:style style:name="P508" style:family="paragraph" style:parent-style-name="Table_20_Contents">
      <style:text-properties style:font-name="Liberation Mono" fo:font-size="7pt" officeooo:rsid="01576642" officeooo:paragraph-rsid="01fcc11b" style:font-size-asian="7pt" style:font-size-complex="7pt"/>
    </style:style>
    <style:style style:name="P509" style:family="paragraph" style:parent-style-name="Table_20_Contents">
      <style:text-properties style:font-name="Liberation Mono" fo:font-size="7pt" officeooo:rsid="015987cf" officeooo:paragraph-rsid="01fcc11b" style:font-size-asian="7pt" style:font-size-complex="7pt"/>
    </style:style>
    <style:style style:name="P510" style:family="paragraph" style:parent-style-name="Table_20_Contents">
      <style:text-properties style:font-name="Liberation Mono" fo:font-size="7pt" officeooo:rsid="00dbde72" officeooo:paragraph-rsid="0213fdc4" style:font-size-asian="7pt" style:font-size-complex="7pt"/>
    </style:style>
    <style:style style:name="P511" style:family="paragraph" style:parent-style-name="Table_20_Contents">
      <style:text-properties style:font-name="Liberation Mono" fo:font-size="7pt" officeooo:rsid="00dbde72" officeooo:paragraph-rsid="0215ce6e" style:font-size-asian="7pt" style:font-size-complex="7pt"/>
    </style:style>
    <style:style style:name="P512" style:family="paragraph" style:parent-style-name="Table_20_Contents">
      <style:text-properties style:font-name="Liberation Mono" fo:font-size="7pt" officeooo:rsid="00dbde72" officeooo:paragraph-rsid="0267cfee" style:font-size-asian="7pt" style:font-size-complex="7pt"/>
    </style:style>
    <style:style style:name="P513" style:family="paragraph" style:parent-style-name="Table_20_Contents">
      <style:text-properties style:font-name="Liberation Mono" fo:font-size="7pt" officeooo:rsid="00dbde72" officeooo:paragraph-rsid="02809476" style:font-size-asian="7pt" style:font-size-complex="7pt"/>
    </style:style>
    <style:style style:name="P514" style:family="paragraph" style:parent-style-name="Table_20_Contents">
      <style:text-properties style:font-name="Liberation Mono" fo:font-size="7pt" officeooo:rsid="00de634f" officeooo:paragraph-rsid="0213fdc4" style:font-size-asian="7pt" style:font-size-complex="7pt"/>
    </style:style>
    <style:style style:name="P515" style:family="paragraph" style:parent-style-name="Table_20_Contents">
      <style:text-properties style:font-name="Liberation Mono" fo:font-size="7pt" officeooo:rsid="00b0ad80" officeooo:paragraph-rsid="01fff9ab" style:font-size-asian="7pt" style:font-size-complex="7pt"/>
    </style:style>
    <style:style style:name="P516" style:family="paragraph" style:parent-style-name="Table_20_Contents">
      <style:text-properties style:font-name="Liberation Mono" fo:font-size="7pt" officeooo:rsid="00c9f82f" officeooo:paragraph-rsid="01fd69b1" style:font-size-asian="7pt" style:font-size-complex="7pt"/>
    </style:style>
    <style:style style:name="P517" style:family="paragraph" style:parent-style-name="Table_20_Contents">
      <style:text-properties style:font-name="Liberation Mono" fo:font-size="7pt" officeooo:rsid="00c9f82f" officeooo:paragraph-rsid="023a8d7c" style:font-size-asian="7pt" style:font-size-complex="7pt"/>
    </style:style>
    <style:style style:name="P518" style:family="paragraph" style:parent-style-name="Table_20_Contents">
      <style:text-properties style:font-name="Liberation Mono" fo:font-size="7pt" officeooo:rsid="00bce438" officeooo:paragraph-rsid="0207aa06" style:font-size-asian="7pt" style:font-size-complex="7pt"/>
    </style:style>
    <style:style style:name="P519" style:family="paragraph" style:parent-style-name="Table_20_Contents">
      <style:text-properties style:font-name="Liberation Mono" fo:font-size="7pt" officeooo:rsid="014cb929" officeooo:paragraph-rsid="0207aa06" style:font-size-asian="7pt" style:font-size-complex="7pt"/>
    </style:style>
    <style:style style:name="P520" style:family="paragraph" style:parent-style-name="Table_20_Contents">
      <style:text-properties style:font-name="Liberation Mono" fo:font-size="7pt" officeooo:rsid="00be20fb" officeooo:paragraph-rsid="01fe9700" style:font-size-asian="7pt" style:font-size-complex="7pt"/>
    </style:style>
    <style:style style:name="P521" style:family="paragraph" style:parent-style-name="Table_20_Contents">
      <style:text-properties style:font-name="Liberation Mono" fo:font-size="7pt" officeooo:rsid="00bfe6aa" officeooo:paragraph-rsid="01fe9700" style:font-size-asian="7pt" style:font-size-complex="7pt"/>
    </style:style>
    <style:style style:name="P522" style:family="paragraph" style:parent-style-name="Table_20_Contents">
      <style:text-properties style:font-name="Liberation Mono" fo:font-size="7pt" officeooo:rsid="00c275fc" officeooo:paragraph-rsid="01fe9700" style:font-size-asian="7pt" style:font-size-complex="7pt"/>
    </style:style>
    <style:style style:name="P523" style:family="paragraph" style:parent-style-name="Table_20_Contents">
      <style:text-properties style:font-name="Liberation Mono" fo:font-size="7pt" officeooo:rsid="0138d5a8" officeooo:paragraph-rsid="01fe9700" style:font-size-asian="7pt" style:font-size-complex="7pt"/>
    </style:style>
    <style:style style:name="P524" style:family="paragraph" style:parent-style-name="Table_20_Contents">
      <style:text-properties style:font-name="Liberation Mono" fo:font-size="7pt" officeooo:rsid="013a81a9" officeooo:paragraph-rsid="01fe9700" style:font-size-asian="7pt" style:font-size-complex="7pt"/>
    </style:style>
    <style:style style:name="P525" style:family="paragraph" style:parent-style-name="Table_20_Contents">
      <style:text-properties style:font-name="Liberation Mono" fo:font-size="7pt" officeooo:rsid="00c45e32" officeooo:paragraph-rsid="01fe9700" style:font-size-asian="7pt" style:font-size-complex="7pt"/>
    </style:style>
    <style:style style:name="P526" style:family="paragraph" style:parent-style-name="Table_20_Contents">
      <style:text-properties style:font-name="Liberation Mono" fo:font-size="7pt" officeooo:rsid="00c7cc50" officeooo:paragraph-rsid="01fe9700" style:font-size-asian="7pt" style:font-size-complex="7pt"/>
    </style:style>
    <style:style style:name="P527" style:family="paragraph" style:parent-style-name="Table_20_Contents">
      <style:text-properties style:font-name="Liberation Mono" fo:font-size="7pt" officeooo:rsid="00e763ec" officeooo:paragraph-rsid="02118830" style:font-size-asian="7pt" style:font-size-complex="7pt"/>
    </style:style>
    <style:style style:name="P528" style:family="paragraph" style:parent-style-name="Table_20_Contents">
      <style:text-properties style:font-name="Liberation Mono" fo:font-size="7pt" officeooo:rsid="00e3b027" officeooo:paragraph-rsid="020b3117" style:font-size-asian="7pt" style:font-size-complex="7pt"/>
    </style:style>
    <style:style style:name="P529" style:family="paragraph" style:parent-style-name="Table_20_Contents">
      <style:paragraph-properties fo:text-align="center" style:justify-single-word="false"/>
      <style:text-properties style:font-name="Liberation Mono" fo:font-size="7pt" officeooo:rsid="021b263d" officeooo:paragraph-rsid="021b263d" style:font-size-asian="7pt" style:font-size-complex="7pt"/>
    </style:style>
    <style:style style:name="P530" style:family="paragraph" style:parent-style-name="Table_20_Contents">
      <style:text-properties style:font-name="Liberation Mono" fo:font-size="7pt" officeooo:rsid="01c6d556" officeooo:paragraph-rsid="01c6d556" style:font-size-asian="7pt" style:font-size-complex="7pt"/>
    </style:style>
    <style:style style:name="P531" style:family="paragraph" style:parent-style-name="Table_20_Contents">
      <style:text-properties style:font-name="Liberation Mono" fo:font-size="7pt" officeooo:rsid="027ad235" officeooo:paragraph-rsid="027def5f" style:font-size-asian="7pt" style:font-size-complex="7pt"/>
    </style:style>
    <style:style style:name="P532" style:family="paragraph" style:parent-style-name="Table_20_Contents">
      <style:text-properties style:font-name="Liberation Mono" fo:font-size="7pt" officeooo:rsid="02809476" officeooo:paragraph-rsid="02809476" style:font-size-asian="7pt" style:font-size-complex="7pt"/>
    </style:style>
    <style:style style:name="P533" style:family="paragraph" style:parent-style-name="Table_20_Contents">
      <style:text-properties style:font-name="Liberation Mono" fo:font-size="7pt" fo:font-weight="bold" officeooo:rsid="0027ff66" officeooo:paragraph-rsid="0027ff66" style:font-size-asian="7pt" style:font-weight-asian="bold" style:font-size-complex="7pt" style:font-weight-complex="bold"/>
    </style:style>
    <style:style style:name="P534" style:family="paragraph" style:parent-style-name="Table_20_Contents">
      <style:text-properties style:font-name="Liberation Mono" fo:font-size="7pt" fo:font-weight="bold" officeooo:rsid="00651826" officeooo:paragraph-rsid="00651826" style:font-size-asian="7pt" style:font-weight-asian="bold" style:font-size-complex="7pt" style:font-weight-complex="bold"/>
    </style:style>
    <style:style style:name="P535" style:family="paragraph" style:parent-style-name="Table_20_Contents">
      <style:text-properties style:font-name="Liberation Mono" fo:font-size="7pt" fo:font-weight="bold" officeooo:rsid="005c454b" officeooo:paragraph-rsid="00ad9d6d" style:font-size-asian="7pt" style:font-weight-asian="bold" style:font-size-complex="7pt" style:font-weight-complex="bold"/>
    </style:style>
    <style:style style:name="P536" style:family="paragraph" style:parent-style-name="Table_20_Contents"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537" style:family="paragraph" style:parent-style-name="Table_20_Contents">
      <style:text-properties style:font-name="Liberation Mono" fo:font-size="7pt" fo:font-weight="bold" officeooo:rsid="00fb02e8" officeooo:paragraph-rsid="011fe117" style:font-size-asian="7pt" style:font-weight-asian="bold" style:font-size-complex="7pt" style:font-weight-complex="bold"/>
    </style:style>
    <style:style style:name="P538" style:family="paragraph" style:parent-style-name="Table_20_Contents">
      <style:text-properties style:font-name="Liberation Mono" fo:font-size="7pt" fo:font-weight="bold" officeooo:rsid="011fe117" officeooo:paragraph-rsid="011fe117" style:font-size-asian="7pt" style:font-weight-asian="bold" style:font-size-complex="7pt" style:font-weight-complex="bold"/>
    </style:style>
    <style:style style:name="P53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2108ed" officeooo:paragraph-rsid="012108ed" style:font-size-asian="7pt" style:font-weight-asian="bold" style:font-size-complex="7pt" style:font-weight-complex="bold"/>
    </style:style>
    <style:style style:name="P540" style:family="paragraph" style:parent-style-name="Table_20_Contents">
      <style:text-properties style:font-name="Liberation Mono" fo:font-size="7pt" fo:font-weight="bold" officeooo:rsid="012d472c" officeooo:paragraph-rsid="0133ce6b" style:font-size-asian="7pt" style:font-weight-asian="bold" style:font-size-complex="7pt" style:font-weight-complex="bold"/>
    </style:style>
    <style:style style:name="P541" style:family="paragraph" style:parent-style-name="Table_20_Contents">
      <style:text-properties style:font-name="Liberation Mono" fo:font-size="7pt" fo:font-weight="bold" officeooo:rsid="01310d44" officeooo:paragraph-rsid="01310d44" style:font-size-asian="7pt" style:font-weight-asian="bold" style:font-size-complex="7pt" style:font-weight-complex="bold"/>
    </style:style>
    <style:style style:name="P542" style:family="paragraph" style:parent-style-name="Table_20_Contents">
      <style:text-properties style:font-name="Liberation Mono" fo:font-size="7pt" fo:font-weight="bold" officeooo:rsid="0132a38a" officeooo:paragraph-rsid="0132a38a" style:font-size-asian="7pt" style:font-weight-asian="bold" style:font-size-complex="7pt" style:font-weight-complex="bold"/>
    </style:style>
    <style:style style:name="P543" style:family="paragraph" style:parent-style-name="Table_20_Contents">
      <style:text-properties style:font-name="Liberation Mono" fo:font-size="7pt" fo:font-weight="bold" officeooo:rsid="0132a38a" officeooo:paragraph-rsid="0133ce6b" style:font-size-asian="7pt" style:font-weight-asian="bold" style:font-size-complex="7pt" style:font-weight-complex="bold"/>
    </style:style>
    <style:style style:name="P544" style:family="paragraph" style:parent-style-name="Table_20_Contents">
      <style:text-properties style:font-name="Liberation Mono" fo:font-size="7pt" fo:font-weight="bold" officeooo:rsid="003c40d9" officeooo:paragraph-rsid="0191a660" style:font-size-asian="7pt" style:font-weight-asian="bold" style:font-size-complex="7pt" style:font-weight-complex="bold"/>
    </style:style>
    <style:style style:name="P545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ece33" officeooo:paragraph-rsid="01975dda" style:font-size-asian="7pt" style:font-weight-asian="bold" style:font-size-complex="7pt" style:font-weight-complex="bold"/>
    </style:style>
    <style:style style:name="P546" style:family="paragraph" style:parent-style-name="Table_20_Contents">
      <style:text-properties style:font-name="Liberation Mono" fo:font-size="7pt" fo:font-weight="bold" officeooo:rsid="0195c9a0" officeooo:paragraph-rsid="0195c9a0" style:font-size-asian="7pt" style:font-weight-asian="bold" style:font-size-complex="7pt" style:font-weight-complex="bold"/>
    </style:style>
    <style:style style:name="P547" style:family="paragraph" style:parent-style-name="Table_20_Contents">
      <style:text-properties style:font-name="Liberation Mono" fo:font-size="7pt" fo:font-weight="bold" officeooo:rsid="0042f281" officeooo:paragraph-rsid="019bb530" style:font-size-asian="7pt" style:font-weight-asian="bold" style:font-size-complex="7pt" style:font-weight-complex="bold"/>
    </style:style>
    <style:style style:name="P548" style:family="paragraph" style:parent-style-name="Table_20_Contents">
      <style:text-properties style:font-name="Liberation Mono" fo:font-size="7pt" fo:font-weight="bold" officeooo:rsid="000cebef" officeooo:paragraph-rsid="019d6390" style:font-size-asian="7pt" style:font-weight-asian="bold" style:font-size-complex="7pt" style:font-weight-complex="bold"/>
    </style:style>
    <style:style style:name="P549" style:family="paragraph" style:parent-style-name="Table_20_Contents">
      <style:text-properties style:font-name="Liberation Mono" fo:font-size="7pt" fo:font-weight="bold" officeooo:rsid="00471daa" officeooo:paragraph-rsid="01a8b1c4" style:font-size-asian="7pt" style:font-weight-asian="bold" style:font-size-complex="7pt" style:font-weight-complex="bold"/>
    </style:style>
    <style:style style:name="P550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2c79c6" officeooo:paragraph-rsid="01a8b1c4" style:font-size-asian="7pt" style:font-weight-asian="bold" style:font-size-complex="7pt" style:font-weight-complex="bold"/>
    </style:style>
    <style:style style:name="P551" style:family="paragraph" style:parent-style-name="Table_20_Contents">
      <style:text-properties style:font-name="Liberation Mono" fo:font-size="7pt" fo:font-weight="bold" officeooo:rsid="002c79c6" officeooo:paragraph-rsid="01a8b1c4" style:font-size-asian="7pt" style:font-weight-asian="bold" style:font-size-complex="7pt" style:font-weight-complex="bold"/>
    </style:style>
    <style:style style:name="P552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42c0e" officeooo:paragraph-rsid="01a8b1c4" style:font-size-asian="7pt" style:font-weight-asian="bold" style:font-size-complex="7pt" style:font-weight-complex="bold"/>
    </style:style>
    <style:style style:name="P553" style:family="paragraph" style:parent-style-name="Table_20_Contents">
      <style:text-properties style:font-name="Liberation Mono" fo:font-size="7pt" fo:font-weight="bold" officeooo:rsid="00342c0e" officeooo:paragraph-rsid="01a8b1c4" style:font-size-asian="7pt" style:font-weight-asian="bold" style:font-size-complex="7pt" style:font-weight-complex="bold"/>
    </style:style>
    <style:style style:name="P554" style:family="paragraph" style:parent-style-name="Table_20_Contents">
      <style:text-properties style:font-name="Liberation Mono" fo:font-size="7pt" fo:font-weight="bold" officeooo:rsid="005426e0" officeooo:paragraph-rsid="01b13d27" style:font-size-asian="7pt" style:font-weight-asian="bold" style:font-size-complex="7pt" style:font-weight-complex="bold"/>
    </style:style>
    <style:style style:name="P555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bcde2" officeooo:paragraph-rsid="01b611fe" style:font-size-asian="7pt" style:font-weight-asian="bold" style:font-size-complex="7pt" style:font-weight-complex="bold"/>
    </style:style>
    <style:style style:name="P556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9fb387" officeooo:paragraph-rsid="01b611fe" style:font-size-asian="7pt" style:font-weight-asian="bold" style:font-size-complex="7pt" style:font-weight-complex="bold"/>
    </style:style>
    <style:style style:name="P557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74ac54" officeooo:paragraph-rsid="01b611fe" style:font-size-asian="7pt" style:font-weight-asian="bold" style:font-size-complex="7pt" style:font-weight-complex="bold"/>
    </style:style>
    <style:style style:name="P558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dd1e6" officeooo:paragraph-rsid="01b611fe" style:font-size-asian="7pt" style:font-weight-asian="bold" style:font-size-complex="7pt" style:font-weight-complex="bold"/>
    </style:style>
    <style:style style:name="P559" style:family="paragraph" style:parent-style-name="Table_20_Contents">
      <style:text-properties style:font-name="Liberation Mono" fo:font-size="7pt" fo:font-weight="bold" officeooo:rsid="0077385e" officeooo:paragraph-rsid="01ade46d" style:font-size-asian="7pt" style:font-weight-asian="bold" style:font-size-complex="7pt" style:font-weight-complex="bold"/>
    </style:style>
    <style:style style:name="P560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7e149" officeooo:paragraph-rsid="01cb898f" style:font-size-asian="7pt" style:font-weight-asian="bold" style:font-size-complex="7pt" style:font-weight-complex="bold"/>
    </style:style>
    <style:style style:name="P561" style:family="paragraph" style:parent-style-name="Table_20_Contents">
      <style:text-properties style:font-name="Liberation Mono" fo:font-size="7pt" fo:font-weight="bold" officeooo:rsid="0108460a" officeooo:paragraph-rsid="01d7b16a" style:font-size-asian="7pt" style:font-weight-asian="bold" style:font-size-complex="7pt" style:font-weight-complex="bold"/>
    </style:style>
    <style:style style:name="P562" style:family="paragraph" style:parent-style-name="Table_20_Contents">
      <style:text-properties style:font-name="Liberation Mono" fo:font-size="7pt" fo:font-weight="bold" officeooo:rsid="0108460a" officeooo:paragraph-rsid="01db395c" style:font-size-asian="7pt" style:font-weight-asian="bold" style:font-size-complex="7pt" style:font-weight-complex="bold"/>
    </style:style>
    <style:style style:name="P563" style:family="paragraph" style:parent-style-name="Table_20_Contents">
      <style:text-properties style:font-name="Liberation Mono" fo:font-size="7pt" fo:font-weight="bold" officeooo:rsid="010fcec4" officeooo:paragraph-rsid="01d95e0b" style:font-size-asian="7pt" style:font-weight-asian="bold" style:font-size-complex="7pt" style:font-weight-complex="bold"/>
    </style:style>
    <style:style style:name="P564" style:family="paragraph" style:parent-style-name="Table_20_Contents">
      <style:text-properties style:font-name="Liberation Mono" fo:font-size="7pt" fo:font-weight="bold" officeooo:rsid="010b4f19" officeooo:paragraph-rsid="01db395c" style:font-size-asian="7pt" style:font-weight-asian="bold" style:font-size-complex="7pt" style:font-weight-complex="bold"/>
    </style:style>
    <style:style style:name="P565" style:family="paragraph" style:parent-style-name="Table_20_Contents">
      <style:text-properties style:font-name="Liberation Mono" fo:font-size="7pt" fo:font-weight="bold" officeooo:rsid="00b77033" officeooo:paragraph-rsid="01e765e1" style:font-size-asian="7pt" style:font-weight-asian="bold" style:font-size-complex="7pt" style:font-weight-complex="bold"/>
    </style:style>
    <style:style style:name="P566" style:family="paragraph" style:parent-style-name="Table_20_Contents">
      <style:text-properties style:font-name="Liberation Mono" fo:font-size="7pt" fo:font-weight="bold" officeooo:rsid="00d5026d" officeooo:paragraph-rsid="01f6afac" style:font-size-asian="7pt" style:font-weight-asian="bold" style:font-size-complex="7pt" style:font-weight-complex="bold"/>
    </style:style>
    <style:style style:name="P567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d5026d" officeooo:paragraph-rsid="02964089" style:font-size-asian="7pt" style:font-weight-asian="bold" style:font-size-complex="7pt" style:font-weight-complex="bold"/>
    </style:style>
    <style:style style:name="P568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d5026d" officeooo:paragraph-rsid="029afbb9" style:font-size-asian="7pt" style:font-weight-asian="bold" style:font-size-complex="7pt" style:font-weight-complex="bold"/>
    </style:style>
    <style:style style:name="P569" style:family="paragraph" style:parent-style-name="Table_20_Contents">
      <style:text-properties style:font-name="Liberation Mono" fo:font-size="7pt" fo:font-weight="bold" officeooo:rsid="00d5d77f" officeooo:paragraph-rsid="01f6afac" style:font-size-asian="7pt" style:font-weight-asian="bold" style:font-size-complex="7pt" style:font-weight-complex="bold"/>
    </style:style>
    <style:style style:name="P570" style:family="paragraph" style:parent-style-name="Table_20_Contents">
      <style:text-properties style:font-name="Liberation Mono" fo:font-size="7pt" fo:font-weight="bold" officeooo:rsid="00d999ef" officeooo:paragraph-rsid="01f6afac" style:font-size-asian="7pt" style:font-weight-asian="bold" style:font-size-complex="7pt" style:font-weight-complex="bold"/>
    </style:style>
    <style:style style:name="P57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213fdc4" style:font-size-asian="7pt" style:font-weight-asian="bold" style:font-size-complex="7pt" style:font-weight-complex="bold"/>
    </style:style>
    <style:style style:name="P572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21ae2fa" style:font-size-asian="7pt" style:font-weight-asian="bold" style:font-size-complex="7pt" style:font-weight-complex="bold"/>
    </style:style>
    <style:style style:name="P573" style:family="paragraph" style:parent-style-name="Table_20_Contents">
      <style:text-properties style:font-name="Liberation Mono" fo:font-size="7pt" fo:font-weight="bold" officeooo:rsid="0164c80c" officeooo:paragraph-rsid="01fcc11b" style:font-size-asian="7pt" style:font-weight-asian="bold" style:font-size-complex="7pt" style:font-weight-complex="bold"/>
    </style:style>
    <style:style style:name="P574" style:family="paragraph" style:parent-style-name="Table_20_Contents">
      <style:text-properties style:font-name="Liberation Mono" fo:font-size="7pt" fo:font-weight="bold" officeooo:rsid="00b0ad80" officeooo:paragraph-rsid="01fff9ab" style:font-size-asian="7pt" style:font-weight-asian="bold" style:font-size-complex="7pt" style:font-weight-complex="bold"/>
    </style:style>
    <style:style style:name="P575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bce438" officeooo:paragraph-rsid="0207aa06" style:font-size-asian="7pt" style:font-weight-asian="bold" style:font-size-complex="7pt" style:font-weight-complex="bold"/>
    </style:style>
    <style:style style:name="P576" style:family="paragraph" style:parent-style-name="Table_20_Contents">
      <style:text-properties style:font-name="Liberation Mono" fo:font-size="7pt" fo:font-weight="bold" officeooo:rsid="00be20fb" officeooo:paragraph-rsid="01fe9700" style:font-size-asian="7pt" style:font-weight-asian="bold" style:font-size-complex="7pt" style:font-weight-complex="bold"/>
    </style:style>
    <style:style style:name="P577" style:family="paragraph" style:parent-style-name="Table_20_Contents"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578" style:family="paragraph" style:parent-style-name="Table_20_Contents">
      <style:text-properties style:font-name="Liberation Mono" fo:font-size="7pt" fo:font-weight="bold" officeooo:rsid="023e4173" officeooo:paragraph-rsid="023e4173" style:font-size-asian="7pt" style:font-weight-asian="bold" style:font-size-complex="7pt" style:font-weight-complex="bold"/>
    </style:style>
    <style:style style:name="P579" style:family="paragraph" style:parent-style-name="Table_20_Contents">
      <style:text-properties style:font-name="Liberation Mono" fo:font-size="7pt" fo:font-weight="bold" officeooo:rsid="0244a0d6" officeooo:paragraph-rsid="0244a0d6" style:font-size-asian="7pt" style:font-weight-asian="bold" style:font-size-complex="7pt" style:font-weight-complex="bold"/>
    </style:style>
    <style:style style:name="P580" style:family="paragraph" style:parent-style-name="Table_20_Contents">
      <style:text-properties style:font-name="Liberation Mono" fo:font-size="7pt" fo:font-weight="bold" officeooo:rsid="024a08a5" officeooo:paragraph-rsid="024a08a5" style:font-size-asian="7pt" style:font-weight-asian="bold" style:font-size-complex="7pt" style:font-weight-complex="bold"/>
    </style:style>
    <style:style style:name="P581" style:family="paragraph" style:parent-style-name="Table_20_Contents">
      <style:text-properties style:font-name="Liberation Mono" fo:font-size="7pt" fo:font-weight="bold" officeooo:rsid="025be2f0" officeooo:paragraph-rsid="025be2f0" style:font-size-asian="7pt" style:font-weight-asian="bold" style:font-size-complex="7pt" style:font-weight-complex="bold"/>
    </style:style>
    <style:style style:name="P582" style:family="paragraph" style:parent-style-name="Table_20_Contents">
      <style:text-properties style:font-name="Liberation Mono" fo:font-size="7pt" fo:font-weight="bold" officeooo:rsid="026d65d7" officeooo:paragraph-rsid="026d65d7" style:font-size-asian="7pt" style:font-weight-asian="bold" style:font-size-complex="7pt" style:font-weight-complex="bold"/>
    </style:style>
    <style:style style:name="P583" style:family="paragraph" style:parent-style-name="Table_20_Contents">
      <style:text-properties style:font-name="Liberation Mono" fo:font-size="7pt" fo:font-weight="bold" officeooo:rsid="0272007f" officeooo:paragraph-rsid="0272007f" style:font-size-asian="7pt" style:font-weight-asian="bold" style:font-size-complex="7pt" style:font-weight-complex="bold"/>
    </style:style>
    <style:style style:name="P584" style:family="paragraph" style:parent-style-name="Table_20_Contents">
      <style:text-properties style:font-name="Liberation Mono" fo:font-size="7pt" fo:font-weight="bold" officeooo:rsid="02722ac3" officeooo:paragraph-rsid="02722ac3" style:font-size-asian="7pt" style:font-weight-asian="bold" style:font-size-complex="7pt" style:font-weight-complex="bold"/>
    </style:style>
    <style:style style:name="P585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27ad235" officeooo:paragraph-rsid="027def5f" style:font-size-asian="7pt" style:font-weight-asian="bold" style:font-size-complex="7pt" style:font-weight-complex="bold"/>
    </style:style>
    <style:style style:name="P586" style:family="paragraph" style:parent-style-name="Table_20_Contents">
      <style:text-properties style:font-name="Liberation Mono" fo:font-size="7pt" fo:font-weight="bold" officeooo:rsid="02895533" officeooo:paragraph-rsid="02895533" style:font-size-asian="7pt" style:font-weight-asian="bold" style:font-size-complex="7pt" style:font-weight-complex="bold"/>
    </style:style>
    <style:style style:name="P587" style:family="paragraph" style:parent-style-name="Table_20_Contents">
      <style:text-properties style:font-name="Liberation Mono" fo:font-size="7pt" fo:font-weight="bold" officeooo:rsid="0291ea2b" officeooo:paragraph-rsid="0291ea2b" style:font-size-asian="7pt" style:font-weight-asian="bold" style:font-size-complex="7pt" style:font-weight-complex="bold"/>
    </style:style>
    <style:style style:name="P588" style:family="paragraph" style:parent-style-name="Table_20_Contents">
      <style:text-properties style:font-name="Liberation Mono" fo:font-size="7pt" fo:font-weight="bold" officeooo:rsid="02938643" officeooo:paragraph-rsid="02938643" style:font-size-asian="7pt" style:font-weight-asian="bold" style:font-size-complex="7pt" style:font-weight-complex="bold"/>
    </style:style>
    <style:style style:name="P58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2954e54" officeooo:paragraph-rsid="029afbb9" style:font-size-asian="7pt" style:font-weight-asian="bold" style:font-size-complex="7pt" style:font-weight-complex="bold"/>
    </style:style>
    <style:style style:name="P590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2988123" officeooo:paragraph-rsid="02988123" style:font-size-asian="7pt" style:font-weight-asian="bold" style:font-size-complex="7pt" style:font-weight-complex="bold"/>
    </style:style>
    <style:style style:name="P591" style:family="paragraph" style:parent-style-name="Table_20_Contents">
      <style:paragraph-properties fo:text-align="start" style:justify-single-word="false"/>
      <style:text-properties style:font-name="Liberation Mono" fo:font-size="7pt" fo:font-weight="bold" officeooo:rsid="02988123" officeooo:paragraph-rsid="02988123" style:font-size-asian="7pt" style:font-weight-asian="bold" style:font-size-complex="7pt" style:font-weight-complex="bold"/>
    </style:style>
    <style:style style:name="P592" style:family="paragraph" style:parent-style-name="Table_20_Contents">
      <style:text-properties style:font-name="Liberation Mono" fo:font-size="7pt" fo:font-weight="normal" officeooo:rsid="001108d0" officeooo:paragraph-rsid="001adca9" style:font-size-asian="7pt" style:font-weight-asian="normal" style:font-size-complex="7pt" style:font-weight-complex="normal"/>
    </style:style>
    <style:style style:name="P593" style:family="paragraph" style:parent-style-name="Table_20_Contents">
      <style:text-properties style:font-name="Liberation Mono" fo:font-size="7pt" fo:font-weight="normal" officeooo:rsid="011fe117" officeooo:paragraph-rsid="011fe117" style:font-size-asian="7pt" style:font-weight-asian="normal" style:font-size-complex="7pt" style:font-weight-complex="normal"/>
    </style:style>
    <style:style style:name="P594" style:family="paragraph" style:parent-style-name="Table_20_Contents">
      <style:text-properties style:font-name="Liberation Mono" fo:font-size="7pt" fo:font-weight="normal" officeooo:rsid="00fb02e8" officeooo:paragraph-rsid="011fe117" style:font-size-asian="7pt" style:font-weight-asian="normal" style:font-size-complex="7pt" style:font-weight-complex="normal"/>
    </style:style>
    <style:style style:name="P595" style:family="paragraph" style:parent-style-name="Table_20_Contents">
      <style:text-properties style:font-name="Liberation Mono" fo:font-size="7pt" fo:font-weight="normal" officeooo:rsid="01947b48" officeooo:paragraph-rsid="01975dda" style:font-size-asian="7pt" style:font-weight-asian="normal" style:font-size-complex="7pt" style:font-weight-complex="normal"/>
    </style:style>
    <style:style style:name="P596" style:family="paragraph" style:parent-style-name="Table_20_Contents">
      <style:text-properties style:font-name="Liberation Mono" fo:font-size="7pt" fo:font-weight="normal" officeooo:rsid="01975dda" officeooo:paragraph-rsid="01975dda" style:font-size-asian="7pt" style:font-weight-asian="normal" style:font-size-complex="7pt" style:font-weight-complex="normal"/>
    </style:style>
    <style:style style:name="P597" style:family="paragraph" style:parent-style-name="Table_20_Contents">
      <style:text-properties style:font-name="Liberation Mono" fo:font-size="7pt" fo:font-weight="normal" officeooo:rsid="000d9f12" officeooo:paragraph-rsid="019fc5ca" style:font-size-asian="7pt" style:font-weight-asian="normal" style:font-size-complex="7pt" style:font-weight-complex="normal"/>
    </style:style>
    <style:style style:name="P598" style:family="paragraph" style:parent-style-name="Table_20_Contents">
      <style:text-properties style:font-name="Liberation Mono" fo:font-size="7pt" fo:font-weight="normal" officeooo:rsid="00342c0e" officeooo:paragraph-rsid="01a8b1c4" style:font-size-asian="7pt" style:font-weight-asian="normal" style:font-size-complex="7pt" style:font-weight-complex="normal"/>
    </style:style>
    <style:style style:name="P599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74ac54" officeooo:paragraph-rsid="01b611fe" style:font-size-asian="7pt" style:font-weight-asian="normal" style:font-size-complex="7pt" style:font-weight-complex="normal"/>
    </style:style>
    <style:style style:name="P600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f6f6f7" officeooo:paragraph-rsid="01b611fe" style:font-size-asian="7pt" style:font-weight-asian="normal" style:font-size-complex="7pt" style:font-weight-complex="normal"/>
    </style:style>
    <style:style style:name="P601" style:family="paragraph" style:parent-style-name="Table_20_Contents">
      <style:text-properties style:font-name="Liberation Mono" fo:font-size="7pt" fo:font-weight="normal" officeooo:rsid="01d62fa9" officeooo:paragraph-rsid="01d62fa9" style:font-size-asian="7pt" style:font-weight-asian="normal" style:font-size-complex="7pt" style:font-weight-complex="normal"/>
    </style:style>
    <style:style style:name="P602" style:family="paragraph" style:parent-style-name="Table_20_Contents">
      <style:text-properties style:font-name="Liberation Mono" fo:font-size="7pt" fo:font-weight="normal" officeooo:rsid="00cd3880" officeooo:paragraph-rsid="02118830" style:font-size-asian="7pt" style:font-weight-asian="normal" style:font-size-complex="7pt" style:font-weight-complex="normal"/>
    </style:style>
    <style:style style:name="P603" style:family="paragraph" style:parent-style-name="Table_20_Contents">
      <style:text-properties style:font-name="Liberation Mono" fo:font-size="7pt" fo:font-weight="normal" officeooo:rsid="00d5026d" officeooo:paragraph-rsid="0230a4d8" style:font-size-asian="7pt" style:font-weight-asian="normal" style:font-size-complex="7pt" style:font-weight-complex="normal"/>
    </style:style>
    <style:style style:name="P604" style:family="paragraph" style:parent-style-name="Table_20_Contents"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605" style:family="paragraph" style:parent-style-name="Table_20_Contents">
      <style:text-properties style:font-name="Liberation Mono" fo:font-size="7pt" fo:font-weight="normal" officeooo:rsid="022c3d1f" officeooo:paragraph-rsid="02315ef1" style:font-size-asian="7pt" style:font-weight-asian="normal" style:font-size-complex="7pt" style:font-weight-complex="normal"/>
    </style:style>
    <style:style style:name="P606" style:family="paragraph" style:parent-style-name="Table_20_Contents">
      <style:text-properties style:font-name="Liberation Mono" fo:font-size="7pt" fo:font-weight="normal" officeooo:rsid="022c3d1f" officeooo:paragraph-rsid="0232e73a" style:font-size-asian="7pt" style:font-weight-asian="normal" style:font-size-complex="7pt" style:font-weight-complex="normal"/>
    </style:style>
    <style:style style:name="P607" style:family="paragraph" style:parent-style-name="Table_20_Contents">
      <style:text-properties style:font-name="Liberation Mono" fo:font-size="7pt" fo:font-weight="normal" officeooo:rsid="022f7f2e" officeooo:paragraph-rsid="022f7f2e" style:font-size-asian="7pt" style:font-weight-asian="normal" style:font-size-complex="7pt" style:font-weight-complex="normal"/>
    </style:style>
    <style:style style:name="P608" style:family="paragraph" style:parent-style-name="Table_20_Contents"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609" style:family="paragraph" style:parent-style-name="Table_20_Contents">
      <style:text-properties style:font-name="Liberation Mono" fo:font-size="7pt" fo:font-weight="normal" officeooo:rsid="022f7f2e" officeooo:paragraph-rsid="023117c8" style:font-size-asian="7pt" style:font-weight-asian="normal" style:font-size-complex="7pt" style:font-weight-complex="normal"/>
    </style:style>
    <style:style style:name="P610" style:family="paragraph" style:parent-style-name="Table_20_Contents">
      <style:text-properties style:font-name="Liberation Mono" fo:font-size="7pt" fo:font-weight="normal" officeooo:rsid="022f7f2e" officeooo:paragraph-rsid="0234fd91" style:font-size-asian="7pt" style:font-weight-asian="normal" style:font-size-complex="7pt" style:font-weight-complex="normal"/>
    </style:style>
    <style:style style:name="P611" style:family="paragraph" style:parent-style-name="Table_20_Contents">
      <style:text-properties style:font-name="Liberation Mono" fo:font-size="7pt" fo:font-weight="normal" officeooo:rsid="022f7f2e" officeooo:paragraph-rsid="02643b4f" style:font-size-asian="7pt" style:font-weight-asian="normal" style:font-size-complex="7pt" style:font-weight-complex="normal"/>
    </style:style>
    <style:style style:name="P612" style:family="paragraph" style:parent-style-name="Table_20_Contents">
      <style:text-properties style:font-name="Liberation Mono" fo:font-size="7pt" fo:font-weight="normal" officeooo:rsid="0145306e" officeooo:paragraph-rsid="023871b8" style:font-size-asian="7pt" style:font-weight-asian="normal" style:font-size-complex="7pt" style:font-weight-complex="normal"/>
    </style:style>
    <style:style style:name="P613" style:family="paragraph" style:parent-style-name="Table_20_Contents">
      <style:text-properties style:font-name="Liberation Mono" fo:font-size="7pt" fo:font-weight="normal" officeooo:rsid="023e4173" officeooo:paragraph-rsid="023ede22" style:font-size-asian="7pt" style:font-weight-asian="normal" style:font-size-complex="7pt" style:font-weight-complex="normal"/>
    </style:style>
    <style:style style:name="P614" style:family="paragraph" style:parent-style-name="Table_20_Contents"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615" style:family="paragraph" style:parent-style-name="Table_20_Contents">
      <style:text-properties style:font-name="Liberation Mono" fo:font-size="7pt" fo:font-weight="normal" officeooo:rsid="023ede22" officeooo:paragraph-rsid="02400b94" style:font-size-asian="7pt" style:font-weight-asian="normal" style:font-size-complex="7pt" style:font-weight-complex="normal"/>
    </style:style>
    <style:style style:name="P616" style:family="paragraph" style:parent-style-name="Table_20_Contents">
      <style:text-properties style:font-name="Liberation Mono" fo:font-size="7pt" fo:font-weight="normal" officeooo:rsid="023ede22" officeooo:paragraph-rsid="0241d4b2" style:font-size-asian="7pt" style:font-weight-asian="normal" style:font-size-complex="7pt" style:font-weight-complex="normal"/>
    </style:style>
    <style:style style:name="P617" style:family="paragraph" style:parent-style-name="Table_20_Contents"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618" style:family="paragraph" style:parent-style-name="Table_20_Contents">
      <style:text-properties style:font-name="Liberation Mono" fo:font-size="7pt" fo:font-weight="normal" officeooo:rsid="0241d4b2" officeooo:paragraph-rsid="0242ecd5" style:font-size-asian="7pt" style:font-weight-asian="normal" style:font-size-complex="7pt" style:font-weight-complex="normal"/>
    </style:style>
    <style:style style:name="P619" style:family="paragraph" style:parent-style-name="Table_20_Contents"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620" style:family="paragraph" style:parent-style-name="Table_20_Contents"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621" style:family="paragraph" style:parent-style-name="Table_20_Contents">
      <style:text-properties style:font-name="Liberation Mono" fo:font-size="7pt" fo:font-weight="normal" officeooo:rsid="01dd98e8" officeooo:paragraph-rsid="01dd98e8" style:font-size-asian="7pt" style:font-weight-asian="normal" style:font-size-complex="7pt" style:font-weight-complex="normal"/>
    </style:style>
    <style:style style:name="P622" style:family="paragraph" style:parent-style-name="Table_20_Contents">
      <style:text-properties style:font-name="Liberation Mono" fo:font-size="7pt" fo:font-weight="normal" officeooo:rsid="024a08a5" officeooo:paragraph-rsid="024a08a5" style:font-size-asian="7pt" style:font-weight-asian="normal" style:font-size-complex="7pt" style:font-weight-complex="normal"/>
    </style:style>
    <style:style style:name="P623" style:family="paragraph" style:parent-style-name="Table_20_Contents">
      <style:text-properties style:font-name="Liberation Mono" fo:font-size="7pt" fo:font-weight="normal" officeooo:rsid="024a08a5" officeooo:paragraph-rsid="024f25d2" style:font-size-asian="7pt" style:font-weight-asian="normal" style:font-size-complex="7pt" style:font-weight-complex="normal"/>
    </style:style>
    <style:style style:name="P624" style:family="paragraph" style:parent-style-name="Table_20_Contents">
      <style:text-properties style:font-name="Liberation Mono" fo:font-size="7pt" fo:font-weight="normal" officeooo:rsid="024a08a5" officeooo:paragraph-rsid="02517ca1" style:font-size-asian="7pt" style:font-weight-asian="normal" style:font-size-complex="7pt" style:font-weight-complex="normal"/>
    </style:style>
    <style:style style:name="P625" style:family="paragraph" style:parent-style-name="Table_20_Contents">
      <style:text-properties style:font-name="Liberation Mono" fo:font-size="7pt" fo:font-weight="normal" officeooo:rsid="024a08a5" officeooo:paragraph-rsid="0252aec6" style:font-size-asian="7pt" style:font-weight-asian="normal" style:font-size-complex="7pt" style:font-weight-complex="normal"/>
    </style:style>
    <style:style style:name="P626" style:family="paragraph" style:parent-style-name="Table_20_Contents">
      <style:text-properties style:font-name="Liberation Mono" fo:font-size="7pt" fo:font-weight="normal" officeooo:rsid="024a08a5" officeooo:paragraph-rsid="025cf328" style:font-size-asian="7pt" style:font-weight-asian="normal" style:font-size-complex="7pt" style:font-weight-complex="normal"/>
    </style:style>
    <style:style style:name="P627" style:family="paragraph" style:parent-style-name="Table_20_Contents">
      <style:text-properties style:font-name="Liberation Mono" fo:font-size="7pt" fo:font-weight="normal" officeooo:rsid="025be2f0" officeooo:paragraph-rsid="025be2f0" style:font-size-asian="7pt" style:font-weight-asian="normal" style:font-size-complex="7pt" style:font-weight-complex="normal"/>
    </style:style>
    <style:style style:name="P628" style:family="paragraph" style:parent-style-name="Table_20_Contents">
      <style:text-properties style:font-name="Liberation Mono" fo:font-size="7pt" fo:font-weight="normal" officeooo:rsid="026ad787" officeooo:paragraph-rsid="026b5a00" style:font-size-asian="7pt" style:font-weight-asian="normal" style:font-size-complex="7pt" style:font-weight-complex="normal"/>
    </style:style>
    <style:style style:name="P629" style:family="paragraph" style:parent-style-name="Table_20_Contents">
      <style:text-properties style:font-name="Liberation Mono" fo:font-size="7pt" fo:font-weight="normal" officeooo:rsid="026caccb" officeooo:paragraph-rsid="026caccb" style:font-size-asian="7pt" style:font-weight-asian="normal" style:font-size-complex="7pt" style:font-weight-complex="normal"/>
    </style:style>
    <style:style style:name="P630" style:family="paragraph" style:parent-style-name="Table_20_Contents">
      <style:text-properties style:font-name="Liberation Mono" fo:font-size="7pt" fo:font-weight="normal" officeooo:rsid="026d65d7" officeooo:paragraph-rsid="026d65d7" style:font-size-asian="7pt" style:font-weight-asian="normal" style:font-size-complex="7pt" style:font-weight-complex="normal"/>
    </style:style>
    <style:style style:name="P631" style:family="paragraph" style:parent-style-name="Table_20_Contents">
      <style:text-properties style:font-name="Liberation Mono" fo:font-size="7pt" fo:font-weight="normal" officeooo:rsid="026e53cd" officeooo:paragraph-rsid="026e53cd" style:font-size-asian="7pt" style:font-weight-asian="normal" style:font-size-complex="7pt" style:font-weight-complex="normal"/>
    </style:style>
    <style:style style:name="P632" style:family="paragraph" style:parent-style-name="Table_20_Contents">
      <style:text-properties style:font-name="Liberation Mono" fo:font-size="7pt" fo:font-weight="normal" officeooo:rsid="0272007f" officeooo:paragraph-rsid="0272007f" style:font-size-asian="7pt" style:font-weight-asian="normal" style:font-size-complex="7pt" style:font-weight-complex="normal"/>
    </style:style>
    <style:style style:name="P633" style:family="paragraph" style:parent-style-name="Table_20_Contents">
      <style:text-properties style:font-name="Liberation Mono" fo:font-size="7pt" fo:font-weight="normal" officeooo:rsid="02722ac3" officeooo:paragraph-rsid="02722ac3" style:font-size-asian="7pt" style:font-weight-asian="normal" style:font-size-complex="7pt" style:font-weight-complex="normal"/>
    </style:style>
    <style:style style:name="P634" style:family="paragraph" style:parent-style-name="Table_20_Contents">
      <style:text-properties style:font-name="Liberation Mono" fo:font-size="7pt" fo:font-weight="normal" officeooo:rsid="02723db2" officeooo:paragraph-rsid="0272b6b4" style:font-size-asian="7pt" style:font-weight-asian="normal" style:font-size-complex="7pt" style:font-weight-complex="normal"/>
    </style:style>
    <style:style style:name="P635" style:family="paragraph" style:parent-style-name="Table_20_Contents">
      <style:text-properties style:font-name="Liberation Mono" fo:font-size="7pt" fo:font-weight="normal" officeooo:rsid="02748afb" officeooo:paragraph-rsid="02748afb" style:font-size-asian="7pt" style:font-weight-asian="normal" style:font-size-complex="7pt" style:font-weight-complex="normal"/>
    </style:style>
    <style:style style:name="P636" style:family="paragraph" style:parent-style-name="Table_20_Contents">
      <style:text-properties style:font-name="Liberation Mono" fo:font-size="7pt" fo:font-weight="normal" officeooo:rsid="0275d160" officeooo:paragraph-rsid="0275d160" style:font-size-asian="7pt" style:font-weight-asian="normal" style:font-size-complex="7pt" style:font-weight-complex="normal"/>
    </style:style>
    <style:style style:name="P637" style:family="paragraph" style:parent-style-name="Table_20_Contents">
      <style:text-properties style:font-name="Liberation Mono" fo:font-size="7pt" fo:font-weight="normal" officeooo:rsid="02895533" officeooo:paragraph-rsid="02895533" style:font-size-asian="7pt" style:font-weight-asian="normal" style:font-size-complex="7pt" style:font-weight-complex="normal"/>
    </style:style>
    <style:style style:name="P638" style:family="paragraph" style:parent-style-name="Table_20_Contents">
      <style:text-properties style:font-name="Liberation Mono" fo:font-size="7pt" fo:font-weight="normal" officeooo:rsid="028b2830" officeooo:paragraph-rsid="028b2830" style:font-size-asian="7pt" style:font-weight-asian="normal" style:font-size-complex="7pt" style:font-weight-complex="normal"/>
    </style:style>
    <style:style style:name="P639" style:family="paragraph" style:parent-style-name="Table_20_Contents">
      <style:text-properties style:font-name="Liberation Mono" fo:font-size="7pt" fo:font-weight="normal" officeooo:rsid="028fbdde" officeooo:paragraph-rsid="028fbdde" style:font-size-asian="7pt" style:font-weight-asian="normal" style:font-size-complex="7pt" style:font-weight-complex="normal"/>
    </style:style>
    <style:style style:name="P640" style:family="paragraph" style:parent-style-name="Table_20_Contents">
      <style:text-properties style:font-name="Liberation Mono" fo:font-size="7pt" fo:font-weight="normal" officeooo:rsid="02906e08" officeooo:paragraph-rsid="02906e08" style:font-size-asian="7pt" style:font-weight-asian="normal" style:font-size-complex="7pt" style:font-weight-complex="normal"/>
    </style:style>
    <style:style style:name="P641" style:family="paragraph" style:parent-style-name="Table_20_Contents">
      <style:text-properties style:font-name="Liberation Mono" fo:font-size="7pt" fo:font-weight="normal" officeooo:rsid="0291ea2b" officeooo:paragraph-rsid="0291ea2b" style:font-size-asian="7pt" style:font-weight-asian="normal" style:font-size-complex="7pt" style:font-weight-complex="normal"/>
    </style:style>
    <style:style style:name="P642" style:family="paragraph" style:parent-style-name="Table_20_Contents">
      <style:text-properties style:font-name="Liberation Mono" fo:font-size="7pt" fo:font-weight="normal" officeooo:rsid="02938643" officeooo:paragraph-rsid="02938643" style:font-size-asian="7pt" style:font-weight-asian="normal" style:font-size-complex="7pt" style:font-weight-complex="normal"/>
    </style:style>
    <style:style style:name="P643" style:family="paragraph" style:parent-style-name="Table_20_Contents">
      <style:text-properties style:font-name="Liberation Mono" fo:font-size="7pt" fo:font-weight="normal" officeooo:rsid="02954e54" officeooo:paragraph-rsid="02954e54" style:font-size-asian="7pt" style:font-weight-asian="normal" style:font-size-complex="7pt" style:font-weight-complex="normal"/>
    </style:style>
    <style:style style:name="P644" style:family="paragraph" style:parent-style-name="Table_20_Contents">
      <style:text-properties style:font-name="Liberation Mono" fo:font-size="7pt" fo:font-weight="normal" officeooo:rsid="02954e54" officeooo:paragraph-rsid="029afbb9" style:font-size-asian="7pt" style:font-weight-asian="normal" style:font-size-complex="7pt" style:font-weight-complex="normal"/>
    </style:style>
    <style:style style:name="P645" style:family="paragraph" style:parent-style-name="Table_20_Contents">
      <style:text-properties style:font-name="Liberation Mono" fo:font-size="7pt" fo:font-weight="normal" officeooo:rsid="0297c130" officeooo:paragraph-rsid="029afbb9" style:font-size-asian="7pt" style:font-weight-asian="normal" style:font-size-complex="7pt" style:font-weight-complex="normal"/>
    </style:style>
    <style:style style:name="P646" style:family="paragraph" style:parent-style-name="Table_20_Contents">
      <style:text-properties style:font-name="Liberation Mono" fo:font-size="7pt" fo:font-weight="normal" officeooo:rsid="02988123" officeooo:paragraph-rsid="02988123" style:font-size-asian="7pt" style:font-weight-asian="normal" style:font-size-complex="7pt" style:font-weight-complex="normal"/>
    </style:style>
    <style:style style:name="P647" style:family="paragraph" style:parent-style-name="Table_20_Contents">
      <style:paragraph-properties fo:text-align="start" style:justify-single-word="false"/>
      <style:text-properties style:font-name="Liberation Mono" fo:font-size="7pt" fo:font-weight="normal" officeooo:rsid="02990b12" officeooo:paragraph-rsid="02990b12" style:font-size-asian="7pt" style:font-weight-asian="normal" style:font-size-complex="7pt" style:font-weight-complex="normal"/>
    </style:style>
    <style:style style:name="P648" style:family="paragraph" style:parent-style-name="Table_20_Contents"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649" style:family="paragraph" style:parent-style-name="Table_20_Contents">
      <style:text-properties style:font-name="Liberation Mono" fo:font-size="7pt" fo:font-style="normal" style:text-underline-style="none" officeooo:rsid="00f7f217" officeooo:paragraph-rsid="01b611fe" style:font-size-asian="7pt" style:font-style-asian="normal" style:font-size-complex="7pt" style:font-style-complex="normal"/>
    </style:style>
    <style:style style:name="P650" style:family="paragraph" style:parent-style-name="Table_20_Contents">
      <style:text-properties style:font-name="Liberation Mono" fo:font-size="7pt" fo:font-style="normal" style:text-underline-style="none" officeooo:rsid="00f7f217" officeooo:paragraph-rsid="027def5f" style:font-size-asian="7pt" style:font-style-asian="normal" style:font-size-complex="7pt" style:font-style-complex="normal"/>
    </style:style>
    <style:style style:name="P651" style:family="paragraph" style:parent-style-name="Table_20_Contents">
      <style:text-properties style:font-name="Liberation Mono" fo:font-size="7pt" fo:font-style="normal" style:text-underline-style="none" officeooo:rsid="015b9cba" officeooo:paragraph-rsid="020faee4" style:font-size-asian="7pt" style:font-style-asian="normal" style:font-size-complex="7pt" style:font-style-complex="normal"/>
    </style:style>
    <style:style style:name="P652" style:family="paragraph" style:parent-style-name="Table_20_Contents">
      <style:text-properties style:font-name="Liberation Mono" fo:font-size="7pt" fo:font-style="italic" officeooo:rsid="00104766" officeooo:paragraph-rsid="018bfbfe" style:font-size-asian="7pt" style:font-style-asian="italic" style:font-size-complex="7pt" style:font-style-complex="italic"/>
    </style:style>
    <style:style style:name="P653" style:family="paragraph" style:parent-style-name="Table_20_Contents">
      <style:paragraph-properties fo:text-align="center" style:justify-single-word="false"/>
      <style:text-properties style:font-name="Liberation Mono" fo:font-size="7pt" fo:font-style="italic" fo:font-weight="bold" officeooo:rsid="00b0ad80" officeooo:paragraph-rsid="01fff9ab" style:font-size-asian="7pt" style:font-style-asian="italic" style:font-weight-asian="bold" style:font-size-complex="7pt" style:font-style-complex="italic" style:font-weight-complex="bold"/>
    </style:style>
    <style:style style:name="P65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65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02c40b4" style:font-size-asian="7pt" style:font-size-complex="7pt"/>
    </style:style>
    <style:style style:name="P65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1a76b63" style:font-size-asian="7pt" style:font-size-complex="7pt"/>
    </style:style>
    <style:style style:name="P65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04b1b68" style:font-size-asian="7pt" style:font-size-complex="7pt"/>
    </style:style>
    <style:style style:name="P65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1a8b1c4" style:font-size-asian="7pt" style:font-size-complex="7pt"/>
    </style:style>
    <style:style style:name="P65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b53c5" officeooo:paragraph-rsid="001b53c5" style:font-size-asian="7pt" style:font-size-complex="7pt"/>
    </style:style>
    <style:style style:name="P66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05426e0" style:font-size-asian="7pt" style:font-size-complex="7pt"/>
    </style:style>
    <style:style style:name="P66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1b13d27" style:font-size-asian="7pt" style:font-size-complex="7pt"/>
    </style:style>
    <style:style style:name="P66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4d0f5" style:font-size-asian="7pt" style:font-size-complex="7pt"/>
    </style:style>
    <style:style style:name="P66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9281f" style:font-size-asian="7pt" style:font-size-complex="7pt"/>
    </style:style>
    <style:style style:name="P66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66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66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1d474ac" style:font-size-asian="7pt" style:font-size-complex="7pt"/>
    </style:style>
    <style:style style:name="P66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0f436f5" style:font-size-asian="7pt" style:font-size-complex="7pt"/>
    </style:style>
    <style:style style:name="P66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1d474ac" style:font-size-asian="7pt" style:font-size-complex="7pt"/>
    </style:style>
    <style:style style:name="P66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1d62fa9" style:font-size-asian="7pt" style:font-size-complex="7pt"/>
    </style:style>
    <style:style style:name="P67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67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1d62fa9" style:font-size-asian="7pt" style:font-size-complex="7pt"/>
    </style:style>
    <style:style style:name="P67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ca615" officeooo:paragraph-rsid="009ca615" style:font-size-asian="7pt" style:font-size-complex="7pt"/>
    </style:style>
    <style:style style:name="P67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67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e1c8" officeooo:paragraph-rsid="00a406d9" style:font-size-asian="7pt" style:font-size-complex="7pt"/>
    </style:style>
    <style:style style:name="P67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b4291" officeooo:paragraph-rsid="00ad9d6d" style:font-size-asian="7pt" style:font-size-complex="7pt"/>
    </style:style>
    <style:style style:name="P67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67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67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67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68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68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89a2c" style:font-size-asian="7pt" style:font-size-complex="7pt"/>
    </style:style>
    <style:style style:name="P68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68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1e9a5ab" style:font-size-asian="7pt" style:font-size-complex="7pt"/>
    </style:style>
    <style:style style:name="P68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0f1d875" style:font-size-asian="7pt" style:font-size-complex="7pt"/>
    </style:style>
    <style:style style:name="P68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1d62fa9" style:font-size-asian="7pt" style:font-size-complex="7pt"/>
    </style:style>
    <style:style style:name="P68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0f1d875" style:font-size-asian="7pt" style:font-size-complex="7pt"/>
    </style:style>
    <style:style style:name="P68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1d62fa9" style:font-size-asian="7pt" style:font-size-complex="7pt"/>
    </style:style>
    <style:style style:name="P68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8460a" officeooo:paragraph-rsid="0108460a" style:font-size-asian="7pt" style:font-size-complex="7pt"/>
    </style:style>
    <style:style style:name="P68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9bc6d" officeooo:paragraph-rsid="0129bc6d" style:font-size-asian="7pt" style:font-size-complex="7pt"/>
    </style:style>
    <style:style style:name="P69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183b24b" style:font-size-asian="7pt" style:font-size-complex="7pt"/>
    </style:style>
    <style:style style:name="P69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18bfbfe" style:font-size-asian="7pt" style:font-size-complex="7pt"/>
    </style:style>
    <style:style style:name="P69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855e2" officeooo:paragraph-rsid="018855e2" style:font-size-asian="7pt" style:font-size-complex="7pt"/>
    </style:style>
    <style:style style:name="P69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330cc" officeooo:paragraph-rsid="018bfbfe" style:font-size-asian="7pt" style:font-size-complex="7pt"/>
    </style:style>
    <style:style style:name="P69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9ba05" officeooo:paragraph-rsid="018bfbfe" style:font-size-asian="7pt" style:font-size-complex="7pt"/>
    </style:style>
    <style:style style:name="P69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9cb85" officeooo:paragraph-rsid="018bfbfe" style:font-size-asian="7pt" style:font-size-complex="7pt"/>
    </style:style>
    <style:style style:name="P69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dd1fb" officeooo:paragraph-rsid="018dd1fb" style:font-size-asian="7pt" style:font-size-complex="7pt"/>
    </style:style>
    <style:style style:name="P697" style:family="paragraph" style:parent-style-name="Table_20_Contents">
      <style:paragraph-properties fo:margin-top="0in" fo:margin-bottom="0.0201in" loext:contextual-spacing="false" fo:text-align="start" style:justify-single-word="false"/>
      <style:text-properties style:font-name="Liberation Mono" fo:font-size="7pt" officeooo:rsid="018dd1fb" officeooo:paragraph-rsid="018dd1fb" style:font-size-asian="7pt" style:font-size-complex="7pt"/>
    </style:style>
    <style:style style:name="P69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d4653" officeooo:paragraph-rsid="0191a660" style:font-size-asian="7pt" style:font-size-complex="7pt"/>
    </style:style>
    <style:style style:name="P69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191a660" style:font-size-asian="7pt" style:font-size-complex="7pt"/>
    </style:style>
    <style:style style:name="P70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2485a6f" style:font-size-asian="7pt" style:font-size-complex="7pt"/>
    </style:style>
    <style:style style:name="P70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80b7f" officeooo:paragraph-rsid="0191a660" style:font-size-asian="7pt" style:font-size-complex="7pt"/>
    </style:style>
    <style:style style:name="P70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1bd02" officeooo:paragraph-rsid="019bb530" style:font-size-asian="7pt" style:font-size-complex="7pt"/>
    </style:style>
    <style:style style:name="P70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2f281" officeooo:paragraph-rsid="019bb530" style:font-size-asian="7pt" style:font-size-complex="7pt"/>
    </style:style>
    <style:style style:name="P70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df905" officeooo:paragraph-rsid="019df905" style:font-size-asian="7pt" style:font-size-complex="7pt"/>
    </style:style>
    <style:style style:name="P70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70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cebef" officeooo:paragraph-rsid="019df905" style:font-size-asian="7pt" style:font-size-complex="7pt"/>
    </style:style>
    <style:style style:name="P70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2dfee" officeooo:paragraph-rsid="01ae279a" style:font-size-asian="7pt" style:font-size-complex="7pt"/>
    </style:style>
    <style:style style:name="P70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4d72f" officeooo:paragraph-rsid="01ae279a" style:font-size-asian="7pt" style:font-size-complex="7pt"/>
    </style:style>
    <style:style style:name="P70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71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a76b63" officeooo:paragraph-rsid="01a76b63" style:font-size-asian="7pt" style:font-size-complex="7pt"/>
    </style:style>
    <style:style style:name="P71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bcde2" officeooo:paragraph-rsid="01b611fe" style:font-size-asian="7pt" style:font-size-complex="7pt"/>
    </style:style>
    <style:style style:name="P71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fb387" officeooo:paragraph-rsid="01b611fe" style:font-size-asian="7pt" style:font-size-complex="7pt"/>
    </style:style>
    <style:style style:name="P71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71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6f6f7" officeooo:paragraph-rsid="01b611fe" style:font-size-asian="7pt" style:font-size-complex="7pt"/>
    </style:style>
    <style:style style:name="P71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6f6f7" officeooo:paragraph-rsid="027def5f" style:font-size-asian="7pt" style:font-size-complex="7pt"/>
    </style:style>
    <style:style style:name="P71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7f217" officeooo:paragraph-rsid="01b611fe" style:font-size-asian="7pt" style:font-size-complex="7pt"/>
    </style:style>
    <style:style style:name="P71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7f217" officeooo:paragraph-rsid="027def5f" style:font-size-asian="7pt" style:font-size-complex="7pt"/>
    </style:style>
    <style:style style:name="P71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bf5736" officeooo:paragraph-rsid="01bf5736" style:font-size-asian="7pt" style:font-size-complex="7pt"/>
    </style:style>
    <style:style style:name="P71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108ed" officeooo:paragraph-rsid="012108ed" style:font-size-asian="7pt" style:font-size-complex="7pt"/>
    </style:style>
    <style:style style:name="P72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a00c5" officeooo:paragraph-rsid="00aede7d" style:font-size-asian="7pt" style:font-size-complex="7pt"/>
    </style:style>
    <style:style style:name="P72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7e149" officeooo:paragraph-rsid="01cb898f" style:font-size-asian="7pt" style:font-size-complex="7pt"/>
    </style:style>
    <style:style style:name="P72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c4368" officeooo:paragraph-rsid="00ec4368" style:font-size-asian="7pt" style:font-size-complex="7pt"/>
    </style:style>
    <style:style style:name="P72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f494a" officeooo:paragraph-rsid="01cde432" style:font-size-asian="7pt" style:font-size-complex="7pt"/>
    </style:style>
    <style:style style:name="P72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59147" officeooo:paragraph-rsid="01d9001d" style:font-size-asian="7pt" style:font-size-complex="7pt"/>
    </style:style>
    <style:style style:name="P72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fcec4" officeooo:paragraph-rsid="01d95e0b" style:font-size-asian="7pt" style:font-size-complex="7pt"/>
    </style:style>
    <style:style style:name="P72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72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1cc61" officeooo:paragraph-rsid="01f6afac" style:font-size-asian="7pt" style:font-size-complex="7pt"/>
    </style:style>
    <style:style style:name="P72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5026d" officeooo:paragraph-rsid="01f6afac" style:font-size-asian="7pt" style:font-size-complex="7pt"/>
    </style:style>
    <style:style style:name="P72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8793c" officeooo:paragraph-rsid="01f6afac" style:font-size-asian="7pt" style:font-size-complex="7pt"/>
    </style:style>
    <style:style style:name="P73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999ef" officeooo:paragraph-rsid="01f6afac" style:font-size-asian="7pt" style:font-size-complex="7pt"/>
    </style:style>
    <style:style style:name="P73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1fcc11b" style:font-size-asian="7pt" style:font-size-complex="7pt"/>
    </style:style>
    <style:style style:name="P73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2193cd0" style:font-size-asian="7pt" style:font-size-complex="7pt"/>
    </style:style>
    <style:style style:name="P73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754478" officeooo:paragraph-rsid="01fcc11b" style:font-size-asian="7pt" style:font-size-complex="7pt"/>
    </style:style>
    <style:style style:name="P73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226ef" officeooo:paragraph-rsid="01fcc11b" style:font-size-asian="7pt" style:font-size-complex="7pt"/>
    </style:style>
    <style:style style:name="P73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4a4e4" officeooo:paragraph-rsid="01fcc11b" style:font-size-asian="7pt" style:font-size-complex="7pt"/>
    </style:style>
    <style:style style:name="P73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73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73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8d5a8" officeooo:paragraph-rsid="01fe9700" style:font-size-asian="7pt" style:font-size-complex="7pt"/>
    </style:style>
    <style:style style:name="P73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74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7cc50" officeooo:paragraph-rsid="01fe9700" style:font-size-asian="7pt" style:font-size-complex="7pt"/>
    </style:style>
    <style:style style:name="P74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b9cba" officeooo:paragraph-rsid="020faee4" style:font-size-asian="7pt" style:font-size-complex="7pt"/>
    </style:style>
    <style:style style:name="P74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1a660" officeooo:paragraph-rsid="0246641d" style:font-size-asian="7pt" style:font-size-complex="7pt"/>
    </style:style>
    <style:style style:name="P74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2485a6f" officeooo:paragraph-rsid="02485a6f" style:font-size-asian="7pt" style:font-size-complex="7pt"/>
    </style:style>
    <style:style style:name="P74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265f8b8" officeooo:paragraph-rsid="0265f8b8" style:font-size-asian="7pt" style:font-size-complex="7pt"/>
    </style:style>
    <style:style style:name="P74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d094c" officeooo:paragraph-rsid="001b53c5" style:font-size-asian="7pt" style:font-weight-asian="bold" style:font-size-complex="7pt" style:font-weight-complex="bold"/>
    </style:style>
    <style:style style:name="P74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108d0" officeooo:paragraph-rsid="001b53c5" style:font-size-asian="7pt" style:font-weight-asian="bold" style:font-size-complex="7pt" style:font-weight-complex="bold"/>
    </style:style>
    <style:style style:name="P74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ac0db" officeooo:paragraph-rsid="001adca9" style:font-size-asian="7pt" style:font-weight-asian="bold" style:font-size-complex="7pt" style:font-weight-complex="bold"/>
    </style:style>
    <style:style style:name="P74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4d0f5" officeooo:paragraph-rsid="0054d0f5" style:font-size-asian="7pt" style:font-weight-asian="bold" style:font-size-complex="7pt" style:font-weight-complex="bold"/>
    </style:style>
    <style:style style:name="P74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9e1c8" officeooo:paragraph-rsid="00a406d9" style:font-size-asian="7pt" style:font-weight-asian="bold" style:font-size-complex="7pt" style:font-weight-complex="bold"/>
    </style:style>
    <style:style style:name="P75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ca615" officeooo:paragraph-rsid="009ca615" style:font-size-asian="7pt" style:font-weight-asian="bold" style:font-size-complex="7pt" style:font-weight-complex="bold"/>
    </style:style>
    <style:style style:name="P75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b4291" officeooo:paragraph-rsid="00ad9d6d" style:font-size-asian="7pt" style:font-weight-asian="bold" style:font-size-complex="7pt" style:font-weight-complex="bold"/>
    </style:style>
    <style:style style:name="P75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0aede7d" style:font-size-asian="7pt" style:font-weight-asian="bold" style:font-size-complex="7pt" style:font-weight-complex="bold"/>
    </style:style>
    <style:style style:name="P75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129bc6d" style:font-size-asian="7pt" style:font-weight-asian="bold" style:font-size-complex="7pt" style:font-weight-complex="bold"/>
    </style:style>
    <style:style style:name="P75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d3880" officeooo:paragraph-rsid="00cfda0a" style:font-size-asian="7pt" style:font-weight-asian="bold" style:font-size-complex="7pt" style:font-weight-complex="bold"/>
    </style:style>
    <style:style style:name="P75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75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1d875" officeooo:paragraph-rsid="00f1d875" style:font-size-asian="7pt" style:font-weight-asian="bold" style:font-size-complex="7pt" style:font-weight-complex="bold"/>
    </style:style>
    <style:style style:name="P75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68370" officeooo:paragraph-rsid="011c4d81" style:font-size-asian="7pt" style:font-weight-asian="bold" style:font-size-complex="7pt" style:font-weight-complex="bold"/>
    </style:style>
    <style:style style:name="P75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29bc6d" officeooo:paragraph-rsid="0129bc6d" style:font-size-asian="7pt" style:font-weight-asian="bold" style:font-size-complex="7pt" style:font-weight-complex="bold"/>
    </style:style>
    <style:style style:name="P75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f7a66" officeooo:paragraph-rsid="0183b24b" style:font-size-asian="7pt" style:font-weight-asian="bold" style:font-size-complex="7pt" style:font-weight-complex="bold"/>
    </style:style>
    <style:style style:name="P76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183b24b" style:font-size-asian="7pt" style:font-weight-asian="bold" style:font-size-complex="7pt" style:font-weight-complex="bold"/>
    </style:style>
    <style:style style:name="P76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18bfbfe" style:font-size-asian="7pt" style:font-weight-asian="bold" style:font-size-complex="7pt" style:font-weight-complex="bold"/>
    </style:style>
    <style:style style:name="P76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ce4af" officeooo:paragraph-rsid="018bfbfe" style:font-size-asian="7pt" style:font-weight-asian="bold" style:font-size-complex="7pt" style:font-weight-complex="bold"/>
    </style:style>
    <style:style style:name="P76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ded8f" officeooo:paragraph-rsid="018bfbfe" style:font-size-asian="7pt" style:font-weight-asian="bold" style:font-size-complex="7pt" style:font-weight-complex="bold"/>
    </style:style>
    <style:style style:name="P76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8dd1fb" officeooo:paragraph-rsid="018dd1fb" style:font-size-asian="7pt" style:font-weight-asian="bold" style:font-size-complex="7pt" style:font-weight-complex="bold"/>
    </style:style>
    <style:style style:name="P76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80b7f" officeooo:paragraph-rsid="0191a660" style:font-size-asian="7pt" style:font-weight-asian="bold" style:font-size-complex="7pt" style:font-weight-complex="bold"/>
    </style:style>
    <style:style style:name="P76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2f281" officeooo:paragraph-rsid="019bb530" style:font-size-asian="7pt" style:font-weight-asian="bold" style:font-size-complex="7pt" style:font-weight-complex="bold"/>
    </style:style>
    <style:style style:name="P76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bb530" officeooo:paragraph-rsid="019bb530" style:font-size-asian="7pt" style:font-weight-asian="bold" style:font-size-complex="7pt" style:font-weight-complex="bold"/>
    </style:style>
    <style:style style:name="P76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1ac0d" officeooo:paragraph-rsid="019bb530" style:font-size-asian="7pt" style:font-weight-asian="bold" style:font-size-complex="7pt" style:font-weight-complex="bold"/>
    </style:style>
    <style:style style:name="P76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0346b" officeooo:paragraph-rsid="019fc5ca" style:font-size-asian="7pt" style:font-weight-asian="bold" style:font-size-complex="7pt" style:font-weight-complex="bold"/>
    </style:style>
    <style:style style:name="P77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df905" officeooo:paragraph-rsid="019df905" style:font-size-asian="7pt" style:font-weight-asian="bold" style:font-size-complex="7pt" style:font-weight-complex="bold"/>
    </style:style>
    <style:style style:name="P77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ff091" officeooo:paragraph-rsid="019ff091" style:font-size-asian="7pt" style:font-weight-asian="bold" style:font-size-complex="7pt" style:font-weight-complex="bold"/>
    </style:style>
    <style:style style:name="P77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2dfee" officeooo:paragraph-rsid="01ae279a" style:font-size-asian="7pt" style:font-weight-asian="bold" style:font-size-complex="7pt" style:font-weight-complex="bold"/>
    </style:style>
    <style:style style:name="P77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4d72f" officeooo:paragraph-rsid="01ae279a" style:font-size-asian="7pt" style:font-weight-asian="bold" style:font-size-complex="7pt" style:font-weight-complex="bold"/>
    </style:style>
    <style:style style:name="P77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1ae279a" style:font-size-asian="7pt" style:font-weight-asian="bold" style:font-size-complex="7pt" style:font-weight-complex="bold"/>
    </style:style>
    <style:style style:name="P77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23871b8" style:font-size-asian="7pt" style:font-weight-asian="bold" style:font-size-complex="7pt" style:font-weight-complex="bold"/>
    </style:style>
    <style:style style:name="P77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77385e" officeooo:paragraph-rsid="01ade46d" style:font-size-asian="7pt" style:font-weight-asian="bold" style:font-size-complex="7pt" style:font-weight-complex="bold"/>
    </style:style>
    <style:style style:name="P77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7f217" officeooo:paragraph-rsid="01b611fe" style:font-size-asian="7pt" style:font-weight-asian="bold" style:font-size-complex="7pt" style:font-weight-complex="bold"/>
    </style:style>
    <style:style style:name="P77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7f217" officeooo:paragraph-rsid="027def5f" style:font-size-asian="7pt" style:font-weight-asian="bold" style:font-size-complex="7pt" style:font-weight-complex="bold"/>
    </style:style>
    <style:style style:name="P77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80d5d" officeooo:paragraph-rsid="01b611fe" style:font-size-asian="7pt" style:font-weight-asian="bold" style:font-size-complex="7pt" style:font-weight-complex="bold"/>
    </style:style>
    <style:style style:name="P78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80d5d" officeooo:paragraph-rsid="027def5f" style:font-size-asian="7pt" style:font-weight-asian="bold" style:font-size-complex="7pt" style:font-weight-complex="bold"/>
    </style:style>
    <style:style style:name="P78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730d5" officeooo:paragraph-rsid="01cb898f" style:font-size-asian="7pt" style:font-weight-asian="bold" style:font-size-complex="7pt" style:font-weight-complex="bold"/>
    </style:style>
    <style:style style:name="P78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6f63b" officeooo:paragraph-rsid="01cb898f" style:font-size-asian="7pt" style:font-weight-asian="bold" style:font-size-complex="7pt" style:font-weight-complex="bold"/>
    </style:style>
    <style:style style:name="P78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2c3a0" officeooo:paragraph-rsid="01d474ac" style:font-size-asian="7pt" style:font-weight-asian="bold" style:font-size-complex="7pt" style:font-weight-complex="bold"/>
    </style:style>
    <style:style style:name="P78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0fcec4" officeooo:paragraph-rsid="01d95e0b" style:font-size-asian="7pt" style:font-weight-asian="bold" style:font-size-complex="7pt" style:font-weight-complex="bold"/>
    </style:style>
    <style:style style:name="P78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78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1cc61" officeooo:paragraph-rsid="01f6afac" style:font-size-asian="7pt" style:font-weight-asian="bold" style:font-size-complex="7pt" style:font-weight-complex="bold"/>
    </style:style>
    <style:style style:name="P78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226ef" officeooo:paragraph-rsid="01fcc11b" style:font-size-asian="7pt" style:font-weight-asian="bold" style:font-size-complex="7pt" style:font-weight-complex="bold"/>
    </style:style>
    <style:style style:name="P78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4a4e4" officeooo:paragraph-rsid="01fcc11b" style:font-size-asian="7pt" style:font-weight-asian="bold" style:font-size-complex="7pt" style:font-weight-complex="bold"/>
    </style:style>
    <style:style style:name="P78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76642" officeooo:paragraph-rsid="01fcc11b" style:font-size-asian="7pt" style:font-weight-asian="bold" style:font-size-complex="7pt" style:font-weight-complex="bold"/>
    </style:style>
    <style:style style:name="P79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987cf" officeooo:paragraph-rsid="01fcc11b" style:font-size-asian="7pt" style:font-weight-asian="bold" style:font-size-complex="7pt" style:font-weight-complex="bold"/>
    </style:style>
    <style:style style:name="P79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b0ad80" officeooo:paragraph-rsid="01fff9ab" style:font-size-asian="7pt" style:font-weight-asian="bold" style:font-size-complex="7pt" style:font-weight-complex="bold"/>
    </style:style>
    <style:style style:name="P79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5da75" officeooo:paragraph-rsid="01fff9ab" style:font-size-asian="7pt" style:font-weight-asian="bold" style:font-size-complex="7pt" style:font-weight-complex="bold"/>
    </style:style>
    <style:style style:name="P79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79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7cc50" officeooo:paragraph-rsid="01fe9700" style:font-size-asian="7pt" style:font-weight-asian="bold" style:font-size-complex="7pt" style:font-weight-complex="bold"/>
    </style:style>
    <style:style style:name="P79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b9cba" officeooo:paragraph-rsid="020faee4" style:font-size-asian="7pt" style:font-weight-asian="bold" style:font-size-complex="7pt" style:font-weight-complex="bold"/>
    </style:style>
    <style:style style:name="P79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3b027" officeooo:paragraph-rsid="020faee4" style:font-size-asian="7pt" style:font-weight-asian="bold" style:font-size-complex="7pt" style:font-weight-complex="bold"/>
    </style:style>
    <style:style style:name="P79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2f7f2e" officeooo:paragraph-rsid="022f7f2e" style:font-size-asian="7pt" style:font-weight-asian="bold" style:font-size-complex="7pt" style:font-weight-complex="bold"/>
    </style:style>
    <style:style style:name="P79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8855e2" officeooo:paragraph-rsid="018855e2" style:font-size-asian="7pt" style:font-weight-asian="bold" style:font-size-complex="7pt" style:font-weight-complex="bold"/>
    </style:style>
    <style:style style:name="P79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3ede22" officeooo:paragraph-rsid="023ede22" style:font-size-asian="7pt" style:font-weight-asian="bold" style:font-size-complex="7pt" style:font-weight-complex="bold"/>
    </style:style>
    <style:style style:name="P80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1a660" officeooo:paragraph-rsid="0246641d" style:font-size-asian="7pt" style:font-weight-asian="bold" style:font-size-complex="7pt" style:font-weight-complex="bold"/>
    </style:style>
    <style:style style:name="P80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485a6f" officeooo:paragraph-rsid="02485a6f" style:font-size-asian="7pt" style:font-weight-asian="bold" style:font-size-complex="7pt" style:font-weight-complex="bold"/>
    </style:style>
    <style:style style:name="P80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6ad787" officeooo:paragraph-rsid="026b5a00" style:font-size-asian="7pt" style:font-weight-asian="bold" style:font-size-complex="7pt" style:font-weight-complex="bold"/>
    </style:style>
    <style:style style:name="P80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2007f" officeooo:paragraph-rsid="0272007f" style:font-size-asian="7pt" style:font-weight-asian="bold" style:font-size-complex="7pt" style:font-weight-complex="bold"/>
    </style:style>
    <style:style style:name="P80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23db2" officeooo:paragraph-rsid="0272b6b4" style:font-size-asian="7pt" style:font-weight-asian="bold" style:font-size-complex="7pt" style:font-weight-complex="bold"/>
    </style:style>
    <style:style style:name="P80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2b6b4" officeooo:paragraph-rsid="0272b6b4" style:font-size-asian="7pt" style:font-weight-asian="bold" style:font-size-complex="7pt" style:font-weight-complex="bold"/>
    </style:style>
    <style:style style:name="P80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75d160" officeooo:paragraph-rsid="0275d160" style:font-size-asian="7pt" style:font-weight-asian="bold" style:font-size-complex="7pt" style:font-weight-complex="bold"/>
    </style:style>
    <style:style style:name="P80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0aede7d" style:font-size-asian="7pt" style:font-weight-asian="normal" style:font-size-complex="7pt" style:font-weight-complex="normal"/>
    </style:style>
    <style:style style:name="P80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19bb530" style:font-size-asian="7pt" style:font-weight-asian="normal" style:font-size-complex="7pt" style:font-weight-complex="normal"/>
    </style:style>
    <style:style style:name="P80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81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81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81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19fc5ca" style:font-size-asian="7pt" style:font-weight-asian="normal" style:font-size-complex="7pt" style:font-weight-complex="normal"/>
    </style:style>
    <style:style style:name="P81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1a1d7c9" style:font-size-asian="7pt" style:font-weight-asian="normal" style:font-size-complex="7pt" style:font-weight-complex="normal"/>
    </style:style>
    <style:style style:name="P81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9fc5ca" officeooo:paragraph-rsid="019fc5ca" style:font-size-asian="7pt" style:font-weight-asian="normal" style:font-size-complex="7pt" style:font-weight-complex="normal"/>
    </style:style>
    <style:style style:name="P81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e1ac0d" officeooo:paragraph-rsid="019bb530" style:font-size-asian="7pt" style:font-weight-asian="normal" style:font-size-complex="7pt" style:font-weight-complex="normal"/>
    </style:style>
    <style:style style:name="P81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f5da75" officeooo:paragraph-rsid="01fff9ab" style:font-size-asian="7pt" style:font-weight-asian="normal" style:font-size-complex="7pt" style:font-weight-complex="normal"/>
    </style:style>
    <style:style style:name="P81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81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81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c3d1f" officeooo:paragraph-rsid="0232e73a" style:font-size-asian="7pt" style:font-weight-asian="normal" style:font-size-complex="7pt" style:font-weight-complex="normal"/>
    </style:style>
    <style:style style:name="P82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82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82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82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82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dd98e8" officeooo:paragraph-rsid="01dd98e8" style:font-size-asian="7pt" style:font-weight-asian="normal" style:font-size-complex="7pt" style:font-weight-complex="normal"/>
    </style:style>
    <style:style style:name="P82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a08a5" officeooo:paragraph-rsid="025cf328" style:font-size-asian="7pt" style:font-weight-asian="normal" style:font-size-complex="7pt" style:font-weight-complex="normal"/>
    </style:style>
    <style:style style:name="P82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6ad787" officeooo:paragraph-rsid="026b5a00" style:font-size-asian="7pt" style:font-weight-asian="normal" style:font-size-complex="7pt" style:font-weight-complex="normal"/>
    </style:style>
    <style:style style:name="P82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6caccb" officeooo:paragraph-rsid="026caccb" style:font-size-asian="7pt" style:font-weight-asian="normal" style:font-size-complex="7pt" style:font-weight-complex="normal"/>
    </style:style>
    <style:style style:name="P82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72007f" officeooo:paragraph-rsid="0272007f" style:font-size-asian="7pt" style:font-weight-asian="normal" style:font-size-complex="7pt" style:font-weight-complex="normal"/>
    </style:style>
    <style:style style:name="P82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722ac3" officeooo:paragraph-rsid="02722ac3" style:font-size-asian="7pt" style:font-weight-asian="normal" style:font-size-complex="7pt" style:font-weight-complex="normal"/>
    </style:style>
    <style:style style:name="P83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72b6b4" officeooo:paragraph-rsid="0272b6b4" style:font-size-asian="7pt" style:font-weight-asian="normal" style:font-size-complex="7pt" style:font-weight-complex="normal"/>
    </style:style>
    <style:style style:name="P83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italic" officeooo:rsid="00b0ad80" officeooo:paragraph-rsid="01fff9ab" style:font-size-asian="7pt" style:font-style-asian="italic" style:font-size-complex="7pt" style:font-style-complex="italic"/>
    </style:style>
    <style:style style:name="P83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83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83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83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83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83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83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1e662a" officeooo:paragraph-rsid="011e662a" style:font-size-asian="7pt" style:font-size-complex="7pt"/>
    </style:style>
    <style:style style:name="P83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84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d39b1" officeooo:paragraph-rsid="0140cee1" style:font-size-asian="7pt" style:font-size-complex="7pt"/>
    </style:style>
    <style:style style:name="P84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84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259d9d5" style:font-size-asian="7pt" style:font-size-complex="7pt"/>
    </style:style>
    <style:style style:name="P84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84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16f56" officeooo:paragraph-rsid="0191a660" style:font-size-asian="7pt" style:font-size-complex="7pt"/>
    </style:style>
    <style:style style:name="P84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84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d9f12" officeooo:paragraph-rsid="019fc5ca" style:font-size-asian="7pt" style:font-size-complex="7pt"/>
    </style:style>
    <style:style style:name="P84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2f281" officeooo:paragraph-rsid="019bb530" style:font-size-asian="7pt" style:font-size-complex="7pt"/>
    </style:style>
    <style:style style:name="P84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5426e0" officeooo:paragraph-rsid="01b13d27" style:font-size-asian="7pt" style:font-size-complex="7pt"/>
    </style:style>
    <style:style style:name="P84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80d5d" officeooo:paragraph-rsid="01b611fe" style:font-size-asian="7pt" style:font-size-complex="7pt"/>
    </style:style>
    <style:style style:name="P85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80d5d" officeooo:paragraph-rsid="027def5f" style:font-size-asian="7pt" style:font-size-complex="7pt"/>
    </style:style>
    <style:style style:name="P85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754478" officeooo:paragraph-rsid="01fcc11b" style:font-size-asian="7pt" style:font-size-complex="7pt"/>
    </style:style>
    <style:style style:name="P85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5226ef" officeooo:paragraph-rsid="01fcc11b" style:font-size-asian="7pt" style:font-size-complex="7pt"/>
    </style:style>
    <style:style style:name="P85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85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85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85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de634f" officeooo:paragraph-rsid="0213fdc4" style:font-size-asian="7pt" style:font-size-complex="7pt"/>
    </style:style>
    <style:style style:name="P85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8855e2" officeooo:paragraph-rsid="018855e2" style:font-size-asian="7pt" style:font-size-complex="7pt"/>
    </style:style>
    <style:style style:name="P85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85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42f281" officeooo:paragraph-rsid="00aede7d" style:font-size-asian="7pt" style:font-weight-asian="bold" style:font-size-complex="7pt" style:font-weight-complex="bold"/>
    </style:style>
    <style:style style:name="P86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d39b1" officeooo:paragraph-rsid="0140cee1" style:font-size-asian="7pt" style:font-weight-asian="bold" style:font-size-complex="7pt" style:font-weight-complex="bold"/>
    </style:style>
    <style:style style:name="P86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50346b" officeooo:paragraph-rsid="019fc5ca" style:font-size-asian="7pt" style:font-weight-asian="bold" style:font-size-complex="7pt" style:font-weight-complex="bold"/>
    </style:style>
    <style:style style:name="P86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0cebef" officeooo:paragraph-rsid="019d6390" style:font-size-asian="7pt" style:font-weight-asian="bold" style:font-size-complex="7pt" style:font-weight-complex="bold"/>
    </style:style>
    <style:style style:name="P86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86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2f7f2e" officeooo:paragraph-rsid="022f7f2e" style:font-size-asian="7pt" style:font-weight-asian="bold" style:font-size-complex="7pt" style:font-weight-complex="bold"/>
    </style:style>
    <style:style style:name="P86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3ede22" officeooo:paragraph-rsid="02400b94" style:font-size-asian="7pt" style:font-weight-asian="bold" style:font-size-complex="7pt" style:font-weight-complex="bold"/>
    </style:style>
    <style:style style:name="P86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41d4b2" officeooo:paragraph-rsid="0241d4b2" style:font-size-asian="7pt" style:font-weight-asian="bold" style:font-size-complex="7pt" style:font-weight-complex="bold"/>
    </style:style>
    <style:style style:name="P86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44a0d6" officeooo:paragraph-rsid="0244a0d6" style:font-size-asian="7pt" style:font-weight-asian="bold" style:font-size-complex="7pt" style:font-weight-complex="bold"/>
    </style:style>
    <style:style style:name="P86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86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24851ac" officeooo:paragraph-rsid="024851ac" style:font-size-asian="7pt" style:font-style-asian="normal" style:font-size-complex="7pt" style:font-style-complex="normal"/>
    </style:style>
    <style:style style:name="P87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style:text-underline-style="none" officeooo:rsid="003745c6" officeooo:paragraph-rsid="0191a660" style:font-size-asian="7pt" style:font-style-asian="normal" style:font-size-complex="7pt" style:font-style-complex="normal"/>
    </style:style>
    <style:style style:name="P87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50346b" officeooo:paragraph-rsid="019fc5ca" style:font-size-asian="7pt" style:font-weight-asian="normal" style:font-size-complex="7pt" style:font-weight-complex="normal"/>
    </style:style>
    <style:style style:name="P87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87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87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2f7f2e" style:font-size-asian="7pt" style:font-weight-asian="normal" style:font-size-complex="7pt" style:font-weight-complex="normal"/>
    </style:style>
    <style:style style:name="P87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87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34fd91" style:font-size-asian="7pt" style:font-weight-asian="normal" style:font-size-complex="7pt" style:font-weight-complex="normal"/>
    </style:style>
    <style:style style:name="P87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4173" officeooo:paragraph-rsid="023ede22" style:font-size-asian="7pt" style:font-weight-asian="normal" style:font-size-complex="7pt" style:font-weight-complex="normal"/>
    </style:style>
    <style:style style:name="P87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87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41d4b2" style:font-size-asian="7pt" style:font-weight-asian="normal" style:font-size-complex="7pt" style:font-weight-complex="normal"/>
    </style:style>
    <style:style style:name="P88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42e9bc" style:font-size-asian="7pt" style:font-weight-asian="normal" style:font-size-complex="7pt" style:font-weight-complex="normal"/>
    </style:style>
    <style:style style:name="P88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88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2e9bc" officeooo:paragraph-rsid="0242e9bc" style:font-size-asian="7pt" style:font-weight-asian="normal" style:font-size-complex="7pt" style:font-weight-complex="normal"/>
    </style:style>
    <style:style style:name="P88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884" style:family="paragraph" style:parent-style-name="Table_20_Contents">
      <style:paragraph-properties fo:margin-top="0in" fo:margin-bottom="0.0402in" loext:contextual-spacing="false" fo:text-align="center" style:justify-single-word="false"/>
      <style:text-properties style:font-name="Liberation Mono" fo:font-size="7pt" fo:font-style="italic" fo:font-weight="normal" officeooo:rsid="00625412" officeooo:paragraph-rsid="019bb530" style:font-size-asian="7pt" style:font-style-asian="italic" style:font-weight-asian="normal" style:font-size-complex="7pt" style:font-style-complex="italic" style:font-weight-complex="normal"/>
    </style:style>
    <style:style style:name="P885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367f52" officeooo:paragraph-rsid="00aede7d" style:font-size-asian="7pt" style:font-size-complex="7pt"/>
    </style:style>
    <style:style style:name="P886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887" style:family="paragraph" style:parent-style-name="Standard">
      <style:paragraph-properties fo:break-before="page"/>
      <style:text-properties style:font-name="Liberation Mono" fo:font-size="7pt" officeooo:rsid="00367f52" officeooo:paragraph-rsid="00898093" style:font-size-asian="7pt" style:font-size-complex="7pt"/>
    </style:style>
    <style:style style:name="P888" style:family="paragraph" style:parent-style-name="Standard">
      <style:paragraph-properties fo:break-before="page"/>
      <style:text-properties style:font-name="Liberation Mono" fo:font-size="7pt" officeooo:rsid="00367f52" officeooo:paragraph-rsid="00aede7d" style:font-size-asian="7pt" style:font-size-complex="7pt"/>
    </style:style>
    <style:style style:name="P889" style:family="paragraph" style:parent-style-name="Standard">
      <style:paragraph-properties fo:break-before="page"/>
      <style:text-properties style:font-name="Liberation Mono" fo:font-size="7pt" officeooo:rsid="00367f52" officeooo:paragraph-rsid="00497bec" style:font-size-asian="7pt" style:font-size-complex="7pt"/>
    </style:style>
    <style:style style:name="P890" style:family="paragraph" style:parent-style-name="Standard">
      <style:paragraph-properties fo:break-before="page"/>
      <style:text-properties style:font-name="Liberation Mono" fo:font-size="7pt" officeooo:rsid="00367f52" officeooo:paragraph-rsid="00367f52" style:font-size-asian="7pt" style:font-size-complex="7pt"/>
    </style:style>
    <style:style style:name="P891" style:family="paragraph" style:parent-style-name="Standard">
      <style:paragraph-properties fo:break-before="page"/>
      <style:text-properties style:font-name="Liberation Mono" fo:font-size="7pt" officeooo:rsid="00367f52" officeooo:paragraph-rsid="01d95e0b" style:font-size-asian="7pt" style:font-size-complex="7pt"/>
    </style:style>
    <style:style style:name="P892" style:family="paragraph" style:parent-style-name="Standard">
      <style:paragraph-properties fo:break-before="page"/>
      <style:text-properties style:font-name="Liberation Mono" fo:font-size="7pt" officeooo:paragraph-rsid="018bfbfe" style:font-size-asian="7pt" style:font-size-complex="7pt"/>
    </style:style>
    <style:style style:name="P893" style:family="paragraph" style:parent-style-name="Standard">
      <style:paragraph-properties fo:break-before="page"/>
      <style:text-properties style:font-name="Liberation Mono" fo:font-size="7pt" officeooo:rsid="00d8793c" officeooo:paragraph-rsid="00898093" style:font-size-asian="7pt" style:font-size-complex="7pt"/>
    </style:style>
    <style:style style:name="P894" style:family="paragraph" style:parent-style-name="Standard">
      <style:paragraph-properties fo:break-before="page"/>
      <style:text-properties style:font-name="Liberation Mono" fo:font-size="7pt" officeooo:rsid="00d8793c" officeooo:paragraph-rsid="0213fdc4" style:font-size-asian="7pt" style:font-size-complex="7pt"/>
    </style:style>
    <style:style style:name="P895" style:family="paragraph" style:parent-style-name="Standard">
      <style:paragraph-properties fo:break-before="page"/>
      <style:text-properties style:font-name="Liberation Mono" fo:font-size="7pt" officeooo:rsid="00b0ad80" officeooo:paragraph-rsid="0191a660" style:font-size-asian="7pt" style:font-size-complex="7pt"/>
    </style:style>
    <style:style style:name="P896" style:family="paragraph" style:parent-style-name="Standard">
      <style:paragraph-properties fo:break-before="page"/>
      <style:text-properties style:font-name="Liberation Mono" fo:font-size="7pt" officeooo:rsid="00b0ad80" officeooo:paragraph-rsid="026d65d7" style:font-size-asian="7pt" style:font-size-complex="7pt"/>
    </style:style>
    <style:style style:name="P897" style:family="paragraph" style:parent-style-name="Standard">
      <style:paragraph-properties fo:break-before="page"/>
      <style:text-properties style:font-name="Liberation Mono" fo:font-size="7pt" officeooo:rsid="00b0ad80" officeooo:paragraph-rsid="01a8b1c4" style:font-size-asian="7pt" style:font-size-complex="7pt"/>
    </style:style>
    <style:style style:name="P898" style:family="paragraph" style:parent-style-name="Standard">
      <style:paragraph-properties fo:break-before="page"/>
      <style:text-properties style:use-window-font-color="true" style:font-name="Liberation Mono" fo:font-size="7pt" fo:font-weight="normal" officeooo:rsid="00367f52" officeooo:paragraph-rsid="01a47dc5" fo:background-color="transparent" style:font-size-asian="7pt" style:font-weight-asian="normal" style:font-size-complex="7pt" style:font-weight-complex="normal"/>
    </style:style>
    <style:style style:name="P899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f9cb85" officeooo:paragraph-rsid="018bfbfe" style:font-size-asian="7pt" style:font-size-complex="7pt"/>
    </style:style>
    <style:style style:name="P900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901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07e528a" style:font-size-asian="7pt" style:font-size-complex="7pt"/>
    </style:style>
    <style:style style:name="P902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1c244ce" style:font-size-asian="7pt" style:font-size-complex="7pt"/>
    </style:style>
    <style:style style:name="P903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3730d5" officeooo:paragraph-rsid="01cb898f" style:font-size-asian="7pt" style:font-size-complex="7pt"/>
    </style:style>
    <style:style style:name="P904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e4a4e4" officeooo:paragraph-rsid="01fcc11b" style:font-size-asian="7pt" style:font-size-complex="7pt"/>
    </style:style>
    <style:style style:name="P905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809e70" officeooo:paragraph-rsid="01fcc11b" style:font-size-asian="7pt" style:font-size-complex="7pt"/>
    </style:style>
    <style:style style:name="P906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907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cd3880" officeooo:paragraph-rsid="020c9d25" style:font-size-asian="7pt" style:font-size-complex="7pt"/>
    </style:style>
    <style:style style:name="P908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909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910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27c306f" officeooo:paragraph-rsid="027c306f" style:font-size-asian="7pt" style:font-size-complex="7pt"/>
    </style:style>
    <style:style style:name="P911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912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91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91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915" style:family="paragraph" style:parent-style-name="Table_20_Contents">
      <style:paragraph-properties fo:margin-top="0.0201in" fo:margin-bottom="0.0201in" loext:contextual-spacing="false" fo:text-align="center" style:justify-single-word="false"/>
      <style:text-properties style:font-name="Liberation Mono" fo:font-size="7pt" fo:font-weight="normal" officeooo:rsid="014f388c" officeooo:paragraph-rsid="021c9e15" style:font-size-asian="7pt" style:font-weight-asian="normal" style:font-size-complex="7pt" style:font-weight-complex="normal"/>
    </style:style>
    <style:style style:name="P916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917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918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5be2f0" officeooo:paragraph-rsid="025be2f0" style:font-size-asian="7pt" style:font-weight-asian="normal" style:font-size-complex="7pt" style:font-weight-complex="normal"/>
    </style:style>
    <style:style style:name="P919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6d65d7" officeooo:paragraph-rsid="026d65d7" style:font-size-asian="7pt" style:font-weight-asian="normal" style:font-size-complex="7pt" style:font-weight-complex="normal"/>
    </style:style>
    <style:style style:name="P920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6e53cd" officeooo:paragraph-rsid="026e53cd" style:font-size-asian="7pt" style:font-weight-asian="normal" style:font-size-complex="7pt" style:font-weight-complex="normal"/>
    </style:style>
    <style:style style:name="P921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72007f" officeooo:paragraph-rsid="0272007f" style:font-size-asian="7pt" style:font-weight-asian="normal" style:font-size-complex="7pt" style:font-weight-complex="normal"/>
    </style:style>
    <style:style style:name="P922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7385e" officeooo:paragraph-rsid="007e528a" style:font-size-asian="7pt" style:font-weight-asian="bold" style:font-size-complex="7pt" style:font-weight-complex="bold"/>
    </style:style>
    <style:style style:name="P92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7385e" officeooo:paragraph-rsid="01c16e75" style:font-size-asian="7pt" style:font-weight-asian="bold" style:font-size-complex="7pt" style:font-weight-complex="bold"/>
    </style:style>
    <style:style style:name="P92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8aba6" officeooo:paragraph-rsid="007e528a" style:font-size-asian="7pt" style:font-weight-asian="bold" style:font-size-complex="7pt" style:font-weight-complex="bold"/>
    </style:style>
    <style:style style:name="P925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8cea0b" officeooo:paragraph-rsid="008cea0b" style:font-size-asian="7pt" style:font-weight-asian="bold" style:font-size-complex="7pt" style:font-weight-complex="bold"/>
    </style:style>
    <style:style style:name="P926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1dd98e8" officeooo:paragraph-rsid="01dd98e8" style:font-size-asian="7pt" style:font-weight-asian="bold" style:font-size-complex="7pt" style:font-weight-complex="bold"/>
    </style:style>
    <style:style style:name="P927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cd3880" officeooo:paragraph-rsid="00d1e172" style:font-size-asian="7pt" style:font-weight-asian="bold" style:font-size-complex="7pt" style:font-weight-complex="bold"/>
    </style:style>
    <style:style style:name="P928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929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930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931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932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13730d5" officeooo:paragraph-rsid="01cb898f" style:font-size-asian="7pt" style:font-size-complex="7pt"/>
    </style:style>
    <style:style style:name="P933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934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weight="bold" officeooo:rsid="019df905" officeooo:paragraph-rsid="019df905" style:font-size-asian="7pt" style:font-weight-asian="bold" style:font-size-complex="7pt" style:font-weight-complex="bold"/>
    </style:style>
    <style:style style:name="P935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italic" officeooo:rsid="00b0ad80" officeooo:paragraph-rsid="01fff9ab" style:font-size-asian="7pt" style:font-style-asian="italic" style:font-size-complex="7pt" style:font-style-complex="italic"/>
    </style:style>
    <style:style style:name="P936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normal" fo:font-weight="bold" officeooo:rsid="00cd3880" officeooo:paragraph-rsid="020e5e39" style:font-size-asian="7pt" style:font-style-asian="normal" style:font-weight-asian="bold" style:font-size-complex="7pt" style:font-style-complex="normal" style:font-weight-complex="bold"/>
    </style:style>
    <style:style style:name="P937" style:family="paragraph" style:parent-style-name="Table_20_Contents">
      <style:paragraph-properties fo:margin-top="0.0201in" fo:margin-bottom="0.0402in" loext:contextual-spacing="false" fo:text-align="center" style:justify-single-word="false"/>
      <style:text-properties style:font-name="Liberation Mono" fo:font-size="7pt" fo:font-style="normal" officeooo:rsid="024851ac" officeooo:paragraph-rsid="02490795" style:font-size-asian="7pt" style:font-style-asian="normal" style:font-size-complex="7pt" style:font-style-complex="normal"/>
    </style:style>
    <style:style style:name="P938" style:family="paragraph" style:parent-style-name="Standard">
      <style:paragraph-properties fo:margin-top="0.0201in" fo:margin-bottom="0.0402in" loext:contextual-spacing="false"/>
      <style:text-properties style:font-name="Liberation Mono" fo:font-size="7pt" fo:font-style="normal" fo:font-weight="bold" officeooo:rsid="00cd3880" officeooo:paragraph-rsid="020e5e39" style:font-size-asian="7pt" style:font-style-asian="normal" style:font-weight-asian="bold" style:font-size-complex="7pt" style:font-style-complex="normal" style:font-weight-complex="bold"/>
    </style:style>
    <style:style style:name="P939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940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941" style:family="paragraph" style:parent-style-name="Table_20_Contents">
      <style:paragraph-properties fo:margin-top="0.0402in" fo:margin-bottom="0in" loext:contextual-spacing="false" fo:text-align="start" style:justify-single-word="false"/>
      <style:text-properties style:font-name="Liberation Mono" fo:font-size="7pt" officeooo:rsid="00abe184" officeooo:paragraph-rsid="019df905" style:font-size-asian="7pt" style:font-size-complex="7pt"/>
    </style:style>
    <style:style style:name="P942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45e32" officeooo:paragraph-rsid="01fe9700" style:font-size-asian="7pt" style:font-size-complex="7pt"/>
    </style:style>
    <style:style style:name="P943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164c80c" officeooo:paragraph-rsid="01fcc11b" style:font-size-asian="7pt" style:font-size-complex="7pt"/>
    </style:style>
    <style:style style:name="P944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945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946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947" style:family="paragraph" style:parent-style-name="Table_20_Contents">
      <style:paragraph-properties fo:margin-top="0.0402in" fo:margin-bottom="0in" loext:contextual-spacing="false"/>
      <style:text-properties style:font-name="Liberation Mono" fo:font-size="7pt" fo:font-weight="bold" officeooo:rsid="00c45e32" officeooo:paragraph-rsid="01fe9700" style:font-size-asian="7pt" style:font-weight-asian="bold" style:font-size-complex="7pt" style:font-weight-complex="bold"/>
    </style:style>
    <style:style style:name="P948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94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beration Mono" fo:font-size="7pt" officeooo:rsid="011af13c" officeooo:paragraph-rsid="011af684" style:font-size-asian="7pt" style:font-size-complex="7pt"/>
    </style:style>
    <style:style style:name="P950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c275fc" officeooo:paragraph-rsid="01fe9700" style:font-size-asian="7pt" style:font-size-complex="7pt"/>
    </style:style>
    <style:style style:name="P951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952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e763ec" officeooo:paragraph-rsid="02118830" style:font-size-asian="7pt" style:font-weight-asian="bold" style:font-size-complex="7pt" style:font-weight-complex="bold"/>
    </style:style>
    <style:style style:name="P953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241d4b2" officeooo:paragraph-rsid="0241d4b2" style:font-size-asian="7pt" style:font-weight-asian="bold" style:font-size-complex="7pt" style:font-weight-complex="bold"/>
    </style:style>
    <style:style style:name="P954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955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style="normal" officeooo:rsid="024851ac" officeooo:paragraph-rsid="024851ac" style:font-size-asian="7pt" style:font-style-asian="normal" style:font-size-complex="7pt" style:font-style-complex="normal"/>
    </style:style>
    <style:style style:name="P956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e1ac0d" officeooo:paragraph-rsid="019bb530" style:font-size-asian="7pt" style:font-size-complex="7pt"/>
    </style:style>
    <style:style style:name="P957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958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959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367f52" officeooo:paragraph-rsid="0259d9d5" style:font-size-asian="7pt" style:font-size-complex="7pt"/>
    </style:style>
    <style:style style:name="P960" style:family="paragraph" style:parent-style-name="Table_20_Contents">
      <style:paragraph-properties fo:margin-top="0in" fo:margin-bottom="0.0598in" loext:contextual-spacing="false"/>
      <style:text-properties style:font-name="Liberation Mono" fo:font-size="7pt" fo:font-weight="normal" officeooo:rsid="02748afb" officeooo:paragraph-rsid="02748afb" style:font-size-asian="7pt" style:font-weight-asian="normal" style:font-size-complex="7pt" style:font-weight-complex="normal"/>
    </style:style>
    <style:style style:name="P961" style:family="paragraph" style:parent-style-name="Table_20_Contents">
      <style:paragraph-properties fo:margin-top="0in" fo:margin-bottom="0.0598in" loext:contextual-spacing="false"/>
      <style:text-properties style:font-name="Liberation Mono" fo:font-size="7pt" fo:font-weight="bold" officeooo:rsid="02748afb" officeooo:paragraph-rsid="02748afb" style:font-size-asian="7pt" style:font-weight-asian="bold" style:font-size-complex="7pt" style:font-weight-complex="bold"/>
    </style:style>
    <style:style style:name="P962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963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407a47" officeooo:paragraph-rsid="01975dda" style:font-size-asian="7pt" style:font-weight-asian="normal" style:font-size-complex="7pt" style:font-weight-complex="normal"/>
    </style:style>
    <style:style style:name="P964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965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2722ac3" officeooo:paragraph-rsid="02722ac3" style:font-size-asian="7pt" style:font-weight-asian="normal" style:font-size-complex="7pt" style:font-weight-complex="normal"/>
    </style:style>
    <style:style style:name="P966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407a47" officeooo:paragraph-rsid="01975dda" style:font-size-asian="7pt" style:font-size-complex="7pt"/>
    </style:style>
    <style:style style:name="P967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0cebef" officeooo:paragraph-rsid="019fc5ca" style:font-size-asian="7pt" style:font-size-complex="7pt"/>
    </style:style>
    <style:style style:name="P968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9fc5ca" officeooo:paragraph-rsid="019fc5ca" style:font-size-asian="7pt" style:font-size-complex="7pt"/>
    </style:style>
    <style:style style:name="P969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22786f" officeooo:paragraph-rsid="019fc5ca" style:font-size-asian="7pt" style:font-size-complex="7pt"/>
    </style:style>
    <style:style style:name="P970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971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178f8a" officeooo:paragraph-rsid="01df20be" style:font-size-asian="7pt" style:font-size-complex="7pt"/>
    </style:style>
    <style:style style:name="P972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973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c45e32" officeooo:paragraph-rsid="01fe9700" style:font-size-asian="7pt" style:font-size-complex="7pt"/>
    </style:style>
    <style:style style:name="P974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975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976" style:family="paragraph" style:parent-style-name="Table_20_Contents">
      <style:paragraph-properties fo:margin-top="0.0201in" fo:margin-bottom="0in" loext:contextual-spacing="false" fo:text-align="center" style:justify-single-word="false"/>
      <style:text-properties style:font-name="Liberation Mono" fo:font-size="7pt" fo:font-style="italic" fo:font-weight="bold" officeooo:rsid="00b0ad80" officeooo:paragraph-rsid="01fff9ab" style:font-size-asian="7pt" style:font-style-asian="italic" style:font-weight-asian="bold" style:font-size-complex="7pt" style:font-style-complex="italic" style:font-weight-complex="bold"/>
    </style:style>
    <style:style style:name="P977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bold" officeooo:rsid="026d65d7" officeooo:paragraph-rsid="026d65d7" style:font-size-asian="7pt" style:font-weight-asian="bold" style:font-size-complex="7pt" style:font-weight-complex="bold"/>
    </style:style>
    <style:style style:name="P978" style:family="paragraph" style:parent-style-name="Table_20_Contents">
      <style:paragraph-properties fo:margin-top="0.0598in" fo:margin-bottom="0in" loext:contextual-spacing="false"/>
      <style:text-properties style:font-name="Liberation Mono" fo:font-size="7pt" fo:font-weight="bold" officeooo:rsid="0191a660" officeooo:paragraph-rsid="019bb530" style:font-size-asian="7pt" style:font-weight-asian="bold" style:font-size-complex="7pt" style:font-weight-complex="bold"/>
    </style:style>
    <style:style style:name="P979" style:family="paragraph" style:parent-style-name="Table_20_Contents">
      <style:paragraph-properties fo:margin-top="0.0598in" fo:margin-bottom="0in" loext:contextual-spacing="false"/>
      <style:text-properties style:font-name="Liberation Mono" fo:font-size="7pt" officeooo:rsid="012d472c" officeooo:paragraph-rsid="01c84250" style:font-size-asian="7pt" style:font-size-complex="7pt"/>
    </style:style>
    <style:style style:name="P980" style:family="paragraph" style:parent-style-name="Standard">
      <style:paragraph-properties fo:background-color="transparent">
        <style:background-image/>
      </style:paragraph-properties>
      <style:text-properties fo:color="#ffffff" style:font-name="Liberation Mono" fo:font-size="9pt" fo:font-weight="bold" officeooo:rsid="00367f52" officeooo:paragraph-rsid="0191a660" fo:background-color="#000000" style:font-size-asian="9pt" style:font-weight-asian="bold" style:font-size-complex="9pt" style:font-weight-complex="bold"/>
    </style:style>
    <style:style style:name="P981" style:family="paragraph" style:parent-style-name="Standard">
      <style:paragraph-properties fo:break-before="column"/>
      <style:text-properties style:font-name="Liberation Mono" fo:font-size="7pt" officeooo:rsid="00367f52" officeooo:paragraph-rsid="01d9001d" style:font-size-asian="7pt" style:font-size-complex="7pt"/>
    </style:style>
    <style:style style:name="P982" style:family="paragraph" style:parent-style-name="Table_20_Contents">
      <style:paragraph-properties fo:margin-top="0.0402in" fo:margin-bottom="0.0201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983" style:family="paragraph" style:parent-style-name="Table_20_Contents">
      <style:paragraph-properties fo:margin-top="0.0402in" fo:margin-bottom="0.0201in" loext:contextual-spacing="false"/>
      <style:text-properties style:font-name="Liberation Mono" fo:font-size="7pt" fo:font-weight="normal" officeooo:rsid="0242e9bc" officeooo:paragraph-rsid="0242e9bc" style:font-size-asian="7pt" style:font-weight-asian="normal" style:font-size-complex="7pt" style:font-weight-complex="normal"/>
    </style:style>
    <style:style style:name="P984" style:family="paragraph" style:parent-style-name="Table_20_Contents">
      <style:paragraph-properties fo:margin-top="0.0799in" fo:margin-bottom="0.0201in" loext:contextual-spacing="false"/>
      <style:text-properties style:font-name="Liberation Mono" fo:font-size="7pt" fo:font-weight="bold" officeooo:rsid="00cd3880" officeooo:paragraph-rsid="020e5e39" style:font-size-asian="7pt" style:font-weight-asian="bold" style:font-size-complex="7pt" style:font-weight-complex="bold"/>
    </style:style>
    <style:style style:name="P985" style:family="paragraph" style:parent-style-name="Standard">
      <style:text-properties style:font-name="Liberation Mono" fo:font-size="7pt" officeooo:rsid="00b0ad80" officeooo:paragraph-rsid="029afbb9" style:font-size-asian="7pt" style:font-size-complex="7pt"/>
    </style:style>
    <style:style style:name="P986" style:family="paragraph" style:parent-style-name="Standard">
      <style:text-properties style:font-name="Liberation Mono" fo:font-size="9pt" officeooo:rsid="003d4653" officeooo:paragraph-rsid="029afbb9" style:font-size-asian="9pt" style:font-size-complex="9pt"/>
    </style:style>
    <style:style style:name="P987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b0ad80" officeooo:paragraph-rsid="0288eb24" style:font-size-asian="7pt" style:font-size-complex="7pt"/>
    </style:style>
    <style:style style:name="P988" style:family="paragraph" style:parent-style-name="Standard">
      <style:paragraph-properties fo:margin-top="0in" fo:margin-bottom="0in" loext:contextual-spacing="false"/>
      <style:text-properties style:font-name="Liberation Mono" fo:font-size="7pt" officeooo:rsid="00b0ad80" officeooo:paragraph-rsid="0288eb24" style:font-size-asian="7pt" style:font-size-complex="7pt"/>
    </style:style>
    <style:style style:name="P989" style:family="paragraph" style:parent-style-name="Standard">
      <style:paragraph-properties fo:margin-top="0in" fo:margin-bottom="0in" loext:contextual-spacing="false"/>
      <style:text-properties style:font-name="Liberation Mono" fo:font-size="7pt" officeooo:rsid="00b0ad80" officeooo:paragraph-rsid="02964089" style:font-size-asian="7pt" style:font-size-complex="7pt"/>
    </style:style>
    <style:style style:name="P990" style:family="paragraph" style:parent-style-name="Standard">
      <style:paragraph-properties fo:margin-top="0in" fo:margin-bottom="0.0799in" loext:contextual-spacing="false"/>
      <style:text-properties style:font-name="Liberation Mono" fo:font-size="7pt" officeooo:rsid="00b0ad80" officeooo:paragraph-rsid="02964089" style:font-size-asian="7pt" style:font-size-complex="7pt"/>
    </style:style>
    <style:style style:name="P991" style:family="paragraph" style:parent-style-name="Standard">
      <style:paragraph-properties fo:margin-top="0in" fo:margin-bottom="0.1402in" loext:contextual-spacing="false"/>
      <style:text-properties style:font-name="Liberation Mono" fo:font-size="7pt" officeooo:rsid="00b0ad80" officeooo:paragraph-rsid="0288eb24" style:font-size-asian="7pt" style:font-size-complex="7pt"/>
    </style:style>
    <style:style style:name="P992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2964089" officeooo:paragraph-rsid="029afbb9" style:font-size-asian="7pt" style:font-weight-asian="bold" style:font-size-complex="7pt" style:font-weight-complex="bold"/>
    </style:style>
    <style:style style:name="P993" style:family="paragraph" style:parent-style-name="Table_20_Contents">
      <style:paragraph-properties fo:margin-top="0.0402in" fo:margin-bottom="0in" loext:contextual-spacing="false"/>
      <style:text-properties style:font-name="Liberation Mono" fo:font-size="7pt" fo:font-weight="normal" officeooo:rsid="0291ea2b" officeooo:paragraph-rsid="0291ea2b" style:font-size-asian="7pt" style:font-weight-asian="normal" style:font-size-complex="7pt" style:font-weight-complex="normal"/>
    </style:style>
    <style:style style:name="P994" style:family="paragraph" style:parent-style-name="Table_20_Contents">
      <style:paragraph-properties fo:margin-top="0.0402in" fo:margin-bottom="0.0201in" loext:contextual-spacing="false"/>
      <style:text-properties style:font-name="Liberation Mono" fo:font-size="7pt" fo:font-weight="normal" officeooo:rsid="02954e54" officeooo:paragraph-rsid="02954e54" style:font-size-asian="7pt" style:font-weight-asian="normal" style:font-size-complex="7pt" style:font-weight-complex="normal"/>
    </style:style>
    <style:style style:name="P995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normal" officeooo:rsid="0291ea2b" officeooo:paragraph-rsid="0291ea2b" style:font-size-asian="7pt" style:font-weight-asian="normal" style:font-size-complex="7pt" style:font-weight-complex="normal"/>
    </style:style>
    <style:style style:name="P996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normal" officeooo:rsid="02938643" officeooo:paragraph-rsid="02938643" style:font-size-asian="7pt" style:font-weight-asian="normal" style:font-size-complex="7pt" style:font-weight-complex="normal"/>
    </style:style>
    <style:style style:name="P99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8cb677" officeooo:paragraph-rsid="028f56b1" style:font-size-asian="7pt" style:font-weight-asian="normal" style:font-size-complex="7pt" style:font-weight-complex="normal"/>
    </style:style>
    <style:style style:name="P99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8fbdde" officeooo:paragraph-rsid="028fbdde" style:font-size-asian="7pt" style:font-weight-asian="normal" style:font-size-complex="7pt" style:font-weight-complex="normal"/>
    </style:style>
    <style:style style:name="P99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954e54" officeooo:paragraph-rsid="029afbb9" style:font-size-asian="7pt" style:font-weight-asian="normal" style:font-size-complex="7pt" style:font-weight-complex="normal"/>
    </style:style>
    <style:style style:name="P100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954e54" officeooo:paragraph-rsid="02954e54" style:font-size-asian="7pt" style:font-weight-asian="normal" style:font-size-complex="7pt" style:font-weight-complex="normal"/>
    </style:style>
    <style:style style:name="P100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91ea2b" officeooo:paragraph-rsid="0291ea2b" style:font-size-asian="7pt" style:font-weight-asian="normal" style:font-size-complex="7pt" style:font-weight-complex="normal"/>
    </style:style>
    <style:style style:name="P100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938643" officeooo:paragraph-rsid="02938643" style:font-size-asian="7pt" style:font-weight-asian="normal" style:font-size-complex="7pt" style:font-weight-complex="normal"/>
    </style:style>
    <style:style style:name="P100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988123" officeooo:paragraph-rsid="02988123" style:font-size-asian="7pt" style:font-weight-asian="normal" style:font-size-complex="7pt" style:font-weight-complex="normal"/>
    </style:style>
    <style:style style:name="P1004" style:family="paragraph" style:parent-style-name="Table_20_Contents">
      <style:paragraph-properties fo:margin-top="0in" fo:margin-bottom="0.0201in" loext:contextual-spacing="false" fo:text-align="start" style:justify-single-word="false"/>
      <style:text-properties style:font-name="Liberation Mono" fo:font-size="7pt" fo:font-weight="normal" officeooo:rsid="02988123" officeooo:paragraph-rsid="02988123" style:font-size-asian="7pt" style:font-weight-asian="normal" style:font-size-complex="7pt" style:font-weight-complex="normal"/>
    </style:style>
    <style:style style:name="P100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8cb677" officeooo:paragraph-rsid="028cb677" style:font-size-asian="7pt" style:font-weight-asian="bold" style:font-size-complex="7pt" style:font-weight-complex="bold"/>
    </style:style>
    <style:style style:name="P100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8fbdde" officeooo:paragraph-rsid="028fbdde" style:font-size-asian="7pt" style:font-weight-asian="bold" style:font-size-complex="7pt" style:font-weight-complex="bold"/>
    </style:style>
    <style:style style:name="P100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938643" officeooo:paragraph-rsid="02938643" style:font-size-asian="7pt" style:font-weight-asian="bold" style:font-size-complex="7pt" style:font-weight-complex="bold"/>
    </style:style>
    <style:style style:name="P100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8cb677" officeooo:paragraph-rsid="028f56b1" style:font-size-asian="7pt" style:font-weight-asian="normal" style:font-size-complex="7pt" style:font-weight-complex="normal"/>
    </style:style>
    <style:style style:name="P100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8cb677" officeooo:paragraph-rsid="028cb677" style:font-size-asian="7pt" style:font-weight-asian="normal" style:font-size-complex="7pt" style:font-weight-complex="normal"/>
    </style:style>
    <style:style style:name="P101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8fbdde" officeooo:paragraph-rsid="028fbdde" style:font-size-asian="7pt" style:font-weight-asian="normal" style:font-size-complex="7pt" style:font-weight-complex="normal"/>
    </style:style>
    <style:style style:name="P101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954e54" officeooo:paragraph-rsid="029afbb9" style:font-size-asian="7pt" style:font-weight-asian="normal" style:font-size-complex="7pt" style:font-weight-complex="normal"/>
    </style:style>
    <style:style style:name="P101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938643" officeooo:paragraph-rsid="02938643" style:font-size-asian="7pt" style:font-weight-asian="normal" style:font-size-complex="7pt" style:font-weight-complex="normal"/>
    </style:style>
    <style:style style:name="P101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28cb677" officeooo:paragraph-rsid="028cb677" style:font-size-asian="7pt" style:font-weight-asian="bold" style:font-size-complex="7pt" style:font-weight-complex="bold"/>
    </style:style>
    <style:style style:name="P101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2954e54" officeooo:paragraph-rsid="029afbb9" style:font-size-asian="7pt" style:font-weight-asian="bold" style:font-size-complex="7pt" style:font-weight-complex="bold"/>
    </style:style>
    <style:style style:name="P1015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2954e54" officeooo:paragraph-rsid="02954e54" style:font-size-asian="7pt" style:font-weight-asian="bold" style:font-size-complex="7pt" style:font-weight-complex="bold"/>
    </style:style>
    <style:style style:name="P1016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Liberation Mono" fo:font-size="7pt" fo:font-weight="bold" officeooo:rsid="02988123" officeooo:paragraph-rsid="02988123" style:font-size-asian="7pt" style:font-weight-asian="bold" style:font-size-complex="7pt" style:font-weight-complex="bold"/>
    </style:style>
    <style:style style:name="P1017" style:family="paragraph" style:parent-style-name="Table_20_Contents">
      <style:paragraph-properties fo:margin-top="0.0201in" fo:margin-bottom="0.0402in" loext:contextual-spacing="false" fo:text-align="start" style:justify-single-word="false"/>
      <style:text-properties style:font-name="Liberation Mono" fo:font-size="7pt" fo:font-weight="normal" officeooo:rsid="02988123" officeooo:paragraph-rsid="02988123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79c6" style:font-weight-asian="bold" style:font-weight-complex="bold"/>
    </style:style>
    <style:style style:name="T3" style:family="text">
      <style:text-properties fo:font-weight="bold" officeooo:rsid="004ce4af" style:font-weight-asian="bold" style:font-weight-complex="bold"/>
    </style:style>
    <style:style style:name="T4" style:family="text">
      <style:text-properties fo:font-weight="bold" officeooo:rsid="007c03c3" style:font-weight-asian="bold" style:font-weight-complex="bold"/>
    </style:style>
    <style:style style:name="T5" style:family="text">
      <style:text-properties fo:font-weight="bold" officeooo:rsid="008f7607" style:font-weight-asian="bold" style:font-weight-complex="bold"/>
    </style:style>
    <style:style style:name="T6" style:family="text">
      <style:text-properties fo:font-weight="bold" officeooo:rsid="00a23f47" style:font-weight-asian="bold" style:font-weight-complex="bold"/>
    </style:style>
    <style:style style:name="T7" style:family="text">
      <style:text-properties fo:font-weight="bold" officeooo:rsid="00b89a2c" style:font-weight-asian="bold" style:font-weight-complex="bold"/>
    </style:style>
    <style:style style:name="T8" style:family="text">
      <style:text-properties fo:font-weight="bold" officeooo:rsid="00c121bf" style:font-weight-asian="bold" style:font-weight-complex="bold"/>
    </style:style>
    <style:style style:name="T9" style:family="text">
      <style:text-properties fo:font-weight="bold" officeooo:rsid="00c26e9d" style:font-weight-asian="bold" style:font-weight-complex="bold"/>
    </style:style>
    <style:style style:name="T10" style:family="text">
      <style:text-properties fo:font-weight="bold" officeooo:rsid="00f436f5" style:font-weight-asian="bold" style:font-weight-complex="bold"/>
    </style:style>
    <style:style style:name="T11" style:family="text">
      <style:text-properties fo:font-weight="bold" officeooo:rsid="01126aa1" style:font-weight-asian="bold" style:font-weight-complex="bold"/>
    </style:style>
    <style:style style:name="T12" style:family="text">
      <style:text-properties fo:font-weight="bold" officeooo:rsid="012108ed" style:font-weight-asian="bold" style:font-weight-complex="bold"/>
    </style:style>
    <style:style style:name="T13" style:family="text">
      <style:text-properties fo:font-weight="bold" officeooo:rsid="01261057" style:font-weight-asian="bold" style:font-weight-complex="bold"/>
    </style:style>
    <style:style style:name="T14" style:family="text">
      <style:text-properties fo:font-weight="bold" officeooo:rsid="01283ad0" style:font-weight-asian="bold" style:font-weight-complex="bold"/>
    </style:style>
    <style:style style:name="T15" style:family="text">
      <style:text-properties fo:font-weight="bold" officeooo:rsid="015e51a9" style:font-weight-asian="bold" style:font-weight-complex="bold"/>
    </style:style>
    <style:style style:name="T16" style:family="text">
      <style:text-properties fo:font-weight="bold" officeooo:rsid="0167239e" style:font-weight-asian="bold" style:font-weight-complex="bold"/>
    </style:style>
    <style:style style:name="T17" style:family="text">
      <style:text-properties fo:font-weight="bold" officeooo:rsid="016ccb73" style:font-weight-asian="bold" style:font-weight-complex="bold"/>
    </style:style>
    <style:style style:name="T18" style:family="text">
      <style:text-properties fo:font-weight="bold" officeooo:rsid="016d42f1" style:font-weight-asian="bold" style:font-weight-complex="bold"/>
    </style:style>
    <style:style style:name="T19" style:family="text">
      <style:text-properties fo:font-weight="bold" officeooo:rsid="01778d63" style:font-weight-asian="bold" style:font-weight-complex="bold"/>
    </style:style>
    <style:style style:name="T20" style:family="text">
      <style:text-properties fo:font-weight="bold" officeooo:rsid="017ecf4e" style:font-weight-asian="bold" style:font-weight-complex="bold"/>
    </style:style>
    <style:style style:name="T21" style:family="text">
      <style:text-properties fo:font-weight="bold" officeooo:rsid="01856577" style:font-weight-asian="bold" style:font-weight-complex="bold"/>
    </style:style>
    <style:style style:name="T22" style:family="text">
      <style:text-properties fo:font-weight="bold" officeooo:rsid="0189ba05" style:font-weight-asian="bold" style:font-weight-complex="bold"/>
    </style:style>
    <style:style style:name="T23" style:family="text">
      <style:text-properties fo:font-weight="bold" officeooo:rsid="0199f1ac" style:font-weight-asian="bold" style:font-weight-complex="bold"/>
    </style:style>
    <style:style style:name="T24" style:family="text">
      <style:text-properties fo:font-weight="bold" officeooo:rsid="019d6390" style:font-weight-asian="bold" style:font-weight-complex="bold"/>
    </style:style>
    <style:style style:name="T25" style:family="text">
      <style:text-properties fo:font-weight="bold" officeooo:rsid="019df905" style:font-weight-asian="bold" style:font-weight-complex="bold"/>
    </style:style>
    <style:style style:name="T26" style:family="text">
      <style:text-properties fo:font-weight="bold" officeooo:rsid="01a76b63" style:font-weight-asian="bold" style:font-weight-complex="bold"/>
    </style:style>
    <style:style style:name="T27" style:family="text">
      <style:text-properties fo:font-weight="bold" officeooo:rsid="01a8b1c4" style:font-weight-asian="bold" style:font-weight-complex="bold"/>
    </style:style>
    <style:style style:name="T28" style:family="text">
      <style:text-properties fo:font-weight="bold" officeooo:rsid="01ade46d" style:font-weight-asian="bold" style:font-weight-complex="bold"/>
    </style:style>
    <style:style style:name="T29" style:family="text">
      <style:text-properties fo:font-weight="bold" officeooo:rsid="01b13d27" style:font-weight-asian="bold" style:font-weight-complex="bold"/>
    </style:style>
    <style:style style:name="T30" style:family="text">
      <style:text-properties fo:font-weight="bold" officeooo:rsid="01b611fe" style:font-weight-asian="bold" style:font-weight-complex="bold"/>
    </style:style>
    <style:style style:name="T31" style:family="text">
      <style:text-properties fo:font-weight="bold" officeooo:rsid="01ba2dbe" style:font-weight-asian="bold" style:font-weight-complex="bold"/>
    </style:style>
    <style:style style:name="T32" style:family="text">
      <style:text-properties fo:font-weight="bold" officeooo:rsid="01c244ce" style:font-weight-asian="bold" style:font-weight-complex="bold"/>
    </style:style>
    <style:style style:name="T33" style:family="text">
      <style:text-properties fo:font-weight="bold" officeooo:rsid="00a078af" style:font-weight-asian="bold" style:font-weight-complex="bold"/>
    </style:style>
    <style:style style:name="T34" style:family="text">
      <style:text-properties fo:font-weight="bold" officeooo:rsid="0114c8d5" style:font-weight-asian="bold" style:font-weight-complex="bold"/>
    </style:style>
    <style:style style:name="T35" style:family="text">
      <style:text-properties fo:font-weight="bold" officeooo:rsid="011af684" style:font-weight-asian="bold" style:font-weight-complex="bold"/>
    </style:style>
    <style:style style:name="T36" style:family="text">
      <style:text-properties fo:font-weight="bold" officeooo:rsid="01e48940" style:font-weight-asian="bold" style:font-weight-complex="bold"/>
    </style:style>
    <style:style style:name="T37" style:family="text">
      <style:text-properties fo:font-weight="bold" officeooo:rsid="01e765e1" style:font-weight-asian="bold" style:font-weight-complex="bold"/>
    </style:style>
    <style:style style:name="T38" style:family="text">
      <style:text-properties fo:font-weight="bold" officeooo:rsid="02118830" style:font-weight-asian="bold" style:font-weight-complex="bold"/>
    </style:style>
    <style:style style:name="T39" style:family="text">
      <style:text-properties fo:font-weight="bold" officeooo:rsid="00e763ec" style:font-weight-asian="bold" style:font-weight-complex="bold"/>
    </style:style>
    <style:style style:name="T40" style:family="text">
      <style:text-properties fo:font-weight="bold" officeooo:rsid="0227800e" style:font-weight-asian="bold" style:font-weight-complex="bold"/>
    </style:style>
    <style:style style:name="T41" style:family="text">
      <style:text-properties fo:font-weight="bold" officeooo:rsid="0233adfa" style:font-weight-asian="bold" style:font-weight-complex="bold"/>
    </style:style>
    <style:style style:name="T42" style:family="text">
      <style:text-properties fo:font-weight="bold" officeooo:rsid="023a8d7c" style:font-weight-asian="bold" style:font-weight-complex="bold"/>
    </style:style>
    <style:style style:name="T43" style:family="text">
      <style:text-properties fo:font-weight="bold" officeooo:rsid="0241d4b2" style:font-weight-asian="bold" style:font-weight-complex="bold"/>
    </style:style>
    <style:style style:name="T44" style:family="text">
      <style:text-properties fo:font-weight="bold" officeooo:rsid="024851ac" style:font-weight-asian="bold" style:font-weight-complex="bold"/>
    </style:style>
    <style:style style:name="T45" style:family="text">
      <style:text-properties fo:font-weight="bold" officeooo:rsid="003c40d9" style:font-weight-asian="bold" style:font-weight-complex="bold"/>
    </style:style>
    <style:style style:name="T46" style:family="text">
      <style:text-properties fo:font-weight="bold" officeooo:rsid="02576711" style:font-weight-asian="bold" style:font-weight-complex="bold"/>
    </style:style>
    <style:style style:name="T47" style:family="text">
      <style:text-properties fo:font-weight="bold" officeooo:rsid="02899a17" style:font-weight-asian="bold" style:font-weight-complex="bold"/>
    </style:style>
    <style:style style:name="T48" style:family="text">
      <style:text-properties officeooo:rsid="0014e177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c79c6" style:font-style-asian="italic" style:font-style-complex="italic"/>
    </style:style>
    <style:style style:name="T51" style:family="text">
      <style:text-properties fo:font-style="italic" officeooo:rsid="004ce4af" style:font-style-asian="italic" style:font-style-complex="italic"/>
    </style:style>
    <style:style style:name="T52" style:family="text">
      <style:text-properties fo:font-style="italic" officeooo:rsid="00a23f47" style:font-style-asian="italic" style:font-style-complex="italic"/>
    </style:style>
    <style:style style:name="T53" style:family="text">
      <style:text-properties fo:font-style="italic" officeooo:rsid="006dd1e6" style:font-style-asian="italic" style:font-style-complex="italic"/>
    </style:style>
    <style:style style:name="T54" style:family="text">
      <style:text-properties fo:font-style="italic" officeooo:rsid="0195c9a0" style:font-style-asian="italic" style:font-style-complex="italic"/>
    </style:style>
    <style:style style:name="T55" style:family="text">
      <style:text-properties fo:font-style="italic" officeooo:rsid="00407a47" style:font-style-asian="italic" style:font-style-complex="italic"/>
    </style:style>
    <style:style style:name="T56" style:family="text">
      <style:text-properties fo:font-style="italic" officeooo:rsid="01c244ce" style:font-style-asian="italic" style:font-style-complex="italic"/>
    </style:style>
    <style:style style:name="T57" style:family="text">
      <style:text-properties fo:font-style="italic" officeooo:rsid="021ae2fa" style:font-style-asian="italic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3d212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d1d7e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9df905" style:font-style-asian="italic" style:font-weight-asian="bold" style:font-style-complex="italic" style:font-weight-complex="bold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text-underline-style="solid" style:text-underline-width="auto" style:text-underline-color="font-color" officeooo:rsid="00a80673" style:font-style-asian="italic" style:font-style-complex="italic"/>
    </style:style>
    <style:style style:name="T6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none" officeooo:rsid="00a80673" style:font-style-asian="italic" style:font-style-complex="italic"/>
    </style:style>
    <style:style style:name="T66" style:family="text">
      <style:text-properties fo:font-style="italic" style:text-underline-style="none" fo:font-weight="bold" officeooo:rsid="023a8d7c" style:font-style-asian="italic" style:font-weight-asian="bold" style:font-style-complex="italic" style:font-weight-complex="bold"/>
    </style:style>
    <style:style style:name="T67" style:family="text">
      <style:text-properties officeooo:rsid="00191bdc"/>
    </style:style>
    <style:style style:name="T68" style:family="text">
      <style:text-properties officeooo:rsid="001adca9"/>
    </style:style>
    <style:style style:name="T69" style:family="text">
      <style:text-properties officeooo:rsid="001d094c"/>
    </style:style>
    <style:style style:name="T70" style:family="text">
      <style:text-properties officeooo:rsid="0022786f"/>
    </style:style>
    <style:style style:name="T71" style:family="text">
      <style:text-properties officeooo:rsid="0023d212"/>
    </style:style>
    <style:style style:name="T72" style:family="text">
      <style:text-properties officeooo:rsid="002c79c6"/>
    </style:style>
    <style:style style:name="T73" style:family="text">
      <style:text-properties officeooo:rsid="003106cd"/>
    </style:style>
    <style:style style:name="T74" style:family="text">
      <style:text-properties officeooo:rsid="0032f4b4"/>
    </style:style>
    <style:style style:name="T75" style:family="text">
      <style:text-properties officeooo:rsid="0035d0a1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fo:font-weight="bold" style:font-weight-asian="bold" style:font-weight-complex="bold"/>
    </style:style>
    <style:style style:name="T78" style:family="text">
      <style:text-properties officeooo:rsid="0037d8d2"/>
    </style:style>
    <style:style style:name="T79" style:family="text">
      <style:text-properties officeooo:rsid="003af08a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4347b9" style:font-weight-asian="normal" style:font-weight-complex="normal"/>
    </style:style>
    <style:style style:name="T82" style:family="text">
      <style:text-properties fo:font-weight="normal" officeooo:rsid="00f1d875" style:font-weight-asian="normal" style:font-weight-complex="normal"/>
    </style:style>
    <style:style style:name="T83" style:family="text">
      <style:text-properties fo:font-weight="normal" officeooo:rsid="00fb02e8" style:font-weight-asian="normal" style:font-weight-complex="normal"/>
    </style:style>
    <style:style style:name="T84" style:family="text">
      <style:text-properties fo:font-weight="normal" officeooo:rsid="011fe117" style:font-weight-asian="normal" style:font-weight-complex="normal"/>
    </style:style>
    <style:style style:name="T85" style:family="text">
      <style:text-properties fo:font-weight="normal" officeooo:rsid="015b9cba" style:font-weight-asian="normal" style:font-weight-complex="normal"/>
    </style:style>
    <style:style style:name="T86" style:family="text">
      <style:text-properties fo:font-weight="normal" officeooo:rsid="0191bd02" style:font-weight-asian="normal" style:font-weight-complex="normal"/>
    </style:style>
    <style:style style:name="T87" style:family="text">
      <style:text-properties fo:font-weight="normal" officeooo:rsid="00367f52" style:font-weight-asian="normal" style:font-weight-complex="normal"/>
    </style:style>
    <style:style style:name="T88" style:family="text">
      <style:text-properties fo:font-weight="normal" officeooo:rsid="01ade46d" style:font-weight-asian="normal" style:font-weight-complex="normal"/>
    </style:style>
    <style:style style:name="T89" style:family="text">
      <style:text-properties fo:font-weight="normal" officeooo:rsid="010e3fa8" style:font-weight-asian="normal" style:font-weight-complex="normal"/>
    </style:style>
    <style:style style:name="T90" style:family="text">
      <style:text-properties fo:font-weight="normal" officeooo:rsid="01d7b16a" style:font-weight-asian="normal" style:font-weight-complex="normal"/>
    </style:style>
    <style:style style:name="T91" style:family="text">
      <style:text-properties fo:font-weight="normal" officeooo:rsid="00f436f5" style:font-weight-asian="normal" style:font-weight-complex="normal"/>
    </style:style>
    <style:style style:name="T92" style:family="text">
      <style:text-properties fo:font-weight="normal" officeooo:rsid="021d544c" style:font-weight-asian="normal" style:font-weight-complex="normal"/>
    </style:style>
    <style:style style:name="T93" style:family="text">
      <style:text-properties fo:font-weight="normal" officeooo:rsid="022c3d1f" style:font-weight-asian="normal" style:font-weight-complex="normal"/>
    </style:style>
    <style:style style:name="T94" style:family="text">
      <style:text-properties fo:font-weight="normal" officeooo:rsid="022f7f2e" style:font-weight-asian="normal" style:font-weight-complex="normal"/>
    </style:style>
    <style:style style:name="T95" style:family="text">
      <style:text-properties fo:font-weight="normal" officeooo:rsid="023c5168" style:font-weight-asian="normal" style:font-weight-complex="normal"/>
    </style:style>
    <style:style style:name="T96" style:family="text">
      <style:text-properties fo:font-weight="normal" officeooo:rsid="02400b94" style:font-weight-asian="normal" style:font-weight-complex="normal"/>
    </style:style>
    <style:style style:name="T97" style:family="text">
      <style:text-properties fo:font-weight="normal" officeooo:rsid="027aa547" style:font-weight-asian="normal" style:font-weight-complex="normal"/>
    </style:style>
    <style:style style:name="T98" style:family="text">
      <style:text-properties officeooo:rsid="00407a47"/>
    </style:style>
    <style:style style:name="T99" style:family="text">
      <style:text-properties fo:color="#ffffff" fo:font-weight="bold" fo:background-color="#000000" loext:char-shading-value="0" style:font-weight-asian="bold" style:font-weight-complex="bold"/>
    </style:style>
    <style:style style:name="T100" style:family="text">
      <style:text-properties fo:color="#ffffff" fo:font-weight="bold" officeooo:rsid="00898093" fo:background-color="#000000" loext:char-shading-value="0" style:font-weight-asian="bold" style:font-weight-complex="bold"/>
    </style:style>
    <style:style style:name="T101" style:family="text">
      <style:text-properties fo:color="#ffffff" fo:font-weight="bold" officeooo:rsid="00bc9fef" fo:background-color="#000000" loext:char-shading-value="0" style:font-weight-asian="bold" style:font-weight-complex="bold"/>
    </style:style>
    <style:style style:name="T102" style:family="text">
      <style:text-properties fo:color="#ffffff" fo:font-weight="bold" officeooo:rsid="00ec4368" fo:background-color="#000000" loext:char-shading-value="0" style:font-weight-asian="bold" style:font-weight-complex="bold"/>
    </style:style>
    <style:style style:name="T103" style:family="text">
      <style:text-properties fo:color="#ffffff" fo:font-weight="bold" officeooo:rsid="0142cb62" fo:background-color="#000000" loext:char-shading-value="0" style:font-weight-asian="bold" style:font-weight-complex="bold"/>
    </style:style>
    <style:style style:name="T104" style:family="text">
      <style:text-properties fo:color="#ffffff" fo:font-weight="bold" officeooo:rsid="01c4bd35" fo:background-color="#000000" loext:char-shading-value="0" style:font-weight-asian="bold" style:font-weight-complex="bold"/>
    </style:style>
    <style:style style:name="T105" style:family="text">
      <style:text-properties fo:color="#ffffff" fo:font-weight="bold" officeooo:rsid="01d62fa9" fo:background-color="#000000" loext:char-shading-value="0" style:font-weight-asian="bold" style:font-weight-complex="bold"/>
    </style:style>
    <style:style style:name="T106" style:family="text">
      <style:text-properties fo:color="#ffffff" fo:font-weight="bold" officeooo:rsid="01fe9700" fo:background-color="#000000" loext:char-shading-value="0" style:font-weight-asian="bold" style:font-weight-complex="bold"/>
    </style:style>
    <style:style style:name="T107" style:family="text">
      <style:text-properties fo:color="#ffffff" fo:font-weight="bold" officeooo:rsid="0213fdc4" fo:background-color="#000000" loext:char-shading-value="0" style:font-weight-asian="bold" style:font-weight-complex="bold"/>
    </style:style>
    <style:style style:name="T108" style:family="text">
      <style:text-properties fo:color="#ffffff" fo:font-weight="bold" officeooo:rsid="0272007f" fo:background-color="#000000" loext:char-shading-value="0" style:font-weight-asian="bold" style:font-weight-complex="bold"/>
    </style:style>
    <style:style style:name="T109" style:family="text">
      <style:text-properties fo:color="#ffffff" fo:font-weight="bold" officeooo:rsid="02723db2" fo:background-color="#000000" loext:char-shading-value="0" style:font-weight-asian="bold" style:font-weight-complex="bold"/>
    </style:style>
    <style:style style:name="T110" style:family="text">
      <style:text-properties fo:color="#ffffff" fo:font-weight="bold" officeooo:rsid="02964089" fo:background-color="#000000" loext:char-shading-value="0" style:font-weight-asian="bold" style:font-weight-complex="bold"/>
    </style:style>
    <style:style style:name="T111" style:family="text">
      <style:text-properties fo:color="#ffffff" fo:font-size="9pt" fo:font-weight="bold" fo:background-color="#000000" loext:char-shading-value="0" style:font-size-asian="9pt" style:font-weight-asian="bold" style:font-size-complex="9pt" style:font-weight-complex="bold"/>
    </style:style>
    <style:style style:name="T112" style:family="text">
      <style:text-properties fo:color="#ffffff" fo:font-size="9pt" fo:font-weight="bold" officeooo:rsid="003d4653" fo:background-color="#000000" loext:char-shading-value="0" style:font-size-asian="9pt" style:font-weight-asian="bold" style:font-size-complex="9pt" style:font-weight-complex="bold"/>
    </style:style>
    <style:style style:name="T113" style:family="text">
      <style:text-properties fo:color="#ffffff" fo:font-size="9pt" fo:font-weight="bold" officeooo:rsid="00d999ef" fo:background-color="#000000" loext:char-shading-value="0" style:font-size-asian="9pt" style:font-weight-asian="bold" style:font-size-complex="9pt" style:font-weight-complex="bold"/>
    </style:style>
    <style:style style:name="T114" style:family="text">
      <style:text-properties fo:color="#ffffff" fo:font-size="9pt" fo:font-weight="bold" officeooo:rsid="00db68df" fo:background-color="#000000" loext:char-shading-value="0" style:font-size-asian="9pt" style:font-weight-asian="bold" style:font-size-complex="9pt" style:font-weight-complex="bold"/>
    </style:style>
    <style:style style:name="T115" style:family="text">
      <style:text-properties fo:color="#ffffff" fo:font-size="9pt" fo:font-weight="bold" officeooo:rsid="00db819c" fo:background-color="#000000" loext:char-shading-value="0" style:font-size-asian="9pt" style:font-weight-asian="bold" style:font-size-complex="9pt" style:font-weight-complex="bold"/>
    </style:style>
    <style:style style:name="T116" style:family="text">
      <style:text-properties fo:color="#ffffff" fo:font-size="9pt" fo:font-weight="bold" officeooo:rsid="00dbde72" fo:background-color="#000000" loext:char-shading-value="0" style:font-size-asian="9pt" style:font-weight-asian="bold" style:font-size-complex="9pt" style:font-weight-complex="bold"/>
    </style:style>
    <style:style style:name="T117" style:family="text">
      <style:text-properties fo:color="#ffffff" fo:font-size="9pt" fo:font-weight="bold" officeooo:rsid="00de634f" fo:background-color="#000000" loext:char-shading-value="0" style:font-size-asian="9pt" style:font-weight-asian="bold" style:font-size-complex="9pt" style:font-weight-complex="bold"/>
    </style:style>
    <style:style style:name="T118" style:family="text">
      <style:text-properties fo:color="#ffffff" fo:font-size="9pt" fo:font-weight="bold" officeooo:rsid="00e3b027" fo:background-color="#000000" loext:char-shading-value="0" style:font-size-asian="9pt" style:font-weight-asian="bold" style:font-size-complex="9pt" style:font-weight-complex="bold"/>
    </style:style>
    <style:style style:name="T119" style:family="text">
      <style:text-properties fo:color="#ffffff" fo:font-size="9pt" fo:font-weight="bold" officeooo:rsid="00fcb11d" fo:background-color="#000000" loext:char-shading-value="0" style:font-size-asian="9pt" style:font-weight-asian="bold" style:font-size-complex="9pt" style:font-weight-complex="bold"/>
    </style:style>
    <style:style style:name="T120" style:family="text">
      <style:text-properties fo:color="#ffffff" fo:font-size="9pt" fo:font-style="italic" fo:font-weight="bold" officeooo:rsid="00de634f" fo:background-color="#000000" loext:char-shading-value="0" style:font-size-asian="9pt" style:font-style-asian="italic" style:font-weight-asian="bold" style:font-size-complex="9pt" style:font-style-complex="italic" style:font-weight-complex="bold"/>
    </style:style>
    <style:style style:name="T121" style:family="text">
      <style:text-properties officeooo:rsid="004347b9"/>
    </style:style>
    <style:style style:name="T122" style:family="text">
      <style:text-properties officeooo:rsid="004ce4af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05d4496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1ade46d" style:font-weight-asian="normal" style:font-weight-complex="normal"/>
    </style:style>
    <style:style style:name="T127" style:family="text">
      <style:text-properties style:text-underline-style="solid" style:text-underline-width="auto" style:text-underline-color="font-color" officeooo:rsid="005d4496"/>
    </style:style>
    <style:style style:name="T128" style:family="text">
      <style:text-properties style:text-underline-style="solid" style:text-underline-width="auto" style:text-underline-color="font-color" officeooo:rsid="005e8387"/>
    </style:style>
    <style:style style:name="T129" style:family="text">
      <style:text-properties style:text-underline-style="solid" style:text-underline-width="auto" style:text-underline-color="font-color" officeooo:rsid="00752b0c"/>
    </style:style>
    <style:style style:name="T130" style:family="text">
      <style:text-properties style:text-underline-style="solid" style:text-underline-width="auto" style:text-underline-color="font-color" officeooo:rsid="007c03c3"/>
    </style:style>
    <style:style style:name="T1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officeooo:rsid="011af13c"/>
    </style:style>
    <style:style style:name="T133" style:family="text">
      <style:text-properties style:text-underline-style="solid" style:text-underline-width="auto" style:text-underline-color="font-color" officeooo:rsid="020e5e39"/>
    </style:style>
    <style:style style:name="T1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5" style:family="text">
      <style:text-properties fo:font-style="normal" style:text-underline-style="none" style:font-style-asian="normal" style:font-style-complex="normal"/>
    </style:style>
    <style:style style:name="T136" style:family="text">
      <style:text-properties fo:font-style="normal" style:text-underline-style="none" officeooo:rsid="00a80673" style:font-style-asian="normal" style:font-style-complex="normal"/>
    </style:style>
    <style:style style:name="T137" style:family="text">
      <style:text-properties fo:font-style="normal" style:text-underline-style="none" officeooo:rsid="00f7f217" style:font-style-asian="normal" style:font-style-complex="normal"/>
    </style:style>
    <style:style style:name="T138" style:family="text">
      <style:text-properties fo:font-style="normal" style:text-underline-style="none" officeooo:rsid="01840a1a" style:font-style-asian="normal" style:font-style-complex="normal"/>
    </style:style>
    <style:style style:name="T13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1" style:family="text">
      <style:text-properties officeooo:rsid="0056c0da"/>
    </style:style>
    <style:style style:name="T142" style:family="text">
      <style:text-properties officeooo:rsid="0059281f"/>
    </style:style>
    <style:style style:name="T143" style:family="text">
      <style:text-properties officeooo:rsid="005e7274"/>
    </style:style>
    <style:style style:name="T144" style:family="text">
      <style:text-properties officeooo:rsid="005e8387"/>
    </style:style>
    <style:style style:name="T145" style:family="text">
      <style:text-properties officeooo:rsid="00625412"/>
    </style:style>
    <style:style style:name="T146" style:family="text">
      <style:text-properties officeooo:rsid="00635300"/>
    </style:style>
    <style:style style:name="T147" style:family="text">
      <style:text-properties officeooo:rsid="00651826"/>
    </style:style>
    <style:style style:name="T148" style:family="text">
      <style:text-properties officeooo:rsid="006a00c5"/>
    </style:style>
    <style:style style:name="T149" style:family="text">
      <style:text-properties officeooo:rsid="007096b4"/>
    </style:style>
    <style:style style:name="T150" style:family="text">
      <style:text-properties officeooo:rsid="00717e93"/>
    </style:style>
    <style:style style:name="T151" style:family="text">
      <style:text-properties officeooo:rsid="0074a1b3"/>
    </style:style>
    <style:style style:name="T152" style:family="text">
      <style:text-properties officeooo:rsid="00752b0c"/>
    </style:style>
    <style:style style:name="T153" style:family="text">
      <style:text-properties officeooo:rsid="0077385e"/>
    </style:style>
    <style:style style:name="T154" style:family="text">
      <style:text-properties officeooo:rsid="0078e110"/>
    </style:style>
    <style:style style:name="T155" style:family="text">
      <style:text-properties officeooo:rsid="007a1834"/>
    </style:style>
    <style:style style:name="T156" style:family="text">
      <style:text-properties officeooo:rsid="007c03c3"/>
    </style:style>
    <style:style style:name="T157" style:family="text">
      <style:text-properties officeooo:rsid="00847e3f"/>
    </style:style>
    <style:style style:name="T158" style:family="text">
      <style:text-properties officeooo:rsid="008cea0b"/>
    </style:style>
    <style:style style:name="T159" style:family="text">
      <style:text-properties officeooo:rsid="008e8866"/>
    </style:style>
    <style:style style:name="T160" style:family="text">
      <style:text-properties officeooo:rsid="0090e2f7"/>
    </style:style>
    <style:style style:name="T161" style:family="text">
      <style:text-properties officeooo:rsid="0093234e"/>
    </style:style>
    <style:style style:name="T162" style:family="text">
      <style:text-properties officeooo:rsid="00971432"/>
    </style:style>
    <style:style style:name="T163" style:family="text">
      <style:text-properties officeooo:rsid="00a078af"/>
    </style:style>
    <style:style style:name="T164" style:family="text">
      <style:text-properties officeooo:rsid="00a23f47"/>
    </style:style>
    <style:style style:name="T165" style:family="text">
      <style:text-properties officeooo:rsid="00a68740"/>
    </style:style>
    <style:style style:name="T166" style:family="text">
      <style:text-properties officeooo:rsid="00a80673"/>
    </style:style>
    <style:style style:name="T167" style:family="text">
      <style:text-properties officeooo:rsid="00aa06d6"/>
    </style:style>
    <style:style style:name="T168" style:family="text">
      <style:text-properties officeooo:rsid="00abe184"/>
    </style:style>
    <style:style style:name="T169" style:family="text">
      <style:text-properties officeooo:rsid="00b3fd02"/>
    </style:style>
    <style:style style:name="T170" style:family="text">
      <style:text-properties officeooo:rsid="00b44668"/>
    </style:style>
    <style:style style:name="T171" style:family="text">
      <style:text-properties officeooo:rsid="00b89a2c"/>
    </style:style>
    <style:style style:name="T172" style:family="text">
      <style:text-properties officeooo:rsid="00bc9fef"/>
    </style:style>
    <style:style style:name="T173" style:family="text">
      <style:text-properties officeooo:rsid="00bce438"/>
    </style:style>
    <style:style style:name="T174" style:family="text">
      <style:text-properties officeooo:rsid="00c61c2d"/>
    </style:style>
    <style:style style:name="T175" style:family="text">
      <style:text-properties officeooo:rsid="00cb9435"/>
    </style:style>
    <style:style style:name="T176" style:family="text">
      <style:text-properties fo:font-size="5pt" style:font-size-asian="5pt" style:font-size-complex="5pt"/>
    </style:style>
    <style:style style:name="T177" style:family="text">
      <style:text-properties officeooo:rsid="00cdedc2"/>
    </style:style>
    <style:style style:name="T178" style:family="text">
      <style:text-properties officeooo:rsid="00d1d7e3"/>
    </style:style>
    <style:style style:name="T179" style:family="text">
      <style:text-properties officeooo:rsid="00d1e172"/>
    </style:style>
    <style:style style:name="T180" style:family="text">
      <style:text-properties officeooo:rsid="00d39b3b"/>
    </style:style>
    <style:style style:name="T181" style:family="text">
      <style:text-properties officeooo:rsid="00d5026d"/>
    </style:style>
    <style:style style:name="T182" style:family="text">
      <style:text-properties officeooo:rsid="00dfeed5"/>
    </style:style>
    <style:style style:name="T183" style:family="text">
      <style:text-properties officeooo:rsid="00e4a4e4"/>
    </style:style>
    <style:style style:name="T184" style:family="text">
      <style:text-properties officeooo:rsid="00ef494a"/>
    </style:style>
    <style:style style:name="T185" style:family="text">
      <style:text-properties officeooo:rsid="00f1d875"/>
    </style:style>
    <style:style style:name="T186" style:family="text">
      <style:text-properties officeooo:rsid="00f436f5"/>
    </style:style>
    <style:style style:name="T187" style:family="text">
      <style:text-properties officeooo:rsid="00f6f63b"/>
    </style:style>
    <style:style style:name="T188" style:family="text">
      <style:text-properties officeooo:rsid="00f6f6f7"/>
    </style:style>
    <style:style style:name="T189" style:family="text">
      <style:text-properties officeooo:rsid="00f80d5d"/>
    </style:style>
    <style:style style:name="T190" style:family="text">
      <style:text-properties officeooo:rsid="00fc7b28"/>
    </style:style>
    <style:style style:name="T191" style:family="text">
      <style:text-properties officeooo:rsid="00fe9cd3"/>
    </style:style>
    <style:style style:name="T192" style:family="text">
      <style:text-properties officeooo:rsid="0100605a"/>
    </style:style>
    <style:style style:name="T193" style:family="text">
      <style:text-properties officeooo:rsid="01020345"/>
    </style:style>
    <style:style style:name="T194" style:family="text">
      <style:text-properties officeooo:rsid="01038b1e"/>
    </style:style>
    <style:style style:name="T195" style:family="text">
      <style:text-properties officeooo:rsid="0108460a"/>
    </style:style>
    <style:style style:name="T196" style:family="text">
      <style:text-properties officeooo:rsid="010c5411"/>
    </style:style>
    <style:style style:name="T197" style:family="text">
      <style:text-properties officeooo:rsid="010e3fa8"/>
    </style:style>
    <style:style style:name="T198" style:family="text">
      <style:text-properties officeooo:rsid="010fcec4"/>
    </style:style>
    <style:style style:name="T199" style:family="text">
      <style:text-properties officeooo:rsid="0111472e"/>
    </style:style>
    <style:style style:name="T200" style:family="text">
      <style:text-properties officeooo:rsid="01126aa1"/>
    </style:style>
    <style:style style:name="T201" style:family="text">
      <style:text-properties officeooo:rsid="0114c8d5"/>
    </style:style>
    <style:style style:name="T202" style:family="text">
      <style:text-properties officeooo:rsid="011af684"/>
    </style:style>
    <style:style style:name="T203" style:family="text">
      <style:text-properties officeooo:rsid="011d5c43"/>
    </style:style>
    <style:style style:name="T204" style:family="text">
      <style:text-properties officeooo:rsid="011e662a"/>
    </style:style>
    <style:style style:name="T205" style:family="text">
      <style:text-properties officeooo:rsid="00898093"/>
    </style:style>
    <style:style style:name="T206" style:family="text">
      <style:text-properties officeooo:rsid="011fbed0"/>
    </style:style>
    <style:style style:name="T207" style:family="text">
      <style:text-properties officeooo:rsid="00fb02e8"/>
    </style:style>
    <style:style style:name="T208" style:family="text">
      <style:text-properties officeooo:rsid="01209131"/>
    </style:style>
    <style:style style:name="T209" style:family="text">
      <style:text-properties officeooo:rsid="012108ed"/>
    </style:style>
    <style:style style:name="T210" style:family="text">
      <style:text-properties officeooo:rsid="01217bc2"/>
    </style:style>
    <style:style style:name="T211" style:family="text">
      <style:text-properties officeooo:rsid="012484aa"/>
    </style:style>
    <style:style style:name="T212" style:family="text">
      <style:text-properties officeooo:rsid="01261057"/>
    </style:style>
    <style:style style:name="T213" style:family="text">
      <style:text-properties officeooo:rsid="0129bc6d"/>
    </style:style>
    <style:style style:name="T214" style:family="text">
      <style:text-properties officeooo:rsid="012ca249"/>
    </style:style>
    <style:style style:name="T215" style:family="text">
      <style:text-properties officeooo:rsid="0137045a"/>
    </style:style>
    <style:style style:name="T216" style:family="text">
      <style:text-properties officeooo:rsid="01374a97"/>
    </style:style>
    <style:style style:name="T217" style:family="text">
      <style:text-properties officeooo:rsid="01397b2e"/>
    </style:style>
    <style:style style:name="T218" style:family="text">
      <style:text-properties officeooo:rsid="013a81a9"/>
    </style:style>
    <style:style style:name="T219" style:family="text">
      <style:text-properties officeooo:rsid="013bb77e"/>
    </style:style>
    <style:style style:name="T220" style:family="text">
      <style:text-properties officeooo:rsid="013bc37b"/>
    </style:style>
    <style:style style:name="T221" style:family="text">
      <style:text-properties officeooo:rsid="013ca9f5"/>
    </style:style>
    <style:style style:name="T222" style:family="text">
      <style:text-properties officeooo:rsid="013eefab"/>
    </style:style>
    <style:style style:name="T223" style:family="text">
      <style:text-properties officeooo:rsid="0140cee1"/>
    </style:style>
    <style:style style:name="T224" style:family="text">
      <style:text-properties officeooo:rsid="0142cb62"/>
    </style:style>
    <style:style style:name="T225" style:family="text">
      <style:text-properties officeooo:rsid="014d146b"/>
    </style:style>
    <style:style style:name="T226" style:family="text">
      <style:text-properties officeooo:rsid="015b9cba"/>
    </style:style>
    <style:style style:name="T227" style:family="text">
      <style:text-properties officeooo:rsid="015d03b5"/>
    </style:style>
    <style:style style:name="T228" style:family="text">
      <style:text-properties officeooo:rsid="015d4a64"/>
    </style:style>
    <style:style style:name="T229" style:family="text">
      <style:text-properties officeooo:rsid="015d79a0"/>
    </style:style>
    <style:style style:name="T230" style:family="text">
      <style:text-properties officeooo:rsid="015e51a9"/>
    </style:style>
    <style:style style:name="T231" style:family="text">
      <style:text-properties officeooo:rsid="015ec1f2"/>
    </style:style>
    <style:style style:name="T232" style:family="text">
      <style:text-properties officeooo:rsid="0160cb2b"/>
    </style:style>
    <style:style style:name="T233" style:family="text">
      <style:text-properties officeooo:rsid="016c8cf8"/>
    </style:style>
    <style:style style:name="T234" style:family="text">
      <style:text-properties officeooo:rsid="016ccb73"/>
    </style:style>
    <style:style style:name="T235" style:family="text">
      <style:text-properties officeooo:rsid="016d42f1"/>
    </style:style>
    <style:style style:name="T236" style:family="text">
      <style:text-properties officeooo:rsid="01714c6c"/>
    </style:style>
    <style:style style:name="T237" style:family="text">
      <style:text-properties officeooo:rsid="014f388c"/>
    </style:style>
    <style:style style:name="T238" style:family="text">
      <style:text-properties officeooo:rsid="015226ef"/>
    </style:style>
    <style:style style:name="T239" style:family="text">
      <style:text-properties officeooo:rsid="01778d63"/>
    </style:style>
    <style:style style:name="T240" style:family="text">
      <style:text-properties officeooo:rsid="017ecf4e"/>
    </style:style>
    <style:style style:name="T241" style:family="text">
      <style:text-properties officeooo:rsid="0183b24b"/>
    </style:style>
    <style:style style:name="T242" style:family="text">
      <style:text-properties officeooo:rsid="01856577"/>
    </style:style>
    <style:style style:name="T243" style:family="text">
      <style:text-properties officeooo:rsid="018855e2"/>
    </style:style>
    <style:style style:name="T244" style:family="text">
      <style:text-properties officeooo:rsid="0189ba05"/>
    </style:style>
    <style:style style:name="T245" style:family="text">
      <style:text-properties officeooo:rsid="018bfbfe"/>
    </style:style>
    <style:style style:name="T246" style:family="text">
      <style:text-properties officeooo:rsid="018dd1fb"/>
    </style:style>
    <style:style style:name="T247" style:family="text">
      <style:text-properties officeooo:rsid="01913dd7"/>
    </style:style>
    <style:style style:name="T248" style:family="text">
      <style:text-properties officeooo:rsid="0191a660"/>
    </style:style>
    <style:style style:name="T249" style:family="text">
      <style:text-properties officeooo:rsid="0191bd02"/>
    </style:style>
    <style:style style:name="T250" style:family="text">
      <style:text-properties officeooo:rsid="0195c9a0"/>
    </style:style>
    <style:style style:name="T251" style:family="text">
      <style:text-properties officeooo:rsid="01975dda"/>
    </style:style>
    <style:style style:name="T252" style:family="text">
      <style:text-properties officeooo:rsid="0199f1ac"/>
    </style:style>
    <style:style style:name="T253" style:family="text">
      <style:text-properties officeooo:rsid="019bb530"/>
    </style:style>
    <style:style style:name="T254" style:family="text">
      <style:text-properties officeooo:rsid="019d6390"/>
    </style:style>
    <style:style style:name="T255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256" style:family="text">
      <style:text-properties style:use-window-font-color="true" fo:font-weight="bold" officeooo:rsid="01b55626" fo:background-color="transparent" loext:char-shading-value="0" style:font-weight-asian="bold" style:font-weight-complex="bold"/>
    </style:style>
    <style:style style:name="T257" style:family="text">
      <style:text-properties style:use-window-font-color="true" fo:font-weight="bold" officeooo:rsid="01b611fe" fo:background-color="transparent" loext:char-shading-value="0" style:font-weight-asian="bold" style:font-weight-complex="bold"/>
    </style:style>
    <style:style style:name="T258" style:family="text">
      <style:text-properties style:use-window-font-color="true" fo:font-weight="bold" officeooo:rsid="01cbfa55" fo:background-color="transparent" loext:char-shading-value="0" style:font-weight-asian="bold" style:font-weight-complex="bold"/>
    </style:style>
    <style:style style:name="T259" style:family="text">
      <style:text-properties style:use-window-font-color="true" fo:font-weight="bold" officeooo:rsid="01d63dab" fo:background-color="transparent" loext:char-shading-value="0" style:font-weight-asian="bold" style:font-weight-complex="bold"/>
    </style:style>
    <style:style style:name="T260" style:family="text">
      <style:text-properties style:use-window-font-color="true" fo:font-weight="bold" officeooo:rsid="01db395c" fo:background-color="transparent" loext:char-shading-value="0" style:font-weight-asian="bold" style:font-weight-complex="bold"/>
    </style:style>
    <style:style style:name="T261" style:family="text">
      <style:text-properties style:use-window-font-color="true" fo:font-weight="bold" officeooo:rsid="01e5b839" fo:background-color="transparent" loext:char-shading-value="0" style:font-weight-asian="bold" style:font-weight-complex="bold"/>
    </style:style>
    <style:style style:name="T262" style:family="text">
      <style:text-properties style:use-window-font-color="true" fo:font-weight="bold" officeooo:rsid="01e863a0" fo:background-color="transparent" loext:char-shading-value="0" style:font-weight-asian="bold" style:font-weight-complex="bold"/>
    </style:style>
    <style:style style:name="T263" style:family="text">
      <style:text-properties style:use-window-font-color="true" fo:font-weight="bold" officeooo:rsid="01fad25b" fo:background-color="transparent" loext:char-shading-value="0" style:font-weight-asian="bold" style:font-weight-complex="bold"/>
    </style:style>
    <style:style style:name="T264" style:family="text">
      <style:text-properties style:use-window-font-color="true" fo:font-weight="bold" officeooo:rsid="01fff9ab" fo:background-color="transparent" loext:char-shading-value="0" style:font-weight-asian="bold" style:font-weight-complex="bold"/>
    </style:style>
    <style:style style:name="T265" style:family="text">
      <style:text-properties style:use-window-font-color="true" fo:font-weight="bold" officeooo:rsid="0203d9f7" fo:background-color="transparent" loext:char-shading-value="0" style:font-weight-asian="bold" style:font-weight-complex="bold"/>
    </style:style>
    <style:style style:name="T266" style:family="text">
      <style:text-properties style:use-window-font-color="true" fo:font-weight="bold" officeooo:rsid="0205024e" fo:background-color="transparent" loext:char-shading-value="0" style:font-weight-asian="bold" style:font-weight-complex="bold"/>
    </style:style>
    <style:style style:name="T267" style:family="text">
      <style:text-properties style:use-window-font-color="true" fo:font-weight="bold" officeooo:rsid="0213fdc4" fo:background-color="transparent" loext:char-shading-value="0" style:font-weight-asian="bold" style:font-weight-complex="bold"/>
    </style:style>
    <style:style style:name="T268" style:family="text">
      <style:text-properties style:use-window-font-color="true" fo:font-weight="bold" officeooo:rsid="02175e62" fo:background-color="transparent" loext:char-shading-value="0" style:font-weight-asian="bold" style:font-weight-complex="bold"/>
    </style:style>
    <style:style style:name="T269" style:family="text">
      <style:text-properties style:use-window-font-color="true" fo:font-weight="bold" officeooo:rsid="02441f81" fo:background-color="transparent" loext:char-shading-value="0" style:font-weight-asian="bold" style:font-weight-complex="bold"/>
    </style:style>
    <style:style style:name="T270" style:family="text">
      <style:text-properties style:use-window-font-color="true" fo:font-weight="bold" officeooo:rsid="026191b6" fo:background-color="transparent" loext:char-shading-value="0" style:font-weight-asian="bold" style:font-weight-complex="bold"/>
    </style:style>
    <style:style style:name="T271" style:family="text">
      <style:text-properties style:use-window-font-color="true" fo:font-weight="bold" officeooo:rsid="026d65d7" fo:background-color="transparent" loext:char-shading-value="0" style:font-weight-asian="bold" style:font-weight-complex="bold"/>
    </style:style>
    <style:style style:name="T272" style:family="text">
      <style:text-properties style:use-window-font-color="true" fo:font-weight="bold" officeooo:rsid="029afbb9" fo:background-color="transparent" loext:char-shading-value="0" style:font-weight-asian="bold" style:font-weight-complex="bold"/>
    </style:style>
    <style:style style:name="T273" style:family="text">
      <style:text-properties style:use-window-font-color="true" fo:font-weight="normal" officeooo:rsid="01b00da0" fo:background-color="transparent" loext:char-shading-value="0" style:font-size-asian="6.09999990463257pt" style:font-weight-asian="normal" style:font-weight-complex="normal"/>
    </style:style>
    <style:style style:name="T274" style:family="text">
      <style:text-properties style:use-window-font-color="true" fo:font-weight="normal" officeooo:rsid="01df20be" fo:background-color="transparent" loext:char-shading-value="0" style:font-size-asian="6.09999990463257pt" style:font-weight-asian="normal" style:font-weight-complex="normal"/>
    </style:style>
    <style:style style:name="T275" style:family="text">
      <style:text-properties officeooo:rsid="019df905"/>
    </style:style>
    <style:style style:name="T276" style:family="text">
      <style:text-properties officeooo:rsid="019fc5ca"/>
    </style:style>
    <style:style style:name="T277" style:family="text">
      <style:text-properties officeooo:rsid="01a17628"/>
    </style:style>
    <style:style style:name="T278" style:family="text">
      <style:text-properties officeooo:rsid="01a47dc5"/>
    </style:style>
    <style:style style:name="T279" style:family="text">
      <style:text-properties officeooo:rsid="01a551df"/>
    </style:style>
    <style:style style:name="T280" style:family="text">
      <style:text-properties officeooo:rsid="01a576bc"/>
    </style:style>
    <style:style style:name="T281" style:family="text">
      <style:text-properties officeooo:rsid="01a76b63"/>
    </style:style>
    <style:style style:name="T282" style:family="text">
      <style:text-properties officeooo:rsid="01a8b1c4"/>
    </style:style>
    <style:style style:name="T283" style:family="text">
      <style:text-properties officeooo:rsid="01ac092c"/>
    </style:style>
    <style:style style:name="T284" style:family="text">
      <style:text-properties officeooo:rsid="01ade46d"/>
    </style:style>
    <style:style style:name="T285" style:family="text">
      <style:text-properties officeooo:rsid="01b13d27"/>
    </style:style>
    <style:style style:name="T286" style:family="text">
      <style:text-properties officeooo:rsid="01b22d11"/>
    </style:style>
    <style:style style:name="T287" style:family="text">
      <style:text-properties officeooo:rsid="01b350cf"/>
    </style:style>
    <style:style style:name="T288" style:family="text">
      <style:text-properties officeooo:rsid="01b396e7"/>
    </style:style>
    <style:style style:name="T289" style:family="text">
      <style:text-properties officeooo:rsid="01b611fe"/>
    </style:style>
    <style:style style:name="T290" style:family="text">
      <style:text-properties officeooo:rsid="01b75ed1"/>
    </style:style>
    <style:style style:name="T291" style:family="text">
      <style:text-properties officeooo:rsid="01b8ebf5"/>
    </style:style>
    <style:style style:name="T292" style:family="text">
      <style:text-properties officeooo:rsid="01ba2dbe"/>
    </style:style>
    <style:style style:name="T293" style:family="text">
      <style:text-properties officeooo:rsid="01bbd7fa"/>
    </style:style>
    <style:style style:name="T294" style:family="text">
      <style:text-properties officeooo:rsid="01bdc191"/>
    </style:style>
    <style:style style:name="T295" style:family="text">
      <style:text-properties officeooo:rsid="01bf5736"/>
    </style:style>
    <style:style style:name="T296" style:family="text">
      <style:text-properties officeooo:rsid="01c04439"/>
    </style:style>
    <style:style style:name="T297" style:family="text">
      <style:text-properties officeooo:rsid="01c16e75"/>
    </style:style>
    <style:style style:name="T298" style:family="text">
      <style:text-properties officeooo:rsid="01c244ce"/>
    </style:style>
    <style:style style:name="T299" style:family="text">
      <style:text-properties officeooo:rsid="01c4bd35"/>
    </style:style>
    <style:style style:name="T300" style:family="text">
      <style:text-properties officeooo:rsid="01c5dc3b"/>
    </style:style>
    <style:style style:name="T301" style:family="text">
      <style:text-properties officeooo:rsid="01c6d556"/>
    </style:style>
    <style:style style:name="T302" style:family="text">
      <style:text-properties officeooo:rsid="01cf918f"/>
    </style:style>
    <style:style style:name="T303" style:family="text">
      <style:text-properties officeooo:rsid="01d136af"/>
    </style:style>
    <style:style style:name="T304" style:family="text">
      <style:text-properties officeooo:rsid="01d32563"/>
    </style:style>
    <style:style style:name="T305" style:family="text">
      <style:text-properties officeooo:rsid="01d474ac"/>
    </style:style>
    <style:style style:name="T306" style:family="text">
      <style:text-properties officeooo:rsid="01d62fa9"/>
    </style:style>
    <style:style style:name="T307" style:family="text">
      <style:text-properties officeooo:rsid="01d74c6f"/>
    </style:style>
    <style:style style:name="T308" style:family="text">
      <style:text-properties officeooo:rsid="01d7b16a"/>
    </style:style>
    <style:style style:name="T309" style:family="text">
      <style:text-properties officeooo:rsid="01d8f305"/>
    </style:style>
    <style:style style:name="T310" style:family="text">
      <style:text-properties officeooo:rsid="01d9001d"/>
    </style:style>
    <style:style style:name="T311" style:family="text">
      <style:text-properties officeooo:rsid="01d97d0c"/>
    </style:style>
    <style:style style:name="T312" style:family="text">
      <style:text-properties officeooo:rsid="01dd38ca"/>
    </style:style>
    <style:style style:name="T313" style:family="text">
      <style:text-properties officeooo:rsid="011af13c"/>
    </style:style>
    <style:style style:name="T314" style:family="text">
      <style:text-properties officeooo:rsid="01e48940"/>
    </style:style>
    <style:style style:name="T315" style:family="text">
      <style:text-properties officeooo:rsid="01197616"/>
    </style:style>
    <style:style style:name="T316" style:family="text">
      <style:text-properties officeooo:rsid="01e5b839"/>
    </style:style>
    <style:style style:name="T317" style:family="text">
      <style:text-properties officeooo:rsid="01e765e1"/>
    </style:style>
    <style:style style:name="T318" style:family="text">
      <style:text-properties officeooo:rsid="01e863a0"/>
    </style:style>
    <style:style style:name="T319" style:family="text">
      <style:text-properties officeooo:rsid="01e9a5ab"/>
    </style:style>
    <style:style style:name="T320" style:family="text">
      <style:text-properties officeooo:rsid="01ecd562"/>
    </style:style>
    <style:style style:name="T321" style:family="text">
      <style:text-properties officeooo:rsid="01edc8c0"/>
    </style:style>
    <style:style style:name="T322" style:family="text">
      <style:text-properties officeooo:rsid="01ef13ba"/>
    </style:style>
    <style:style style:name="T323" style:family="text">
      <style:text-properties officeooo:rsid="01f17ef2"/>
    </style:style>
    <style:style style:name="T324" style:family="text">
      <style:text-properties officeooo:rsid="01f6afac"/>
    </style:style>
    <style:style style:name="T325" style:family="text">
      <style:text-properties officeooo:rsid="01fe9700"/>
    </style:style>
    <style:style style:name="T326" style:family="text">
      <style:text-properties officeooo:rsid="02026521"/>
    </style:style>
    <style:style style:name="T327" style:family="text">
      <style:text-properties officeooo:rsid="0206dd0d"/>
    </style:style>
    <style:style style:name="T328" style:family="text">
      <style:text-properties officeooo:rsid="0208c1d1"/>
    </style:style>
    <style:style style:name="T329" style:family="text">
      <style:text-properties officeooo:rsid="020a07eb"/>
    </style:style>
    <style:style style:name="T330" style:family="text">
      <style:text-properties officeooo:rsid="020e5e39"/>
    </style:style>
    <style:style style:name="T331" style:family="text">
      <style:text-properties officeooo:rsid="02118830"/>
    </style:style>
    <style:style style:name="T332" style:family="text">
      <style:text-properties officeooo:rsid="0213fdc4"/>
    </style:style>
    <style:style style:name="T333" style:family="text">
      <style:text-properties officeooo:rsid="0215ce6e"/>
    </style:style>
    <style:style style:name="T334" style:family="text">
      <style:text-properties officeooo:rsid="021ae2fa"/>
    </style:style>
    <style:style style:name="T335" style:family="text">
      <style:text-properties officeooo:rsid="0220cc97"/>
    </style:style>
    <style:style style:name="T336" style:family="text">
      <style:text-properties officeooo:rsid="022646e6"/>
    </style:style>
    <style:style style:name="T337" style:family="text">
      <style:text-properties officeooo:rsid="022ae0a8"/>
    </style:style>
    <style:style style:name="T338" style:family="text">
      <style:text-properties officeooo:rsid="022c3d1f"/>
    </style:style>
    <style:style style:name="T339" style:family="text">
      <style:text-properties officeooo:rsid="022f7f2e"/>
    </style:style>
    <style:style style:name="T340" style:family="text">
      <style:text-properties officeooo:rsid="0230a524"/>
    </style:style>
    <style:style style:name="T341" style:family="text">
      <style:text-properties officeooo:rsid="02315ef1"/>
    </style:style>
    <style:style style:name="T342" style:family="text">
      <style:text-properties officeooo:rsid="0233adfa"/>
    </style:style>
    <style:style style:name="T343" style:family="text">
      <style:text-properties officeooo:rsid="0234fd91"/>
    </style:style>
    <style:style style:name="T344" style:family="text">
      <style:text-properties officeooo:rsid="023692e6"/>
    </style:style>
    <style:style style:name="T345" style:family="text">
      <style:text-properties officeooo:rsid="023828b4"/>
    </style:style>
    <style:style style:name="T346" style:family="text">
      <style:text-properties officeooo:rsid="023a8d7c"/>
    </style:style>
    <style:style style:name="T347" style:family="text">
      <style:text-properties officeooo:rsid="023c5168"/>
    </style:style>
    <style:style style:name="T348" style:family="text">
      <style:text-properties officeooo:rsid="023e4173"/>
    </style:style>
    <style:style style:name="T349" style:family="text">
      <style:text-properties officeooo:rsid="02400b94"/>
    </style:style>
    <style:style style:name="T350" style:family="text">
      <style:text-properties officeooo:rsid="0241d4b2"/>
    </style:style>
    <style:style style:name="T351" style:family="text">
      <style:text-properties officeooo:rsid="0244a0d6"/>
    </style:style>
    <style:style style:name="T352" style:family="text">
      <style:text-properties officeooo:rsid="003c40d9"/>
    </style:style>
    <style:style style:name="T353" style:family="text">
      <style:text-properties officeooo:rsid="003d4653"/>
    </style:style>
    <style:style style:name="T354" style:family="text">
      <style:text-properties officeooo:rsid="024a08a5"/>
    </style:style>
    <style:style style:name="T355" style:family="text">
      <style:text-properties officeooo:rsid="024d02fc"/>
    </style:style>
    <style:style style:name="T356" style:family="text">
      <style:text-properties officeooo:rsid="024e5f48"/>
    </style:style>
    <style:style style:name="T357" style:family="text">
      <style:text-properties officeooo:rsid="024f25d2"/>
    </style:style>
    <style:style style:name="T358" style:family="text">
      <style:text-properties officeooo:rsid="0252aec6"/>
    </style:style>
    <style:style style:name="T359" style:family="text">
      <style:text-properties officeooo:rsid="02541544"/>
    </style:style>
    <style:style style:name="T360" style:family="text">
      <style:text-properties officeooo:rsid="00416f56"/>
    </style:style>
    <style:style style:name="T361" style:family="text">
      <style:text-properties officeooo:rsid="02576711"/>
    </style:style>
    <style:style style:name="T362" style:family="text">
      <style:text-properties officeooo:rsid="025be2f0"/>
    </style:style>
    <style:style style:name="T363" style:family="text">
      <style:text-properties officeooo:rsid="025feec3"/>
    </style:style>
    <style:style style:name="T364" style:family="text">
      <style:text-properties officeooo:rsid="0268f317"/>
    </style:style>
    <style:style style:name="T365" style:family="text">
      <style:text-properties officeooo:rsid="026ad787"/>
    </style:style>
    <style:style style:name="T366" style:family="text">
      <style:text-properties officeooo:rsid="026d65d7"/>
    </style:style>
    <style:style style:name="T367" style:family="text">
      <style:text-properties officeooo:rsid="026e53cd"/>
    </style:style>
    <style:style style:name="T368" style:family="text">
      <style:text-properties officeooo:rsid="0272007f"/>
    </style:style>
    <style:style style:name="T369" style:family="text">
      <style:text-properties officeooo:rsid="02748afb"/>
    </style:style>
    <style:style style:name="T370" style:family="text">
      <style:text-properties officeooo:rsid="0275d160"/>
    </style:style>
    <style:style style:name="T371" style:family="text">
      <style:text-properties officeooo:rsid="027ad235"/>
    </style:style>
    <style:style style:name="T372" style:family="text">
      <style:text-properties officeooo:rsid="027c306f"/>
    </style:style>
    <style:style style:name="T373" style:family="text">
      <style:text-properties officeooo:rsid="02809476"/>
    </style:style>
    <style:style style:name="T374" style:family="text">
      <style:text-properties officeooo:rsid="02895533"/>
    </style:style>
    <style:style style:name="T375" style:family="text">
      <style:text-properties officeooo:rsid="02899a17"/>
    </style:style>
    <style:style style:name="T376" style:family="text">
      <style:text-properties officeooo:rsid="028b2830"/>
    </style:style>
    <style:style style:name="T377" style:family="text">
      <style:text-properties officeooo:rsid="028cb677"/>
    </style:style>
    <style:style style:name="T378" style:family="text">
      <style:text-properties officeooo:rsid="028edf97"/>
    </style:style>
    <style:style style:name="T379" style:family="text">
      <style:text-properties officeooo:rsid="028f81b9"/>
    </style:style>
    <style:style style:name="T380" style:family="text">
      <style:text-properties officeooo:rsid="02906e08"/>
    </style:style>
    <style:style style:name="T381" style:family="text">
      <style:text-properties officeooo:rsid="02938643"/>
    </style:style>
    <style:style style:name="T382" style:family="text">
      <style:text-properties officeooo:rsid="02954e54"/>
    </style:style>
    <style:style style:name="T383" style:family="text">
      <style:text-properties officeooo:rsid="02964089"/>
    </style:style>
    <style:style style:name="T384" style:family="text">
      <style:text-properties officeooo:rsid="02988123"/>
    </style:style>
    <style:style style:name="T385" style:family="text">
      <style:text-properties officeooo:rsid="02990b12"/>
    </style:style>
    <style:style style:name="T386" style:family="text">
      <style:text-properties officeooo:rsid="029f9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5">C++ Beginning Basic Summary Sheet</text:p>
      <text:p text:style-name="P264">Responsible Party: Greg Kedrovsky</text:p>
      <text:p text:style-name="P263"/>
      <text:p text:style-name="P300"><text:s/>C++ Program Structure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7">#include &lt;directive&gt; // <text:span text:style-name="T241">brackets for prepkg modules</text:span></text:p>
            <text:p text:style-name="P328">#include “directive” // dble-quotes for mods you write</text:p>
            <text:p text:style-name="P308">using namespace std; // <text:span text:style-name="T241">Savitch</text:span> 228-29</text:p>
            <text:p text:style-name="P959">// <text:span text:style-name="T361">prefer namespace indicator </text:span><text:span text:style-name="T46">std::</text:span><text:span text:style-name="T361"> (Carrano p.747)</text:span></text:p>
            <text:p text:style-name="P842">const variable DECLARATIONS;</text:p>
            <text:p text:style-name="P309">struct Structure_Tag</text:p>
            <text:p text:style-name="P309">{</text:p>
            <text:p text:style-name="P309"><text:s text:c="4"/>type member_name ...</text:p>
            <text:p text:style-name="P843">};</text:p>
            <text:p text:style-name="P841">function_declarations();</text:p>
            <text:p text:style-name="P307">int main()</text:p>
            <text:p text:style-name="P307">{</text:p>
            <text:p text:style-name="P307"><text:s text:c="3"/>... // do something</text:p>
            <text:p text:style-name="P307"><text:s text:c="3"/>return 0;</text:p>
            <text:p text:style-name="P841">}</text:p>
            <text:p text:style-name="P307">function_definitions()</text:p>
            <text:p text:style-name="P307">{ <text:s/>... <text:s/>}</text:p>
          </table:table-cell>
        </table:table-row>
      </table:table>
      <text:p text:style-name="P206"/>
      <text:p text:style-name="P81"><text:s/><text:span text:style-name="T245">Basics</text:span>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61"><text:span text:style-name="T67">Variable Declarations (which is also a Definition)</text:span>: </text:p>
            <text:p text:style-name="P691">- <text:span text:style-name="T166">V</text:span>ariables must be declared before use.</text:p>
            <text:p text:style-name="P310">- <text:span text:style-name="T166">Declaring the variable tells the compiler what </text:span><text:span text:style-name="T63">type</text:span></text:p>
            <text:p text:style-name="P691"><text:span text:style-name="T65"><text:s text:c="2"/></text:span><text:span text:style-name="T136">of data to store </text:span><text:span text:style-name="T138">and assigns it memory (defines it).</text:span></text:p>
            <text:p text:style-name="P691">- Syntax: <text:span text:style-name="T49">type_name variable_name1, variable_name2;</text:span></text:p>
            <text:p text:style-name="P431">- Examples: <text:s/>int count, rate;</text:p>
            <text:p text:style-name="P431"><text:s text:c="13"/>double distance;</text:p>
          </table:table-cell>
        </table:table-row>
        <table:table-row>
          <table:table-cell table:style-name="Table4.A2" office:value-type="string">
            <text:p text:style-name="P762">Initializing Variables</text:p>
            <text:p text:style-name="P691">- <text:span text:style-name="T122">G</text:span>ive the variable a value when you declare it.</text:p>
            <text:p text:style-name="P691">- <text:span text:style-name="T166">Initializing gives the variable its </text:span><text:span text:style-name="T63">first</text:span><text:span text:style-name="T136"> </text:span><text:span text:style-name="T63">value</text:span><text:span text:style-name="T136">. </text:span></text:p>
            <text:p text:style-name="P691">- Syntax (either or):</text:p>
            <text:p text:style-name="P431"><text:s text:c="4"/><text:span text:style-name="T49">type_name var_name1 = val</text:span><text:span text:style-name="T51">ue</text:span><text:span text:style-name="T49">1, var_name2 = value2</text:span>;</text:p>
            <text:p text:style-name="P691"><text:s text:c="4"/><text:span text:style-name="T49">type_name var_name1(value1), var_name2(value2);</text:span></text:p>
            <text:p text:style-name="P691">- Examples:</text:p>
            <text:p text:style-name="P431"><text:s text:c="4"/>int count = 100, rate = 10;</text:p>
            <text:p text:style-name="P431"><text:s text:c="4"/>double distance(24.2);</text:p>
          </table:table-cell>
        </table:table-row>
        <table:table-row>
          <table:table-cell table:style-name="Table4.A2" office:value-type="string">
            <text:p text:style-name="P691"><text:span text:style-name="T21">Named </text:span><text:span text:style-name="T3">Constants</text:span><text:span text:style-name="T1">:</text:span> variables that cannot be changed</text:p>
            <text:p text:style-name="P652"><text:s text:c="2"/>const type_name VARIABLE_NAME = constant_value;</text:p>
            <text:p text:style-name="P431"><text:s text:c="2"/>const double PI(3.14159); <text:s/>// <text:span text:style-name="T242">or, same thing...</text:span></text:p>
            <text:p text:style-name="P431"><text:s text:c="2"/><text:span text:style-name="T242">const double PI = 3.14159; // ... same as above</text:span></text:p>
          </table:table-cell>
        </table:table-row>
        <table:table-row>
          <table:table-cell table:style-name="Table4.A2" office:value-type="string">
            <text:p text:style-name="P761"><text:span text:style-name="T122">Raw String Literals</text:span>:</text:p>
            <text:p text:style-name="P431">- Convenient if you have multiple escape sequences in</text:p>
            <text:p text:style-name="P691"><text:s text:c="2"/>a stat<text:span text:style-name="T226">e</text:span>ment. </text:p>
            <text:p text:style-name="P431"><text:span text:style-name="T122">- Example: </text:span>cout &lt;&lt; R"(c:\files\path\here)"; </text:p>
            <text:p text:style-name="P431"><text:s text:c="11"/>// output: c:\files\path\here</text:p>
          </table:table-cell>
        </table:table-row>
        <table:table-row>
          <table:table-cell table:style-name="Table4.A2" office:value-type="string">
            <text:p text:style-name="P763">Quotes: </text:p>
            <text:p text:style-name="P691"><text:s text:c="2"/><text:span text:style-name="T123">Single</text:span>: used around type char (e.g. 'a')</text:p>
            <text:p text:style-name="P431"><text:s text:c="2"/><text:span text:style-name="T123">Double</text:span>: used around strings (e.g., cout &lt;&lt; "This";)</text:p>
          </table:table-cell>
        </table:table-row>
      </table:table>
      <text:p text:style-name="P208"/>
      <text:p text:style-name="P208"/>
      <text:p text:style-name="P208"/>
      <text:p text:style-name="P208"/>
      <text:p text:style-name="P208"/>
      <text:p text:style-name="P211"/>
      <text:p text:style-name="P211"/>
      <text:p text:style-name="P84"><text:s/><text:span text:style-name="T159">Variables 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435"><text:span text:style-name="T1">Identifiers:</text:span> Variable <text:span text:style-name="T62">names</text:span><text:span text:style-name="T135"> are called </text:span><text:span text:style-name="T62">identifier</text:span><text:span text:style-name="T135">. </text:span></text:p>
          </table:table-cell>
        </table:table-row>
        <table:table-row>
          <table:table-cell table:style-name="Table66.A2" office:value-type="string">
            <text:p text:style-name="P436"><text:span text:style-name="T1">1. Automatic (i.e., ordinary):</text:span> all dynamic properties are controlled automatically.</text:p>
          </table:table-cell>
        </table:table-row>
        <table:table-row>
          <table:table-cell table:style-name="Table66.A2" office:value-type="string">
            <text:p text:style-name="P436"><text:span text:style-name="T1">2. Dynamic: </text:span>created and destroyed while program is running (see pointers).</text:p>
          </table:table-cell>
        </table:table-row>
        <table:table-row>
          <table:table-cell table:style-name="Table66.A2" office:value-type="string">
            <text:p text:style-name="P436"><text:span text:style-name="T1">3. Global:</text:span> declared outside any function (including main); seldom needed.</text:p>
          </table:table-cell>
        </table:table-row>
      </table:table>
      <text:p text:style-name="P208"/>
      <text:p text:style-name="P79"><text:s/><text:span text:style-name="T241">doxygen</text:span> </text:p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P914">Documentation scheme applied to formatted comments.</text:p>
            <text:p text:style-name="P336">1. Comment must be placed before public class/methods.</text:p>
            <text:p text:style-name="P914">2. Comment must be contained within: /** ... */</text:p>
          </table:table-cell>
        </table:table-row>
        <table:table-row>
          <table:table-cell table:style-name="Table135.A2" office:value-type="string">
            <text:p text:style-name="P811"><text:span text:style-name="T1">doxygen tags:</text:span> (Carrano 809ff)</text:p>
            <text:p text:style-name="P811"><text:s/>@author lists the name of the class's programmer</text:p>
            <text:p text:style-name="P811"><text:s/>@file <text:s text:c="2"/>IDs the name of the class file</text:p>
            <text:p text:style-name="P811"><text:s/>@param <text:s/>IDs method's parameter by name + description</text:p>
            <text:p text:style-name="P811"><text:s/>@post <text:s text:c="2"/>IDs a method's postcondition</text:p>
            <text:p text:style-name="P811"><text:s/>@pre <text:s text:c="3"/>IDs a method's precondition</text:p>
            <text:p text:style-name="P811"><text:s/>@return describes the method's return value</text:p>
            <text:p text:style-name="P811"><text:s/>@throw <text:s/>lists an exception that a method can throw</text:p>
          </table:table-cell>
        </table:table-row>
      </table:table>
      <text:p text:style-name="P207"/>
      <text:p text:style-name="P79"><text:s/>Data Types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59">Commonly Used Types</text:p>
            <text:p text:style-name="P430"><text:s text:c="2"/><text:span text:style-name="T1">int</text:span> <text:s text:c="4"/>integer</text:p>
            <text:p text:style-name="P430"><text:s text:c="2"/><text:span text:style-name="T1">double</text:span> <text:s/>integer plus decimal</text:p>
            <text:p text:style-name="P430"><text:s text:c="2"/><text:span text:style-name="T1">char</text:span> <text:s text:c="3"/>one character</text:p>
            <text:p text:style-name="P432"><text:s text:c="2"/><text:span text:style-name="T1">bool</text:span> <text:s text:c="3"/>false (0) or true (non-zero)</text:p>
          </table:table-cell>
        </table:table-row>
        <table:table-row>
          <table:table-cell table:style-name="Table5.A2" office:value-type="string">
            <text:p text:style-name="P760">Type Casting: <text:span text:style-name="T48">Changing Data Types</text:span></text:p>
            <text:p text:style-name="P690"><text:s text:c="2"/><text:span text:style-name="T49">static_cast&lt;new_type&gt;(expression);</text:span></text:p>
            <text:p text:style-name="P430"><text:s text:c="2"/>new_double = static_cast&lt;double&gt;(var_of_type_int);</text:p>
          </table:table-cell>
        </table:table-row>
      </table:table>
      <text:p text:style-name="P125"/>
      <text:p text:style-name="P82"><text:s/><text:span text:style-name="T285">Derived Types</text:span> 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694">Use <text:span text:style-name="T285">the keyword </text:span><text:span text:style-name="T29">typedef</text:span><text:span text:style-name="T285"> </text:span>to give another name to an existing <text:span text:style-name="T285">(primitive) </text:span>data type.</text:p>
          </table:table-cell>
        </table:table-row>
        <table:table-row>
          <table:table-cell table:style-name="Table52.A2" office:value-type="string">
            <text:p text:style-name="P693"><text:span text:style-name="T22">Example Usage:</text:span><text:span text:style-name="T244"> </text:span>Define your own pointer type so you don't have to declare with an *.</text:p>
            <text:p text:style-name="P693"><text:span text:style-name="T1"><text:s text:c="2"/>typedef int* IntPtr;</text:span> <text:s text:c="2"/>// defines pointer type</text:p>
            <text:p text:style-name="P693"><text:span text:style-name="T1"><text:s text:c="2"/>IntPtr p; </text:span><text:s text:c="13"/>// same as: int *p</text:p>
          </table:table-cell>
        </table:table-row>
        <table:table-row>
          <table:table-cell table:style-name="Table52.A2" office:value-type="string">
            <text:p text:style-name="P433"><text:span text:style-name="T1">Function:</text:span> void func_name(IntPtr&amp; pointer_variable);</text:p>
          </table:table-cell>
        </table:table-row>
      </table:table>
      <text:p text:style-name="P208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8"/>
      <text:p text:style-name="P80"><text:s/><text:span text:style-name="T243">Enumerations</text:span> </text:p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692"><text:span text:style-name="T1">Enums</text:span><text:span text:style-name="T80"> are a way to name </text:span><text:span text:style-name="T1">integer constants</text:span><text:span text:style-name="T80"> rather than by doing it one by one. </text:span></text:p>
          </table:table-cell>
        </table:table-row>
        <table:table-row>
          <table:table-cell table:style-name="Table136.A2" office:value-type="string">
            <text:p text:style-name="P798">Syntax:</text:p>
            <text:p text:style-name="P857"><text:s text:c="2"/>enum {SUN, MON, TUE, WED, THU, FRI, SAT};</text:p>
            <text:p text:style-name="P798">is equivalent to:</text:p>
            <text:p text:style-name="P692"><text:s text:c="2"/>const int SUN = 0; <text:s/>// Note: enums start at 0 <text:span text:style-name="T344">and </text:span></text:p>
            <text:p text:style-name="P692"><text:s text:c="2"/>const int MON = 1; <text:s/>// <text:span text:style-name="T344">are</text:span> cons<text:span text:style-name="T344">e</text:span>cutive by default</text:p>
            <text:p text:style-name="P692"><text:s text:c="2"/>...</text:p>
            <text:p text:style-name="P692"><text:s text:c="2"/>const int SAT = 6;</text:p>
          </table:table-cell>
        </table:table-row>
      </table:table>
      <text:p text:style-name="P210"/>
      <text:p text:style-name="P1"><text:s/>Operators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47">Assignment Operator Shortcuts</text:p>
            <text:p text:style-name="P592"><text:s text:c="2"/>count <text:span text:style-name="T1">+=</text:span> 2;<text:tab/><text:tab/><text:span text:style-name="T68">=&gt;</text:span><text:tab/><text:span text:style-name="T68">count = count + 2;</text:span></text:p>
            <text:p text:style-name="P592"><text:s text:c="2"/>count <text:span text:style-name="T1">-+</text:span> 2;<text:tab/><text:tab/><text:span text:style-name="T68">=&gt;</text:span><text:tab/><text:span text:style-name="T68">count = count - 2;</text:span></text:p>
            <text:p text:style-name="P592"><text:s text:c="2"/>count <text:span text:style-name="T1">*=</text:span> 2;<text:tab/><text:tab/><text:span text:style-name="T68">=&gt;</text:span><text:tab/><text:span text:style-name="T68">count = count * 2;</text:span></text:p>
            <text:p text:style-name="P592"><text:s text:c="2"/>count <text:span text:style-name="T1">/=</text:span> 2;<text:tab/><text:tab/><text:span text:style-name="T68">=&gt;</text:span><text:tab/><text:span text:style-name="T68">count = count / 2;</text:span></text:p>
            <text:p text:style-name="P592"><text:s text:c="2"/>count <text:span text:style-name="T1">%=</text:span> 2;<text:tab/><text:tab/><text:span text:style-name="T68">=&gt;</text:span><text:tab/><text:span text:style-name="T68">count = count % 2;</text:span></text:p>
            <text:p text:style-name="P592"><text:s text:c="2"/>count <text:span text:style-name="T1">*=</text:span> v1 + v2;<text:tab/><text:span text:style-name="T68">=&gt;</text:span><text:tab/><text:span text:style-name="T68">count = count * (v1 + v2);</text:span></text:p>
          </table:table-cell>
        </table:table-row>
        <table:table-row>
          <table:table-cell table:style-name="Table8.A2" office:value-type="string">
            <text:p text:style-name="P659"><text:span text:style-name="T1">Increment / Decrement Operators</text:span> (use only w/variables)</text:p>
            <text:p text:style-name="P355"><text:s text:c="2"/>var<text:span text:style-name="T1">++</text:span> =&gt; increment 1 <text:s/>AFTER <text:s/>the value is returned</text:p>
            <text:p text:style-name="P355"><text:span text:style-name="T1"><text:s text:c="2"/>++</text:span>var =&gt; increment 1 <text:s/>BEFORE the value is returned</text:p>
            <text:p text:style-name="P355"><text:s text:c="2"/>var<text:span text:style-name="T1">--</text:span> =&gt; decrement 1 <text:s/>AFTER <text:s/>the value is returned</text:p>
            <text:p text:style-name="P355"><text:span text:style-name="T1"><text:s text:c="2"/>--</text:span>var =&gt; decrement 1 <text:s/>BEFORE the value is returned</text:p>
          </table:table-cell>
        </table:table-row>
        <table:table-row>
          <table:table-cell table:style-name="Table8.A2" office:value-type="string">
            <text:p text:style-name="P746"><text:span text:style-name="T69">Comparison Operators</text:span> (<text:span text:style-name="T226">Boolean</text:span> results)</text:p>
            <text:p text:style-name="P354"><text:s text:c="2"/><text:span text:style-name="T1">==</text:span> <text:s text:c="3"/>equal to </text:p>
            <text:p text:style-name="P354"><text:s text:c="2"/><text:span text:style-name="T1">!=</text:span> <text:s text:c="3"/>not equal to</text:p>
            <text:p text:style-name="P354"><text:s text:c="2"/><text:span text:style-name="T1">&lt;</text:span> <text:s text:c="4"/>less than</text:p>
            <text:p text:style-name="P354"><text:s text:c="2"/><text:span text:style-name="T1">&lt;=</text:span> <text:s text:c="3"/>less than or equal to</text:p>
            <text:p text:style-name="P354"><text:s text:c="2"/><text:span text:style-name="T1">&gt; </text:span><text:s text:c="4"/>greater than</text:p>
            <text:p text:style-name="P354"><text:s text:c="2"/><text:span text:style-name="T1">&gt;=</text:span> <text:s text:c="3"/>greater than or equal to</text:p>
          </table:table-cell>
        </table:table-row>
        <table:table-row>
          <table:table-cell table:style-name="Table8.A2" office:value-type="string">
            <text:p text:style-name="P745">Boolean Operators</text:p>
            <text:p text:style-name="P354"><text:s text:c="2"/><text:span text:style-name="T1">&amp;&amp;</text:span> <text:s text:c="3"/>and <text:s text:c="26"/><text:span text:style-name="T5">0 = false</text:span></text:p>
            <text:p text:style-name="P354"><text:s text:c="2"/><text:span text:style-name="T1">||</text:span> <text:s text:c="3"/>or <text:s text:c="27"/><text:span text:style-name="T5">non-zero = true</text:span></text:p>
            <text:p text:style-name="P354"><text:s text:c="2"/><text:span text:style-name="T1">!</text:span> <text:s text:c="4"/>not (avoid using this one)</text:p>
          </table:table-cell>
        </table:table-row>
      </table:table>
      <text:p text:style-name="P194"/>
      <text:p text:style-name="P83"><text:s/>Conditional (Ternary) Operator 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95"><text:span text:style-name="T1">Syntax:</text:span> (expression 1) ? expression 2 : expression 3 </text:p>
            <text:p text:style-name="P434"><text:s text:c="2"/>If expression 1 evaluates to true,</text:p>
            <text:p text:style-name="P695"><text:s text:c="4"/>then expression 2 is evaluated.</text:p>
            <text:p text:style-name="P434"><text:s text:c="2"/>If expression 1 evaluates to false, </text:p>
            <text:p text:style-name="P434"><text:s text:c="4"/>then expression 3 is evaluated instead.</text:p>
          </table:table-cell>
        </table:table-row>
        <table:table-row>
          <table:table-cell table:style-name="Table40.A2" office:value-type="string">
            <text:p text:style-name="P434"><text:span text:style-name="T1">Example:</text:span> pick which value to assign to a variable...</text:p>
            <text:p text:style-name="P899"><text:s text:c="4"/>int foo = (bar &gt; bash) ? bar : bash; </text:p>
            <text:p text:style-name="P434">If bar is bigger, bar is assigned; else bash assigned.</text:p>
          </table:table-cell>
        </table:table-row>
      </table:table>
      <text:p text:style-name="P208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70">GENERAL (1)</text:p>
      <text:p text:style-name="P174"><text:soft-page-break/></text:p>
      <text:p text:style-name="P21"><text:s/><text:span text:style-name="T181">Separate Compilation</text:span> 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494">Comprised of the use of three files:</text:p>
            <text:p text:style-name="P494"><text:s text:c="2"/>1. Interface File <text:s text:c="7"/>.h <text:s text:c="4"/>(header)</text:p>
            <text:p text:style-name="P494"><text:s text:c="2"/>2. Implementation File <text:s text:c="2"/>.cpp <text:s text:c="2"/></text:p>
            <text:p text:style-name="P494"><text:s text:c="2"/>3. Application File <text:s text:c="5"/>.cpp <text:s text:c="2"/>(driver)</text:p>
          </table:table-cell>
        </table:table-row>
      </table:table>
      <text:p text:style-name="P173"/>
      <text:p text:style-name="P21"><text:s/><text:span text:style-name="T181">Separate Compilation: How-To</text:span> 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566">1. Interface File: <text:s text:c="28"/>dtime.h</text:p>
            <text:p text:style-name="P494">- Include class definitions, function declarations &amp;</text:p>
            <text:p text:style-name="P494"><text:s text:c="2"/>overloaded operators.</text:p>
            <text:p text:style-name="P494">- Comments to explain how they all work</text:p>
            <text:p text:style-name="P728">- Includes the #ifndef/#endif to define the header</text:p>
            <text:p text:style-name="P494"><text:s text:c="6"/>#ifndef DTIME_H</text:p>
            <text:p text:style-name="P494"><text:s text:c="6"/>#define DTIME_H</text:p>
            <text:p text:style-name="P494"><text:s text:c="7"/>... class def, etc. ...</text:p>
            <text:p text:style-name="P494"><text:s text:c="6"/>#endif</text:p>
          </table:table-cell>
        </table:table-row>
        <table:table-row>
          <table:table-cell table:style-name="Table88.A2" office:value-type="string">
            <text:p text:style-name="P566">2. Implementation File: <text:s text:c="21"/>dtime.cpp</text:p>
            <text:p text:style-name="P494">- Include definitions of functions and overloaded</text:p>
            <text:p text:style-name="P494"><text:s text:c="2"/>operators.</text:p>
            <text:p text:style-name="P728">- Must contain the header file include directive:</text:p>
            <text:p text:style-name="P494"><text:s text:c="6"/>#include "dtime.h"</text:p>
          </table:table-cell>
        </table:table-row>
        <table:table-row>
          <table:table-cell table:style-name="Table88.A2" office:value-type="string">
            <text:p text:style-name="P566">3. Application File: <text:s text:c="21"/>timeDemo.cpp</text:p>
            <text:p text:style-name="P494">- Driver program that uses the classes, functions,</text:p>
            <text:p text:style-name="P494"><text:s text:c="2"/>and overloaded operators of above .h/.cpp combo.</text:p>
            <text:p text:style-name="P728">- Must contain the header file include directive:</text:p>
            <text:p text:style-name="P494"><text:s text:c="6"/>#include "dtime.h"</text:p>
          </table:table-cell>
        </table:table-row>
      </table:table>
      <text:p text:style-name="P173"/>
      <text:p text:style-name="P21"><text:s/><text:span text:style-name="T181">Separate Compilation: Header Directive</text:span> 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495">Include in your header file to avoid compiling multiple copies of your header file.</text:p>
          </table:table-cell>
        </table:table-row>
        <table:table-row>
          <table:table-cell table:style-name="Table89.A2" office:value-type="string">
            <text:p text:style-name="P569">#ifnedf HEADERNAME_H</text:p>
            <text:p text:style-name="P495">- "if not defined": place on first line of header</text:p>
            <text:p text:style-name="P495">- Follow with HEADERNAME_H (header name in caps)</text:p>
          </table:table-cell>
        </table:table-row>
        <table:table-row>
          <table:table-cell table:style-name="Table89.A2" office:value-type="string">
            <text:p text:style-name="P569">#define HEADERNAME_H</text:p>
            <text:p text:style-name="P495">- Directive that "defines" (labels) HEADERNAME_H</text:p>
          </table:table-cell>
        </table:table-row>
        <table:table-row>
          <table:table-cell table:style-name="Table89.A2" office:value-type="string">
            <text:p text:style-name="P569">#endif</text:p>
            <text:p text:style-name="P495">- "end if": place on last line of header</text:p>
          </table:table-cell>
        </table:table-row>
        <table:table-row>
          <table:table-cell table:style-name="Table89.A2" office:value-type="string">
            <text:p text:style-name="P495"><text:span text:style-name="T1">Example: </text:span>#ifndef DTIME_H</text:p>
            <text:p text:style-name="P495"><text:s text:c="9"/>#define DTIME_H</text:p>
            <text:p text:style-name="P495"><text:s text:c="10"/>... class def, etc. ...</text:p>
            <text:p text:style-name="P495"><text:s text:c="9"/>#endif</text:p>
          </table:table-cell>
        </table:table-row>
      </table:table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28"><text:s/><text:span text:style-name="T338">Linux: Build Process</text:span> </text:p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605">1. The <text:span text:style-name="T1">COMPILER</text:span> takes the <text:span text:style-name="T123">source</text:span> <text:span text:style-name="T341">(.h and .cpp) </text:span>files</text:p>
            <text:p text:style-name="P605"><text:s text:c="3"/>and outputs <text:span text:style-name="T123">object</text:span> files.</text:p>
            <text:p text:style-name="P605">2. The <text:span text:style-name="T1">LINKER</text:span> takes the <text:span text:style-name="T123">object</text:span> <text:span text:style-name="T341">(.o) </text:span>files and creates</text:p>
            <text:p text:style-name="P605"><text:s text:c="3"/>an <text:span text:style-name="T123">executable</text:span> file.</text:p>
          </table:table-cell>
        </table:table-row>
      </table:table>
      <text:p text:style-name="P180"/>
      <text:p text:style-name="P96"><text:s/>Linux: <text:span text:style-name="T337">Simple Compilation with</text:span> g++ 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786">Single File C++ Programs</text:p>
            <text:p text:style-name="P493"><text:s text:c="2"/><text:span text:style-name="T123">Format1</text:span>: <text:s text:c="2"/>g++ filename.cpp // default output: a.out</text:p>
            <text:p text:style-name="P727"><text:s text:c="4"/>Execute: <text:s/>./a.out</text:p>
            <text:p text:style-name="P493"><text:s text:c="2"/><text:span text:style-name="T123">Format2</text:span>: <text:s text:c="2"/>g++ filename.cpp -o outputFilename</text:p>
            <text:p text:style-name="P493"><text:s text:c="4"/>Execute: <text:s/>./outputFilename</text:p>
          </table:table-cell>
        </table:table-row>
      </table:table>
      <text:p text:style-name="P173"/>
      <text:p text:style-name="P25"><text:s/><text:span text:style-name="T338">Linux: Compilation with </text:span><text:span text:style-name="T93">make</text:span> </text:p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P873">Allows you to only re-compile <text:span text:style-name="T340">only </text:span>the elements of your program that were modified.</text:p>
            <text:p text:style-name="P606">1. Run by itself, <text:span text:style-name="T1">make</text:span> looks for a <text:span text:style-name="T1">makefile</text:span> in the</text:p>
            <text:p text:style-name="P819"><text:s text:c="3"/>current directory.</text:p>
            <text:p text:style-name="P604">2. Run with <text:span text:style-name="T1">-f</text:span> switch, <text:span text:style-name="T1">make</text:span> looks for a specific</text:p>
            <text:p text:style-name="P818"><text:s text:c="3"/>makefile. <text:span text:style-name="T123">Example</text:span>: make -f Makefile_01</text:p>
          </table:table-cell>
        </table:table-row>
      </table:table>
      <text:p text:style-name="P178"/>
      <text:p text:style-name="P26"><text:s/><text:span text:style-name="T339">Linux: </text:span><text:span text:style-name="T94">makefile</text:span> </text:p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607">The <text:span text:style-name="T1">make</text:span> command will always run the commands from the <text:span text:style-name="T123">first</text:span> target in your <text:span text:style-name="T1">makefile</text:span>. This is how you build dependencies into the <text:span text:style-name="T1">makefile</text:span>.</text:p>
          </table:table-cell>
        </table:table-row>
        <table:table-row>
          <table:table-cell table:style-name="Table152.A2" office:value-type="string">
            <text:p text:style-name="P797">makefile Syntax: </text:p>
            <text:p text:style-name="P607"><text:s text:c="4"/>target: dependencies</text:p>
            <text:p text:style-name="P874"><text:s text:c="4"/>[<text:span text:style-name="T49">tab</text:span>] system command</text:p>
            <text:p text:style-name="P607"><text:span text:style-name="T1">Note:</text:span> <text:span text:style-name="T340">Y</text:span>ou must offset the system command with a tab,</text:p>
            <text:p text:style-name="P607"><text:s text:c="6"/>not with spaces. <text:span text:style-name="T342">( vim: </text:span><text:span text:style-name="T41">Ctrl-v + &lt;tab&gt;</text:span><text:span text:style-name="T342"> )</text:span></text:p>
          </table:table-cell>
        </table:table-row>
        <table:table-row>
          <table:table-cell table:style-name="Table152.A2" office:value-type="string">
            <text:p text:style-name="P864">makefile Example:</text:p>
            <text:p text:style-name="P607"><text:s text:c="4"/>all: runMe</text:p>
            <text:p text:style-name="P607"/>
            <text:p text:style-name="P607"><text:tab/>runMe: account.o driver.o</text:p>
            <text:p text:style-name="P611"><text:s text:c="4"/><text:tab/><text:tab/>g++ account.o driver.o -o runMe</text:p>
            <text:p text:style-name="P607"/>
            <text:p text:style-name="P607"><text:tab/>account.o: account.cpp account.h transaction.h</text:p>
            <text:p text:style-name="P607"><text:tab/><text:tab/>g++ -c account.cpp</text:p>
            <text:p text:style-name="P607"/>
            <text:p text:style-name="P607"><text:tab/>driver.o: driver.cpp</text:p>
            <text:p text:style-name="P607"><text:tab/><text:tab/>g++ -c driver.cpp</text:p>
            <text:p text:style-name="P607"/>
            <text:p text:style-name="P607"><text:tab/>clean:</text:p>
            <text:p text:style-name="P874"><text:tab/><text:tab/>rm *o runMe</text:p>
          </table:table-cell>
        </table:table-row>
        <table:table-row>
          <table:table-cell table:style-name="Table152.A2" office:value-type="string">
            <text:p text:style-name="P864">makefile Explanation:</text:p>
            <text:p text:style-name="P608">1. Running <text:span text:style-name="T1">make</text:span><text:span text:style-name="T341"> i</text:span>n this <text:span text:style-name="T1">makefile</text:span><text:span text:style-name="T340">'s</text:span> subdirectory runs</text:p>
            <text:p text:style-name="P875"><text:s text:c="3"/><text:span text:style-name="T1">all</text:span> and seeks to fulfill <text:span text:style-name="T343">the</text:span> <text:span text:style-name="T1">runMe</text:span> dependenc<text:span text:style-name="T343">y</text:span>.</text:p>
            <text:p text:style-name="P608">2. <text:span text:style-name="T1">runMe</text:span> depends on <text:span text:style-name="T1">account.o</text:span> and <text:span text:style-name="T1">driver.o</text:span> so they</text:p>
            <text:p text:style-name="P875"><text:s text:c="3"/>must be linked <text:span text:style-name="T340">(g++ account.o driver.o)</text:span>.</text:p>
            <text:p text:style-name="P608">3. In order to link <text:span text:style-name="T1">account.o</text:span> and <text:span text:style-name="T1">driver.o</text:span>, those two</text:p>
            <text:p text:style-name="P820"><text:s text:c="3"/>object files must be compiled (g++ -c). </text:p>
            <text:p text:style-name="P608"><text:s text:c="3"/>- If those object files already exist, they will</text:p>
            <text:p text:style-name="P610"><text:s text:c="5"/>not be compiled again unless their source <text:span text:style-name="T343">(.h,</text:span></text:p>
            <text:p text:style-name="P876"><text:span text:style-name="T343"><text:s text:c="4"/>.cpp)</text:span> files have been modified.</text:p>
            <text:p text:style-name="P609">4. Running <text:span text:style-name="T1">make clean</text:span> will delete your object files</text:p>
            <text:p text:style-name="P609"><text:s text:c="3"/>and the executable. </text:p>
          </table:table-cell>
        </table:table-row>
      </table:table>
      <text:p text:style-name="P178"/>
      <text:p text:style-name="P195"><text:span text:style-name="T112"><text:s/></text:span><text:span text:style-name="T111">Namespaces</text:span><text:span text:style-name="T112"> </text:span><text:s/>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496">A namespace is a collection of name definitions</text:p>
            <text:p text:style-name="P496">- e.g., class definitions, variable declarations</text:p>
          </table:table-cell>
        </table:table-row>
      </table:table>
      <text:p text:style-name="P173"/>
      <text:p text:style-name="P195"><text:span text:style-name="T112"><text:s/></text:span><text:span text:style-name="T111">Namespaces: Creating</text:span><text:span text:style-name="T112"> </text:span><text:s/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496">Place your code in a namespace grouping above main()</text:p>
            <text:p text:style-name="P729">or in a header file. Example: </text:p>
            <text:p text:style-name="P496"><text:s text:c="4"/>namespace Name_Space_Name</text:p>
            <text:p text:style-name="P496"><text:s text:c="4"/>{</text:p>
            <text:p text:style-name="P496"><text:s text:c="8"/>Some_Code;</text:p>
            <text:p text:style-name="P496"><text:s text:c="4"/>}</text:p>
          </table:table-cell>
        </table:table-row>
        <table:table-row>
          <table:table-cell table:style-name="Table91.A2" office:value-type="string">
            <text:p text:style-name="P496">Some_Code is now in the namespace Name_Space_Name and</text:p>
            <text:p text:style-name="P729">can be made available through a namespace directive:</text:p>
            <text:p text:style-name="P496"><text:s text:c="4"/>using namespace Name_Space_Name;</text:p>
          </table:table-cell>
        </table:table-row>
      </table:table>
      <text:p text:style-name="P173"/>
      <text:p text:style-name="P195"><text:span text:style-name="T112"><text:s/></text:span><text:span text:style-name="T111">Namespaces: </text:span><text:span text:style-name="T113">Qualifying Names</text:span><text:span text:style-name="T112"> </text:span><text:s/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570">1. Using Directive</text:p>
            <text:p text:style-name="P730">Makes ALL names in the namespace available. Placed at beginning of file or {code block}</text:p>
            <text:p text:style-name="P497"><text:s text:c="6"/>using namespace std;</text:p>
          </table:table-cell>
        </table:table-row>
        <table:table-row>
          <table:table-cell table:style-name="Table92.A2" office:value-type="string">
            <text:p text:style-name="P570">2. Using Declaration</text:p>
            <text:p text:style-name="P730">Makes only ONE name in the namespace available. Placed at beginning of file or {code block}</text:p>
            <text:p text:style-name="P497"><text:s text:c="6"/>using std::cout;</text:p>
          </table:table-cell>
        </table:table-row>
        <table:table-row>
          <table:table-cell table:style-name="Table92.A2" office:value-type="string">
            <text:p text:style-name="P570">3. Specific Qualifier<text:span text:style-name="T80"> </text:span><text:span text:style-name="T97">( namespace indicator: <text:s/>std:: )</text:span></text:p>
            <text:p text:style-name="P730">Makes one name available for one specific instance. <text:s text:c="2"/>Place in a statement/executable (in a line of code).</text:p>
            <text:p text:style-name="P497"><text:s text:c="6"/>std::istream </text:p>
          </table:table-cell>
        </table:table-row>
      </table:table>
      <text:p text:style-name="P195"/>
      <text:p text:style-name="P195"><text:span text:style-name="T112"><text:s/></text:span><text:span text:style-name="T111">Namespaces: </text:span><text:span text:style-name="T114">Unnamed Namespace</text:span><text:span text:style-name="T112"> 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498">Defined just like a normal namespace but w/o a name:</text:p>
            <text:p text:style-name="P498"><text:s text:c="4"/>namespace</text:p>
            <text:p text:style-name="P498"><text:s text:c="4"/>{</text:p>
            <text:p text:style-name="P498"><text:s text:c="8"/>Some_Code;</text:p>
            <text:p text:style-name="P498"><text:s text:c="4"/>} // unnamed namespace <text:s text:c="3"/></text:p>
          </table:table-cell>
        </table:table-row>
        <table:table-row>
          <table:table-cell table:style-name="Table93.A2" office:value-type="string">
            <text:p text:style-name="P498">All the names definied in the unnamed namespace are local to the compilation unit (all the files #included in compilation).</text:p>
            <text:p text:style-name="P498">- Any name defined in the unnamed namespace can be</text:p>
            <text:p text:style-name="P498"><text:s text:c="2"/>used without qualification anywhere in the</text:p>
            <text:p text:style-name="P498"><text:s text:c="2"/>compilation unit.</text:p>
            <text:p text:style-name="P498">- There is ONE unnamed namespace in each compilation</text:p>
            <text:p text:style-name="P498"><text:s text:c="2"/>unit.</text:p>
          </table:table-cell>
        </table:table-row>
      </table:table>
      <text:p text:style-name="P195"/>
      <text:p text:style-name="P195"><text:span text:style-name="T112"><text:s/></text:span><text:span text:style-name="T111">Namespaces: </text:span><text:span text:style-name="T115">Global</text:span><text:span text:style-name="T114"> Namespace</text:span><text:span text:style-name="T112"> 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499">Names in the global namespace have a global scope (all the program file) and can be accessed w/o a qualifier.</text:p>
          </table:table-cell>
        </table:table-row>
        <table:table-row>
          <table:table-cell table:style-name="Table94.A2" office:value-type="string">
            <text:p text:style-name="P499"><text:span text:style-name="T1">Difference:</text:span> Names in an unnamed namespace are local to a complication unit. </text:p>
          </table:table-cell>
        </table:table-row>
      </table:table>
      <text:p text:style-name="P195"/>
      <text:p text:style-name="P254"/>
      <text:p text:style-name="P253"/>
      <text:p text:style-name="P253"/>
      <text:p text:style-name="P253"/>
      <text:p text:style-name="P254"/>
      <text:p text:style-name="P253"/>
      <text:p text:style-name="P271"><text:span text:style-name="T324">COMPILATION &amp; NAMESPACES</text:span> (<text:span text:style-name="T324">2</text:span>)</text:p>
      <text:p text:style-name="P898"/>
      <text:p text:style-name="P51"><text:s/><text:span text:style-name="T246">Input: &gt;&gt;</text:span>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64">input operator &gt;&gt;</text:p>
            <text:p text:style-name="P696"><text:s text:c="2"/>cin &gt;&gt; x; <text:s/>// read val for x from std input</text:p>
            <text:p text:style-name="P696"><text:s text:c="2"/>cin &gt;&gt; x &gt;&gt; y: // read x val then y val</text:p>
          </table:table-cell>
        </table:table-row>
        <table:table-row>
          <table:table-cell table:style-name="Table6.A2" office:value-type="string">
            <text:p text:style-name="P437"><text:span text:style-name="T1">whitepsace: </text:span>input operator &gt;&gt; skips whitespace</text:p>
          </table:table-cell>
        </table:table-row>
        <table:table-row>
          <table:table-cell table:style-name="Table6.A2" office:value-type="string">
            <text:p text:style-name="P697"><text:span text:style-name="T1">boolean:</text:span> <text:s/>cin &gt;&gt; x</text:p>
            <text:p text:style-name="P437">Input operator returns true if successful, else false.</text:p>
          </table:table-cell>
        </table:table-row>
      </table:table>
      <text:p text:style-name="P235"/>
      <text:p text:style-name="P90"><text:s/>I<text:span text:style-name="T253">NPUT</text:span> Member Functions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66">.get() </text:p>
            <text:p text:style-name="P703"><text:span text:style-name="T81">R</text:span>eads in one char of input <text:span text:style-name="T121">&amp;</text:span> stores it in <text:span text:style-name="T121">a char</text:span> var.</text:p>
            <text:p text:style-name="P703">- <text:span text:style-name="T121">E</text:span>very input stream (cin, ifstream) has .get()</text:p>
            <text:p text:style-name="P452">- <text:span text:style-name="T121">With .get() </text:span>you get EVERY character input, including</text:p>
            <text:p text:style-name="P703"><text:s text:c="2"/><text:span text:style-name="T252">whitespace: </text:span>spaces and newlines (\n).</text:p>
            <text:p text:style-name="P452">- .<text:span text:style-name="T252">get() t</text:span>akes one argument: <text:span text:style-name="T252">char </text:span>var<text:span text:style-name="T252">iable</text:span> to receive</text:p>
            <text:p text:style-name="P703"><text:s text:c="2"/><text:span text:style-name="T252">the character </text:span>input from stream. <text:span text:style-name="T23">Example:</text:span></text:p>
            <text:p text:style-name="P452"><text:s/>char c1, c2, c3, c4; <text:span text:style-name="T58">OR</text:span><text:span text:style-name="T49">:</text:span> <text:s/>char symbol;</text:p>
            <text:p text:style-name="P452"><text:s/>cin.get(c1); <text:s text:c="8"/><text:span text:style-name="T23">|</text:span> <text:s text:c="3"/>do {</text:p>
            <text:p text:style-name="P452"><text:s/>cin.get(c2); <text:s text:c="8"/><text:span text:style-name="T23">|</text:span> <text:s text:c="7"/>cin.get(symbol);</text:p>
            <text:p text:style-name="P452"><text:s/>cin.get(c3); <text:s text:c="8"/><text:span text:style-name="T23">|</text:span> <text:s text:c="7"/>cout &lt;&lt; symbol;</text:p>
            <text:p text:style-name="P452"><text:s/>cin.get(c3); <text:s text:c="8"/><text:span text:style-name="T23">|</text:span> <text:s text:c="3"/>} while ( symbol != '\n' );</text:p>
            <text:p text:style-name="P978">Used to keep console window open at end of program:</text:p>
            <text:p text:style-name="P314"><text:s text:c="2"/>std::cin.get() // <text:span text:style-name="T248">forces key entry to proceed</text:span></text:p>
          </table:table-cell>
        </table:table-row>
        <table:table-row>
          <table:table-cell table:style-name="Table16.A2" office:value-type="string">
            <text:p text:style-name="P767">cin.ignore(int, char)</text:p>
            <text:p text:style-name="P768"><text:span text:style-name="T86">I</text:span><text:span text:style-name="T80">gnore up to int characters or until char d</text:span><text:span text:style-name="T85">e</text:span><text:span text:style-name="T80">l</text:span><text:span text:style-name="T85">i</text:span><text:span text:style-name="T80">m</text:span><text:span text:style-name="T85">it</text:span><text:span text:style-name="T80">er.</text:span></text:p>
            <text:p text:style-name="P956"><text:span text:style-name="T1">Example:</text:span> read in a fraction...</text:p>
            <text:p text:style-name="P443"><text:s text:c="4"/>int numerator, denominator;</text:p>
            <text:p text:style-name="P443"><text:s text:c="4"/>cin &gt;&gt; numerator;</text:p>
            <text:p text:style-name="P443"><text:s text:c="4"/>cin.ignore(256, '/'); </text:p>
            <text:p text:style-name="P956"><text:s text:c="4"/>cin &gt;&gt; denominator;</text:p>
            <text:p text:style-name="P815">That will read in an int, ignore up to 256 characters or until the '/' and then read in the next in.</text:p>
          </table:table-cell>
        </table:table-row>
        <table:table-row>
          <table:table-cell table:style-name="Table16.A2" office:value-type="string">
            <text:p text:style-name="P766">.<text:span text:style-name="T145">getline()</text:span></text:p>
            <text:p text:style-name="P808">Reads entire line of input into a C-String variable. </text:p>
            <text:p text:style-name="P884">cin.getline(Cstring_var, max_char + 1)</text:p>
            <text:p text:style-name="P331">Reads in until end of line or end of max_char in 2nd parameter (+1 for null char at end: '\<text:span text:style-name="T148">0</text:span>').</text:p>
          </table:table-cell>
        </table:table-row>
      </table:table>
      <text:p text:style-name="P237"/>
      <text:p text:style-name="P91"><text:s/>I/O Member Functions 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53">All data is input and output as CHARACTER data.</text:p>
            <text:p text:style-name="P453">- <text:span text:style-name="T146">I/O =&gt; cin, cout, cerr, ifstream, ofstream.</text:span></text:p>
            <text:p text:style-name="P453">- All numbers are regarded as characters <text:span text:style-name="T121">&amp; </text:span>converted.</text:p>
            <text:p text:style-name="P453">- <text:span text:style-name="T121">get() and put() can side-step this conversion...</text:span></text:p>
          </table:table-cell>
        </table:table-row>
      </table:table>
      <text:p text:style-name="P258"/>
      <text:p text:style-name="P89"><text:s/><text:span text:style-name="T371">cin</text:span> </text:p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585">cin.clear()</text:p>
          </table:table-cell>
          <table:table-cell table:style-name="Table174.B1" office:value-type="string">
            <text:p text:style-name="P531">clears error flag on cin</text:p>
          </table:table-cell>
        </table:table-row>
        <table:table-row>
          <table:table-cell table:style-name="Table174.A2" office:value-type="string">
            <text:p text:style-name="P585">cin.ignore (1000, '\n')</text:p>
          </table:table-cell>
          <table:table-cell table:style-name="Table174.B2" office:value-type="string">
            <text:p text:style-name="P531">clear eol in cin buffer</text:p>
          </table:table-cell>
        </table:table-row>
      </table:table>
      <text:p text:style-name="P259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7"><text:s/><text:span text:style-name="T188">cin.ignore() </text:span></text:p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P715">cin does <text:span text:style-name="T62">not</text:span><text:span text:style-name="T135"> remove the newline from the input buffer.</text:span></text:p>
            <text:p text:style-name="P473"><text:span text:style-name="T135">- </text:span><text:span text:style-name="T137">If you follow cin with another cin, cin will just</text:span></text:p>
            <text:p text:style-name="P650"><text:s text:c="2"/>skip the first whitespace (newline) and read the</text:p>
            <text:p text:style-name="P650"><text:s text:c="2"/>input until the next whitespace. All is good.</text:p>
          </table:table-cell>
        </table:table-row>
        <table:table-row>
          <table:table-cell table:style-name="Table176.A2" office:value-type="string">
            <text:p text:style-name="P475"><text:span text:style-name="T1">Problem:</text:span> If you follow cin with a string getline(), you need to <text:span text:style-name="T62">first</text:span><text:span text:style-name="T135"> clear the input buffer of the newline by using cin.ignore().</text:span></text:p>
          </table:table-cell>
        </table:table-row>
        <table:table-row>
          <table:table-cell table:style-name="Table176.A2" office:value-type="string">
            <text:p text:style-name="P778">Syntax 1: cin.ignore()</text:p>
            <text:p text:style-name="P475">With no arguments, skips the next input character.</text:p>
          </table:table-cell>
        </table:table-row>
        <table:table-row>
          <table:table-cell table:style-name="Table176.A2" office:value-type="string">
            <text:p text:style-name="P778">Syntax 2: cin.ignore(n, delim)</text:p>
            <text:p text:style-name="P475">n <text:s text:c="2"/>=&gt; max number of characters to extra<text:span text:style-name="T294">ct</text:span> and ignore.</text:p>
            <text:p text:style-name="P717"><text:s text:c="7"/>The default is 1 (i.e., w/o the n parameter).</text:p>
            <text:p text:style-name="P475">delim =&gt; stops extracting/ignoring characters at this</text:p>
            <text:p text:style-name="P475"><text:s text:c="9"/>char (delim char <text:span text:style-name="T62">is</text:span><text:span text:style-name="T135"> extracted/ignored).</text:span></text:p>
          </table:table-cell>
        </table:table-row>
        <table:table-row>
          <table:table-cell table:style-name="Table176.A2" office:value-type="string">
            <text:p text:style-name="P780">Example:</text:p>
            <text:p text:style-name="P477"><text:s text:c="4"/>cin &gt;&gt; string_var; // newline left in input buffer</text:p>
            <text:p text:style-name="P477"><text:s text:c="4"/>cin.ignore(1000, '\n') // removes newline</text:p>
            <text:p text:style-name="P850"><text:s text:c="4"/>getline(cin, string_var2) // line into variable</text:p>
          </table:table-cell>
        </table:table-row>
      </table:table>
      <text:p text:style-name="P256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53"><text:s/><text:span text:style-name="T247">Output: &lt;&lt;</text:span> </text:p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800">output operator &lt;&lt;</text:p>
            <text:p text:style-name="P742"><text:s text:c="2"/>cout &lt;&lt; “Prints to stdout “ &lt;&lt; ch1 &lt;&lt; endl;</text:p>
          </table:table-cell>
        </table:table-row>
      </table:table>
      <text:p text:style-name="P236"/>
      <text:p text:style-name="P90"><text:s/><text:span text:style-name="T253">OUTPUT</text:span> Member Functions 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766">.put() <text:s/></text:p>
            <text:p text:style-name="P703"><text:span text:style-name="T121">O</text:span>utputs one character to the indicated output stream</text:p>
            <text:p text:style-name="P703">- <text:span text:style-name="T121">T</text:span>akes one argument that should be a <text:span text:style-name="T121">char</text:span> expression</text:p>
            <text:p text:style-name="P452">- Examples: <text:span text:style-name="T249">char ch = 'a';</text:span></text:p>
            <text:p text:style-name="P702"><text:s text:c="12"/>cout.put(ch); <text:s/>// displays a</text:p>
            <text:p text:style-name="P702"><text:s text:c="12"/>cout.put('b'); // displays b</text:p>
          </table:table-cell>
        </table:table-row>
        <table:table-row>
          <table:table-cell table:style-name="Table21.A2" office:value-type="string">
            <text:p text:style-name="P547">.putback() </text:p>
            <text:p text:style-name="P452"><text:span text:style-name="T121">P</text:span>laces one character back in the input stream</text:p>
            <text:p text:style-name="P452">- <text:span text:style-name="T121">G</text:span>ood for reading up to a certain character (like a</text:p>
            <text:p text:style-name="P847"><text:s text:c="2"/>blank), stop processing and put flag character back.</text:p>
            <text:p text:style-name="P452">- Example: <text:s/>file_in.get(next);</text:p>
            <text:p text:style-name="P452"><text:s text:c="12"/>while ( next != ' ' ) {</text:p>
            <text:p text:style-name="P452"><text:s text:c="16"/>file_out.put(next);</text:p>
            <text:p text:style-name="P452"><text:s text:c="16"/>file_in.get(next);</text:p>
            <text:p text:style-name="P452"><text:s text:c="12"/>}</text:p>
            <text:p text:style-name="P452"><text:s text:c="12"/>file_in.putback(next);</text:p>
          </table:table-cell>
        </table:table-row>
      </table:table>
      <text:p text:style-name="P237"/>
      <text:p text:style-name="P237"/>
      <text:p text:style-name="P237"/>
      <text:p text:style-name="P237"/>
      <text:p text:style-name="P237"/>
      <text:p text:style-name="P257"/>
      <text:p text:style-name="P257"/>
      <text:p text:style-name="P160"/>
      <text:p text:style-name="P8"><text:s/><text:span text:style-name="T98">Manipulators </text:span></text:p>
      <table:table table:name="Table146" table:style-name="Table146">
        <table:table-column table:style-name="Table146.A"/>
        <table:table-column table:style-name="Table146.B"/>
        <table:table-row>
          <table:table-cell table:style-name="Table146.A1" table:number-columns-spanned="2" office:value-type="string">
            <text:p text:style-name="P595">Used to gain more control over the format of output.</text:p>
          </table:table-cell>
          <table:covered-table-cell/>
        </table:table-row>
        <table:table-row>
          <table:table-cell table:style-name="Table146.A2" table:number-columns-spanned="2" office:value-type="string">
            <text:p text:style-name="P449">A manipulator is a function that is called in a non-traditional way and placed after insertion operator &lt;&lt;</text:p>
            <text:p text:style-name="P966"><text:s text:c="2"/><text:span text:style-name="T250">Syntax:</text:span> <text:s/><text:span text:style-name="T250">std::cout &lt;&lt; std::</text:span><text:span text:style-name="T54">manipulator</text:span><text:span text:style-name="T250">;</text:span></text:p>
            <text:p text:style-name="P963"><text:s text:c="2"/><text:span text:style-name="T250">Example: std::cout &lt;&lt; std::showpoint;</text:span></text:p>
          </table:table-cell>
          <table:covered-table-cell/>
        </table:table-row>
        <table:table-row>
          <table:table-cell table:style-name="Table146.A2" table:number-columns-spanned="2" office:value-type="string">
            <text:p text:style-name="P451">Most are <text:span text:style-name="T98">declared in header </text:span><text:span text:style-name="T55">&lt;iomanip&gt; </text:span></text:p>
          </table:table-cell>
          <table:covered-table-cell/>
        </table:table-row>
        <table:table-row>
          <table:table-cell table:style-name="Table146.A4" office:value-type="string">
            <text:p text:style-name="P546">endl</text:p>
          </table:table-cell>
          <table:table-cell table:style-name="Table146.A2" office:value-type="string">
            <text:p text:style-name="P450">insert new line, flush stream</text:p>
          </table:table-cell>
        </table:table-row>
        <table:table-row>
          <table:table-cell table:style-name="Table146.A4" office:value-type="string">
            <text:p text:style-name="P546">fixed</text:p>
          </table:table-cell>
          <table:table-cell table:style-name="Table146.A2" office:value-type="string">
            <text:p text:style-name="P450">fixed decimal point for float output</text:p>
          </table:table-cell>
        </table:table-row>
        <table:table-row>
          <table:table-cell table:style-name="Table146.A4" office:value-type="string">
            <text:p text:style-name="P546">left</text:p>
          </table:table-cell>
          <table:table-cell table:style-name="Table146.A2" office:value-type="string">
            <text:p text:style-name="P450">left-align output</text:p>
          </table:table-cell>
        </table:table-row>
        <table:table-row>
          <table:table-cell table:style-name="Table146.A4" office:value-type="string">
            <text:p text:style-name="P546">right</text:p>
          </table:table-cell>
          <table:table-cell table:style-name="Table146.A2" office:value-type="string">
            <text:p text:style-name="P450">right-align output</text:p>
          </table:table-cell>
        </table:table-row>
        <table:table-row>
          <table:table-cell table:style-name="Table146.A4" office:value-type="string">
            <text:p text:style-name="P546">scientific</text:p>
          </table:table-cell>
          <table:table-cell table:style-name="Table146.A2" office:value-type="string">
            <text:p text:style-name="P450">exponential (e) notation for floats</text:p>
          </table:table-cell>
        </table:table-row>
        <table:table-row>
          <table:table-cell table:style-name="Table146.A4" office:value-type="string">
            <text:p text:style-name="P546">setfill(f)</text:p>
          </table:table-cell>
          <table:table-cell table:style-name="Table146.A2" office:value-type="string">
            <text:p text:style-name="P450">set fill character to f</text:p>
          </table:table-cell>
        </table:table-row>
        <table:table-row>
          <table:table-cell table:style-name="Table146.A4" office:value-type="string">
            <text:p text:style-name="P546">setprecision(n)</text:p>
          </table:table-cell>
          <table:table-cell table:style-name="Table146.A2" office:value-type="string">
            <text:p text:style-name="P450">floating-point precision set to n</text:p>
          </table:table-cell>
        </table:table-row>
        <table:table-row>
          <table:table-cell table:style-name="Table146.A4" office:value-type="string">
            <text:p text:style-name="P546">setw(n)</text:p>
          </table:table-cell>
          <table:table-cell table:style-name="Table146.A2" office:value-type="string">
            <text:p text:style-name="P450">set field width to n</text:p>
            <text:p text:style-name="P449"><text:span text:style-name="T251">Ex:</text:span> <text:s/>cout &lt;&lt; setw(4) &lt;&lt; 10;</text:p>
          </table:table-cell>
        </table:table-row>
        <table:table-row>
          <table:table-cell table:style-name="Table146.A4" office:value-type="string">
            <text:p text:style-name="P546">showpoint</text:p>
          </table:table-cell>
          <table:table-cell table:style-name="Table146.A2" office:value-type="string">
            <text:p text:style-name="P450">show decimal point in float output</text:p>
          </table:table-cell>
        </table:table-row>
        <table:table-row>
          <table:table-cell table:style-name="Table146.A4" office:value-type="string">
            <text:p text:style-name="P546">showpos</text:p>
          </table:table-cell>
          <table:table-cell table:style-name="Table146.A2" office:value-type="string">
            <text:p text:style-name="P450">show + with positive integers</text:p>
          </table:table-cell>
        </table:table-row>
        <table:table-row>
          <table:table-cell table:style-name="Table146.A4" office:value-type="string">
            <text:p text:style-name="P546">ws</text:p>
          </table:table-cell>
          <table:table-cell table:style-name="Table146.A2" office:value-type="string">
            <text:p text:style-name="P450">extract whitespace char (input only)</text:p>
          </table:table-cell>
        </table:table-row>
        <table:table-row>
          <table:table-cell table:style-name="Table146.A2" table:number-columns-spanned="2" office:value-type="string">
            <text:p text:style-name="P596">Except for setprecision(n), manipulators only affect the appearance of the next set after the &lt;&lt; . </text:p>
          </table:table-cell>
          <table:covered-table-cell/>
        </table:table-row>
      </table:table>
      <text:p text:style-name="P128"/>
      <text:p text:style-name="P88"><text:s/>Formatting Flags 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45">ios::fixed</text:p>
          </table:table-cell>
          <table:table-cell table:style-name="Table18.B1" office:value-type="string">
            <text:p text:style-name="P448">floating-point numbers not written in e-notation</text:p>
          </table:table-cell>
        </table:table-row>
        <table:table-row>
          <table:table-cell table:style-name="Table18.A2" office:value-type="string">
            <text:p text:style-name="P545">ios::scientific</text:p>
          </table:table-cell>
          <table:table-cell table:style-name="Table18.B2" office:value-type="string">
            <text:p text:style-name="P448">floating-point numbers written in e-notation</text:p>
          </table:table-cell>
        </table:table-row>
        <table:table-row>
          <table:table-cell table:style-name="Table18.A2" office:value-type="string">
            <text:p text:style-name="P545">ios::showpoint</text:p>
          </table:table-cell>
          <table:table-cell table:style-name="Table18.B3" office:value-type="string">
            <text:p text:style-name="P448">always show decimal point and trailing zeros</text:p>
          </table:table-cell>
        </table:table-row>
        <table:table-row>
          <table:table-cell table:style-name="Table18.A2" office:value-type="string">
            <text:p text:style-name="P545">ios::showpos</text:p>
          </table:table-cell>
          <table:table-cell table:style-name="Table18.B4" office:value-type="string">
            <text:p text:style-name="P448">always show + for positive numbers</text:p>
          </table:table-cell>
        </table:table-row>
        <table:table-row>
          <table:table-cell table:style-name="Table18.A2" office:value-type="string">
            <text:p text:style-name="P545">ios::right</text:p>
          </table:table-cell>
          <table:table-cell table:style-name="Table18.B5" office:value-type="string">
            <text:p text:style-name="P448">right justified in space specified [this is DEFAULT behavior]</text:p>
          </table:table-cell>
        </table:table-row>
        <table:table-row>
          <table:table-cell table:style-name="Table18.A2" office:value-type="string">
            <text:p text:style-name="P545">ios::left</text:p>
          </table:table-cell>
          <table:table-cell table:style-name="Table18.B6" office:value-type="string">
            <text:p text:style-name="P448">left justified in space specified</text:p>
          </table:table-cell>
        </table:table-row>
      </table:table>
      <text:p text:style-name="P212"/>
      <text:p text:style-name="P87"><text:s/><text:span text:style-name="T251">Formatting</text:span> Output: <text:span text:style-name="T251">Example 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45">cout.setf(ios::fixed);</text:p>
            <text:p text:style-name="P445">cout.setf(ios::showpoint);</text:p>
            <text:p text:style-name="P445">cout.precision(2);</text:p>
          </table:table-cell>
          <table:table-cell table:style-name="Table17.B1" table:number-rows-spanned="2" office:value-type="string">
            <text:p text:style-name="P444">Change the precision by issuing a new .precision(4) <text:span text:style-name="T75">statement.</text:span></text:p>
            <text:p text:style-name="P446">Don't need to set the flags again.</text:p>
          </table:table-cell>
        </table:table-row>
        <table:table-row>
          <table:table-cell table:style-name="Table17.A2" office:value-type="string">
            <text:p text:style-name="P447">out_stream.setf(ios::fixed);</text:p>
            <text:p text:style-name="P447">out_stream.setf(ios::showpoint);</text:p>
            <text:p text:style-name="P447">out_stream.precision(2);</text:p>
          </table:table-cell>
          <table:covered-table-cell/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266">INPUT / OUTPUT <text:span text:style-name="T278">(3)</text:span></text:p>
      <text:p text:style-name="P167"><text:soft-page-break/></text:p>
      <text:p text:style-name="P980"><text:s/>File I/O Include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38"><text:s/>#include &lt;iostream&gt; // for cin and cout</text:p>
            <text:p text:style-name="P438"><text:s/>#include &lt;fstream&gt; <text:s/>// file I/O (ifstream &amp; o<text:span text:style-name="T162">f</text:span>stream)</text:p>
            <text:p text:style-name="P438"><text:s/>#include &lt;cstdlib&gt; <text:s/>// for exit()</text:p>
            <text:p text:style-name="P439"><text:s/>using namespace std; // <text:span text:style-name="T362">or namespace indicator </text:span><text:span text:style-name="T46">std::</text:span></text:p>
          </table:table-cell>
        </table:table-row>
      </table:table>
      <text:p text:style-name="P126"/>
      <text:p text:style-name="P85"><text:s/>I/O Streams 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68">A stream is a variable, an OBJECT <text:span text:style-name="T79">created from a CLASS</text:span></text:p>
            <text:p text:style-name="P648">- You have to <text:span text:style-name="T1">(1) declare</text:span> the stream and </text:p>
            <text:p text:style-name="P868"><text:s text:c="14"/><text:span text:style-name="T1">(2) connect</text:span> the stream to a file.</text:p>
            <text:p text:style-name="P648">- The value of the stream "variable" is the file it's</text:p>
            <text:p text:style-name="P648"><text:s text:c="2"/>connect to.</text:p>
          </table:table-cell>
        </table:table-row>
        <table:table-row>
          <table:table-cell table:style-name="Table11.A2" office:value-type="string">
            <text:p text:style-name="P870"><text:span text:style-name="T1">TYPES:</text:span> Defined in the <text:span text:style-name="T49">fstream</text:span> library</text:p>
            <text:p text:style-name="P648"><text:span text:style-name="T76"><text:s text:c="2"/></text:span><text:span text:style-name="T77">ifstream</text:span> - the type for input-file stream variables</text:p>
            <text:p text:style-name="P648"><text:s text:c="2"/><text:span text:style-name="T1">ofstream</text:span> - the type for output-file stream variables</text:p>
          </table:table-cell>
        </table:table-row>
        <table:table-row>
          <table:table-cell table:style-name="Table11.A2" office:value-type="string">
            <text:p text:style-name="P349"><text:span text:style-name="T1">[1] DECLARING STREAMS:</text:span> </text:p>
            <text:p text:style-name="P868"><text:span text:style-name="T78"><text:s text:c="4"/>(</text:span>creates objects of class ifstream &amp; ofstream<text:span text:style-name="T78">)</text:span></text:p>
            <text:p text:style-name="P648"><text:s text:c="2"/>ifstream in_stream; <text:s/>// declares variable in_stream</text:p>
            <text:p text:style-name="P868"><text:s text:c="26"/>of type ifstream</text:p>
            <text:p text:style-name="P648"><text:s text:c="2"/>ofstream out_stream; // declares variable out_stream</text:p>
            <text:p text:style-name="P648"><text:s text:c="26"/>of type ofstream</text:p>
          </table:table-cell>
        </table:table-row>
        <table:table-row>
          <table:table-cell table:style-name="Table11.A2" office:value-type="string">
            <text:p text:style-name="P868"><text:span text:style-name="T1">[2] CONNECT: </text:span>stream var<text:span text:style-name="T78">s</text:span> must be "connected" to file<text:span text:style-name="T78">s</text:span></text:p>
            <text:p text:style-name="P648"><text:s text:c="2"/>in_stream.open("infile.dat");</text:p>
            <text:p text:style-name="P868"><text:s text:c="2"/>// connects in_stream to file infile.dat</text:p>
            <text:p text:style-name="P648"><text:s text:c="2"/>out_stream.open("outfile.dat");</text:p>
            <text:p text:style-name="P648"><text:s text:c="2"/>// connects out_stream to outfile.dat</text:p>
            <text:p text:style-name="P648"><text:s text:c="2"/></text:p>
            <text:p text:style-name="P832"><text:span text:style-name="T1">Note:</text:span> APPEND to an existing file by adding a <text:span text:style-name="T78">2nd</text:span> arg:</text:p>
            <text:p text:style-name="P868"><text:s text:c="2"/>out_stream.open("outfile.dat", <text:span text:style-name="T1">ios::app</text:span>); </text:p>
          </table:table-cell>
        </table:table-row>
        <table:table-row>
          <table:table-cell table:style-name="Table11.A2" office:value-type="string">
            <text:p text:style-name="P350"><text:span text:style-name="T44">OR </text:span><text:span text:style-name="T1">[1] </text:span><text:span text:style-name="T44">&amp; [2]</text:span><text:span text:style-name="T1"> DECLAR</text:span><text:span text:style-name="T44">E &amp; CONNECT</text:span><text:span text:style-name="T1">:</text:span> </text:p>
            <text:p text:style-name="P955"><text:s text:c="2"/>ifstream in_stream(“infile.dat”);</text:p>
            <text:p text:style-name="P869"><text:s text:c="2"/>ofstream out_stream(“outfile.dat”);</text:p>
          </table:table-cell>
        </table:table-row>
        <table:table-row>
          <table:table-cell table:style-name="Table11.A2" office:value-type="string">
            <text:p text:style-name="P648"><text:span text:style-name="T1">[3] USE: </text:span>Send/Receive data to/from files using <text:span text:style-name="T78">the</text:span></text:p>
            <text:p text:style-name="P868"><text:s text:c="9"/>&lt;&lt; and &gt;&gt; operators...</text:p>
            <text:p text:style-name="P832"><text:s text:c="2"/>int one_number, another_number;</text:p>
            <text:p text:style-name="P832"><text:s text:c="2"/>in_stream &gt;&gt; one_number &gt;&gt; another_number;</text:p>
            <text:p text:style-name="P648"><text:s text:c="2"/>out_stream &lt;&lt; "one_number = " &lt;&lt; one_number;</text:p>
          </table:table-cell>
        </table:table-row>
        <table:table-row>
          <table:table-cell table:style-name="Table11.A2" office:value-type="string">
            <text:p text:style-name="P868"><text:span text:style-name="T1">[4] CLOSE: </text:span>close every stream...</text:p>
            <text:p text:style-name="P868"><text:s text:c="2"/>in_stream.close();</text:p>
            <text:p text:style-name="P832"><text:s text:c="2"/>out_stream.close();</text:p>
          </table:table-cell>
        </table:table-row>
      </table:table>
      <text:p text:style-name="P187"/>
      <text:p text:style-name="P34"><text:s/><text:span text:style-name="T354">File Window</text:span> </text:p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825">Once a text file is open, the "<text:span text:style-name="T1">file window</text:span>" is positioned over the first character.</text:p>
            <text:p text:style-name="P626">- The "<text:span text:style-name="T1">file window</text:span>" for a text file moves from</text:p>
            <text:p text:style-name="P626"><text:s text:c="2"/>character to character (always over the character</text:p>
            <text:p text:style-name="P626"><text:s text:c="2"/>you will read in next).</text:p>
          </table:table-cell>
        </table:table-row>
      </table:table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0"><text:s/>File Names as Input 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40">Use a character array / <text:span text:style-name="T143">C-String</text:span> (array that ends in in the null character "<text:span text:style-name="T143">\0</text:span>")</text:p>
          </table:table-cell>
        </table:table-row>
        <table:table-row>
          <table:table-cell table:style-name="Table12.A2" office:value-type="string">
            <text:p text:style-name="P698"><text:span text:style-name="T1">[1] DECLARATION: </text:span>char file_name[16]</text:p>
            <text:p text:style-name="P440"><text:s text:c="2"/><text:span text:style-name="T123">Argument</text:span>: Use one more than the maximum number of</text:p>
            <text:p text:style-name="P698"><text:s text:c="2"/>characters (additional char is for the null char).</text:p>
            <text:p text:style-name="P698"><text:s text:c="2"/><text:span text:style-name="T128">Initialize</text:span><text:span text:style-name="T144">: Can initialize when declared. </text:span></text:p>
            <text:p text:style-name="P440"><text:s text:c="4"/><text:span text:style-name="T144">char var1[20] = "Hi There"; // need not fill all</text:span></text:p>
            <text:p text:style-name="P440"><text:s text:c="4"/><text:span text:style-name="T144">char var1[] = "Hi There";</text:span></text:p>
          </table:table-cell>
        </table:table-row>
        <table:table-row>
          <table:table-cell table:style-name="Table12.A2" office:value-type="string">
            <text:p text:style-name="P440"><text:span text:style-name="T1">[2] INPUT:</text:span><text:span text:style-name="T80"> c</text:span>out &lt;&lt; "Enter file name (15 char max): ";</text:p>
            <text:p text:style-name="P440"><text:s text:c="11"/>cin &gt;&gt; file_name;</text:p>
          </table:table-cell>
        </table:table-row>
        <table:table-row>
          <table:table-cell table:style-name="Table12.A2" office:value-type="string">
            <text:p text:style-name="P311"><text:span text:style-name="T1">[3] USE</text:span> the string variable (character array) as the</text:p>
            <text:p text:style-name="P698"><text:s text:c="4"/>argument to open: <text:s/></text:p>
            <text:p text:style-name="P937">ifstream in_stream(<text:span text:style-name="T353">file_name</text:span>);</text:p>
          </table:table-cell>
        </table:table-row>
      </table:table>
      <text:p text:style-name="P126"/>
      <text:p text:style-name="P86"><text:s/>Check File Open 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99"><text:span text:style-name="T355">Always test to make sure your file opened as intended</text:span>.</text:p>
          </table:table-cell>
        </table:table-row>
        <table:table-row>
          <table:table-cell table:style-name="Table13.A2" office:value-type="string">
            <text:p text:style-name="P801">Method 1: </text:p>
            <text:p text:style-name="P743"><text:s text:c="2"/>ifstream <text:span text:style-name="T352">in_stream("stuff.data");</text:span></text:p>
            <text:p text:style-name="P743"><text:s text:c="2"/>if ( <text:span text:style-name="T1">!in_stream</text:span> )</text:p>
            <text:p text:style-name="P442"><text:s text:c="2"/>{</text:p>
            <text:p text:style-name="P442"><text:s text:c="5"/>cout &lt;&lt; "Fail, maggot!";</text:p>
            <text:p text:style-name="P442"><text:s text:c="5"/>exit(1);</text:p>
            <text:p text:style-name="P700"><text:s text:c="2"/>}</text:p>
          </table:table-cell>
        </table:table-row>
        <table:table-row>
          <table:table-cell table:style-name="Table13.A2" office:value-type="string">
            <text:p text:style-name="P743"><text:span text:style-name="T1">Method 2:</text:span><text:span text:style-name="T80"> </text:span><text:span text:style-name="T352">Use </text:span><text:span text:style-name="T45">.fail() </text:span><text:span text:style-name="T352">to test if the stream operation.</text:span></text:p>
            <text:p text:style-name="P743"><text:s text:c="2"/>ifstream <text:span text:style-name="T352">in_stream("stuff.data");</text:span></text:p>
            <text:p text:style-name="P442"><text:s text:c="2"/>if ( <text:span text:style-name="T1">in_stream.fail()</text:span> )</text:p>
            <text:p text:style-name="P442"><text:s text:c="2"/>{</text:p>
            <text:p text:style-name="P442"><text:s text:c="5"/>cout &lt;&lt; "Fail, maggot!";</text:p>
            <text:p text:style-name="P442"><text:s text:c="5"/>exit(1);</text:p>
            <text:p text:style-name="P700"><text:s text:c="2"/>}</text:p>
          </table:table-cell>
        </table:table-row>
        <table:table-row>
          <table:table-cell table:style-name="Table13.A2" office:value-type="string">
            <text:p text:style-name="P441"><text:span text:style-name="T1">exit(int): </text:span>exits program immediately</text:p>
            <text:p text:style-name="P441">- <text:span text:style-name="T49">int</text:span> can be any integer; non-zero for errors</text:p>
          </table:table-cell>
        </table:table-row>
        <table:table-row>
          <table:table-cell table:style-name="Table13.A2" office:value-type="string">
            <text:p text:style-name="P544">Member Functions that check the state of a stream:</text:p>
            <text:p text:style-name="P441"><text:span text:style-name="T1"><text:s/>.bad()</text:span> <text:s/>Check whether badbit is set</text:p>
            <text:p text:style-name="P441"><text:span text:style-name="T1"><text:s/>.good()</text:span> Check whether state of stream is good</text:p>
            <text:p text:style-name="P441"><text:span text:style-name="T1"><text:s/>.fail()</text:span> Check whether either failbit or badbit is set</text:p>
            <text:p text:style-name="P441"><text:span text:style-name="T1"><text:s/>.eof()</text:span> <text:s/>Check whether eofbit is set</text:p>
          </table:table-cell>
        </table:table-row>
      </table:table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268"><text:span text:style-name="T279">FILE </text:span>I/<text:span text:style-name="T279">O, 1 of 2</text:span> <text:span text:style-name="T278">(4)</text:span></text:p>
      <text:p text:style-name="P895"/>
      <text:p text:style-name="P32"><text:s/><text:span text:style-name="T354">Character Input</text:span> </text:p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622"><text:span text:style-name="T1">Open a file:</text:span> ifstream in_stream(file_name);</text:p>
          </table:table-cell>
        </table:table-row>
        <table:table-row>
          <table:table-cell table:style-name="Table161.A2" office:value-type="string">
            <text:p text:style-name="P580">Read character by character:</text:p>
            <text:p text:style-name="P622"><text:s text:c="2"/>char ch;</text:p>
            <text:p text:style-name="P622"><text:s text:c="2"/>in_stream &gt;&gt; ch; <text:s text:c="2"/>// preferred method</text:p>
            <text:p text:style-name="P622"><text:s text:c="2"/>in_stream.get(ch); // also works</text:p>
          </table:table-cell>
        </table:table-row>
        <table:table-row>
          <table:table-cell table:style-name="Table161.A2" office:value-type="string">
            <text:p text:style-name="P580">Explanation:</text:p>
            <text:p text:style-name="P622"><text:s text:c="2"/>1. ch = value at the file window</text:p>
            <text:p text:style-name="P622"><text:s text:c="2"/>2. Advances the file window to next character</text:p>
          </table:table-cell>
        </table:table-row>
      </table:table>
      <text:p text:style-name="P186"/>
      <text:p text:style-name="P32"><text:s/><text:span text:style-name="T354">Input Method: .peek()</text:span> </text:p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622">Returns the character in the file window but does NOT advance the window to the next character.</text:p>
          </table:table-cell>
        </table:table-row>
        <table:table-row>
          <table:table-cell table:style-name="Table162.A2" office:value-type="string">
            <text:p text:style-name="P580">Input until EOLn:</text:p>
            <text:p text:style-name="P622"><text:s text:c="2"/>while ( in_stream.peek() != <text:span text:style-name="T1">'\n'</text:span> )</text:p>
            <text:p text:style-name="P622"><text:s text:c="4"/>cout &lt;&lt; ( in_stream.get() ); // get char <text:span text:style-name="T356">&amp;</text:span> display</text:p>
          </table:table-cell>
        </table:table-row>
        <table:table-row>
          <table:table-cell table:style-name="Table162.A2" office:value-type="string">
            <text:p text:style-name="P580">Input until EOF:</text:p>
            <text:p text:style-name="P622"><text:s text:c="2"/>while ( in_stream.peek() != <text:span text:style-name="T1">EOF</text:span> )</text:p>
            <text:p text:style-name="P622"><text:s text:c="4"/>cout &lt;&lt; ( in_stream.get() ); // get char <text:span text:style-name="T356">&amp;</text:span> display</text:p>
          </table:table-cell>
        </table:table-row>
      </table:table>
      <text:p text:style-name="P186"/>
      <text:p text:style-name="P32"><text:s/><text:span text:style-name="T354">Input Method: .ignore()</text:span> </text:p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622">Advances the file window one character, skipping characters until it reaches the spe<text:span text:style-name="T357">c</text:span>ified character.</text:p>
          </table:table-cell>
        </table:table-row>
        <table:table-row>
          <table:table-cell table:style-name="Table163.A2" office:value-type="string">
            <text:p text:style-name="P622">1. <text:span text:style-name="T1">ignore()</text:span>: <text:s/>skips characters until end of line.</text:p>
            <text:p text:style-name="P623">2. <text:span text:style-name="T1">ignore(n)</text:span>: skips characters until nth character OR</text:p>
            <text:p text:style-name="P623"><text:s text:c="14"/>end of line.</text:p>
            <text:p text:style-name="P623">3. <text:span text:style-name="T1">ignore(n, 'c')</text:span>: skips characters until nth</text:p>
            <text:p text:style-name="P623"><text:s text:c="14"/>character, the character 'c', or end of</text:p>
            <text:p text:style-name="P623"><text:s text:c="14"/>line (whichever is first).</text:p>
          </table:table-cell>
        </table:table-row>
        <table:table-row>
          <table:table-cell table:style-name="Table163.A2" office:value-type="string">
            <text:p text:style-name="P580">Example:</text:p>
            <text:p text:style-name="P622"><text:s text:c="2"/>in_stream.ignore(10, '\n'); // advance 10 or to <text:span text:style-name="T357">EOLn</text:span></text:p>
          </table:table-cell>
        </table:table-row>
      </table:table>
      <text:p text:style-name="P186"/>
      <text:p text:style-name="P32"><text:s/><text:span text:style-name="T354">Input Method: String getline()</text:span> </text:p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622"><text:span text:style-name="T1">Syntax:</text:span> getline (inputStream, stringVar, 'delim')</text:p>
          </table:table-cell>
        </table:table-row>
        <table:table-row>
          <table:table-cell table:style-name="Table164.A2" office:value-type="string">
            <text:p text:style-name="P622"><text:span text:style-name="T1">Example:</text:span> ifstream in_stream(file_name);</text:p>
            <text:p text:style-name="P622"><text:s text:c="9"/>string string1</text:p>
            <text:p text:style-name="P624"><text:s text:c="9"/><text:span text:style-name="T1">getline(in_stream, string1);</text:span></text:p>
          </table:table-cell>
        </table:table-row>
        <table:table-row>
          <table:table-cell table:style-name="Table164.A2" office:value-type="string">
            <text:p text:style-name="P622">Extracts characters from <text:span text:style-name="T1">in_stream</text:span> and stores them in the string variable <text:span text:style-name="T1">string1</text:span> until the 'delim' char or the newline ('\n') character is <text:span text:style-name="T358">encountered</text:span>.</text:p>
          </table:table-cell>
        </table:table-row>
      </table:table>
      <text:p text:style-name="P186"/>
      <text:p text:style-name="P32"><text:s/><text:span text:style-name="T354">Input Method: C-String .getline()</text:span> </text:p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622"><text:span text:style-name="T1">Syntax:</text:span> .getline( cstring_var, max_char + 1, 'delim' )</text:p>
          </table:table-cell>
        </table:table-row>
        <table:table-row>
          <table:table-cell table:style-name="Table165.A2" office:value-type="string">
            <text:p text:style-name="P625"><text:span text:style-name="T1">Example:</text:span> <text:s/>ifstream in_stream(file_name);</text:p>
            <text:p text:style-name="P625"><text:s text:c="10"/>char cstr[256];</text:p>
            <text:p text:style-name="P625"><text:s text:c="10"/><text:span text:style-name="T1">in_stream.getline( cstr, 256, '\n' );</text:span></text:p>
            <text:p text:style-name="P625"><text:s text:c="10"/>cout &lt;&lt; string;</text:p>
          </table:table-cell>
        </table:table-row>
        <table:table-row>
          <table:table-cell table:style-name="Table165.A2" office:value-type="string">
            <text:p text:style-name="P625">Reads entire line of input into a C-String variable. </text:p>
            <text:p text:style-name="P625">- Reads input until 'delim" char or end of max_char in</text:p>
            <text:p text:style-name="P625"><text:s text:c="2"/>2nd parameter (+1 for null char at end: '\0').</text:p>
          </table:table-cell>
        </table:table-row>
      </table:table>
      <text:p text:style-name="P157"/>
      <text:p text:style-name="P157"/>
      <text:p text:style-name="P157"/>
      <text:p text:style-name="P157"/>
      <text:p text:style-name="P157"/>
      <text:p text:style-name="P157"/>
      <text:p text:style-name="P49"><text:s/>Input Until EOF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44">Every input-file stream has an <text:span text:style-name="T1">.eof()</text:span> member function</text:p>
            <text:p text:style-name="P362"><text:span text:style-name="T1">EXAMPLE:</text:span> in_stream.get(var_next)</text:p>
            <text:p text:style-name="P362"><text:s text:c="9"/>while ( ! in_stream<text:span text:style-name="T1">.eof()</text:span> ) <text:s/>// boolean</text:p>
            <text:p text:style-name="P363"><text:s text:c="9"/>{</text:p>
            <text:p text:style-name="P362"><text:s text:c="12"/>// do something with each variable</text:p>
            <text:p text:style-name="P362"><text:s text:c="12"/>in_stream.get(var_next)</text:p>
            <text:p text:style-name="P362"><text:s text:c="9"/>}</text:p>
          </table:table-cell>
        </table:table-row>
        <table:table-row>
          <table:table-cell table:style-name="Table14.A2" office:value-type="string">
            <text:p text:style-name="P844"><text:span text:style-name="T1">OR: </text:span>Read numbers from a file until there are no more numbers to read (control stmt is input stmt, too):</text:p>
            <text:p text:style-name="P363"><text:s text:c="9"/>while (in_stream &gt;&gt; var_next)</text:p>
            <text:p text:style-name="P362"><text:s text:c="9"/>{ // do something with each variable }</text:p>
          </table:table-cell>
        </table:table-row>
        <table:table-row>
          <table:table-cell table:style-name="Table14.A2" office:value-type="string">
            <text:p text:style-name="P765">cin.eof()</text:p>
            <text:p text:style-name="P701">- EOF for cin: "<text:span text:style-name="T1">ctrl-z</text:span>" (Windows) or "<text:span text:style-name="T1">ctrl-d</text:span>" (Linux)</text:p>
            <text:p text:style-name="P701">- Example: loop input until EOF <text:span text:style-name="T359">input by user...</text:span></text:p>
            <text:p text:style-name="P313"><text:span text:style-name="T360"><text:s text:c="9"/></text:span>while ( ! cin.eof() )</text:p>
            <text:p text:style-name="P312"><text:s text:c="9"/>{</text:p>
            <text:p text:style-name="P312"><text:s text:c="11"/>cin &gt;&gt; str;</text:p>
            <text:p text:style-name="P312"><text:s text:c="11"/>... do fancy things... </text:p>
            <text:p text:style-name="P312"><text:s text:c="9"/>}</text:p>
          </table:table-cell>
        </table:table-row>
      </table:table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185"/>
      <text:p text:style-name="P33"><text:s/><text:span text:style-name="T362">Character Ouput</text:span> </text:p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627"><text:span text:style-name="T1">Open new file:</text:span> ofstream out_stream(fileName);</text:p>
            <text:p text:style-name="P918">- File window is placed at beginning of new empty file</text:p>
          </table:table-cell>
        </table:table-row>
        <table:table-row>
          <table:table-cell table:style-name="Table159.A2" office:value-type="string">
            <text:p text:style-name="P627"><text:span text:style-name="T1">Append:</text:span> ofstream out_stream(fileName, ios::app);</text:p>
            <text:p text:style-name="P918">- File window is placed at end of the existing file.</text:p>
          </table:table-cell>
        </table:table-row>
        <table:table-row>
          <table:table-cell table:style-name="Table159.A2" office:value-type="string">
            <text:p text:style-name="P581">Write character by character:</text:p>
            <text:p text:style-name="P918"><text:s text:c="2"/>out_stream &lt;&lt; ch; <text:s text:c="2"/>// preferred method</text:p>
            <text:p text:style-name="P627"><text:s text:c="2"/>out_stream.put(ch); // also works</text:p>
          </table:table-cell>
        </table:table-row>
        <table:table-row>
          <table:table-cell table:style-name="Table159.A2" office:value-type="string">
            <text:p text:style-name="P581">Explanation:</text:p>
            <text:p text:style-name="P627"><text:s text:c="2"/>1. Write the value of ch at the file window location</text:p>
            <text:p text:style-name="P627"><text:s text:c="2"/>2. Advances the file window to one character</text:p>
          </table:table-cell>
        </table:table-row>
      </table:table>
      <text:p text:style-name="P186"/>
      <text:p text:style-name="P186"/>
      <text:p text:style-name="P186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269"><text:span text:style-name="T279">FILE </text:span>I/<text:span text:style-name="T279">O, 2 of 2</text:span> <text:span text:style-name="T278">(5)</text:span></text:p>
      <text:p text:style-name="P352">SELECTION</text:p>
      <text:p text:style-name="P216"/>
      <text:p text:style-name="P92"><text:s/><text:span text:style-name="T254">if <text:s/>... else if ... else 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862">If... Else If... Else... </text:p>
            <text:p text:style-name="P454"><text:s text:c="4"/>if (bool exp) <text:s text:c="10"/><text:span text:style-name="T254">(</text:span><text:span text:style-name="T24">parenthesis) are required</text:span></text:p>
            <text:p text:style-name="P454"><text:s text:c="4"/><text:span text:style-name="T254">{ <text:s text:c="22"/></text:span><text:span text:style-name="T24">{braces} if compound stmt</text:span><text:span text:style-name="T254"> <text:s/></text:span></text:p>
            <text:p text:style-name="P454"><text:s text:c="7"/>...do something; </text:p>
            <text:p text:style-name="P845"><text:s text:c="4"/><text:span text:style-name="T254">}</text:span></text:p>
            <text:p text:style-name="P454"><text:s text:c="4"/><text:span text:style-name="T167">else </text:span>if (bool exp)</text:p>
            <text:p text:style-name="P454"><text:s text:c="4"/><text:span text:style-name="T254">{</text:span></text:p>
            <text:p text:style-name="P454"><text:span text:style-name="T254"><text:s text:c="7"/>...</text:span>do something <text:span text:style-name="T167">else</text:span>;</text:p>
            <text:p text:style-name="P845"><text:s text:c="4"/><text:span text:style-name="T254">}</text:span></text:p>
            <text:p text:style-name="P454"><text:s text:c="4"/>else</text:p>
            <text:p text:style-name="P454"><text:s text:c="4"/><text:span text:style-name="T254">{</text:span></text:p>
            <text:p text:style-name="P454"><text:s text:c="7"/>...do something <text:span text:style-name="T168">else by default</text:span>;</text:p>
            <text:p text:style-name="P454"><text:s text:c="4"/><text:span text:style-name="T254">}</text:span></text:p>
          </table:table-cell>
        </table:table-row>
      </table:table>
      <text:p text:style-name="P217"/>
      <text:p text:style-name="P92"><text:s/><text:span text:style-name="T275">switch</text:span> </text:p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770">Usage: </text:p>
            <text:p text:style-name="P704">- Choosing among more than two courses of action.</text:p>
            <text:p text:style-name="P704">- Choice is to be made according to the value of an</text:p>
            <text:p text:style-name="P704"><text:s text:c="2"/>integral expression (bool, char, int, enum)</text:p>
            <text:p text:style-name="P704">- <text:span text:style-name="T168">Leave out "break" to apply one statement sequence to</text:span></text:p>
            <text:p text:style-name="P316"><text:s text:c="2"/>more than one case.</text:p>
            <text:p text:style-name="P934">Syntax:</text:p>
            <text:p text:style-name="P705"><text:s text:c="4"/>switch (<text:span text:style-name="T275">switch_expression</text:span>)</text:p>
            <text:p text:style-name="P705"><text:s text:c="4"/>{</text:p>
            <text:p text:style-name="P705"><text:s text:c="8"/>case <text:span text:style-name="T275">integral_expression</text:span>_1:</text:p>
            <text:p text:style-name="P845"><text:s text:c="12"/>statement_sequence_1;</text:p>
            <text:p text:style-name="P706"><text:s text:c="8"/>case <text:span text:style-name="T275">integral_expression</text:span>_2:</text:p>
            <text:p text:style-name="P705"><text:s text:c="12"/>statement_sequence_2;</text:p>
            <text:p text:style-name="P705"><text:s text:c="12"/>break;</text:p>
            <text:p text:style-name="P930"><text:s text:c="8"/>...</text:p>
            <text:p text:style-name="P706"><text:s text:c="8"/>case <text:span text:style-name="T275">integral_expression</text:span>_n:</text:p>
            <text:p text:style-name="P705"><text:s text:c="12"/>statement_sequence_n;</text:p>
            <text:p text:style-name="P845"><text:s text:c="12"/>break;</text:p>
            <text:p text:style-name="P705"><text:s text:c="8"/>default:</text:p>
            <text:p text:style-name="P705"><text:s text:c="12"/>default_statement_sequence;</text:p>
            <text:p text:style-name="P705"><text:s text:c="4"/>}</text:p>
            <text:p text:style-name="P941"><text:span text:style-name="T61">switch_expression</text:span><text:span text:style-name="T25"> </text:span><text:span text:style-name="T1">can be:</text:span> bool, enum, int, char</text:p>
          </table:table-cell>
        </table:table-row>
      </table:table>
      <text:p text:style-name="P214"/>
      <text:p text:style-name="P217"/>
      <text:p text:style-name="P217"/>
      <text:p text:style-name="P217"/>
      <text:p text:style-name="P217"/>
      <text:p text:style-name="P217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7"/>
      <text:p text:style-name="P272">ITERATION</text:p>
      <text:p text:style-name="P219"/>
      <text:p text:style-name="P93"><text:s/><text:span text:style-name="T276">while</text:span> </text:p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968">Used when evaluation is needed prior to execution</text:p>
            <text:p text:style-name="P967"><text:s text:c="4"/>while (bool exp)</text:p>
            <text:p text:style-name="P969"><text:s text:c="4"/>{</text:p>
            <text:p text:style-name="P455"><text:s text:c="7"/>// do something</text:p>
            <text:p text:style-name="P455"><text:s text:c="7"/>// Compound statements require <text:span text:style-name="T70">brackets</text:span></text:p>
            <text:p text:style-name="P455"><text:s text:c="4"/>}</text:p>
          </table:table-cell>
        </table:table-row>
      </table:table>
      <text:p text:style-name="P219"/>
      <text:p text:style-name="P93"><text:s/><text:span text:style-name="T276">do</text:span> </text:p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814">Used when execution is needed prior to evalution</text:p>
            <text:p text:style-name="P455"><text:s text:c="4"/>do</text:p>
            <text:p text:style-name="P455"><text:s text:c="4"/><text:span text:style-name="T71">{</text:span></text:p>
            <text:p text:style-name="P455"><text:s text:c="8"/>// do something</text:p>
            <text:p text:style-name="P455"><text:s text:c="4"/><text:span text:style-name="T71">} </text:span>while (bool exp); <text:s text:c="4"/>// <text:span text:style-name="T59">remember the </text:span><text:span text:style-name="T58">semicolon</text:span></text:p>
          </table:table-cell>
        </table:table-row>
      </table:table>
      <text:p text:style-name="P219"/>
      <text:p text:style-name="P93"><text:s/><text:span text:style-name="T276">for</text:span> </text:p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771">Counted Loops</text:p>
            <text:p text:style-name="P846"><text:span text:style-name="T80"><text:s text:c="2"/></text:span><text:span text:style-name="T125">Syntax</text:span><text:span text:style-name="T80">:</text:span> <text:s text:c="2"/><text:span text:style-name="T49">for ( initialize; bool_eval; update)</text:span></text:p>
            <text:p text:style-name="P597"><text:s text:c="2"/><text:span text:style-name="T127">Example</text:span>: <text:s/>for ( int n = 1; n &lt;= 10; n++ )</text:p>
            <text:p text:style-name="P456"><text:s text:c="12"/>{</text:p>
            <text:p text:style-name="P456"><text:s text:c="16"/>// do something in each iteration</text:p>
            <text:p text:style-name="P456"><text:s text:c="12"/>}</text:p>
          </table:table-cell>
        </table:table-row>
        <table:table-row>
          <table:table-cell table:style-name="Table148.A2" office:value-type="string">
            <text:p text:style-name="P861">Range-Based For Loop<text:span text:style-name="T80"> (simpl</text:span><text:span text:style-name="T85">if</text:span><text:span text:style-name="T80">ies array iteration)</text:span></text:p>
            <text:p text:style-name="P812"><text:s/><text:span text:style-name="T123">Simple loop</text:span>:</text:p>
            <text:p text:style-name="P812"><text:s text:c="4"/>int my_array[] = {2, 3, 4, 5, 10};</text:p>
            <text:p text:style-name="P812"><text:s text:c="4"/>for ( int x : my_array )</text:p>
            <text:p text:style-name="P871"><text:s text:c="8"/>cout &lt;&lt; x; <text:s text:c="13"/>// output: 234510</text:p>
            <text:p text:style-name="P769"><text:span text:style-name="T80"><text:s/></text:span><text:span text:style-name="T124">Pass-by-reference</text:span><text:span text:style-name="T80"> to change the element values:</text:span></text:p>
            <text:p text:style-name="P812"><text:s text:c="4"/>int my_array[] = {2, 3, 4, 5, 10};</text:p>
            <text:p text:style-name="P812"><text:s text:c="4"/>for ( int&amp; x : my_array )</text:p>
            <text:p text:style-name="P812"><text:s text:c="8"/>x++;</text:p>
            <text:p text:style-name="P813"><text:s text:c="4"/>for ( auto x : my_array ) <text:s text:c="2"/>// auto: automatically</text:p>
            <text:p text:style-name="P813"><text:s text:c="32"/>// determine type</text:p>
            <text:p text:style-name="P812"><text:s text:c="8"/>cout &lt;&lt; x; <text:s text:c="13"/>// output: 345611</text:p>
          </table:table-cell>
        </table:table-row>
      </table:table>
      <text:p text:style-name="P215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73">MISC</text:p>
      <text:p text:style-name="P219"/>
      <text:p text:style-name="P92"><text:s/><text:span text:style-name="T277">Break &amp; Exit</text:span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48">Break</text:p>
            <text:p text:style-name="P454"><text:s text:c="2"/>use "break" to exit a loop before it ends normally.</text:p>
          </table:table-cell>
        </table:table-row>
        <table:table-row>
          <table:table-cell table:style-name="Table3.A2" office:value-type="string">
            <text:p text:style-name="P548">Exit</text:p>
            <text:p text:style-name="P454"><text:s text:c="2"/>use "exit(0)" to exit the entire program altogether.</text:p>
          </table:table-cell>
        </table:table-row>
      </table:table>
      <text:p text:style-name="P214"/>
      <text:p text:style-name="P217"/>
      <text:p text:style-name="P217"/>
      <text:p text:style-name="P193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67"><text:span text:style-name="T279">FLOW OF CONTROL</text:span> <text:span text:style-name="T278">(6)</text:span></text:p>
      <text:p text:style-name="P892"/>
      <text:p text:style-name="P54"><text:s/>FUNCTIONS: General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33">1. function declaration:</text:p>
            <text:p text:style-name="P356"><text:s text:c="4"/>type_returned function_name(type para, <text:span text:style-name="T280">type para</text:span>);</text:p>
            <text:p text:style-name="P356"><text:s text:c="4"/>// Precondition: what the function needs</text:p>
            <text:p text:style-name="P833"><text:s text:c="4"/>// Postcondition: what the function does/returns</text:p>
            <text:p text:style-name="P533">2. function call: </text:p>
            <text:p text:style-name="P833"><text:s text:c="4"/>function_name(argument_list); <text:s text:c="7"/></text:p>
            <text:p text:style-name="P533">3. function definition:</text:p>
            <text:p text:style-name="P358"><text:s text:c="4"/>type_returned function_name(type para, <text:span text:style-name="T280">type para</text:span>)</text:p>
            <text:p text:style-name="P356"><text:s text:c="6"/>{</text:p>
            <text:p text:style-name="P356"><text:s text:c="9"/>do something;</text:p>
            <text:p text:style-name="P356"><text:s text:c="9"/>return something;</text:p>
            <text:p text:style-name="P356"><text:s text:c="6"/>}</text:p>
          </table:table-cell>
        </table:table-row>
        <table:table-row>
          <table:table-cell table:style-name="Table7.A2" office:value-type="string">
            <text:p text:style-name="P664"><text:span text:style-name="T1">Void Functions:</text:span> return no value. Use keyword "void" <text:span text:style-name="T73">and</text:span> no value returned.</text:p>
            <text:p text:style-name="P357"><text:s text:c="3"/>void function_name(para_type para_list)</text:p>
            <text:p text:style-name="P356"><text:s text:c="3"/>{</text:p>
            <text:p text:style-name="P356"><text:s text:c="7"/>do something;</text:p>
            <text:p text:style-name="P356"><text:s text:c="7"/>return; // return is optional in void functions</text:p>
            <text:p text:style-name="P356"><text:s text:c="3"/>}</text:p>
          </table:table-cell>
        </table:table-row>
        <table:table-row>
          <table:table-cell table:style-name="Table7.A2" office:value-type="string">
            <text:p text:style-name="P654"><text:span text:style-name="T1">Overloading:</text:span> give two or more different definitions to the same name.</text:p>
            <text:p text:style-name="P301"><text:s text:c="2"/>1. Each definition must have a different NUMBER of</text:p>
            <text:p text:style-name="P654"><text:s text:c="5"/>parameters, AND/OR</text:p>
            <text:p text:style-name="P301"><text:s text:c="2"/>2. Each definition must have different parameter</text:p>
            <text:p text:style-name="P301"><text:s text:c="5"/>TYPES.</text:p>
          </table:table-cell>
        </table:table-row>
      </table:table>
      <text:p text:style-name="P166"/>
      <text:p text:style-name="P2"><text:s/>FUNCTIONS: Parameters <text:span text:style-name="T281">&amp; Arguments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55"><text:span text:style-name="T1">Parameters:</text:span> these are the "placeholders" in the function declaration and definition.</text:p>
            <text:p text:style-name="P655"><text:s/>- Can be <text:span text:style-name="T281">pass</text:span>-by-value, <text:span text:style-name="T281">pass</text:span>-by-reference, or mixed.</text:p>
            <text:p text:style-name="P359"><text:s/>- <text:span text:style-name="T281">Pass</text:span>-by-reference <text:span text:style-name="T281">indicated</text:span> by an "<text:span text:style-name="T1">&amp;</text:span>".</text:p>
          </table:table-cell>
        </table:table-row>
        <table:table-row>
          <table:table-cell table:style-name="Table9.A2" office:value-type="string">
            <text:p text:style-name="P359"><text:span text:style-name="T1">Arguments:</text:span> these are what the user passes to the function in place of the parameters.</text:p>
          </table:table-cell>
        </table:table-row>
        <table:table-row>
          <table:table-cell table:style-name="Table9.A2" office:value-type="string">
            <text:p text:style-name="P655"><text:span text:style-name="T26">Pass</text:span><text:span text:style-name="T2">-By-Value</text:span><text:span text:style-name="T1">:</text:span> (<text:span text:style-name="T49">type parameter</text:span>) <text:span text:style-name="T72">| (</text:span><text:span text:style-name="T50">int num1</text:span><text:span text:style-name="T72">)</text:span></text:p>
            <text:p text:style-name="P656"><text:s/>- <text:span text:style-name="T281">The function makes local copies of the values of</text:span></text:p>
            <text:p text:style-name="P656"><text:s text:c="3"/><text:span text:style-name="T281">the arguments.</text:span></text:p>
            <text:p text:style-name="P656"><text:s/>- <text:span text:style-name="T281">Thus the function cannot alter the argument's value</text:span></text:p>
            <text:p text:style-name="P360"><text:s/>- <text:span text:style-name="T281">Arguments can be variables or literals.</text:span></text:p>
          </table:table-cell>
        </table:table-row>
        <table:table-row>
          <table:table-cell table:style-name="Table9.A2" office:value-type="string">
            <text:p text:style-name="P655"><text:span text:style-name="T26">Pass</text:span><text:span text:style-name="T2">-By-Reference</text:span><text:span text:style-name="T1">: </text:span>(<text:span text:style-name="T49">type</text:span><text:span text:style-name="T58">&amp;</text:span><text:span text:style-name="T49"> parameter</text:span>) <text:span text:style-name="T281">| (int&amp; num1)</text:span></text:p>
            <text:p text:style-name="P360"><text:s/>- <text:span text:style-name="T281">The function does not copie the value of the</text:span></text:p>
            <text:p text:style-name="P710"><text:s text:c="3"/>argument; it references the argument location.</text:p>
            <text:p text:style-name="P360"><text:s/>- <text:span text:style-name="T281">This allows the function to change the values of</text:span></text:p>
            <text:p text:style-name="P710"><text:s text:c="3"/>the arguments.</text:p>
            <text:p text:style-name="P656"><text:s/>- <text:span text:style-name="T281">Arguments must be variables (not literals).</text:span></text:p>
            <text:p text:style-name="P360"><text:s/>- <text:span text:style-name="T26">Usage:</text:span></text:p>
            <text:p text:style-name="P360"><text:s text:c="3"/><text:span text:style-name="T281">1. When you want to change the value of an argument</text:span></text:p>
            <text:p text:style-name="P656"><text:s text:c="3"/><text:span text:style-name="T281">2. When the argument is too big to copy (ex: class)</text:span></text:p>
            <text:p text:style-name="P360"><text:s/>- <text:span text:style-name="T26">const</text:span><text:span text:style-name="T281">: Preface the parameter with </text:span><text:span text:style-name="T26">const</text:span><text:span text:style-name="T281"> if you do </text:span></text:p>
            <text:p text:style-name="P656"><text:s text:c="3"/><text:span text:style-name="T281">not want the function to change a pass-by-reference</text:span></text:p>
            <text:p text:style-name="P360"><text:s text:c="7"/><text:span text:style-name="T281">void f(const int&amp; x, int y, int&amp; z);</text:span></text:p>
            <text:p text:style-name="P360"><text:s text:c="7"/>// <text:span text:style-name="T281">x – pass-by-reference, cannot change</text:span></text:p>
            <text:p text:style-name="P360"><text:s text:c="7"/>// <text:span text:style-name="T281">y – pass-by-value, local copy made</text:span></text:p>
            <text:p text:style-name="P360"><text:s text:c="7"/>// <text:span text:style-name="T281">z – pass-by-reference, can be changed</text:span></text:p>
          </table:table-cell>
        </table:table-row>
      </table:table>
      <text:p text:style-name="P163"/>
      <text:p text:style-name="P163"/>
      <text:p text:style-name="P163"/>
      <text:p text:style-name="P252"/>
      <text:p text:style-name="P50"><text:s/><text:span text:style-name="T145">FUNCTIONS: </text:span>Default Arguments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57">You can assign a default value to function parameters: </text:p>
            <text:p text:style-name="P365"><text:s text:c="4"/>void new_line(istream&amp; in_stream = cin);</text:p>
          </table:table-cell>
        </table:table-row>
        <table:table-row>
          <table:table-cell table:style-name="Table22.A2" office:value-type="string">
            <text:p text:style-name="P364">If you mix &amp; match parameters, ALL the parameters with defaults must go at the END of the parameter list.</text:p>
          </table:table-cell>
        </table:table-row>
      </table:table>
      <text:p text:style-name="P162"/>
      <text:p text:style-name="P48"><text:s/><text:span text:style-name="T145">FUNCTIONS: </text:span>Streams as Arguments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61">Streams can be arguments to functions but the<text:span text:style-name="T147">y</text:span> must be <text:span text:style-name="T27">PASS</text:span><text:span text:style-name="T1">-BY-REFERENCE</text:span>; they cannot be <text:span text:style-name="T282">pass</text:span>-by-value. <text:span text:style-name="T221">Ex:</text:span></text:p>
            <text:p text:style-name="P361"><text:s text:c="4"/><text:span text:style-name="T221">input( istream&amp; ins );</text:span></text:p>
            <text:p text:style-name="P361"><text:s text:c="4"/><text:span text:style-name="T221">output( ostream&amp; outs );</text:span></text:p>
          </table:table-cell>
        </table:table-row>
      </table:table>
      <text:p text:style-name="P169"/>
      <text:p text:style-name="P97"><text:s/>Constant Calling Object: const </text:p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428">Place the keyword "<text:span text:style-name="T1">const</text:span>" at the <text:span text:style-name="T1">end</text:span> of the function declaration.</text:p>
            <text:p text:style-name="P429">- <text:span text:style-name="T1">const</text:span> must be included in BOTH the function</text:p>
            <text:p text:style-name="P429"><text:s text:c="2"/>declaration and defin<text:span text:style-name="T226">i</text:span>tion.</text:p>
            <text:p text:style-name="P429">- Th<text:span text:style-name="T223">is</text:span> indicate<text:span text:style-name="T223">s</text:span> to the comp<text:span text:style-name="T222">i</text:span>ler that <text:span text:style-name="T1">the function</text:span></text:p>
            <text:p text:style-name="P429"><text:span text:style-name="T1"><text:s text:c="2"/>cannot change the calling object</text:span>.</text:p>
          </table:table-cell>
        </table:table-row>
        <table:table-row>
          <table:table-cell table:style-name="Table128.A2" office:value-type="string">
            <text:p text:style-name="P860">Example: <text:s/></text:p>
            <text:p text:style-name="P840"><text:s/>void output(ostream&amp; outs) <text:span text:style-name="T1">const</text:span>; <text:s text:c="5"/>// declaration</text:p>
            <text:p text:style-name="P428"><text:s/>void Money::output(ostream&amp; outs<text:span text:style-name="T283">)</text:span> <text:span text:style-name="T1">const</text:span> // definition</text:p>
            <text:p text:style-name="P428"><text:s/>{ ...output routine...}</text:p>
          </table:table-cell>
        </table:table-row>
      </table:table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130"/>
      <text:p text:style-name="P52"><text:s/>Predefined <text:span text:style-name="T145">CHARACTER</text:span> Functions 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6">Functions that operate on characters. Must include the header... <text:s text:c="4"/>#include &lt;cctype&gt;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49">toupper(char_expr)*</text:p>
          </table:table-cell>
          <table:table-cell table:style-name="Table23.B1" office:value-type="string">
            <text:p text:style-name="P366">returns upper case</text:p>
          </table:table-cell>
        </table:table-row>
        <table:table-row>
          <table:table-cell table:style-name="Table23.A2" office:value-type="string">
            <text:p text:style-name="P549">tolower(char_expr)*</text:p>
          </table:table-cell>
          <table:table-cell table:style-name="Table23.B2" office:value-type="string">
            <text:p text:style-name="P366">returns lower case</text:p>
          </table:table-cell>
        </table:table-row>
        <table:table-row>
          <table:table-cell table:style-name="Table23.A2" office:value-type="string">
            <text:p text:style-name="P549">isupper(char_expr)</text:p>
          </table:table-cell>
          <table:table-cell table:style-name="Table23.B2" office:value-type="string">
            <text:p text:style-name="P366">true if uppercase, else false</text:p>
          </table:table-cell>
        </table:table-row>
        <table:table-row>
          <table:table-cell table:style-name="Table23.A2" office:value-type="string">
            <text:p text:style-name="P549">islower(char_expr)</text:p>
          </table:table-cell>
          <table:table-cell table:style-name="Table23.B2" office:value-type="string">
            <text:p text:style-name="P366">true if lowercase, else false</text:p>
          </table:table-cell>
        </table:table-row>
        <table:table-row>
          <table:table-cell table:style-name="Table23.A2" office:value-type="string">
            <text:p text:style-name="P549">isalpha(char_expr)</text:p>
          </table:table-cell>
          <table:table-cell table:style-name="Table23.B2" office:value-type="string">
            <text:p text:style-name="P366">true if alpha, else false</text:p>
          </table:table-cell>
        </table:table-row>
        <table:table-row>
          <table:table-cell table:style-name="Table23.A2" office:value-type="string">
            <text:p text:style-name="P549">isdigit(char_expr)</text:p>
          </table:table-cell>
          <table:table-cell table:style-name="Table23.B2" office:value-type="string">
            <text:p text:style-name="P366">true if digit, else false</text:p>
          </table:table-cell>
        </table:table-row>
        <table:table-row>
          <table:table-cell table:style-name="Table23.A2" office:value-type="string">
            <text:p text:style-name="P549">isspace(char_expr)</text:p>
          </table:table-cell>
          <table:table-cell table:style-name="Table23.B2" office:value-type="string">
            <text:p text:style-name="P366">true if whitespace, else false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58"><text:span text:style-name="T1">*</text:span> <text:span text:style-name="T49">toupper</text:span> and <text:span text:style-name="T49">tolower</text:span> return NUMERIC VALUES that<text:line-break/> <text:s/>corresponde to the letter.</text:p>
            <text:p text:style-name="P366"><text:s text:c="2"/>- You must indicate expressly that you want a char</text:p>
            <text:p text:style-name="P658"><text:s text:c="4"/>returned, not a number.</text:p>
            <text:p text:style-name="P366"><text:s text:c="2"/>- One way to do that is assign the return value to a</text:p>
            <text:p text:style-name="P658"><text:s text:c="4"/>variable of type char:</text:p>
            <text:p text:style-name="P658"><text:s text:c="8"/>char c = toupper('a');</text:p>
            <text:p text:style-name="P658"><text:s text:c="2"/>- OR type-cast the output:</text:p>
            <text:p text:style-name="P366"><text:s text:c="8"/>cout &lt;&lt; static_cast&lt;char&gt;(toupper('a'));</text:p>
          </table:table-cell>
        </table:table-row>
      </table:table>
      <text:p text:style-name="P221"/>
      <text:p text:style-name="P94"><text:s/>Predefined <text:span text:style-name="T145">MATH Functions</text:span> 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50">sqrt</text:p>
          </table:table-cell>
          <table:table-cell table:style-name="Table25.B1" office:value-type="string">
            <text:p text:style-name="P551">square root</text:p>
            <text:p text:style-name="P462"><text:s text:c="2"/>#include &lt;cmath&gt;</text:p>
            <text:p text:style-name="P462"><text:s text:c="2"/>using namespace std;</text:p>
            <text:p text:style-name="P462"><text:s text:c="2"/>...</text:p>
            <text:p text:style-name="P462"><text:s text:c="2"/>x = sqrt(y);</text:p>
          </table:table-cell>
        </table:table-row>
        <table:table-row>
          <table:table-cell table:style-name="Table25.A2" office:value-type="string">
            <text:p text:style-name="P550">rand</text:p>
          </table:table-cell>
          <table:table-cell table:style-name="Table25.B2" office:value-type="string">
            <text:p text:style-name="P551">random number generator</text:p>
            <text:p text:style-name="P462"><text:s text:c="2"/>#include &lt;cstdlib&gt;</text:p>
            <text:p text:style-name="P462"><text:s text:c="2"/>#include &lt;ctime&gt;</text:p>
            <text:p text:style-name="P462"><text:s text:c="2"/>...</text:p>
            <text:p text:style-name="P462"><text:s text:c="2"/>srand( time(0) ); // seed only once!</text:p>
            <text:p text:style-name="P462"><text:s text:c="2"/>int num1 = ( rand() % 6) + 1 ) // <text:span text:style-name="T74">random, </text:span>1-6</text:p>
            <text:p text:style-name="P462"><text:s text:c="2"/>int num2 = ( rand() % 9) + 1 ) // <text:span text:style-name="T74">random, </text:span>1-10</text:p>
          </table:table-cell>
        </table:table-row>
        <table:table-row>
          <table:table-cell table:style-name="Table25.A2" office:value-type="string">
            <text:p text:style-name="P552">abs</text:p>
          </table:table-cell>
          <table:table-cell table:style-name="Table25.B2" office:value-type="string">
            <text:p text:style-name="P553">absolute value for int</text:p>
            <text:p text:style-name="P598"><text:s text:c="2"/>#include &lt;cstdlib&gt;</text:p>
            <text:p text:style-name="P598"><text:s text:c="2"/>using namespace std;</text:p>
            <text:p text:style-name="P598"><text:s text:c="2"/>...</text:p>
            <text:p text:style-name="P598"><text:s text:c="2"/>int abs_value = abs(-7) <text:s text:c="2"/>// value: 7</text:p>
            <text:p text:style-name="P598"><text:s text:c="2"/>int abs_value = abs(7) <text:s text:c="3"/>// value: 7</text:p>
          </table:table-cell>
        </table:table-row>
        <table:table-row>
          <table:table-cell table:style-name="Table25.A2" office:value-type="string">
            <text:p text:style-name="P552">ceil</text:p>
          </table:table-cell>
          <table:table-cell table:style-name="Table25.B2" office:value-type="string">
            <text:p text:style-name="P553">ceiling (round up)</text:p>
            <text:p text:style-name="P598"><text:s text:c="2"/>#include &lt;cmath&gt;</text:p>
            <text:p text:style-name="P598"><text:s text:c="2"/>using namespace std;</text:p>
            <text:p text:style-name="P598"><text:s text:c="2"/>...</text:p>
            <text:p text:style-name="P598"><text:s text:c="2"/>double ceil_value = ceil(3.2) // value: 4.0</text:p>
            <text:p text:style-name="P598"><text:s text:c="2"/>double ceil_value = ceil(3.9) // value: 4.0</text:p>
          </table:table-cell>
        </table:table-row>
        <table:table-row>
          <table:table-cell table:style-name="Table25.A2" office:value-type="string">
            <text:p text:style-name="P552">floor</text:p>
          </table:table-cell>
          <table:table-cell table:style-name="Table25.B2" office:value-type="string">
            <text:p text:style-name="P553">floor (round down)</text:p>
            <text:p text:style-name="P598"><text:s text:c="2"/>#include &lt;cmath&gt;</text:p>
            <text:p text:style-name="P598"><text:s text:c="2"/>using namespace std;</text:p>
            <text:p text:style-name="P598"><text:s text:c="2"/>...</text:p>
            <text:p text:style-name="P598"><text:s text:c="2"/>double ceil_value = ceil(3.2) // value: 3.0</text:p>
            <text:p text:style-name="P598"><text:s text:c="2"/>double ceil_value = ceil(3.9) // value: 3.0</text:p>
          </table:table-cell>
        </table:table-row>
      </table:table>
      <text:p text:style-name="P168"/>
      <text:p text:style-name="P130"/>
      <text:p text:style-name="P165"/>
      <text:p text:style-name="P267"><text:span text:style-name="T279">FUNCTIONS</text:span> <text:span text:style-name="T278">(7)</text:span></text:p>
      <text:p text:style-name="P245"><text:soft-page-break/><text:span text:style-name="T99"><text:s/></text:span><text:span text:style-name="T103">Friend Functions 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07"><text:span text:style-name="T282">A c</text:span>onstruct used to give non-member functions the same access privileges as a member function <text:span text:style-name="T282">(in a class)</text:span>.</text:p>
            <text:p text:style-name="P457">- So they can, for example, access private member</text:p>
            <text:p text:style-name="P707"><text:s text:c="2"/>variables directly.</text:p>
            <text:p text:style-name="P457">- You simply make the function a "friend" of the class</text:p>
            <text:p text:style-name="P457"><text:s text:c="2"/>you want to access.</text:p>
          </table:table-cell>
        </table:table-row>
        <table:table-row>
          <table:table-cell table:style-name="Table31.A2" office:value-type="string">
            <text:p text:style-name="P772">Explanation:</text:p>
            <text:p text:style-name="P457">1. They are NOT members of the class (they are</text:p>
            <text:p text:style-name="P707"><text:s text:c="3"/>ordinary functions).</text:p>
            <text:p text:style-name="P457">2. But they have access to the private members of the</text:p>
            <text:p text:style-name="P457"><text:s text:c="3"/>class (access and change).</text:p>
          </table:table-cell>
        </table:table-row>
      </table:table>
      <text:p text:style-name="P222"/>
      <text:p text:style-name="P95"><text:s/><text:span text:style-name="T224">Friend Functions: Rules </text:span>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457">1. Use a <text:span text:style-name="T1">member function</text:span> if the task performed</text:p>
            <text:p text:style-name="P707"><text:s text:c="3"/>involves <text:span text:style-name="T1">only ONE object</text:span>.</text:p>
            <text:p text:style-name="P457">2. Use a <text:span text:style-name="T1">friend function</text:span> if the task performed</text:p>
            <text:p text:style-name="P457"><text:s text:c="3"/>involves <text:span text:style-name="T1">MORE THAN ONE object</text:span> (like comparing two</text:p>
            <text:p text:style-name="P707"><text:s text:c="3"/>objects).</text:p>
            <text:p text:style-name="P458">3. <text:span text:style-name="T123">Overloaded operators</text:span>: When the <text:span text:style-name="T1">invoking object</text:span></text:p>
            <text:p text:style-name="P458"><text:s text:c="3"/>(left operand) is <text:span text:style-name="T1">not a member</text:span> of the class, the</text:p>
            <text:p text:style-name="P458"><text:s text:c="3"/>function <text:span text:style-name="T1">must</text:span> be declared as a friend function. </text:p>
          </table:table-cell>
        </table:table-row>
      </table:table>
      <text:p text:style-name="P222"/>
      <text:p text:style-name="P95"><text:s/><text:span text:style-name="T224">Friend Functions: Declaration </text:span>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708">Friend functions are declared as "friends" INSIDE the class definition (header.h file) using the <text:span text:style-name="T1">keyword "friend"</text:span> in front of the declaration.</text:p>
            <text:p text:style-name="P459">- It can be placed in either the public or the private</text:p>
            <text:p text:style-name="P708"><text:s text:c="2"/>section.</text:p>
            <text:p text:style-name="P459">- <text:span text:style-name="T345">I</text:span>t will always be considered publicregardless.</text:p>
          </table:table-cell>
        </table:table-row>
        <table:table-row>
          <table:table-cell table:style-name="Table129.A2" office:value-type="string">
            <text:p text:style-name="P773">Example: </text:p>
            <text:p text:style-name="P459">class DayOfYear</text:p>
            <text:p text:style-name="P459">{</text:p>
            <text:p text:style-name="P459"><text:s text:c="2"/>public</text:p>
            <text:p text:style-name="P459"><text:s text:c="2"/>friend bool equal(DayOfYear date1, DayOfYear date2);</text:p>
            <text:p text:style-name="P459"><text:s text:c="2"/>...</text:p>
            <text:p text:style-name="P459"><text:s text:c="2"/>private</text:p>
            <text:p text:style-name="P459"><text:s text:c="2"/>int month, day;</text:p>
            <text:p text:style-name="P459">}</text:p>
          </table:table-cell>
        </table:table-row>
      </table:table>
      <text:p text:style-name="P222"/>
      <text:p text:style-name="P95"><text:s/><text:span text:style-name="T224">Friend Functions: Definition </text:span>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460">Friend functions are defined outside the class definition (implementation.cpp file; <text:span text:style-name="T1">NOT scoped to the class</text:span>) without the keyword "friend".</text:p>
          </table:table-cell>
        </table:table-row>
        <table:table-row>
          <table:table-cell table:style-name="Table130.A2" office:value-type="string">
            <text:p text:style-name="P774">Example:</text:p>
            <text:p text:style-name="P460"><text:s/>bool equal(DayOfYear date1, DayOfYear date2)</text:p>
            <text:p text:style-name="P460"><text:s/>{</text:p>
            <text:p text:style-name="P460"><text:s text:c="4"/>return ( date1.month == date2.month &amp;&amp;</text:p>
            <text:p text:style-name="P460"><text:s text:c="13"/>date1.day <text:s text:c="2"/>== date2.day );</text:p>
            <text:p text:style-name="P460"><text:s/>}</text:p>
          </table:table-cell>
        </table:table-row>
      </table:table>
      <text:p text:style-name="P222"/>
      <text:p text:style-name="P242"><text:span text:style-name="T99"><text:s/></text:span><text:span text:style-name="T103">Friend Functions: Call (usage)</text:span><text:span text:style-name="T99"> </text:span></text:p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612">The friend function is called WITHOUT the dot operator (it is NOT a member function).</text:p>
          </table:table-cell>
        </table:table-row>
        <table:table-row>
          <table:table-cell table:style-name="Table154.A2" office:value-type="string">
            <text:p text:style-name="P775">Example:</text:p>
            <text:p text:style-name="P461"><text:s text:c="4"/>if ( equal( myDate, yourDate ) )</text:p>
            <text:p text:style-name="P612"><text:s text:c="4"/>{ ... do something... }</text:p>
          </table:table-cell>
        </table:table-row>
      </table:table>
      <text:p text:style-name="P181"/>
      <text:p text:style-name="P181"/>
      <text:p text:style-name="P250"><text:span text:style-name="T99"><text:s/></text:span><text:span text:style-name="T107">Friend Functions: Invoking Operators </text:span></text:p>
      <table:table table:name="Table134" table:style-name="Table134">
        <table:table-column table:style-name="Table134.A"/>
        <table:table-column table:style-name="Table134.B"/>
        <table:table-row>
          <table:table-cell table:style-name="Table134.A1" table:number-columns-spanned="2" office:value-type="string">
            <text:p text:style-name="P501"><text:span text:style-name="T1">Rule: </text:span>When the invoking object (left operand) is <text:span text:style-name="T62">not</text:span><text:span text:style-name="T135"> a member of the class, the function </text:span><text:span text:style-name="T62">must</text:span><text:span text:style-name="T135"> be declared as a </text:span><text:span text:style-name="T139">friend function</text:span><text:span text:style-name="T135">. Examples...</text:span></text:p>
          </table:table-cell>
          <table:covered-table-cell/>
        </table:table-row>
        <table:table-row>
          <table:table-cell table:style-name="Table134.A2" office:value-type="string">
            <text:p text:style-name="P571">operator notation</text:p>
          </table:table-cell>
          <table:table-cell table:style-name="Table134.B2" office:value-type="string">
            <text:p text:style-name="P571">function notation</text:p>
          </table:table-cell>
        </table:table-row>
        <table:table-row>
          <table:table-cell table:style-name="Table134.A2" office:value-type="string">
            <text:p text:style-name="P502">a + b</text:p>
          </table:table-cell>
          <table:table-cell table:style-name="Table134.B2" office:value-type="string">
            <text:p text:style-name="P502">a.operator+(b)</text:p>
          </table:table-cell>
        </table:table-row>
        <table:table-row>
          <table:table-cell table:style-name="Table134.A2" office:value-type="string">
            <text:p text:style-name="P502">a + 5</text:p>
          </table:table-cell>
          <table:table-cell table:style-name="Table134.B2" office:value-type="string">
            <text:p text:style-name="P502">a.operator+(5)</text:p>
          </table:table-cell>
        </table:table-row>
        <table:table-row>
          <table:table-cell table:style-name="Table134.A2" office:value-type="string">
            <text:p text:style-name="P502">5 + a</text:p>
          </table:table-cell>
          <table:table-cell table:style-name="Table134.B2" office:value-type="string">
            <text:p text:style-name="P502">operator+(5,a)</text:p>
          </table:table-cell>
        </table:table-row>
        <table:table-row>
          <table:table-cell table:style-name="Table134.B2" table:number-columns-spanned="2" office:value-type="string">
            <text:p text:style-name="P502">In the last example, no member object calls the operator, therefore it must be a <text:span text:style-name="T1">friend function</text:span>.</text:p>
          </table:table-cell>
          <table:covered-table-cell/>
        </table:table-row>
      </table:table>
      <text:p text:style-name="P202"/>
      <text:p text:style-name="P131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274">FRIEND FUNCTIONS - CLASSES (<text:span text:style-name="T363">8</text:span>)</text:p>
      <text:p text:style-name="P889"/>
      <text:p text:style-name="P56"><text:s/>Arrays – General 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63"><text:span text:style-name="T28">B</text:span><text:span text:style-name="T1">racket Notation: <text:s/>[ ]</text:span><text:span text:style-name="T80"> <text:s/>- <text:s/>indicates an array</text:span></text:p>
          </table:table-cell>
        </table:table-row>
        <table:table-row>
          <table:table-cell table:style-name="Table26.A2" office:value-type="string">
            <text:p text:style-name="P554">Declare:<text:span text:style-name="T87"> </text:span><text:span text:style-name="T88">must indicate </text:span><text:span text:style-name="T126">data type</text:span><text:span text:style-name="T88"> and array </text:span><text:span text:style-name="T126">size</text:span><text:span text:style-name="T88">.</text:span></text:p>
            <text:p text:style-name="P848"><text:s text:c="4"/>double score[5] <text:s/>// Declare array of 5 <text:span text:style-name="T227">integers</text:span></text:p>
            <text:p text:style-name="P661"><text:span text:style-name="T126">YOU CAN</text:span><text:span text:style-name="T124">NOT</text:span> use <text:span text:style-name="T123">variables</text:span> in array declarations</text:p>
            <text:p text:style-name="P368"><text:s text:c="4"/>cin &gt;&gt; number;</text:p>
            <text:p text:style-name="P661"><text:s text:c="4"/>char score[number]; // <text:span text:style-name="T284">illegal, will not compile</text:span></text:p>
            <text:p text:style-name="P848"><text:s text:c="4"/>// <text:span text:style-name="T284">if you must use a variable, use a dynamic array</text:span></text:p>
            <text:p text:style-name="P661"><text:span text:style-name="T123">You can</text:span>, however, use <text:span text:style-name="T134">CONSTANTS</text:span> in array declarations</text:p>
            <text:p text:style-name="P368"><text:s text:c="4"/>const int NUMBER = 5;</text:p>
            <text:p text:style-name="P554"><text:s text:c="4"/>int score[NUMBER];</text:p>
          </table:table-cell>
        </table:table-row>
        <table:table-row>
          <table:table-cell table:style-name="Table26.A2" office:value-type="string">
            <text:p text:style-name="P660"><text:span text:style-name="T1">Initialize:</text:span> ...when you declare it by using<text:span text:style-name="T1"> { }</text:span></text:p>
            <text:p text:style-name="P367"><text:s text:c="4"/>int children[3] = {3, 12, 1} <text:s/>// can omit argument</text:p>
            <text:p text:style-name="P660"><text:s text:c="4"/>int children[] = {3, 12, 1} <text:s text:c="2"/>// same as above</text:p>
            <text:p text:style-name="P367">Any array values not initialized are set to 0 of the base type.</text:p>
          </table:table-cell>
        </table:table-row>
        <table:table-row>
          <table:table-cell table:style-name="Table26.A2" office:value-type="string">
            <text:p text:style-name="P660"><text:span text:style-name="T1">Reference: </text:span><text:s/>score[0] <text:s/>// Ref to the int at first index</text:p>
            <text:p text:style-name="P367">- An indexed variable can be used any place an</text:p>
            <text:p text:style-name="P660"><text:s text:c="2"/><text:span text:style-name="T227">ordinary</text:span> variable of this type can be used.</text:p>
            <text:p text:style-name="P367">- Expressions can be used in the brackets as long as</text:p>
            <text:p text:style-name="P367"><text:s text:c="2"/>they <text:span text:style-name="T227">evaluate</text:span> to integers within the range of the</text:p>
            <text:p text:style-name="P367"><text:s text:c="2"/>array's indexes ( score[n+1] ).</text:p>
          </table:table-cell>
        </table:table-row>
      </table:table>
      <text:p text:style-name="P118"/>
      <text:p text:style-name="P65"><text:s/>Partially-Filled Arrays 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675">Requires an additional call-by-reference value.</text:p>
            <text:p text:style-name="P388">- Additional parameter in functions to keep track of</text:p>
            <text:p text:style-name="P388"><text:s text:c="2"/>how many elements of the array have been used.</text:p>
          </table:table-cell>
        </table:table-row>
        <table:table-row>
          <table:table-cell table:style-name="Table29.A2" office:value-type="string">
            <text:p text:style-name="P751">Example: </text:p>
            <text:p text:style-name="P675"><text:s text:c="4"/>void funct(int a[], int size, <text:span text:style-name="T1">int&amp; number_used</text:span>);</text:p>
            <text:p text:style-name="P388"><text:s text:c="4"/>// array "a" is passed with its declared size</text:p>
            <text:p text:style-name="P388"><text:s text:c="4"/>// number_used is computed in the <text:span text:style-name="T227">function</text:span></text:p>
          </table:table-cell>
        </table:table-row>
      </table:table>
      <text:p text:style-name="P120"/>
      <text:p text:style-name="P66"><text:s/>Multidimensional Arrays: "Pages"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9"><text:span text:style-name="T1">1. Declaration: </text:span><text:s/>char page[30][100] </text:p>
            <text:p text:style-name="P389"><text:s text:c="3"/>// declares 30 arrays of 100 elements each</text:p>
          </table:table-cell>
        </table:table-row>
        <table:table-row>
          <table:table-cell table:style-name="Table30.A2" office:value-type="string">
            <text:p text:style-name="P676"><text:span text:style-name="T1">2. Indexed Variable</text:span> (will have two indexes)</text:p>
            <text:p text:style-name="P389"><text:s text:c="3"/>SYNTAX: <text:s/>page[which array][which element]</text:p>
            <text:p text:style-name="P676"><text:s text:c="12"/>page[row][column]</text:p>
            <text:p text:style-name="P389"><text:s text:c="3"/>EXAMPLE: page[2][50]</text:p>
            <text:p text:style-name="P389"><text:s text:c="12"/>page[0][0], page [0][1], page [0][2] ...</text:p>
            <text:p text:style-name="P389"><text:s text:c="12"/>page[1][0], page [1][1], page [1][2] ...</text:p>
            <text:p text:style-name="P389"><text:s text:c="12"/>page[2][0], page [2][1], page [2][2] ...</text:p>
          </table:table-cell>
        </table:table-row>
        <table:table-row>
          <table:table-cell table:style-name="Table30.A2" office:value-type="string">
            <text:p text:style-name="P535">3. As a function parameter:</text:p>
            <text:p text:style-name="P931"><text:s text:c="3"/>void funct(const char p[][100], int size_dim_1);</text:p>
            <text:p text:style-name="P389"><text:s text:c="3"/>// The size_dim_1 is the first dimension (not</text:p>
            <text:p text:style-name="P389"><text:s text:c="6"/>given in the first parameter when declared).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55"><text:s/>Array <text:span text:style-name="T288">Elements</text:span> in Functions 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69">You can pass entire arrays or indexed variables...</text:p>
          </table:table-cell>
        </table:table-row>
        <table:table-row>
          <table:table-cell table:style-name="Table27.A2" office:value-type="string">
            <text:p text:style-name="P748">Indexed Variables:</text:p>
            <text:p text:style-name="P369"><text:s text:c="2"/>my_funct(score[i]) // pass an indexed var to a funct</text:p>
          </table:table-cell>
        </table:table-row>
        <table:table-row>
          <table:table-cell table:style-name="Table27.A2" office:value-type="string">
            <text:p text:style-name="P662"><text:span text:style-name="T1">Entire Array:</text:span> </text:p>
            <text:p text:style-name="P369"><text:s text:c="2"/>The parameter is an ARRAY PARAMETER. See below... </text:p>
          </table:table-cell>
        </table:table-row>
        <table:table-row>
          <table:table-cell table:style-name="Table27.A2" office:value-type="string">
            <text:p text:style-name="P750">Functions CANNOT Return Arrays</text:p>
            <text:p text:style-name="P672">- You can return a pointer* to an array, though.</text:p>
          </table:table-cell>
        </table:table-row>
      </table:table>
      <text:p text:style-name="P171"/>
      <text:p text:style-name="P55"><text:s/>Arrays as Parameters in Functions 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662">Indicat<text:span text:style-name="T286">e the parameter is an array with the bracket notation: </text:span><text:span text:style-name="T1">[ ]</text:span></text:p>
            <text:p text:style-name="P369">- An array parameter functions similar to a</text:p>
            <text:p text:style-name="P662"><text:s text:c="2"/>call-by-reference <text:span text:style-name="T286">(b/c it's a pointer to the array)</text:span>.</text:p>
            <text:p text:style-name="P369">- The array passed as an argument is changed by</text:p>
            <text:p text:style-name="P662"><text:s text:c="2"/>the function.</text:p>
            <text:p text:style-name="P372">- <text:span text:style-name="T287">You must also pass an int with the capacity or the</text:span></text:p>
            <text:p text:style-name="P464"><text:s text:c="2"/>size of the array.</text:p>
          </table:table-cell>
        </table:table-row>
        <table:table-row>
          <table:table-cell table:style-name="Table28.A2" office:value-type="string">
            <text:p text:style-name="P748">1. Function Declaration:</text:p>
            <text:p text:style-name="P369"><text:s text:c="3"/>void fill_up(int a[], int size);</text:p>
          </table:table-cell>
        </table:table-row>
        <table:table-row>
          <table:table-cell table:style-name="Table28.A2" office:value-type="string">
            <text:p text:style-name="P748">2. Function Call: </text:p>
            <text:p text:style-name="P369"><text:s text:c="3"/>int score[5], array_size(5); </text:p>
            <text:p text:style-name="P662"><text:s text:c="6"/>// declares array &amp; integer variables</text:p>
            <text:p text:style-name="P369"><text:s text:c="3"/>fill_up(score, array_size); <text:s/></text:p>
            <text:p text:style-name="P369"><text:s text:c="6"/>// array argument WITHOUT BRACKETS <text:span text:style-name="T141">(see below*)</text:span></text:p>
          </table:table-cell>
        </table:table-row>
        <table:table-row>
          <table:table-cell table:style-name="Table28.A2" office:value-type="string">
            <text:p text:style-name="P748">3. Function Definition:</text:p>
            <text:p text:style-name="P369"><text:s text:c="3"/>void fill_up(int a[], int size) { ... }</text:p>
          </table:table-cell>
        </table:table-row>
        <table:table-row>
          <table:table-cell table:style-name="Table28.A2" office:value-type="string">
            <text:p text:style-name="P370">* Just like the "&amp;" for the call-by-reference is used</text:p>
            <text:p text:style-name="P370"><text:s text:c="2"/>only in the decl. and def., not in the call. The</text:p>
            <text:p text:style-name="P370"><text:s text:c="2"/>mechanism (array, call-by-ref) is established in the</text:p>
            <text:p text:style-name="P370"><text:s text:c="2"/>declaration and definition. The call just plugs a</text:p>
            <text:p text:style-name="P370"><text:s text:c="2"/>variable into that mechanism.</text:p>
          </table:table-cell>
        </table:table-row>
        <table:table-row>
          <table:table-cell table:style-name="Table28.A2" office:value-type="string">
            <text:p text:style-name="P748">Constant Array Parameter: </text:p>
            <text:p text:style-name="P371">- Used as a precaution to make sure the array is not</text:p>
            <text:p text:style-name="P663"><text:s text:c="2"/>changed <text:span text:style-name="T142">when passed into the function</text:span></text:p>
            <text:p text:style-name="P371">- Include the key word "<text:span text:style-name="T1">const</text:span>" in the Function</text:p>
            <text:p text:style-name="P663"><text:s text:c="2"/>Declaration/Definition:</text:p>
            <text:p text:style-name="P369"><text:s text:c="3"/>void <text:span text:style-name="T142">function</text:span>(<text:span text:style-name="T1">const</text:span> int a[], int size_of_a);</text:p>
          </table:table-cell>
        </table:table-row>
        <table:table-row>
          <table:table-cell table:style-name="Table28.A2" office:value-type="string">
            <text:p text:style-name="P343">[ ] is same as * in function parameters</text:p>
            <text:p text:style-name="P962"><text:s text:c="3"/>void fill_up(int a[], int size); <text:s/>// <text:span text:style-name="T193">same</text:span></text:p>
            <text:p text:style-name="P809"><text:s text:c="3"/>void fill_up(int *a, int size); <text:s text:c="2"/>// <text:span text:style-name="T193">same</text:span></text:p>
            <text:p text:style-name="P333">- The <text:span text:style-name="T58">array parameter</text:span> is <text:span text:style-name="T123">changed</text:span> to a <text:span text:style-name="T58">pointer</text:span> by the</text:p>
            <text:p text:style-name="P333"><text:s text:c="2"/>compiler, <text:span text:style-name="T194">so you can pass a pointer instead</text:span>.</text:p>
            <text:p text:style-name="P333">- An <text:span text:style-name="T58">array variable</text:span> is a <text:span text:style-name="T58">pointer variable</text:span> containing</text:p>
            <text:p text:style-name="P333"><text:s text:c="2"/>the address to the first element of the array.</text:p>
            <text:p text:style-name="P912">- Example 1:</text:p>
            <text:p text:style-name="P333"><text:s text:c="4"/>int a[10];</text:p>
            <text:p text:style-name="P333"><text:s text:c="4"/>int *p;</text:p>
            <text:p text:style-name="P333"><text:s text:c="4"/>p = a; <text:s/>// p points to same address as a</text:p>
            <text:p text:style-name="P333"><text:s text:c="4"/><text:span text:style-name="T192">assert( p[0] == a[0] ); // true</text:span></text:p>
            <text:p text:style-name="P334"><text:s text:c="4"/><text:span text:style-name="T192">assert( p[1] == a[1] ); // true, etc.</text:span></text:p>
            <text:p text:style-name="P911">- <text:span text:style-name="T192">Example 2:</text:span></text:p>
            <text:p text:style-name="P334"><text:s text:c="4"/><text:span text:style-name="T192">a = p; // illegal: cannot change array's pointer</text:span></text:p>
          </table:table-cell>
        </table:table-row>
      </table:table>
      <text:p text:style-name="P118"/>
      <text:p text:style-name="P118"/>
      <text:p text:style-name="P118"/>
      <text:p text:style-name="P5"><text:s/><text:span text:style-name="T191">Array of Pointers 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409"><text:s text:c="2"/>int **array_ptr_var; </text:p>
            <text:p text:style-name="P409"><text:s text:c="6"/>// declare a pointer to pointers</text:p>
            <text:p text:style-name="P409"><text:s text:c="2"/>array_ptr_var = new int*[100]</text:p>
            <text:p text:style-name="P409"><text:s text:c="5"/>// create 100 new pointers in the pointer array</text:p>
          </table:table-cell>
        </table:table-row>
      </table:table>
      <text:p text:style-name="P118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275">ARRAYS (<text:span text:style-name="T363">9</text:span>)</text:p>
      <text:p text:style-name="P118"><text:soft-page-break/></text:p>
      <text:p text:style-name="P9"><text:s/><text:span text:style-name="T153">Vectors: General 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77"><text:span text:style-name="T154">Vectors are l</text:span>ike <text:span text:style-name="T62">arrays</text:span> that can <text:span text:style-name="T62">grow and shrink</text:span> while a program is running. A vector has a <text:span text:style-name="T62">base type</text:span> and stores values of that base type.</text:p>
          </table:table-cell>
        </table:table-row>
        <table:table-row>
          <table:table-cell table:style-name="Table45.A2" office:value-type="string">
            <text:p text:style-name="P377"><text:span text:style-name="T1">Library: </text:span><text:s text:c="3"/>#include &lt;vector&gt;</text:p>
            <text:p text:style-name="P377"><text:s text:c="12"/>using namespace std;</text:p>
          </table:table-cell>
        </table:table-row>
        <table:table-row>
          <table:table-cell table:style-name="Table45.A2" office:value-type="string">
            <text:p text:style-name="P559">Declare:<text:span text:style-name="T80"> declare variable v, vector of type int...</text:span></text:p>
            <text:p text:style-name="P900"><text:s text:c="4"/>vector&lt;int&gt; v;</text:p>
          </table:table-cell>
        </table:table-row>
        <table:table-row>
          <table:table-cell table:style-name="Table45.A2" office:value-type="string">
            <text:p text:style-name="P709"><text:span text:style-name="T1">Constructor: </text:span><text:span text:style-name="T155">i</text:span>nitializ<text:span text:style-name="T155">e</text:span> 10 positions to 0...</text:p>
            <text:p text:style-name="P900"><text:s text:c="4"/>vector&lt;int&gt; v(10); <text:s/></text:p>
          </table:table-cell>
        </table:table-row>
        <table:table-row>
          <table:table-cell table:style-name="Table45.A2" office:value-type="string">
            <text:p text:style-name="P776">Declare &amp; Initialize:</text:p>
            <text:p text:style-name="P900"><text:s text:c="4"/>vector&lt;double&gt; sample<text:span text:style-name="T295">1</text:span> = {0.0, 1.1, 2.2};</text:p>
            <text:p text:style-name="P718"><text:s text:c="4"/>vector&lt;int&gt; sample2(5, -1); // 5 elements of -1</text:p>
          </table:table-cell>
        </table:table-row>
        <table:table-row>
          <table:table-cell table:style-name="Table45.A2" office:value-type="string">
            <text:p text:style-name="P776">Use: </text:p>
            <text:p text:style-name="P315"><text:s text:c="4"/>v[i] = 42; <text:s/>// square brackets: change elements</text:p>
            <text:p text:style-name="P709"><text:s text:c="4"/>v[i]; <text:s text:c="6"/>// square brackets: access elements</text:p>
          </table:table-cell>
        </table:table-row>
        <table:table-row>
          <table:table-cell table:style-name="Table45.A2" office:value-type="string">
            <text:p text:style-name="P776">Restriction <text:span text:style-name="T296">on bracket notation [ ] </text:span>:</text:p>
            <text:p text:style-name="P709">You cannot initialize <text:span text:style-name="T156">new </text:span>elements <text:span text:style-name="T156">in a current vector </text:span>with bracket notation.</text:p>
            <text:p text:style-name="P377">- You can only <text:span text:style-name="T123">change</text:span> element<text:span text:style-name="T156">s</text:span> that ha<text:span text:style-name="T156">ve</text:span> already been</text:p>
            <text:p text:style-name="P709"><text:s text:c="2"/>assigned <text:span text:style-name="T156">in the vector and/or </text:span><text:span text:style-name="T130">access</text:span><text:span text:style-name="T156"> elements</text:span>.</text:p>
            <text:p text:style-name="P377">- <text:span text:style-name="T156">To </text:span><text:span text:style-name="T4">add new elements</text:span><text:span text:style-name="T156"> to the end of an existing vector</text:span></text:p>
            <text:p text:style-name="P377"><text:s text:c="2"/><text:span text:style-name="T156">use the member function </text:span><text:span text:style-name="T4">.push_back()</text:span></text:p>
          </table:table-cell>
        </table:table-row>
      </table:table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59"><text:s/>Vector Member Functions 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922">.push_back(value) <text:s/></text:p>
            <text:p text:style-name="P376">Adds elements to the end of a vector. Example:</text:p>
            <text:p text:style-name="P376"><text:s text:c="4"/>vector&lt;double&gt; sample;</text:p>
            <text:p text:style-name="P376"><text:s text:c="4"/>sample.push_back(0.0);</text:p>
            <text:p text:style-name="P376"><text:s text:c="4"/>sample.push_back(1.1);</text:p>
            <text:p text:style-name="P376"><text:s text:c="4"/>sample.push_back(2.2);</text:p>
          </table:table-cell>
        </table:table-row>
        <table:table-row>
          <table:table-cell table:style-name="Table46.A2" office:value-type="string">
            <text:p text:style-name="P923">.p<text:span text:style-name="T297">op</text:span>_back(value)</text:p>
            <text:p text:style-name="P823">Removes the last element and shortens the vector.</text:p>
            <text:p text:style-name="P823">- Does not give you the removed elements! It's lost!</text:p>
            <text:p text:style-name="P620">- If you want the removed element, get it before pop.</text:p>
            <text:p text:style-name="P964"><text:s text:c="4"/>int length = sample.size();</text:p>
            <text:p text:style-name="P620"><text:s text:c="4"/>double last = sample[ length – 1 ]; // get last</text:p>
            <text:p text:style-name="P823"><text:s text:c="4"/>sample.pop_back(); // reduce vector by one elem.</text:p>
          </table:table-cell>
        </table:table-row>
        <table:table-row>
          <table:table-cell table:style-name="Table46.A2" office:value-type="string">
            <text:p text:style-name="P901"><text:span text:style-name="T1">.size()</text:span> <text:s text:c="33"/><text:span text:style-name="T49">sample.size()</text:span></text:p>
            <text:p text:style-name="P376">Returns number of elements in vector (<text:span text:style-name="T64">returns unsigned int</text:span>, not int; <text:span text:style-name="T372">static</text:span> cast if needed; <text:span text:style-name="T372">p. 720</text:span>)</text:p>
            <text:p text:style-name="P910"><text:s text:c="10"/><text:span text:style-name="T1">static_cast&lt;int&gt;(variable);</text:span></text:p>
          </table:table-cell>
        </table:table-row>
        <table:table-row>
          <table:table-cell table:style-name="Table46.A2" office:value-type="string">
            <text:p text:style-name="P901"><text:span text:style-name="T1">.capacity() <text:s text:c="8"/></text:span><text:s text:c="17"/><text:span text:style-name="T49">sample.capacity()</text:span></text:p>
            <text:p text:style-name="P376">Returns number of total potential elements (when size reaches capacity, capacity is doubled).</text:p>
          </table:table-cell>
        </table:table-row>
        <table:table-row>
          <table:table-cell table:style-name="Table46.A2" office:value-type="string">
            <text:p text:style-name="P901"><text:span text:style-name="T1">.reserve(num)</text:span> <text:s text:c="21"/><text:span text:style-name="T49">sample.reserve(num)</text:span></text:p>
            <text:p text:style-name="P376">Explicitly increase vector capacity to num</text:p>
          </table:table-cell>
        </table:table-row>
        <table:table-row>
          <table:table-cell table:style-name="Table46.A2" office:value-type="string">
            <text:p text:style-name="P901"><text:span text:style-name="T1">.resize(num)</text:span> <text:s text:c="23"/><text:span text:style-name="T49">sample.resize(num)</text:span></text:p>
            <text:p text:style-name="P376">Change vector size (up or down) to num.</text:p>
          </table:table-cell>
        </table:table-row>
        <table:table-row>
          <table:table-cell table:style-name="Table46.A2" office:value-type="string">
            <text:p text:style-name="P902"><text:span text:style-name="T1">.</text:span><text:span text:style-name="T32">clear</text:span><text:span text:style-name="T1">()</text:span> <text:s text:c="31"/><text:span text:style-name="T49">sample.</text:span><text:span text:style-name="T56">clear</text:span><text:span text:style-name="T49">()</text:span></text:p>
            <text:p text:style-name="P902"><text:span text:style-name="T298">Remove all vector elements and leave vector empty</text:span>.</text:p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60"><text:s/>Vectors &amp; Loops 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924">For-Loop:</text:p>
            <text:p text:style-name="P378"><text:s/>for (unsigned int i = 0; i &lt; sample.size(); i++)</text:p>
            <text:p text:style-name="P378"><text:s text:c="5"/>cout &lt;&lt; sample[i] &lt;&lt; endl;</text:p>
          </table:table-cell>
        </table:table-row>
        <table:table-row>
          <table:table-cell table:style-name="Table47.A2" office:value-type="string">
            <text:p text:style-name="P924">Ranged For-Loop:</text:p>
            <text:p text:style-name="P378"><text:s/>for (auto i : sample)</text:p>
            <text:p text:style-name="P378"><text:s text:c="5"/>cout &lt;&lt; sample[i] &lt;&lt; endl;</text:p>
          </table:table-cell>
        </table:table-row>
      </table:table>
      <text:p text:style-name="P119"/>
      <text:p text:style-name="P3"><text:s/><text:span text:style-name="T158">Vectors in Functions 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925">Call-by-Value:</text:p>
            <text:p text:style-name="P386"><text:s text:c="2"/>void func_name(vector&lt;int&gt; var);</text:p>
          </table:table-cell>
        </table:table-row>
        <table:table-row>
          <table:table-cell table:style-name="Table65.A2" office:value-type="string">
            <text:p text:style-name="P925">Call-by-Reference: </text:p>
            <text:p text:style-name="P386"><text:s text:c="2"/>void func_name(vector&lt;int&gt;&amp; var);</text:p>
          </table:table-cell>
        </table:table-row>
        <table:table-row>
          <table:table-cell table:style-name="Table65.A2" office:value-type="string">
            <text:p text:style-name="P925">Pointer: </text:p>
            <text:p text:style-name="P386"><text:s text:c="2"/>void func_name(vector&lt;int&gt;* var);</text:p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77"><text:span text:style-name="T256">VECTORS</text:span><text:span text:style-name="T255"> (</text:span><text:span text:style-name="T270">10</text:span><text:span text:style-name="T255">)</text:span></text:p>
      <text:p text:style-name="P890"/>
      <text:p text:style-name="P98"><text:s/>Strings: Standard Class string 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65"><text:s/>#include &lt;string&gt; <text:s text:c="4"/>// library, include</text:p>
            <text:p text:style-name="P465"><text:s/>using namespace std; <text:s/>// std namespace <text:span text:style-name="T289">or use </text:span><text:span text:style-name="T30">std::</text:span></text:p>
            <text:p text:style-name="P465"><text:s/>string phrase; <text:s text:c="7"/>// declaration</text:p>
            <text:p text:style-name="P465"><text:s/><text:span text:style-name="T290">phrase = “a phrase”; <text:s/>// initialization / assignment</text:span></text:p>
            <text:p text:style-name="P465"><text:s/>string word("ants"); <text:s/>// declaration &amp; initialization</text:p>
            <text:p text:style-name="P466"><text:s/>string word = "ants"; // declaration &amp; initialization</text:p>
          </table:table-cell>
        </table:table-row>
      </table:table>
      <text:p text:style-name="P133"/>
      <text:p text:style-name="P99"><text:s/>String Operators 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555">=</text:p>
          </table:table-cell>
          <table:table-cell table:style-name="Table39.B1" office:value-type="string">
            <text:p text:style-name="P467"><text:span text:style-name="T123">Assign</text:span> value to string variable (s1 = "Hello";)</text:p>
          </table:table-cell>
        </table:table-row>
        <table:table-row>
          <table:table-cell table:style-name="Table39.A2" office:value-type="string">
            <text:p text:style-name="P555">+</text:p>
          </table:table-cell>
          <table:table-cell table:style-name="Table39.B2" office:value-type="string">
            <text:p text:style-name="P467"><text:span text:style-name="T123">Concatenate</text:span> two strings <text:span text:style-name="T292">( </text:span><text:span text:style-name="T31">+=</text:span><text:span text:style-name="T292"> to append )</text:span></text:p>
          </table:table-cell>
        </table:table-row>
        <table:table-row>
          <table:table-cell table:style-name="Table39.A2" office:value-type="string">
            <text:p text:style-name="P555">&lt;&lt;</text:p>
          </table:table-cell>
          <table:table-cell table:style-name="Table39.B2" office:value-type="string">
            <text:p text:style-name="P711"><text:span text:style-name="T123">Insertion</text:span>: output string objects</text:p>
            <text:p text:style-name="P467"><text:s text:c="2"/>cout &lt;&lt; s1; </text:p>
          </table:table-cell>
        </table:table-row>
        <table:table-row>
          <table:table-cell table:style-name="Table39.A2" office:value-type="string">
            <text:p text:style-name="P555">&gt;&gt;</text:p>
          </table:table-cell>
          <table:table-cell table:style-name="Table39.B2" office:value-type="string">
            <text:p text:style-name="P711"><text:span text:style-name="T123">Extraction</text:span>: <text:span text:style-name="T293">reads in string to variable, </text:span>stops at whitespace; use <text:span text:style-name="T1">getline()</text:span> for lines</text:p>
            <text:p text:style-name="P467"><text:s text:c="2"/>cin &gt;&gt; s1; </text:p>
          </table:table-cell>
        </table:table-row>
        <table:table-row>
          <table:table-cell table:style-name="Table39.A2" office:value-type="string">
            <text:p text:style-name="P556">==</text:p>
            <text:p text:style-name="P556">!=</text:p>
          </table:table-cell>
          <table:table-cell table:style-name="Table39.B2" office:value-type="string">
            <text:p text:style-name="P468">Compar<text:span text:style-name="T165">isons</text:span> for equality or inequality.</text:p>
            <text:p text:style-name="P712">- returns a Boolean value (true/false)</text:p>
          </table:table-cell>
        </table:table-row>
        <table:table-row>
          <table:table-cell table:style-name="Table39.A2" office:value-type="string">
            <text:p text:style-name="P556">&lt; &lt;=</text:p>
            <text:p text:style-name="P556">&gt; &gt;=</text:p>
          </table:table-cell>
          <table:table-cell table:style-name="Table39.B6" office:value-type="string">
            <text:p text:style-name="P712"><text:span text:style-name="T165">L</text:span>exicographical Comparisons: Alphabetical order.</text:p>
          </table:table-cell>
        </table:table-row>
      </table:table>
      <text:p text:style-name="P133"/>
      <text:p text:style-name="P100"><text:s/><text:span text:style-name="T189">String</text:span> <text:span text:style-name="T187">getline()</text:span> 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69"><text:span text:style-name="T1">Syntax: </text:span><text:span text:style-name="T53">getline (inputStream, stringVar, 'delim')</text:span></text:p>
          </table:table-cell>
        </table:table-row>
        <table:table-row>
          <table:table-cell table:style-name="Table41.A2" office:value-type="string">
            <text:p text:style-name="P970"><text:span text:style-name="T188">Example: <text:s/></text:span><text:s text:c="2"/>#include &lt;string&gt;</text:p>
            <text:p text:style-name="P471"><text:s text:c="12"/>using namespace std;</text:p>
            <text:p text:style-name="P471"><text:s text:c="12"/>string string1</text:p>
            <text:p text:style-name="P713"><text:s text:c="12"/>getline(cin, string1);</text:p>
            <text:p text:style-name="P982">Extracts characters from input stream <text:span text:style-name="T187">cin</text:span> and stores them in <text:span text:style-name="T150">the </text:span>string <text:span text:style-name="T149">variable string1 </text:span>until the delim char or the newline <text:span text:style-name="T49">('\n') character is found.</text:span></text:p>
          </table:table-cell>
        </table:table-row>
        <table:table-row>
          <table:table-cell table:style-name="Table41.A2" office:value-type="string">
            <text:p text:style-name="P472"><text:span text:style-name="T1">Note:</text:span> getline() removes the newline from the input</text:p>
            <text:p text:style-name="P472"><text:s text:c="6"/>buffer.</text:p>
          </table:table-cell>
        </table:table-row>
      </table:table>
      <text:p text:style-name="P133"/>
      <text:p text:style-name="P10"><text:s/><text:span text:style-name="T188">cin.ignore() 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714">cin does <text:span text:style-name="T62">not</text:span><text:span text:style-name="T135"> remove the newline from the input buffer.</text:span></text:p>
            <text:p text:style-name="P472"><text:span text:style-name="T135">- </text:span><text:span text:style-name="T137">If you follow cin with another cin, cin will just</text:span></text:p>
            <text:p text:style-name="P649"><text:s text:c="2"/>skip the first whitespace (newline) and read the</text:p>
            <text:p text:style-name="P649"><text:s text:c="2"/>input until the next whitespace. All is good.</text:p>
          </table:table-cell>
        </table:table-row>
        <table:table-row>
          <table:table-cell table:style-name="Table42.A2" office:value-type="string">
            <text:p text:style-name="P474"><text:span text:style-name="T1">Problem:</text:span> If you follow cin with a string getline(), you need to <text:span text:style-name="T62">first</text:span><text:span text:style-name="T135"> clear the input buffer of the newline by using cin.ignore().</text:span></text:p>
          </table:table-cell>
        </table:table-row>
        <table:table-row>
          <table:table-cell table:style-name="Table42.A2" office:value-type="string">
            <text:p text:style-name="P777">Syntax 1: cin.ignore()</text:p>
            <text:p text:style-name="P474">With no arguments, skips the next input character.</text:p>
          </table:table-cell>
        </table:table-row>
        <table:table-row>
          <table:table-cell table:style-name="Table42.A2" office:value-type="string">
            <text:p text:style-name="P777">Syntax 2: cin.ignore(n, delim)</text:p>
            <text:p text:style-name="P474">n <text:s text:c="2"/>=&gt; max number of characters to extra<text:span text:style-name="T294">ct</text:span> and ignore.</text:p>
            <text:p text:style-name="P716"><text:s text:c="7"/>The default is 1 (i.e., w/o the n parameter).</text:p>
            <text:p text:style-name="P474">delim =&gt; stops extracting/ignoring characters at this</text:p>
            <text:p text:style-name="P474"><text:s text:c="9"/>char (delim char <text:span text:style-name="T62">is</text:span><text:span text:style-name="T135"> extracted/ignored).</text:span></text:p>
          </table:table-cell>
        </table:table-row>
        <table:table-row>
          <table:table-cell table:style-name="Table42.A2" office:value-type="string">
            <text:p text:style-name="P779">Example:</text:p>
            <text:p text:style-name="P476"><text:s text:c="4"/>cin &gt;&gt; string_var; // newline left in input buffer</text:p>
            <text:p text:style-name="P476"><text:s text:c="4"/>cin.ignore(1000, '\n') // removes newline</text:p>
            <text:p text:style-name="P849"><text:s text:c="4"/>getline(cin, string_var2) // line into variable</text:p>
          </table:table-cell>
        </table:table-row>
      </table:table>
      <text:p text:style-name="P133"/>
      <text:p text:style-name="P10"><text:s/><text:span text:style-name="T151">String Constructors </text:span>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557">string str;</text:p>
          </table:table-cell>
          <table:table-cell table:style-name="Table43.B1" office:value-type="string">
            <text:p text:style-name="P478">Declares empty str variable</text:p>
          </table:table-cell>
        </table:table-row>
        <table:table-row>
          <table:table-cell table:style-name="Table43.A1" office:value-type="string">
            <text:p text:style-name="P557">string str("sample");</text:p>
          </table:table-cell>
          <table:table-cell table:style-name="Table43.B1" office:value-type="string">
            <text:p text:style-name="P478">Declares and initializes str variable</text:p>
          </table:table-cell>
        </table:table-row>
        <table:table-row>
          <table:table-cell table:style-name="Table43.A1" office:value-type="string">
            <text:p text:style-name="P557">string str(a_string);</text:p>
          </table:table-cell>
          <table:table-cell table:style-name="Table43.B1" office:value-type="string">
            <text:p text:style-name="P478">Creates str that is a copy of a_string</text:p>
          </table:table-cell>
        </table:table-row>
      </table:table>
      <text:p text:style-name="P134"/>
      <text:p text:style-name="P11"><text:s/><text:span text:style-name="T151">String Accessors 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557">str[i]</text:p>
          </table:table-cell>
          <table:table-cell table:style-name="Table44.B1" office:value-type="string">
            <text:p text:style-name="P478">returns ref to char at index i</text:p>
          </table:table-cell>
        </table:table-row>
        <table:table-row>
          <table:table-cell table:style-name="Table44.A1" office:value-type="string">
            <text:p text:style-name="P557">str.at(i)</text:p>
          </table:table-cell>
          <table:table-cell table:style-name="Table44.B1" office:value-type="string">
            <text:p text:style-name="P478">returns ref to char at index i, checks <text:span text:style-name="T152">for illegal</text:span> index</text:p>
          </table:table-cell>
        </table:table-row>
        <table:table-row>
          <table:table-cell table:style-name="Table44.A1" office:value-type="string">
            <text:p text:style-name="P557">str.substr(pos, len)</text:p>
          </table:table-cell>
          <table:table-cell table:style-name="Table44.B1" office:value-type="string">
            <text:p text:style-name="P478">returns substring len long in chars from pos <text:span text:style-name="T161">(w/o len: to end)</text:span></text:p>
          </table:table-cell>
        </table:table-row>
        <table:table-row>
          <table:table-cell table:style-name="Table44.A1" office:value-type="string">
            <text:p text:style-name="P557">str.length()</text:p>
          </table:table-cell>
          <table:table-cell table:style-name="Table44.B1" office:value-type="string">
            <text:p text:style-name="P478">returns the length of a string</text:p>
          </table:table-cell>
        </table:table-row>
        <table:table-row>
          <table:table-cell table:style-name="Table44.A1" office:value-type="string">
            <text:p text:style-name="P557">str.<text:span text:style-name="T291">size</text:span>()</text:p>
          </table:table-cell>
          <table:table-cell table:style-name="Table44.B1" office:value-type="string">
            <text:p text:style-name="P479">same as str.length(): length/size</text:p>
          </table:table-cell>
        </table:table-row>
      </table:table>
      <text:p text:style-name="P134"/>
      <text:p text:style-name="P11"><text:s/><text:span text:style-name="T151">String Assignment / Modifiers </text:span></text:p>
      <table:table table:name="Table106" table:style-name="Table106">
        <table:table-column table:style-name="Table106.A"/>
        <table:table-column table:style-name="Table106.B"/>
        <table:table-row>
          <table:table-cell table:style-name="Table106.A1" office:value-type="string">
            <text:p text:style-name="P557">str.empty()</text:p>
          </table:table-cell>
          <table:table-cell table:style-name="Table106.B1" office:value-type="string">
            <text:p text:style-name="P478"><text:span text:style-name="T129">Boolean</text:span><text:span text:style-name="T152">: </text:span>returns true if str is empty, false if not</text:p>
          </table:table-cell>
        </table:table-row>
        <table:table-row>
          <table:table-cell table:style-name="Table106.A1" office:value-type="string">
            <text:p text:style-name="P557">str.insert(pos, str2)</text:p>
          </table:table-cell>
          <table:table-cell table:style-name="Table106.B1" office:value-type="string">
            <text:p text:style-name="P478">insert str2 in str beginning at pos</text:p>
          </table:table-cell>
        </table:table-row>
        <table:table-row>
          <table:table-cell table:style-name="Table106.A1" office:value-type="string">
            <text:p text:style-name="P557">str.erase(pos, len)</text:p>
          </table:table-cell>
          <table:table-cell table:style-name="Table106.B1" office:value-type="string">
            <text:p text:style-name="P478">remove substring of size len beginning at pos</text:p>
          </table:table-cell>
        </table:table-row>
        <table:table-row>
          <table:table-cell table:style-name="Table106.A1" office:value-type="string">
            <text:p text:style-name="P557">str.c_str()</text:p>
          </table:table-cell>
          <table:table-cell table:style-name="Table106.B1" office:value-type="string">
            <text:p text:style-name="P478">returns corresponding C-string</text:p>
          </table:table-cell>
        </table:table-row>
      </table:table>
      <text:p text:style-name="P134"/>
      <text:p text:style-name="P11"><text:s/><text:span text:style-name="T151">String Finds </text:span></text:p>
      <table:table table:name="Table107" table:style-name="Table107">
        <table:table-column table:style-name="Table107.A"/>
        <table:table-column table:style-name="Table107.B"/>
        <table:table-row>
          <table:table-cell table:style-name="Table107.A1" office:value-type="string">
            <text:p text:style-name="P557">str.find(str1)</text:p>
          </table:table-cell>
          <table:table-cell table:style-name="Table107.B1" office:value-type="string">
            <text:p text:style-name="P478">returns index of 1st* occurrence of str1 in str</text:p>
          </table:table-cell>
        </table:table-row>
        <table:table-row>
          <table:table-cell table:style-name="Table107.A2" table:number-columns-spanned="2" office:value-type="string">
            <text:p text:style-name="P599">* <text:span text:style-name="T188">If not found, returns "string::npos". Usage Example:</text:span></text:p>
            <text:p text:style-name="P600">while(str.find(".")) == string::npos</text:p>
          </table:table-cell>
          <table:covered-table-cell/>
        </table:table-row>
        <table:table-row>
          <table:table-cell table:style-name="Table107.A1" office:value-type="string">
            <text:p text:style-name="P557">str.find(str1, pos)</text:p>
          </table:table-cell>
          <table:table-cell table:style-name="Table107.B1" office:value-type="string">
            <text:p text:style-name="P478">...same but search starts at pos</text:p>
          </table:table-cell>
        </table:table-row>
        <table:table-row>
          <table:table-cell table:style-name="Table107.A1" office:value-type="string">
            <text:p text:style-name="P557">str.find_first_of(s, p)</text:p>
          </table:table-cell>
          <table:table-cell table:style-name="Table107.B1" office:value-type="string">
            <text:p text:style-name="P478">returns index of 1st occurrence in str of any char in s, starting at position p</text:p>
          </table:table-cell>
        </table:table-row>
        <table:table-row>
          <table:table-cell table:style-name="Table107.A1" office:value-type="string">
            <text:p text:style-name="P557">str.find_first_not_of(s, p)</text:p>
          </table:table-cell>
          <table:table-cell table:style-name="Table107.B1" office:value-type="string">
            <text:p text:style-name="P478">returns index of 1st occurrence in str of any char not in s, starting at position p</text:p>
          </table:table-cell>
        </table:table-row>
      </table:table>
      <text:p text:style-name="P134"/>
      <text:p text:style-name="P11"><text:s/><text:span text:style-name="T151">String-to-Number </text:span></text:p>
      <table:table table:name="Table108" table:style-name="Table108">
        <table:table-column table:style-name="Table108.A"/>
        <table:table-column table:style-name="Table108.B"/>
        <table:table-row>
          <table:table-cell table:style-name="Table108.A1" office:value-type="string">
            <text:p text:style-name="P558">stoi(str)</text:p>
          </table:table-cell>
          <table:table-cell table:style-name="Table108.B1" office:value-type="string">
            <text:p text:style-name="P713">string to integer</text:p>
            <text:p text:style-name="P471"><text:span text:style-name="T134">Example</text:span>: int x = stoi(c_str_var);</text:p>
          </table:table-cell>
        </table:table-row>
        <table:table-row>
          <table:table-cell table:style-name="Table108.A1" office:value-type="string">
            <text:p text:style-name="P558">stol(str)</text:p>
          </table:table-cell>
          <table:table-cell table:style-name="Table108.B1" office:value-type="string">
            <text:p text:style-name="P713">string to long</text:p>
            <text:p text:style-name="P471"><text:span text:style-name="T123">Example</text:span>: long x = stol(c_str_var);</text:p>
          </table:table-cell>
        </table:table-row>
        <table:table-row>
          <table:table-cell table:style-name="Table108.A1" office:value-type="string">
            <text:p text:style-name="P558">stof(str)</text:p>
          </table:table-cell>
          <table:table-cell table:style-name="Table108.B1" office:value-type="string">
            <text:p text:style-name="P713">string to float</text:p>
            <text:p text:style-name="P471"><text:span text:style-name="T123">Example</text:span>: float x = stof(c_str_var);</text:p>
          </table:table-cell>
        </table:table-row>
        <table:table-row>
          <table:table-cell table:style-name="Table108.A1" office:value-type="string">
            <text:p text:style-name="P558">stod(str)</text:p>
          </table:table-cell>
          <table:table-cell table:style-name="Table108.B1" office:value-type="string">
            <text:p text:style-name="P713">string to double</text:p>
            <text:p text:style-name="P471"><text:span text:style-name="T123">Example</text:span>: double x = stof(c_str_var); </text:p>
          </table:table-cell>
        </table:table-row>
      </table:table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278"><text:span text:style-name="T256">S</text:span><text:span text:style-name="T257">TRINGS</text:span><text:span text:style-name="T255"> (</text:span><text:span text:style-name="T263">1</text:span><text:span text:style-name="T270">1</text:span><text:span text:style-name="T255">)</text:span></text:p>
      <text:p text:style-name="P295"><text:soft-page-break/></text:p>
      <text:p text:style-name="P58"><text:s/>C-Strings 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19">A C-style string is simply an <text:span text:style-name="T1">array of characters</text:span> that uses a <text:span text:style-name="T1">null terminator</text:span> (‘\0’, ascii code 0).</text:p>
            <text:p text:style-name="P374">- The null character serves as an end marker (<text:span text:style-name="T227">sentinel</text:span></text:p>
            <text:p text:style-name="P374"><text:s text:c="2"/>value) <text:span text:style-name="T182">and </text:span>is placed immediately after the last</text:p>
            <text:p text:style-name="P839"><text:s text:c="2"/>char of the array <text:span text:style-name="T209">(</text:span><text:span text:style-name="T12">not</text:span><text:span text:style-name="T209"> the </text:span><text:span text:style-name="T12">final</text:span><text:span text:style-name="T209"> char of the array)</text:span></text:p>
            <table:table table:name="Table57" table:style-name="Table57">
              <table:table-column table:style-name="Table57.A" table:number-columns-repeated="10"/>
              <table:table-row>
                <table:table-cell table:style-name="Table57.A1" office:value-type="string">
                  <text:p text:style-name="P422">H</text:p>
                </table:table-cell>
                <table:table-cell table:style-name="Table57.A1" office:value-type="string">
                  <text:p text:style-name="P421">o</text:p>
                </table:table-cell>
                <table:table-cell table:style-name="Table57.A1" office:value-type="string">
                  <text:p text:style-name="P421">w</text:p>
                </table:table-cell>
                <table:table-cell table:style-name="Table57.A1" office:value-type="string">
                  <text:p text:style-name="P421">d</text:p>
                </table:table-cell>
                <table:table-cell table:style-name="Table57.A1" office:value-type="string">
                  <text:p text:style-name="P421">y</text:p>
                </table:table-cell>
                <table:table-cell table:style-name="Table57.A1" office:value-type="string">
                  <text:p text:style-name="P539">\0</text:p>
                </table:table-cell>
                <table:table-cell table:style-name="Table57.A1" office:value-type="string">
                  <text:p text:style-name="P420"/>
                </table:table-cell>
                <table:table-cell table:style-name="Table57.A1" office:value-type="string">
                  <text:p text:style-name="P420"/>
                </table:table-cell>
                <table:table-cell table:style-name="Table57.A1" office:value-type="string">
                  <text:p text:style-name="P420"/>
                </table:table-cell>
                <table:table-cell table:style-name="Table57.J1" office:value-type="string">
                  <text:p text:style-name="P420"/>
                </table:table-cell>
              </table:table-row>
            </table:table>
            <text:p text:style-name="P940">- The null character distinguishes the C-string from</text:p>
            <text:p text:style-name="P374"><text:s text:c="2"/>a n<text:span text:style-name="T209">ormal</text:span> array of <text:span text:style-name="T300">type </text:span>char.</text:p>
          </table:table-cell>
        </table:table-row>
      </table:table>
      <text:p text:style-name="P170"/>
      <text:p text:style-name="P57"><text:s/>C-String Variables 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534">Declare:</text:p>
            <text:p text:style-name="P373">char s[10]; // holds 9 letters + the null at the end</text:p>
          </table:table-cell>
        </table:table-row>
        <table:table-row>
          <table:table-cell table:style-name="Table33.A2" office:value-type="string">
            <text:p text:style-name="P534"><text:span text:style-name="T210">Declare &amp; </text:span>Initialize: </text:p>
            <text:p text:style-name="P375">char msg[20] = "Howdy"; // partially filled C-String</text:p>
            <text:p text:style-name="P375"><text:s text:c="24"/>// 20 char long including null</text:p>
            <text:p text:style-name="P375">char msg[] = "Howdy"; <text:s text:c="2"/>// auto sizes the C-String to</text:p>
            <text:p text:style-name="P375"><text:s text:c="24"/>// 6 (5 char + null)</text:p>
          </table:table-cell>
        </table:table-row>
        <table:table-row>
          <table:table-cell table:style-name="Table33.A2" office:value-type="string">
            <text:p text:style-name="P534">Usage: </text:p>
            <text:p text:style-name="P373"><text:s/>C-String variables can be partially filled or filled.</text:p>
          </table:table-cell>
        </table:table-row>
      </table:table>
      <text:p text:style-name="P170"/>
      <text:p text:style-name="P57"><text:s/>C-Strings: Assig<text:span text:style-name="T215">n</text:span>ment Operator (=)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73"><text:span text:style-name="T212">You </text:span><text:span text:style-name="T13">c</text:span><text:span text:style-name="T1">annot</text:span> use a C-string variable in an assig<text:span text:style-name="T211">n</text:span>ment stat<text:span text:style-name="T211">e</text:span>ment ( <text:span text:style-name="T211">= only works when </text:span>initial<text:span text:style-name="T211">i</text:span>zing).</text:p>
            <text:p text:style-name="P373">- <text:span text:style-name="T14">C-Strings follow all the same rules as arrays.</text:span></text:p>
          </table:table-cell>
        </table:table-row>
        <table:table-row>
          <table:table-cell table:style-name="Table34.A2" office:value-type="string">
            <text:p text:style-name="P373">- Example: <text:s/>char a_string[10];</text:p>
            <text:p text:style-name="P373"><text:s text:c="12"/>a_string = "Hello"; <text:s/>// <text:span text:style-name="T1">ILLEGAL STMT. </text:span><text:span text:style-name="T13">BAD!</text:span></text:p>
          </table:table-cell>
        </table:table-row>
      </table:table>
      <text:p text:style-name="P135"/>
      <text:p text:style-name="P4"><text:s/><text:span text:style-name="T148">C-String Input 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752">cin</text:p>
            <text:p text:style-name="P720">Will read input into a C-Str until the 1st whitespace.</text:p>
            <text:p text:style-name="P390"><text:s text:c="5"/>char a[50], b[50];</text:p>
            <text:p text:style-name="P720"><text:s text:c="5"/>cin &gt;&gt; a &gt;&gt; b; </text:p>
          </table:table-cell>
        </table:table-row>
        <table:table-row>
          <table:table-cell table:style-name="Table37.A2" office:value-type="string">
            <text:p text:style-name="P859">.<text:span text:style-name="T145">getline( cstring_var, max_char + 1, 'delim' )</text:span></text:p>
            <text:p text:style-name="P807">Reads entire line of input into a C-String variable. </text:p>
            <text:p text:style-name="P330">- Reads in<text:span text:style-name="T300">put</text:span> until <text:span text:style-name="T208">'delim" char or</text:span> end of max_char in</text:p>
            <text:p text:style-name="P330"><text:s text:c="2"/>2nd parameter (+1 for null char at end: '\<text:span text:style-name="T148">0</text:span>').</text:p>
            <text:p text:style-name="P913">- <text:span text:style-name="T208">Example:</text:span></text:p>
            <text:p text:style-name="P330"><text:s text:c="4"/><text:span text:style-name="T208">char string[256];</text:span></text:p>
            <text:p text:style-name="P330"><text:s text:c="4"/><text:span text:style-name="T208">cin.getline( string, 256, '\n' );</text:span></text:p>
            <text:p text:style-name="P330"><text:s text:c="4"/><text:span text:style-name="T208">cout &lt;&lt; string;</text:span></text:p>
          </table:table-cell>
        </table:table-row>
      </table:table>
      <text:p text:style-name="P121"/>
      <text:p text:style-name="P7"><text:s/><text:span text:style-name="T148">C-String Output </text:span>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753">c<text:span text:style-name="T213">out</text:span></text:p>
            <text:p text:style-name="P689"><text:s/>Prints characters until it encounters the null char.</text:p>
          </table:table-cell>
        </table:table-row>
        <table:table-row>
          <table:table-cell table:style-name="Table117.A2" office:value-type="string">
            <text:p text:style-name="P758">Example:</text:p>
            <text:p text:style-name="P335"><text:s text:c="3"/>char name[20] = "Dipweed"; </text:p>
            <text:p text:style-name="P810"><text:s text:c="3"/>cout &lt;&lt; "My name is: " &lt;&lt; name <text:span text:style-name="T214">&lt;</text:span>&lt; <text:span text:style-name="T214">endl</text:span>;</text:p>
          </table:table-cell>
        </table:table-row>
      </table:table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298"><text:s/>C-Strings: <text:span text:style-name="T299">strlen</text:span> </text:p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346">strlen( c-str );</text:p>
          </table:table-cell>
        </table:table-row>
        <table:table-row>
          <table:table-cell table:style-name="Table122.A2" office:value-type="string">
            <text:p text:style-name="P320"><text:span text:style-name="T1">Returns</text:span> the length of the cstring c-str.</text:p>
            <text:p text:style-name="P320">- Length is up to but not including the null char.</text:p>
          </table:table-cell>
        </table:table-row>
        <table:table-row>
          <table:table-cell table:style-name="Table122.A2" office:value-type="string">
            <text:p text:style-name="P346">sizeof() vs. strlen()</text:p>
            <text:p text:style-name="P320">1. sizeof() returns the size of the entire array.</text:p>
            <text:p text:style-name="P320">2. strlen() returns the number of characters before</text:p>
            <text:p text:style-name="P320"><text:s text:c="12"/>the null terminator <text:span text:style-name="T301">(length of string)</text:span>.</text:p>
          </table:table-cell>
        </table:table-row>
        <table:table-row>
          <table:table-cell table:style-name="Table122.A2" office:value-type="string">
            <text:p text:style-name="P320"><text:span text:style-name="T1">Example: </text:span>char name[20] = "Greg";</text:p>
            <text:p text:style-name="P320"><text:s text:c="9"/>sizeof(name); <text:s text:c="11"/>// returns 20</text:p>
            <text:p text:style-name="P320"><text:s text:c="9"/>strlen(name); <text:s text:c="11"/>// returns 4</text:p>
          </table:table-cell>
        </table:table-row>
      </table:table>
      <text:p text:style-name="P293"/>
      <text:p text:style-name="P101"><text:s/>C-Strings-to-Number Functions 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480"><text:span text:style-name="T77">Requires</text:span>: #include &lt;cstdlib&gt;</text:p>
          </table:table-cell>
          <table:covered-table-cell/>
        </table:table-row>
        <table:table-row>
          <table:table-cell table:style-name="Table36.A2" office:value-type="string">
            <text:p text:style-name="P560">atoi</text:p>
          </table:table-cell>
          <table:table-cell table:style-name="Table36.B2" office:value-type="string">
            <text:p text:style-name="P721">alpha to integer</text:p>
            <text:p text:style-name="P480"><text:s text:c="3"/>Example: int x = atoi(c_str_var);</text:p>
          </table:table-cell>
        </table:table-row>
        <table:table-row>
          <table:table-cell table:style-name="Table36.A2" office:value-type="string">
            <text:p text:style-name="P560">atol</text:p>
          </table:table-cell>
          <table:table-cell table:style-name="Table36.B2" office:value-type="string">
            <text:p text:style-name="P721">alpha to long</text:p>
            <text:p text:style-name="P480"><text:s text:c="3"/>Example: long x = atol(c_str_var);</text:p>
          </table:table-cell>
        </table:table-row>
        <table:table-row>
          <table:table-cell table:style-name="Table36.A2" office:value-type="string">
            <text:p text:style-name="P560">atof</text:p>
          </table:table-cell>
          <table:table-cell table:style-name="Table36.B2" office:value-type="string">
            <text:p text:style-name="P721">alpha to float/double</text:p>
            <text:p text:style-name="P480"><text:s text:c="3"/>Example: double x = atof(c_str_var);</text:p>
          </table:table-cell>
        </table:table-row>
      </table:table>
      <text:p text:style-name="P138"/>
      <text:p text:style-name="P138"/>
      <text:p text:style-name="P12"><text:s/><text:span text:style-name="T160">C-Strings as Function Args/Parameters 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81"><text:span text:style-name="T1">Declaration: </text:span>void funcName(char cstr[]); // no &amp;</text:p>
          </table:table-cell>
        </table:table-row>
        <table:table-row>
          <table:table-cell table:style-name="Table67.A2" office:value-type="string">
            <text:p text:style-name="P481"><text:span text:style-name="T1">Call:</text:span> <text:s text:c="7"/>funcName(cstr_var_name);</text:p>
          </table:table-cell>
        </table:table-row>
        <table:table-row>
          <table:table-cell table:style-name="Table67.A2" office:value-type="string">
            <text:p text:style-name="P481"><text:span text:style-name="T1">Definition:</text:span> <text:s/>void funcName(char cstr[]) <text:s/>// no &amp;</text:p>
            <text:p text:style-name="P481"><text:s text:c="13"/>{ ... do something ... }</text:p>
          </table:table-cell>
        </table:table-row>
        <table:table-row>
          <table:table-cell table:style-name="Table67.A2" office:value-type="string">
            <text:p text:style-name="P781">[ ] is same as * in function parameters</text:p>
            <text:p text:style-name="P482">Remember: a cstring is an array with a null char terminator. <text:span text:style-name="T216">Therefore... </text:span></text:p>
            <text:p text:style-name="P482">- An array variable is a pointer variable containing</text:p>
            <text:p text:style-name="P482"><text:s text:c="2"/>the address of the first element of the array.</text:p>
            <text:p text:style-name="P482">- Therefore, you can use either the array or the</text:p>
            <text:p text:style-name="P482"><text:s text:c="2"/>pointer operator in the function:</text:p>
            <text:p text:style-name="P932">- <text:span text:style-name="T1">Example:</text:span></text:p>
            <text:p text:style-name="P482"><text:s text:c="4"/>Declaration: <text:s text:c="3"/>void funcName(char * cstr);</text:p>
            <text:p text:style-name="P903"><text:s text:c="4"/>Call: <text:s text:c="10"/>funcName(cstr_var_name);</text:p>
            <text:p text:style-name="P482"><text:s text:c="4"/>Definition: <text:s text:c="4"/>void funcName(char * cstr)</text:p>
            <text:p text:style-name="P482"><text:s text:c="20"/>{ ... do something ... }</text:p>
          </table:table-cell>
        </table:table-row>
      </table:table>
      <text:p text:style-name="P138"/>
      <text:p text:style-name="P12"><text:s/><text:span text:style-name="T187">Multi-Dimensional Character Arrays 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470">These are arrays of C-Strings. </text:p>
          </table:table-cell>
        </table:table-row>
        <table:table-row>
          <table:table-cell table:style-name="Table105.A2" office:value-type="string">
            <text:p text:style-name="P782">Example: Array of 4 C-Strings 8-char long</text:p>
            <text:p text:style-name="P470"><text:s/>char gasgiants[4][8];</text:p>
          </table:table-cell>
        </table:table-row>
        <table:table-row>
          <table:table-cell table:style-name="Table105.A2" office:value-type="string">
            <text:p text:style-name="P782">Example: Array of 3 C-Strings 6-char long</text:p>
            <text:p text:style-name="P470"><text:s/>char stooges[3][6] = {"moe", "larry", "curly"};</text:p>
          </table:table-cell>
        </table:table-row>
      </table:table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279"><text:span text:style-name="T258">C-</text:span><text:span text:style-name="T256">S</text:span><text:span text:style-name="T257">TRINGS, </text:span><text:span text:style-name="T258">1 of 2</text:span><text:span text:style-name="T255"> (</text:span><text:span text:style-name="T258">1</text:span><text:span text:style-name="T270">2</text:span><text:span text:style-name="T255">)</text:span></text:p>
      <text:p text:style-name="P294"><text:soft-page-break/></text:p>
      <text:p text:style-name="P246"><text:span text:style-name="T99"><text:s/>C-Strings: </text:span><text:span text:style-name="T104">strcpy</text:span><text:span text:style-name="T99"> </text:span>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344">strcpy( destination, source );</text:p>
          </table:table-cell>
        </table:table-row>
        <table:table-row>
          <table:table-cell table:style-name="Table118.A2" office:value-type="string">
            <text:p text:style-name="P317"><text:span text:style-name="T1">Copy string:</text:span> copies source into destination, including the null character (and stopping at that point).</text:p>
          </table:table-cell>
        </table:table-row>
        <table:table-row>
          <table:table-cell table:style-name="Table118.A2" office:value-type="string">
            <text:p text:style-name="P344">Parameters:</text:p>
            <text:p text:style-name="P317">- <text:span text:style-name="T1">destination:</text:span> destination array (or pointer to said</text:p>
            <text:p text:style-name="P317"><text:s text:c="2"/>array) where the content is to be copied.</text:p>
            <text:p text:style-name="P317"><text:s text:c="4"/><text:span text:style-name="T123">Remember</text:span>: an array variable (or cstring variable)</text:p>
            <text:p text:style-name="P317"><text:s text:c="4"/>is a pointer variable containing the address of</text:p>
            <text:p text:style-name="P317"><text:s text:c="4"/>the first element of the array.</text:p>
            <text:p text:style-name="P317"><text:s text:c="4"/><text:span text:style-name="T123">Therefore</text:span> passing an array/cstring variable to</text:p>
            <text:p text:style-name="P317"><text:s text:c="4"/>strcpy is in effect passing a pointer variable.</text:p>
            <text:p text:style-name="P337">- <text:span text:style-name="T1">source:</text:span> Cstring (or "string literal") to be copied.</text:p>
          </table:table-cell>
        </table:table-row>
        <table:table-row>
          <table:table-cell table:style-name="Table118.A2" office:value-type="string">
            <text:p text:style-name="P317"><text:span text:style-name="T1">Return Value: </text:span>destination is returned.</text:p>
          </table:table-cell>
        </table:table-row>
        <table:table-row>
          <table:table-cell table:style-name="Table118.A2" office:value-type="string">
            <text:p text:style-name="P318">Examples: <text:span text:style-name="T300">char str1[]=”Whatever”, str2[20], str3[20];</text:span></text:p>
            <text:p text:style-name="P318"><text:s text:c="10"/>strcpy(str2,str1);</text:p>
            <text:p text:style-name="P317"><text:s text:c="10"/>strcpy(str3,"copy successful")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297"><text:s/>C-Strings: <text:span text:style-name="T299">strcat</text:span> 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45">strcat( destination, source );</text:p>
          </table:table-cell>
        </table:table-row>
        <table:table-row>
          <table:table-cell table:style-name="Table120.A2" office:value-type="string">
            <text:p text:style-name="P319"><text:span text:style-name="T1">Concatenate strings: </text:span>Appends source to destination. </text:p>
            <text:p text:style-name="P319">- The terminating null character in destination is</text:p>
            <text:p text:style-name="P319"><text:s text:c="2"/>overwritten by the first character of source.</text:p>
            <text:p text:style-name="P319">- A null-character is included at the end of the new</text:p>
            <text:p text:style-name="P319"><text:s text:c="2"/>string formed by the concatenation of both in</text:p>
            <text:p text:style-name="P319"><text:s text:c="2"/>destination.</text:p>
          </table:table-cell>
        </table:table-row>
        <table:table-row>
          <table:table-cell table:style-name="Table120.A2" office:value-type="string">
            <text:p text:style-name="P345">Parameters: </text:p>
            <text:p text:style-name="P319">- <text:span text:style-name="T1">destination: </text:span>Cstring large enough to contain <text:s/>result</text:p>
            <text:p text:style-name="P319">- <text:span text:style-name="T1">source:</text:span> Cstring (or "string literal" to be appended.</text:p>
          </table:table-cell>
        </table:table-row>
        <table:table-row>
          <table:table-cell table:style-name="Table120.A2" office:value-type="string">
            <text:p text:style-name="P319"><text:span text:style-name="T1">Return Value:</text:span> destination is returned.</text:p>
          </table:table-cell>
        </table:table-row>
        <table:table-row>
          <table:table-cell table:style-name="Table120.A2" office:value-type="string">
            <text:p text:style-name="P319"><text:span text:style-name="T1">Examples: </text:span>char str[80];</text:p>
            <text:p text:style-name="P319"><text:s text:c="10"/>strcpy(str,"these ");</text:p>
            <text:p text:style-name="P319"><text:s text:c="10"/>strcat(str,"strings ");</text:p>
            <text:p text:style-name="P319"><text:s text:c="10"/>strcat(str,"are ");</text:p>
            <text:p text:style-name="P319"><text:s text:c="10"/>strcat(str,"concatenated.");</text:p>
          </table:table-cell>
        </table:table-row>
      </table:table>
      <text:p text:style-name="P121"/>
      <text:p text:style-name="P121"/>
      <text:p text:style-name="P121"/>
      <text:p text:style-name="P297"><text:s/>C-Strings: <text:span text:style-name="T299">strcmp</text:span> 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43">strcmp( c-str1, c-str2 );</text:p>
          </table:table-cell>
        </table:table-row>
        <table:table-row>
          <table:table-cell table:style-name="Table119.A2" office:value-type="string">
            <text:p text:style-name="P427">Compare two cstrings (lexicographically: alpha-num)</text:p>
          </table:table-cell>
        </table:table-row>
        <table:table-row>
          <table:table-cell table:style-name="Table119.A2" office:value-type="string">
            <text:p text:style-name="P427"><text:span text:style-name="T1">Return Val: <text:s/>0</text:span> <text:s/>the contents of both strings are equal</text:p>
            <text:p text:style-name="P427"><text:s text:c="12"/><text:span text:style-name="T1">&lt;0</text:span> <text:s/>c-str1 has a lower value than c-str2</text:p>
            <text:p text:style-name="P427"><text:s text:c="12"/><text:span text:style-name="T1">&gt;0</text:span> <text:s/>c-str1 has a greater value than c-str2</text:p>
          </table:table-cell>
        </table:table-row>
      </table:table>
      <text:p text:style-name="P293"/>
      <text:p text:style-name="P293"/>
      <text:p text:style-name="P293"/>
      <text:p text:style-name="P353"/>
      <text:p text:style-name="P296"><text:span text:style-name="T99"><text:s/>C-Strings: </text:span><text:span text:style-name="T104">strncpy</text:span><text:span text:style-name="T99">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540">strncpy( destination, source, num );</text:p>
          </table:table-cell>
        </table:table-row>
        <table:table-row>
          <table:table-cell table:style-name="Table35.A2" office:value-type="string">
            <text:p text:style-name="P423"><text:span text:style-name="T1">Copy string:</text:span> Copies the first num characters of source to destination. </text:p>
            <text:p text:style-name="P423">- Destination padded with zeros if longer than source.</text:p>
            <text:p text:style-name="P424">- <text:span text:style-name="T301">Beware (!) that if you hit the limit num before you</text:span></text:p>
            <text:p text:style-name="P530"><text:s text:c="2"/>get a NUL terminator on the source string, your </text:p>
            <text:p text:style-name="P530"><text:s text:c="2"/>destination string will NOT be NUL-terminated.</text:p>
          </table:table-cell>
        </table:table-row>
        <table:table-row>
          <table:table-cell table:style-name="Table35.A2" office:value-type="string">
            <text:p text:style-name="P540">Parameters:</text:p>
            <text:p text:style-name="P423">- <text:span text:style-name="T1">destination: </text:span>destination array (or pointer to said</text:p>
            <text:p text:style-name="P423"><text:s text:c="2"/>array) where the content is to be copied.</text:p>
            <text:p text:style-name="P423">- <text:span text:style-name="T1">source: </text:span>Cstring (or "string literal") to be copied.</text:p>
            <text:p text:style-name="P423">- <text:span text:style-name="T1">num: </text:span>Max number of chars to be copied from source.</text:p>
          </table:table-cell>
        </table:table-row>
        <table:table-row>
          <table:table-cell table:style-name="Table35.A2" office:value-type="string">
            <text:p text:style-name="P423"><text:span text:style-name="T1">Return Value: </text:span>destination is returned.</text:p>
          </table:table-cell>
        </table:table-row>
        <table:table-row>
          <table:table-cell table:style-name="Table35.A2" office:value-type="string">
            <text:p text:style-name="P423"><text:span text:style-name="T1">Example: </text:span>copy to sized buffer (overflow safe):</text:p>
            <text:p text:style-name="P423"><text:s text:c="4"/>strncpy( str2, str1, sizeof(str2) );</text:p>
            <text:p text:style-name="P979"><text:span text:style-name="T1">Example: </text:span>partial copy (only 5 chars):</text:p>
            <text:p text:style-name="P423"><text:s text:c="4"/>strncpy( str3, str2, 5 );</text:p>
            <text:p text:style-name="P423"><text:s text:c="4"/>str3[5] = '\0';</text:p>
          </table:table-cell>
        </table:table-row>
      </table:table>
      <text:p text:style-name="P292"/>
      <text:p text:style-name="P886"/>
      <text:p text:style-name="P297"><text:s/>C-Strings: <text:span text:style-name="T299">strncat</text:span> 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41">strncat( destination, source, num );</text:p>
          </table:table-cell>
        </table:table-row>
        <table:table-row>
          <table:table-cell table:style-name="Table121.A2" office:value-type="string">
            <text:p text:style-name="P425"><text:span text:style-name="T1">Concatenate strings:</text:span> Appends the first num characters of source to destination, plus a null-character.</text:p>
            <text:p text:style-name="P425">- If the length of the C string in source is less than</text:p>
            <text:p text:style-name="P425"><text:s text:c="2"/>num, only the content up to the terminating null-</text:p>
            <text:p text:style-name="P425"><text:s text:c="2"/>character is copied.</text:p>
          </table:table-cell>
        </table:table-row>
        <table:table-row>
          <table:table-cell table:style-name="Table121.A2" office:value-type="string">
            <text:p text:style-name="P541">Parameters:</text:p>
            <text:p text:style-name="P425">- <text:span text:style-name="T1">destination: </text:span>Cstring large enough to contain <text:s/>result</text:p>
            <text:p text:style-name="P425">- <text:span text:style-name="T1">source:</text:span> Cstring (or "string literal") to be appended</text:p>
            <text:p text:style-name="P425">- <text:span text:style-name="T1">num:</text:span> Maximum number of characters to be appended.</text:p>
          </table:table-cell>
        </table:table-row>
        <table:table-row>
          <table:table-cell table:style-name="Table121.A2" office:value-type="string">
            <text:p text:style-name="P425"><text:span text:style-name="T1">Return Value: </text:span>destination is returned.</text:p>
          </table:table-cell>
        </table:table-row>
        <table:table-row>
          <table:table-cell table:style-name="Table121.A2" office:value-type="string">
            <text:p text:style-name="P425"><text:span text:style-name="T1">Examples: </text:span>char str1[20];</text:p>
            <text:p text:style-name="P425"><text:s text:c="10"/>char str2[20];</text:p>
            <text:p text:style-name="P425"><text:s text:c="10"/>strcpy(str1,"To be ");</text:p>
            <text:p text:style-name="P425"><text:s text:c="10"/>strcpy(str2,"or not to be");</text:p>
            <text:p text:style-name="P425"><text:s text:c="10"/>strncat(str1, str2, 6); //out: To be or not</text:p>
          </table:table-cell>
        </table:table-row>
      </table:table>
      <text:p text:style-name="P121"/>
      <text:p text:style-name="P121"/>
      <text:p text:style-name="P885"/>
      <text:p text:style-name="P297"><text:s/>C-Strings: <text:span text:style-name="T299">strncmp</text:span> 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542">strncmp( c-str1, c-str2, num );</text:p>
          </table:table-cell>
        </table:table-row>
        <table:table-row>
          <table:table-cell table:style-name="Table124.A2" office:value-type="string">
            <text:p text:style-name="P426">Compare two cstrings (lexicographically: alpha-num) up to num characters.</text:p>
          </table:table-cell>
        </table:table-row>
        <table:table-row>
          <table:table-cell table:style-name="Table124.A2" office:value-type="string">
            <text:p text:style-name="P542">Return Value: </text:p>
            <text:p text:style-name="P426"><text:s text:c="3"/><text:span text:style-name="T1">0</text:span> <text:s/>the contents of both strings are equal</text:p>
            <text:p text:style-name="P426"><text:s text:c="2"/><text:span text:style-name="T1">&lt;0</text:span> <text:s/>c-str1 has a lower value than c-str2</text:p>
            <text:p text:style-name="P426"><text:s text:c="2"/><text:span text:style-name="T1">&gt;0</text:span> <text:s/>c-str1 has a greater value than c-str2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279"><text:span text:style-name="T258">C-</text:span><text:span text:style-name="T256">S</text:span><text:span text:style-name="T257">TRINGS, </text:span><text:span text:style-name="T258">2 of 2</text:span><text:span text:style-name="T255"> (</text:span><text:span text:style-name="T258">1</text:span><text:span text:style-name="T270">3</text:span><text:span text:style-name="T255">)</text:span></text:p>
      <text:p text:style-name="P888"/>
      <text:p text:style-name="P62"><text:s/>Pointers <text:span text:style-name="T184">&amp; References</text:span> 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723">C++ inherited pointers from C.</text:p>
            <text:p text:style-name="P484"><text:span text:style-name="T1">- When to use:</text:span> Use references when you can.</text:p>
            <text:p text:style-name="P723"><text:s text:c="15"/>Use pointers when you have to.</text:p>
            <text:p text:style-name="P723">- <text:span text:style-name="T1">References:</text:span> preferred in a class’s public interface</text:p>
            <text:p text:style-name="P484">- <text:span text:style-name="T1">Pointers:</text:span> preferred in a class's private interface.</text:p>
          </table:table-cell>
        </table:table-row>
      </table:table>
      <text:p text:style-name="P139"/>
      <text:p text:style-name="P247"><text:span text:style-name="T99"><text:s/></text:span><text:span text:style-name="T102">References - &amp;</text:span><text:span text:style-name="T99"> 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22"><text:span text:style-name="T1">What is a reference?</text:span> A reference is an alias, or an alternate name, to an existing variable. </text:p>
            <text:p text:style-name="P722"><text:span text:style-name="T1">- Objects:</text:span> References must always alias objects.</text:p>
            <text:p text:style-name="P483"><text:span text:style-name="T1">- Main use:</text:span> as function parameters to support</text:p>
            <text:p text:style-name="P483"><text:s text:c="2"/>pass-by-reference.</text:p>
          </table:table-cell>
        </table:table-row>
      </table:table>
      <text:p text:style-name="P118"/>
      <text:p text:style-name="P61"><text:s/>Pointers - <text:span text:style-name="T302">*</text:span> 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665">A pointer is the memory address of a variable. </text:p>
            <text:p text:style-name="P379">- The address points to the variable b/c it identifies</text:p>
            <text:p text:style-name="P379"><text:s text:c="2"/>the variable by telling WHERE the variable is,</text:p>
            <text:p text:style-name="P665"><text:s text:c="2"/>rather than what the variable name is.</text:p>
            <text:p text:style-name="P379">- Call-by-ref arguments in functions are pointers.</text:p>
          </table:table-cell>
        </table:table-row>
      </table:table>
      <text:p text:style-name="P118"/>
      <text:p text:style-name="P61"><text:s/>Pointer Variables 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665">- A pointer can be stored in a variable.</text:p>
            <text:p text:style-name="P379">- The pointer itself, <text:span text:style-name="T303">however,</text:span> is a memory address.</text:p>
          </table:table-cell>
        </table:table-row>
      </table:table>
      <text:p text:style-name="P140"/>
      <text:p text:style-name="P63"><text:s/>Declaring Pointer Variables: <text:span text:style-name="T305">*</text:span> 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666">For a variable to hold a pointer, it must be declared a pointer type.</text:p>
            <text:p text:style-name="P666">- Each variable type requires a different pointer type</text:p>
            <text:p text:style-name="P380">- Pointer variables are declared like ord. variables</text:p>
            <text:p text:style-name="P380"><text:s text:c="2"/>but with an asterisk (*) <text:span text:style-name="T373">between type and variable</text:span>. </text:p>
          </table:table-cell>
        </table:table-row>
        <table:table-row>
          <table:table-cell table:style-name="Table51.A2" office:value-type="string">
            <text:p text:style-name="P783">Examples:</text:p>
            <text:p text:style-name="P666"><text:s/>double* p; <text:s text:c="2"/>// declares variable p of pointer type</text:p>
            <text:p text:style-name="P380"><text:s/>int *p1, p2; // declares 1 pointer variable &amp; 1 ord.</text:p>
          </table:table-cell>
        </table:table-row>
      </table:table>
      <text:p text:style-name="P223"/>
      <text:p text:style-name="P102"><text:s/>Dereferencing Operator: * 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82">The * in front of a pointer variable produces the variable (the data) the pointer points to. </text:p>
          </table:table-cell>
        </table:table-row>
        <table:table-row>
          <table:table-cell table:style-name="Table53.A2" office:value-type="string">
            <text:p text:style-name="P668">Example: <text:s/>int *p, v(0); </text:p>
            <text:p text:style-name="P668"><text:s text:c="10"/>p = &amp;v; // v and p refer to same variable</text:p>
            <text:p text:style-name="P668"><text:s text:c="10"/>*p = 42;</text:p>
            <text:p text:style-name="P668"><text:s text:c="10"/>cout &lt;&lt; v &lt;&lt; endl; <text:s/>// output: 42</text:p>
            <text:p text:style-name="P382"><text:s text:c="10"/>cout &lt;&lt; *p &lt;&lt; endl; // output: 42</text:p>
          </table:table-cell>
        </table:table-row>
      </table:table>
      <text:p text:style-name="P223"/>
      <text:p text:style-name="P61"><text:s/>Pointers: Uses of the Asterisk (*) 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02">1. <text:span text:style-name="T163">In a declaration, the * </text:span><text:span text:style-name="T33">defines</text:span><text:span text:style-name="T163"> a pointer:</text:span></text:p>
            <text:p text:style-name="P928"><text:s text:c="5"/>double* p; // <text:span text:style-name="T304">reads: declare a double pointer p</text:span></text:p>
            <text:p text:style-name="P303">2. <text:span text:style-name="T163">In an executable, the * </text:span><text:span text:style-name="T33">dereferences</text:span><text:span text:style-name="T163"> a pointer</text:span></text:p>
            <text:p text:style-name="P928"><text:s text:c="5"/>*p = 9.99;</text:p>
            <text:p text:style-name="P304">3. In a <text:span text:style-name="T1">function</text:span> declaration or definition, the * can</text:p>
            <text:p text:style-name="P304"><text:s text:c="3"/>define a pointer return type:</text:p>
            <text:p text:style-name="P929"><text:s text:c="5"/>type_name* func_name(type para1, type para2);</text:p>
            <text:p text:style-name="P673"><text:span text:style-name="T6">Note:</text:span><text:span text:style-name="T164"> The function will return a pointer of </text:span><text:span text:style-name="T52">type_name</text:span></text:p>
          </table:table-cell>
        </table:table-row>
      </table:table>
      <text:p text:style-name="P142"/>
      <text:p text:style-name="P103"><text:s/>Address-Of Operator: &amp; 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83">The operator &amp; in front of an ordinary variable produces the address of that variable (i.e., the pointer that points to that variable).</text:p>
          </table:table-cell>
        </table:table-row>
        <table:table-row>
          <table:table-cell table:style-name="Table54.A2" office:value-type="string">
            <text:p text:style-name="P669">Example: <text:s/>double *p, v;</text:p>
            <text:p text:style-name="P669"><text:s text:c="10"/>p = &amp;v; <text:s text:c="6"/>// p now points to variable v</text:p>
            <text:p text:style-name="P383"><text:s text:c="10"/>*p = 9.99 <text:s text:c="4"/>// sets the value of v to 9.99</text:p>
          </table:table-cell>
        </table:table-row>
        <table:table-row>
          <table:table-cell table:style-name="Table54.A2" office:value-type="string">
            <text:p text:style-name="P744">The use of the <text:span text:style-name="T1">&amp;</text:span> as the "address of" operator is an <text:span text:style-name="T58">unsafe practice</text:span>.</text:p>
            <text:p text:style-name="P329">- It results in a pointer to a local variable in stack</text:p>
            <text:p text:style-name="P744"><text:s text:c="2"/>memory.</text:p>
            <text:p text:style-name="P329">- Best practice: Use pointers to point to variables in</text:p>
            <text:p text:style-name="P744"><text:s text:c="2"/>the free store only (variables created with <text:span text:style-name="T1">new</text:span>).</text:p>
          </table:table-cell>
        </table:table-row>
      </table:table>
      <text:p text:style-name="P142"/>
      <text:p text:style-name="P104"><text:s/>Copy Pointer Variables 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667"><text:s text:c="2"/>int *p1, *p2, v(0);</text:p>
            <text:p text:style-name="P667"><text:s text:c="2"/>p1 = &amp;v;</text:p>
            <text:p text:style-name="P381"><text:s text:c="2"/>p2 = p1; <text:s/>// copies the address from p1 to p2</text:p>
          </table:table-cell>
        </table:table-row>
      </table:table>
      <text:p text:style-name="P141"/>
      <text:p text:style-name="P74"><text:s/>Pointers in Functions 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686">Pass a pointer to a function: </text:p>
            <text:p text:style-name="P686"><text:s/>1. Declare the function <text:span text:style-name="T1">*</text:span>parameter as a pointer type.</text:p>
            <text:p text:style-name="P686"><text:s/>2. Pass in the <text:span text:style-name="T1">&amp;</text:span>address of the argument variable.</text:p>
            <text:p text:style-name="P408"><text:s/>3. <text:span text:style-name="T1">*</text:span>Dereference in the definition to assign data.</text:p>
          </table:table-cell>
        </table:table-row>
        <table:table-row>
          <table:table-cell table:style-name="Table104.A2" office:value-type="string">
            <text:p text:style-name="P756">Example: </text:p>
            <text:p text:style-name="P408"><text:span text:style-name="T1">1. Declaration:</text:span> declare the parameter as a pointer</text:p>
            <text:p text:style-name="P686"><text:s text:c="12"/>void func(int *param);</text:p>
            <text:p text:style-name="P687"><text:s text:c="12"/>void func(int* param); // <text:span text:style-name="T306">same as above</text:span></text:p>
            <text:p text:style-name="P408"><text:span text:style-name="T1">2. Call:</text:span> pass in the address of the argument</text:p>
            <text:p text:style-name="P686"><text:s text:c="12"/>func( &amp;variable );</text:p>
            <text:p text:style-name="P408"><text:span text:style-name="T1">3. Definition: </text:span>dereference pointer to assign data</text:p>
            <text:p text:style-name="P408"><text:s text:c="12"/>void func(int* param) </text:p>
            <text:p text:style-name="P408"><text:s text:c="12"/>*param = 10; </text:p>
          </table:table-cell>
        </table:table-row>
      </table:table>
      <text:p text:style-name="P118"/>
      <text:p text:style-name="P73"><text:s/><text:span text:style-name="T185">Pass</text:span>-by-Reference with Pointer Arguments 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684">A pointer is just a variable that holds an address.</text:p>
            <text:p text:style-name="P407">- You would want to pass a pointer by reference if you</text:p>
            <text:p text:style-name="P407"><text:s text:c="2"/>need to modify the pointer rather than the object</text:p>
            <text:p text:style-name="P407"><text:s text:c="2"/>the pointer is pointing to.</text:p>
          </table:table-cell>
        </table:table-row>
        <table:table-row>
          <table:table-cell table:style-name="Table103.A2" office:value-type="string">
            <text:p text:style-name="P755">Example: </text:p>
            <text:p text:style-name="P684"><text:s text:c="4"/>void func(int*&amp; param)</text:p>
            <text:p text:style-name="P685"><text:s text:c="4"/>void func(int *&amp;param) // <text:span text:style-name="T306">same as above</text:span></text:p>
            <text:p text:style-name="P684"><text:s text:c="4"/>// param is a reference to a pointer of type int</text:p>
          </table:table-cell>
        </table:table-row>
        <table:table-row>
          <table:table-cell table:style-name="Table103.A2" office:value-type="string">
            <text:p text:style-name="P755">Example (same as above but with typedef)</text:p>
            <text:p text:style-name="P332"><text:s text:c="4"/>typedef int* IntPtr <text:s text:c="5"/>// define pointer type</text:p>
            <text:p text:style-name="P332"><text:s text:c="4"/>IntPtr p1; <text:s text:c="14"/>// p1 is pointer type int</text:p>
            <text:p text:style-name="P342"><text:span text:style-name="T80"><text:s text:c="4"/>void func(IntPtr &amp;param) // </text:span><text:span text:style-name="T82">call-by-ref pointer</text:span></text:p>
          </table:table-cell>
        </table:table-row>
      </table:table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248"><text:span text:style-name="T99"><text:s/></text:span><text:span text:style-name="T100">Pointer </text:span><text:span text:style-name="T105">Arithmetic</text:span><text:span text:style-name="T100"> 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85">An alternative way to manipulate dynamic arrays.</text:p>
          </table:table-cell>
        </table:table-row>
        <table:table-row>
          <table:table-cell table:style-name="Table62.A2" office:value-type="string">
            <text:p text:style-name="P671"><text:span text:style-name="T1">Example:</text:span> <text:s/>typedef double* DoublePtr;</text:p>
            <text:p text:style-name="P671"><text:s text:c="10"/>DoublePtr d;</text:p>
            <text:p text:style-name="P671"><text:s text:c="10"/>d = new double[10];</text:p>
            <text:p text:style-name="P671"><text:s text:c="10"/>for (int i = 0; i &lt; array_size; i++)</text:p>
            <text:p text:style-name="P671"><text:s text:c="14"/>cout &lt;&lt; *(d + i) &lt;&lt; " ";</text:p>
            <text:p text:style-name="P385"><text:s text:c="10"/>delete[] d;</text:p>
          </table:table-cell>
        </table:table-row>
        <table:table-row>
          <table:table-cell table:style-name="Table62.A2" office:value-type="string">
            <text:p text:style-name="P671">This dereferences (*) each successive element in the dynamic array.</text:p>
            <text:p text:style-name="P385">- The "+1" evaluates to the next memory address of the</text:p>
            <text:p text:style-name="P671"><text:s text:c="2"/>array "d".</text:p>
            <text:p text:style-name="P385">- This only works with addition/subtraction (so "++"</text:p>
            <text:p text:style-name="P385"><text:s text:c="2"/>and "--" work).</text:p>
          </table:table-cell>
        </table:table-row>
      </table:table>
      <text:p text:style-name="P142"/>
      <text:p text:style-name="P75"><text:s/>Function Parameters: char* vs const char* 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538">char* name</text:p>
            <text:p text:style-name="P593">- A<text:span text:style-name="T207"> pointer that be can changed and that also allows</text:span></text:p>
            <text:p text:style-name="P594"><text:s text:c="2"/>writing through it when dereferenced via * or [].</text:p>
            <text:p text:style-name="P593">- You can change the char to which name points, and</text:p>
            <text:p text:style-name="P593"><text:s text:c="2"/>also the pointer value (address).</text:p>
          </table:table-cell>
        </table:table-row>
        <table:table-row>
          <table:table-cell table:style-name="Table109.A2" office:value-type="string">
            <text:p text:style-name="P538">const char* name<text:span text:style-name="T80"> <text:s/>| <text:s text:c="2"/></text:span>char const* name</text:p>
            <text:p text:style-name="P593">- A constant char pointer, or a char pointer that</text:p>
            <text:p text:style-name="P593"><text:s text:c="2"/>cannot be modified, </text:p>
            <text:p text:style-name="P538"><text:span text:style-name="T80">- The</text:span><text:span text:style-name="T83"> pointer </text:span><text:span text:style-name="T80">can </text:span><text:span text:style-name="T83">be changed </text:span><text:span text:style-name="T80">but</text:span><text:span text:style-name="T83"> </text:span><text:span text:style-name="T80">it </text:span><text:span text:style-name="T83">does NOT allow</text:span></text:p>
            <text:p text:style-name="P594"><text:s text:c="2"/>writing through it when dereferenced via * or [].</text:p>
            <text:p text:style-name="P537"><text:span text:style-name="T80">- </text:span><text:span text:style-name="T84">You can change the pointer, but not the char to</text:span></text:p>
            <text:p text:style-name="P593"><text:s text:c="2"/>which name points to.</text:p>
          </table:table-cell>
        </table:table-row>
        <table:table-row>
          <table:table-cell table:style-name="Table109.A2" office:value-type="string">
            <text:p text:style-name="P538">const char* const name</text:p>
            <text:p text:style-name="P593">- A constant pointer to a constant char (so nothing</text:p>
            <text:p text:style-name="P593"><text:s text:c="2"/>about it can be changed).</text:p>
          </table:table-cell>
        </table:table-row>
        <table:table-row>
          <table:table-cell table:style-name="Table109.A2" office:value-type="string">
            <text:p text:style-name="P601">Review of these constructs will lead to alcoholism.</text:p>
          </table:table-cell>
        </table:table-row>
      </table:table>
      <text:p text:style-name="P204"/>
      <text:p text:style-name="P205"><text:span text:style-name="T112"><text:s/></text:span><text:span text:style-name="T116">Arrow Operator <text:s/>-&gt;</text:span><text:span text:style-name="T112"> </text:span></text:p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512">Specifies a member of a struct <text:span text:style-name="T225">or a</text:span> class object that is pointed to by a pointer variable.</text:p>
            <text:p text:style-name="P512">- <text:span text:style-name="T373">It is shorthand for: </text:span></text:p>
            <text:p text:style-name="P512"><text:s text:c="2"/><text:span text:style-name="T373">1. deference the pointer (to get the object), then</text:span></text:p>
            <text:p text:style-name="P512"><text:s text:c="2"/><text:span text:style-name="T373">2. use the dot operator to access object members</text:span></text:p>
            <text:p text:style-name="P513">- <text:span text:style-name="T373">Because of the order of operations, the deference</text:span></text:p>
            <text:p text:style-name="P532"><text:s text:c="2"/>must be in parentheses to be executed first. </text:p>
          </table:table-cell>
        </table:table-row>
        <table:table-row>
          <table:table-cell table:style-name="Table166.A2" office:value-type="string">
            <text:p text:style-name="P909"><text:span text:style-name="T1">Syntax:</text:span> <text:s text:c="4"/>Pointer_Variable<text:span text:style-name="T1">-&gt;</text:span>Member_Name;</text:p>
          </table:table-cell>
        </table:table-row>
        <table:table-row>
          <table:table-cell table:style-name="Table166.A2" office:value-type="string">
            <text:p text:style-name="P975"><text:span text:style-name="T1">Example: </text:span>1. Define a <text:span text:style-name="T333">S</text:span>tructure</text:p>
            <text:p text:style-name="P512"><text:s text:c="12"/>struct Record </text:p>
            <text:p text:style-name="P512"><text:s text:c="12"/>{</text:p>
            <text:p text:style-name="P512"><text:s text:c="16"/>int number;</text:p>
            <text:p text:style-name="P512"><text:s text:c="16"/>char grade;</text:p>
            <text:p text:style-name="P512"><text:s text:c="12"/>}</text:p>
            <text:p text:style-name="P946"><text:s text:c="9"/>2. Create a Dynamic Variable</text:p>
            <text:p text:style-name="P512"><text:s text:c="12"/>Record *p; <text:s text:c="6"/>// <text:span text:style-name="T333">ptr var of type Record</text:span></text:p>
            <text:p text:style-name="P512"><text:s text:c="12"/>p = new Record; <text:s/>// <text:span text:style-name="T333">ptr assigned to var p</text:span></text:p>
            <text:p text:style-name="P512"><text:s text:c="12"/>p-&gt;number = 20; <text:s/>// <text:span text:style-name="T333">assign value to prop</text:span></text:p>
            <text:p text:style-name="P512"><text:s text:c="12"/><text:span text:style-name="T373">(*p).number = 20 // same as above</text:span></text:p>
            <text:p text:style-name="P512"><text:s text:c="12"/>p-&gt;grade = 'A'; <text:s/>// <text:span text:style-name="T333">assign value to prop</text:span> </text:p>
            <text:p text:style-name="P512"><text:s text:c="12"/><text:span text:style-name="T373">(*p).grade = 'A'; // same as above</text:span></text:p>
          </table:table-cell>
        </table:table-row>
      </table:table>
      <text:p text:style-name="P238"/>
      <text:p text:style-name="P290"><text:span text:style-name="T259">POINTERS</text:span><text:span text:style-name="T255"> (</text:span><text:span text:style-name="T258">1</text:span><text:span text:style-name="T270">4</text:span><text:span text:style-name="T255">)</text:span></text:p>
      <text:p text:style-name="P143"><text:soft-page-break/></text:p>
      <text:p text:style-name="P6"><text:s/><text:span text:style-name="T157">Dynamic Memory Allocation 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688"><text:span text:style-name="T1">Use:</text:span> Generally used when the size of a <text:span text:style-name="T1">variable/array</text:span> is not known at compile time (only at run time).</text:p>
            <text:p text:style-name="P410">- Dynamic memory allocation allows running programs to</text:p>
            <text:p text:style-name="P410"><text:s text:c="2"/>request <text:span text:style-name="T1">memory from the heap</text:span> (the large pool of</text:p>
            <text:p text:style-name="P410"><text:s text:c="2"/>unused memory allocated by the operating system).</text:p>
          </table:table-cell>
        </table:table-row>
      </table:table>
      <text:p text:style-name="P144"/>
      <text:p text:style-name="P144"/>
      <text:p text:style-name="P144"/>
      <text:p text:style-name="P981"/>
      <text:p text:style-name="P106"><text:s/>Dynamic Variable<text:span text:style-name="T309">s</text:span>: <text:span text:style-name="T310">Quickie Overview</text:span> 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724"><text:s text:c="2"/>1. Declare: <text:s text:c="4"/>int* p1; <text:s text:c="5"/>// or use a typedef</text:p>
            <text:p text:style-name="P724"><text:s text:c="2"/>2. Initialize: <text:s/>p1 = new int; // <text:span text:style-name="T309">returns address</text:span></text:p>
            <text:p text:style-name="P724"><text:s text:c="2"/>3. Use: <text:s text:c="8"/>*p1 = 42; <text:s text:c="4"/>// sets value to 42</text:p>
            <text:p text:style-name="P724"><text:s/><text:span text:style-name="T34">or. All in one:</text:span><text:span text:style-name="T201"> <text:s/>int* p1 = new int(42);</text:span></text:p>
            <text:p text:style-name="P724"><text:s text:c="2"/>4. Delete: <text:s text:c="5"/>delete p1; <text:s text:c="3"/>// <text:span text:style-name="T309">frees heap memory</text:span></text:p>
            <text:p text:style-name="P485"><text:s text:c="2"/><text:span text:style-name="T201">5. set nullptr <text:s/>p1 = nullptr; // kind of placeholder</text:span></text:p>
          </table:table-cell>
        </table:table-row>
      </table:table>
      <text:p text:style-name="P144"/>
      <text:p text:style-name="P15"><text:s/><text:span text:style-name="T195">Dynamic Variables: Usage 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562">[1] new int;</text:p>
            <text:p text:style-name="P412">- This dynamically allocates an integer (and discards</text:p>
            <text:p text:style-name="P412"><text:s text:c="2"/>the result).</text:p>
            <text:p text:style-name="P412">- It requests an integer’s worth of <text:span text:style-name="T307">heap</text:span> memory from</text:p>
            <text:p text:style-name="P412"><text:s text:c="2"/>the operating system. </text:p>
            <text:p text:style-name="P412">- The <text:span text:style-name="T1">new</text:span> operator <text:span text:style-name="T1">returns a pointer</text:span> containing the</text:p>
            <text:p text:style-name="P412"><text:s text:c="2"/>address of the <text:span text:style-name="T308">heap </text:span>memory <text:span text:style-name="T309">the O/S</text:span> allocated.</text:p>
            <text:p text:style-name="P412">- We can assign the return value to a pointer variable</text:p>
            <text:p text:style-name="P412"><text:s text:c="2"/>to access the allocated memory later.</text:p>
          </table:table-cell>
        </table:table-row>
        <table:table-row>
          <table:table-cell table:style-name="Table112.A2" office:value-type="string">
            <text:p text:style-name="P562">[2] int* ptr = new int;</text:p>
            <text:p text:style-name="P412">- Dynamically allocate an integer's worth of memory.</text:p>
            <text:p text:style-name="P412">- Assign the address returned by new to the variable</text:p>
            <text:p text:style-name="P412"><text:s text:c="2"/>ptr so we can access it later.</text:p>
          </table:table-cell>
        </table:table-row>
        <table:table-row>
          <table:table-cell table:style-name="Table112.A2" office:value-type="string">
            <text:p text:style-name="P562">[3] *ptr = 7; </text:p>
            <text:p text:style-name="P412">- Assign value of 7 to allocated memory.</text:p>
            <text:p text:style-name="P412">- Dereference the pointer (with *) to access the</text:p>
            <text:p text:style-name="P412"><text:s text:c="2"/>memory.</text:p>
          </table:table-cell>
        </table:table-row>
      </table:table>
      <text:p text:style-name="P146"/>
      <text:p text:style-name="P105"><text:s/>Dynamic Variables: Initializ<text:span text:style-name="T314">e</text:span> 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489"><text:span text:style-name="T1">Initialize</text:span> a dynamic variable <text:span text:style-name="T1">when you allocate</text:span> it (using either direct or uniform initialization).</text:p>
          </table:table-cell>
        </table:table-row>
        <table:table-row>
          <table:table-cell table:style-name="Table113.A2" office:value-type="string">
            <text:p text:style-name="P564">Example:</text:p>
            <text:p text:style-name="P489"><text:s text:c="2"/>int* ptr1 = new int (5); <text:s text:c="2"/>// direct initialization</text:p>
            <text:p text:style-name="P489"><text:s text:c="2"/>int* ptr2 = new int { 6 }; // uniform initialization</text:p>
          </table:table-cell>
        </table:table-row>
      </table:table>
      <text:p text:style-name="P146"/>
      <text:p text:style-name="P15"><text:s/><text:span text:style-name="T196">Dynamic Variables: Delete 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90">When finished with a dynamically allocated variable (a variable created with <text:span text:style-name="T1">new</text:span>), you must explicitly tell C++ to free (deallocate) the memory for reuse <text:span text:style-name="T312">by O/S</text:span>. </text:p>
          </table:table-cell>
        </table:table-row>
        <table:table-row>
          <table:table-cell table:style-name="Table56.A2" office:value-type="string">
            <text:p text:style-name="P490">For single variables, this is done via the scalar (non-array) form of the <text:span text:style-name="T1">delete</text:span> operator:</text:p>
            <text:p text:style-name="P490"><text:s text:c="2"/>int* ptr = new int(1);</text:p>
            <text:p text:style-name="P490"><text:s text:c="2"/>delete ptr; <text:s text:c="9"/>// return the memory to O/S</text:p>
            <text:p text:style-name="P490"><text:s text:c="2"/>ptr = nullptr; <text:s text:c="6"/>// set ptr to be a null pointer</text:p>
          </table:table-cell>
        </table:table-row>
      </table:table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3"><text:s/><text:span text:style-name="T90">new</text:span><text:span text:style-name="T308"> Operator </text:span>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561"><text:span text:style-name="T308">Example: </text:span><text:span text:style-name="T80">new int;</text:span></text:p>
            <text:p text:style-name="P411">- The <text:span text:style-name="T1">new</text:span> operator <text:span text:style-name="T131">returns a pointer</text:span> containing the</text:p>
            <text:p text:style-name="P411"><text:s text:c="2"/>address of the <text:span text:style-name="T308">heap </text:span>memory <text:span text:style-name="T309">the O/S</text:span> allocated.</text:p>
          </table:table-cell>
        </table:table-row>
        <table:table-row>
          <table:table-cell table:style-name="Table133.A2" office:value-type="string">
            <text:p text:style-name="P411"><text:span text:style-name="T1">Pointers:</text:span> One of the main uses of pointer variables is to store the addresses of <text:span text:style-name="T228">dynamic</text:span> variables.</text:p>
          </table:table-cell>
        </table:table-row>
      </table:table>
      <text:p text:style-name="P145"/>
      <text:p text:style-name="P14"><text:s/><text:span text:style-name="T89">delete</text:span><text:span text:style-name="T197"> Operator 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486"><text:span text:style-name="T1">delete</text:span> returns the memory being pointed to back to the operating system. </text:p>
            <text:p text:style-name="P486">- The <text:span text:style-name="T198">O/S</text:span> is then free to reassign that memory.</text:p>
            <text:p text:style-name="P486">- Note: delete does NOT delete the variable; it</text:p>
            <text:p text:style-name="P486"><text:s text:c="2"/>deallocates previousl<text:span text:style-name="T198">y</text:span> allocated memory.</text:p>
          </table:table-cell>
        </table:table-row>
        <table:table-row>
          <table:table-cell table:style-name="Table102.A2" office:value-type="string">
            <text:p text:style-name="P784">Example 1: <text:span text:style-name="T312">BAD stuff...</text:span></text:p>
            <text:p text:style-name="P487"><text:s text:c="2"/>int* ptr = new int; // dynamically allocate an int</text:p>
            <text:p text:style-name="P487"><text:s text:c="2"/>*ptr = 7; <text:s text:c="10"/>// put value in that memory</text:p>
            <text:p text:style-name="P487"><text:s text:c="2"/>delete ptr; <text:s text:c="8"/>// return the memory to O/S</text:p>
            <text:p text:style-name="P487"><text:s text:c="22"/>// ptr is now a dangling pointer</text:p>
            <text:p text:style-name="P487"><text:s text:c="2"/>cout &lt;&lt; *ptr; <text:s text:c="6"/>// BAD: Deref dangling pointer</text:p>
            <text:p text:style-name="P487"><text:s text:c="2"/>delete ptr; <text:s text:c="8"/>// BAD: deallocate memory again</text:p>
          </table:table-cell>
        </table:table-row>
        <table:table-row>
          <table:table-cell table:style-name="Table102.A2" office:value-type="string">
            <text:p text:style-name="P563">Example 2: <text:span text:style-name="T312">GOOD stuff...</text:span></text:p>
            <text:p text:style-name="P487"><text:s text:c="2"/>int* ptr = new int; <text:s/>// dynamically allocate an int</text:p>
            <text:p text:style-name="P487"><text:s text:c="2"/>int* otherPtr = ptr; // otherPtr point<text:span text:style-name="T199">s to same mem</text:span></text:p>
            <text:p text:style-name="P487"><text:s text:c="2"/>delete ptr; <text:s text:c="9"/>// return the memory to <text:span text:style-name="T199">O/S</text:span></text:p>
            <text:p text:style-name="P487"><text:s text:c="23"/>// <text:span text:style-name="T312">both</text:span> are now dangling ptrs</text:p>
            <text:p text:style-name="P488"><text:s text:c="2"/>ptr = nullptr; <text:s text:c="6"/>// ptr is now a nullptr (no</text:p>
            <text:p text:style-name="P488"><text:s text:c="23"/>// <text:s/>longer dangling)</text:p>
          </table:table-cell>
        </table:table-row>
        <table:table-row>
          <table:table-cell table:style-name="Table102.A2" office:value-type="string">
            <text:p text:style-name="P926">Dangling Pointers:</text:p>
            <text:p text:style-name="P824">Pointers that point to an address in memory that the O/S has not allocated (given to) the pointer.</text:p>
            <text:p text:style-name="P621">- The O/S could have allocated (given) the memory</text:p>
            <text:p text:style-name="P824"><text:s text:c="2"/>address to another program.</text:p>
            <text:p text:style-name="P621">- Therefore, dereferencing the pointer can give</text:p>
            <text:p text:style-name="P621"><text:s text:c="2"/>unexpected results.</text:p>
          </table:table-cell>
        </table:table-row>
      </table:table>
      <text:p text:style-name="P145"/>
      <text:p text:style-name="P107"><text:s/>Rule: <text:span text:style-name="T80">delete</text:span> + <text:span text:style-name="T80">nullptr</text:span> 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725">After deleting the allocated memory, set all pointers <text:span text:style-name="T200">that point</text:span> to the deleted memory to nullptr.</text:p>
            <text:p text:style-name="P487"><text:span text:style-name="T80">- </text:span><text:span text:style-name="T1">nullptr: means</text:span> "no memory has been allocated to this</text:p>
            <text:p text:style-name="P487"><text:s text:c="2"/>pointer."</text:p>
            <text:p text:style-name="P487">- <text:span text:style-name="T200">if you use </text:span><text:span text:style-name="T11">delete</text:span><text:span text:style-name="T200">, follow it with </text:span><text:span text:style-name="T11">var = nullptr;</text:span></text:p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281"><text:span text:style-name="T260">DYNAMIC VARIABLES</text:span><text:span text:style-name="T255"> (</text:span><text:span text:style-name="T258">1</text:span><text:span text:style-name="T270">5</text:span><text:span text:style-name="T255">)</text:span></text:p>
      <text:p text:style-name="P891"/>
      <text:p text:style-name="P78"><text:s/>Dynamic Array 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757">Dynamically allocate arrays of variables.</text:p>
            <text:p text:style-name="P413"><text:s/>Dynamically allocating an array allows you to choose</text:p>
            <text:p text:style-name="P413"><text:s/>the array length at run time (vs. compile time as</text:p>
            <text:p text:style-name="P413"><text:s/>with fixed arrays).</text:p>
          </table:table-cell>
        </table:table-row>
      </table:table>
      <text:p text:style-name="P123"/>
      <text:p text:style-name="P76"><text:s/><text:span text:style-name="T80">new[]</text:span> &amp; <text:span text:style-name="T80">delete[]</text:span> <text:span text:style-name="T311">Operators</text:span> 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491">To allocate an array dynamically, we use the array form of <text:span text:style-name="T1">new</text:span> and <text:span text:style-name="T1">delete</text:span>:</text:p>
            <text:p text:style-name="P971"><text:span text:style-name="T1"><text:s text:c="16"/>new[]</text:span> <text:s text:c="3"/><text:span text:style-name="T1">delete[]</text:span></text:p>
          </table:table-cell>
        </table:table-row>
      </table:table>
      <text:p text:style-name="P224"/>
      <text:p text:style-name="P108"><text:s/>Dynamic Arrays: Initializ<text:span text:style-name="T314">e</text:span> 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785">Initialize to 0:<text:span text:style-name="T273"> </text:span><text:span text:style-name="T274">(allocates memory for an empty array)</text:span></text:p>
            <text:p text:style-name="P416"><text:s text:c="4"/>int* array = new int[length];</text:p>
          </table:table-cell>
        </table:table-row>
        <table:table-row>
          <table:table-cell table:style-name="Table61.A2" office:value-type="string">
            <text:p text:style-name="P858">Initialize using initializer lists:</text:p>
            <text:p text:style-name="P492"><text:span text:style-name="T1">Example 1:</text:span> <text:span text:style-name="T313">initialize a </text:span><text:span text:style-name="T132">fixed</text:span><text:span text:style-name="T313"> array in C++03</text:span></text:p>
            <text:p text:style-name="P957"><text:s text:c="2"/>int fixedArray[5] = { 9, 7, 5, 3, 1 };</text:p>
            <text:p text:style-name="P492"><text:span text:style-name="T1">Example 2:</text:span> <text:span text:style-name="T313">initialize a </text:span><text:span text:style-name="T132">fixed</text:span><text:span text:style-name="T313"> array in C++11 (no = )</text:span></text:p>
            <text:p text:style-name="P957"><text:s text:c="2"/>int fixedArray[5] { 9, 7, 5, 3, 1 }; </text:p>
            <text:p text:style-name="P492"><text:span text:style-name="T1">Example 3:</text:span> <text:span text:style-name="T313">initialize a </text:span><text:span text:style-name="T132">dynamic</text:span><text:span text:style-name="T313"> array in C++11 (no = )</text:span></text:p>
            <text:p text:style-name="P726"><text:s text:c="2"/>int* array = new int[5] { 9, 7, 5, 3, 1 };</text:p>
          </table:table-cell>
        </table:table-row>
        <table:table-row>
          <table:table-cell table:style-name="Table61.A2" office:value-type="string">
            <text:p text:style-name="P416"><text:span text:style-name="T35">C</text:span><text:span text:style-name="T1">aveat:</text:span> in C++11 you cannot initialize a dynamically allocated char array from a C-style string:</text:p>
            <text:p text:style-name="P949">char* array = new char[14] { "Hello, world!" }; </text:p>
            <text:p text:style-name="P417"><text:span text:style-name="T202">This </text:span>does n<text:span text:style-name="T202">ot</text:span> work in C++11 <text:span text:style-name="T202">but</text:span> <text:span text:style-name="T1">works in C++14</text:span>.</text:p>
          </table:table-cell>
        </table:table-row>
      </table:table>
      <text:p text:style-name="P225"/>
      <text:p text:style-name="P77"><text:s/>Dynamic Array: Example 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14"><text:s/>cout &lt;&lt; "Enter a positive integer: ";</text:p>
            <text:p text:style-name="P414"><text:s/>int length;</text:p>
            <text:p text:style-name="P414"><text:s/>cin &gt;&gt; length;</text:p>
            <text:p text:style-name="P414"><text:s/><text:span text:style-name="T1">int *array = new int[length];</text:span> // use new[] <text:span text:style-name="T314">operator</text:span></text:p>
            <text:p text:style-name="P415"><text:s text:c="31"/>// to allocate <text:span text:style-name="T314">memory</text:span></text:p>
            <text:p text:style-name="P415"><text:s/>array[0] = 5; <text:s text:c="16"/>// set element 0 to 5<text:span text:style-name="T36">**</text:span></text:p>
            <text:p text:style-name="P414"><text:s/><text:span text:style-name="T1">delete[]</text:span> array; <text:s text:c="14"/>// use delete[] <text:span text:style-name="T314">operat.</text:span></text:p>
            <text:p text:style-name="P414"><text:s text:c="31"/>// to deallocate <text:span text:style-name="T314">memor.</text:span></text:p>
            <text:p text:style-name="P414"><text:s text:c="31"/>// <text:span text:style-name="T314">ptr is now dangling</text:span></text:p>
            <text:p text:style-name="P414"><text:s/>array = <text:span text:style-name="T1">nullptr</text:span>; <text:s text:c="13"/>// don't forget nullptr</text:p>
            <text:p text:style-name="P414"/>
            <text:p text:style-name="P240"><text:s/>** <text:span text:style-name="T315">dynamic array</text:span>s<text:span text:style-name="T315"> function similar to a fixed array</text:span>s</text:p>
          </table:table-cell>
        </table:table-row>
      </table:table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64"><text:s/>Dynamic Array: How To <text:span text:style-name="T203">w/ typedef 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674">1. <text:span text:style-name="T1">Define: </text:span>a pointer type with typedef</text:p>
            <text:p text:style-name="P674">2. <text:span text:style-name="T1">Declare:</text:span> a pointer variable w/the new pointer type</text:p>
            <text:p text:style-name="P387">3. <text:span text:style-name="T1">Initialize:</text:span> call new and assign the <text:span text:style-name="T228">dynamic</text:span></text:p>
            <text:p text:style-name="P674"><text:s text:c="3"/>variable to your pointer</text:p>
            <text:p text:style-name="P387">4. <text:span text:style-name="T1">Use</text:span> the pointer variable just like ordinary array</text:p>
            <text:p text:style-name="P674"><text:s text:c="3"/>variable</text:p>
            <text:p text:style-name="P387">5. Call <text:span text:style-name="T1">delete[] </text:span></text:p>
            <text:p text:style-name="P418"><text:span text:style-name="T80">6. Set </text:span><text:span text:style-name="T1">nullptr;</text:span></text:p>
          </table:table-cell>
        </table:table-row>
        <table:table-row>
          <table:table-cell table:style-name="Table64.A2" office:value-type="string">
            <text:p text:style-name="P749">Example:</text:p>
            <text:p text:style-name="P674"><text:s text:c="2"/>typedef double* DoublePtr; <text:s/>// Define <text:span text:style-name="T206">custom type</text:span></text:p>
            <text:p text:style-name="P674"><text:s text:c="2"/>DoublePtr p1, p2; <text:s text:c="10"/>// Declare <text:span text:style-name="T206">pointer vars</text:span></text:p>
            <text:p text:style-name="P674"><text:s text:c="2"/>p1 = new double; <text:s text:c="7"/>// creates dynamic variable</text:p>
            <text:p text:style-name="P674"><text:s text:c="2"/>p2 = new double[10]; <text:s text:c="3"/>// creates dynamic array</text:p>
            <text:p text:style-name="P674"><text:s text:c="2"/>...</text:p>
            <text:p text:style-name="P674"><text:s text:c="2"/>delete p1;</text:p>
            <text:p text:style-name="P674"><text:s text:c="2"/><text:span text:style-name="T203">p1 = nullptr;</text:span></text:p>
            <text:p text:style-name="P387"><text:s text:c="2"/>delete[] p2; <text:s text:c="10"/>// must include brackets!</text:p>
            <text:p text:style-name="P387"><text:s text:c="2"/><text:span text:style-name="T203">p2 = nullptr;</text:span></text:p>
          </table:table-cell>
        </table:table-row>
      </table:table>
      <text:p text:style-name="P239"/>
      <text:p text:style-name="P67"><text:s/>Dyanamic Arrays in Functions 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384">You do NOT need the &amp; operator <text:span text:style-name="T186">because t</text:span>he dynamic array is <text:span text:style-name="T186">itself</text:span> a pointer <text:span text:style-name="T204">(like w/ fixed array)</text:span>.</text:p>
          </table:table-cell>
        </table:table-row>
        <table:table-row table:style-name="Table63.2">
          <table:table-cell table:style-name="Table63.A2" office:value-type="string">
            <text:p text:style-name="P670"><text:span text:style-name="T1">Example:</text:span> <text:s/>typedef double* dblPtr;</text:p>
            <text:p text:style-name="P837"><text:s text:c="10"/>double func_name(dblPtr doubleArray);</text:p>
            <text:p text:style-name="P838"><text:span text:style-name="T205"><text:s text:c="5"/></text:span>or: <text:s/><text:span text:style-name="T205">double func_name(</text:span>double<text:span text:style-name="T205"> doubleArray</text:span>[]<text:span text:style-name="T205">);</text:span></text:p>
            <text:p text:style-name="P419"><text:span text:style-name="T205"><text:s text:c="5"/></text:span>or: <text:s/><text:span text:style-name="T205">double func_name(</text:span>double<text:span text:style-name="T205"> *doubleArray);</text:span>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280"><text:span text:style-name="T260">DYNAMIC ARRAYS</text:span><text:span text:style-name="T255"> (</text:span><text:span text:style-name="T258">1</text:span><text:span text:style-name="T270">6</text:span><text:span text:style-name="T255">)</text:span></text:p>
      <text:p text:style-name="P888"/>
      <text:p text:style-name="P68"><text:s/>Structures 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91">STRUCTURE (variable declared from a STRUCT)</text:p>
            <text:p text:style-name="P391"><text:s text:c="2"/>|</text:p>
            <text:p text:style-name="P391"><text:s text:c="2"/>|-&gt; DATA: Member Variables (properties)</text:p>
          </table:table-cell>
        </table:table-row>
        <table:table-row>
          <table:table-cell table:style-name="Table69.A2" office:value-type="string">
            <text:p text:style-name="P391"><text:span text:style-name="T1">Structure:</text:span> A kind of <text:span text:style-name="T229">simplified</text:span> class. It is...</text:p>
            <text:p text:style-name="P391">...like an <text:span text:style-name="T316">class</text:span> w/o member functions (data only)</text:p>
            <text:p text:style-name="P391">...a collection of values of different types in 1 item</text:p>
            <text:p text:style-name="P391">...similar to an associate array (key:value).</text:p>
          </table:table-cell>
        </table:table-row>
      </table:table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68"><text:s/><text:span text:style-name="T169">Structures: Definition 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677"><text:span text:style-name="T1">Define:</text:span> use keyword <text:span text:style-name="T58">struct</text:span> + CamelCase for Struct_Tag.</text:p>
            <text:p text:style-name="P392">- Usually defined outside all functions, including</text:p>
            <text:p text:style-name="P677"><text:s text:c="2"/>main (i.e., global).</text:p>
            <text:p text:style-name="P393">- All member variables (properties) are <text:span text:style-name="T10">p</text:span><text:span text:style-name="T1">ublic</text:span> <text:span text:style-name="T186">by</text:span></text:p>
            <text:p text:style-name="P393"><text:span text:style-name="T186"><text:s text:c="2"/></text:span><text:span text:style-name="T10">default</text:span> <text:span text:style-name="T316">(b/c there are no methods to access them).</text:span></text:p>
          </table:table-cell>
        </table:table-row>
        <table:table-row>
          <table:table-cell table:style-name="Table70.A2" office:value-type="string">
            <text:p text:style-name="P392"><text:span text:style-name="T1">Example: </text:span><text:s text:c="3"/>struct Structure_Tag</text:p>
            <text:p text:style-name="P392"><text:s text:c="12"/>{</text:p>
            <text:p text:style-name="P392"><text:s text:c="16"/>type1 member_variable_name1</text:p>
            <text:p text:style-name="P392"><text:s text:c="16"/>type2 member_variable_name2</text:p>
            <text:p text:style-name="P392"><text:s text:c="16"/>...</text:p>
            <text:p text:style-name="P392"><text:s text:c="12"/>}<text:span text:style-name="T1">;</text:span> <text:s/><text:span text:style-name="T1">// </text:span><text:span text:style-name="T58">do not forget semicolon</text:span><text:span text:style-name="T1">!</text:span></text:p>
          </table:table-cell>
        </table:table-row>
        <table:table-row>
          <table:table-cell table:style-name="Table70.A2" office:value-type="string">
            <text:p text:style-name="P834"><text:span text:style-name="T1">The Semicolon:</text:span> allow<text:span text:style-name="T170">s</text:span> <text:span text:style-name="T170">you </text:span>to declare structure variables after the <text:span text:style-name="T170">structure </text:span>definition.</text:p>
            <text:p text:style-name="P834"><text:span text:style-name="T1">Example:</text:span> The following creates a struct and declares two structures <text:span text:style-name="T170">variables </text:span>of this st<text:span text:style-name="T229">r</text:span>uct type:</text:p>
            <text:p text:style-name="P392"><text:s text:c="12"/>struct WeatherData </text:p>
            <text:p text:style-name="P392"><text:s text:c="12"/>{</text:p>
            <text:p text:style-name="P392"><text:s text:c="16"/>double temp;</text:p>
            <text:p text:style-name="P392"><text:s text:c="16"/>double wind;</text:p>
            <text:p text:style-name="P677"><text:s text:c="12"/>} <text:span text:style-name="T1">data_point1, data_point2;</text:span></text:p>
          </table:table-cell>
        </table:table-row>
      </table:table>
      <text:p text:style-name="P122"/>
      <text:p text:style-name="P69"><text:s/><text:span text:style-name="T169">Structures: Declaration 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394">Once a struct definition has been created <text:span text:style-name="T316">(defined)</text:span>, structures can be declared like any other variable. </text:p>
          </table:table-cell>
        </table:table-row>
        <table:table-row>
          <table:table-cell table:style-name="Table71.A2" office:value-type="string">
            <text:p text:style-name="P394"><text:span text:style-name="T9">Syntax</text:span><text:span text:style-name="T1">:</text:span> <text:s/>Structure_Tag struct_var1, struct_var2;</text:p>
          </table:table-cell>
        </table:table-row>
      </table:table>
      <text:p text:style-name="P122"/>
      <text:p text:style-name="P69"><text:s/><text:span text:style-name="T169">Structures: Initialization 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94">You can initialize a struc when you declare it (must define it first) or after:</text:p>
            <text:p text:style-name="P939"><text:span text:style-name="T1">1. Define: </text:span><text:s text:c="5"/>struct Date </text:p>
            <text:p text:style-name="P394"><text:s text:c="16"/>{</text:p>
            <text:p text:style-name="P394"><text:s text:c="20"/>int month;</text:p>
            <text:p text:style-name="P394"><text:s text:c="20"/>int day;</text:p>
            <text:p text:style-name="P394"><text:s text:c="20"/>int year;</text:p>
            <text:p text:style-name="P394"><text:s text:c="16"/>}; </text:p>
            <text:p text:style-name="P948"><text:span text:style-name="T1">2. Declare:</text:span> <text:s text:c="4"/>Date due_date;</text:p>
            <text:p text:style-name="P394"><text:span text:style-name="T1">3. Initialize:</text:span> <text:s/>due_date.month = 12;</text:p>
            <text:p text:style-name="P394"><text:s text:c="16"/>due_date.day = 31;</text:p>
            <text:p text:style-name="P394"><text:s text:c="16"/>due_date.year = 2004;</text:p>
            <text:p text:style-name="P951"><text:s text:c="6"/>OR</text:p>
            <text:p text:style-name="P536">2,3. Declare &amp; Initialize:<text:span text:style-name="T80"> curly braces &amp; semicolon...</text:span></text:p>
            <text:p text:style-name="P394"><text:s text:c="16"/>Date due_date = {12, 31, 2004};</text:p>
            <text:p text:style-name="P678"/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70"><text:s/><text:span text:style-name="T169">Structures: Use 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95">The member variables are specified and accessed via the dot <text:span text:style-name="T328">(.)</text:span> operator.</text:p>
          </table:table-cell>
        </table:table-row>
        <table:table-row>
          <table:table-cell table:style-name="Table73.A2" office:value-type="string">
            <text:p text:style-name="P395"><text:span text:style-name="T1">Example:</text:span> <text:s/>structVar.member_variable = value;</text:p>
          </table:table-cell>
        </table:table-row>
      </table:table>
      <text:p text:style-name="P122"/>
      <text:p text:style-name="P71"><text:s/><text:span text:style-name="T169">Structures: Arrays &amp; Lists 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96"><text:span text:style-name="T1">Structures as array elements:</text:span> The member variable is specified with the dot operator after the index.</text:p>
          </table:table-cell>
        </table:table-row>
        <table:table-row>
          <table:table-cell table:style-name="Table74.A2" office:value-type="string">
            <text:p text:style-name="P396"><text:span text:style-name="T1">Example: </text:span><text:s/>structArrayVar[0].member_variable;</text:p>
            <text:p text:style-name="P396"><text:s text:c="10"/>structArrayVar[1].member_variable;</text:p>
          </table:table-cell>
        </table:table-row>
      </table:table>
      <text:p text:style-name="P122"/>
      <text:p text:style-name="P72"><text:s/><text:span text:style-name="T169">Structures: In Functions 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835">1. Structs as <text:span text:style-name="T1">Call-by-Value</text:span> parameters <text:span text:style-name="T317">(local copy)</text:span>:</text:p>
            <text:p text:style-name="P565"><text:s text:c="4"/><text:span text:style-name="T317">sytax:</text:span></text:p>
            <text:p text:style-name="P836"><text:s text:c="4"/>return_type func_name(struct_name param_name);</text:p>
            <text:p text:style-name="P565"><text:s text:c="4"/><text:span text:style-name="T317">example:</text:span></text:p>
            <text:p text:style-name="P679"><text:s text:c="4"/>int get_interest(CD_account the_account);</text:p>
          </table:table-cell>
        </table:table-row>
        <table:table-row>
          <table:table-cell table:style-name="Table75.A2" office:value-type="string">
            <text:p text:style-name="P835">2. Structs as <text:span text:style-name="T1">Call-by-Reference</text:span> parameters:</text:p>
            <text:p text:style-name="P398"><text:span text:style-name="T1"><text:s text:c="4"/></text:span><text:span text:style-name="T37">sytax:</text:span></text:p>
            <text:p text:style-name="P836"><text:s text:c="4"/>void func_name(struct_name &amp;param_name);</text:p>
            <text:p text:style-name="P321"><text:span text:style-name="T1"><text:s text:c="4"/></text:span><text:span text:style-name="T37">example:</text:span></text:p>
            <text:p text:style-name="P680"><text:s text:c="4"/>void get_data(CD_account &amp;the_account);</text:p>
          </table:table-cell>
        </table:table-row>
        <table:table-row>
          <table:table-cell table:style-name="Table75.A2" office:value-type="string">
            <text:p text:style-name="P397">3. Structs as <text:span text:style-name="T1">function return type</text:span> (must return <text:span text:style-name="T318">a</text:span></text:p>
            <text:p text:style-name="P835"><text:s text:c="3"/>complete struct):</text:p>
            <text:p text:style-name="P397"><text:s/>CD_account build_struct( double balance, double rate,<text:line-break/> double term)</text:p>
            <text:p text:style-name="P397"><text:s/>{</text:p>
            <text:p text:style-name="P397"><text:s text:c="5"/>CD_account temp; // declare empty struct temp</text:p>
            <text:p text:style-name="P397"><text:s text:c="5"/>temp.balance = balance; <text:s text:c="4"/>// build...</text:p>
            <text:p text:style-name="P397"><text:s text:c="5"/>temp.int_rate = rate; <text:s text:c="6"/>// complete...</text:p>
            <text:p text:style-name="P397"><text:s text:c="5"/>temp.term = term; <text:s text:c="10"/>// struct...</text:p>
            <text:p text:style-name="P397"><text:s text:c="5"/>return temp; <text:s text:c="4"/>// return complete struct</text:p>
            <text:p text:style-name="P397"><text:s/>}</text:p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82"><text:span text:style-name="T260">S</text:span><text:span text:style-name="T261">TRUCT</text:span><text:span text:style-name="T262">URE</text:span><text:span text:style-name="T261">S</text:span><text:span text:style-name="T255"> (</text:span><text:span text:style-name="T258">1</text:span><text:span text:style-name="T270">7</text:span><text:span text:style-name="T255">)</text:span></text:p>
      <text:p text:style-name="P887"/>
      <text:p text:style-name="P18"><text:s/>Classes 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99">OBJECT <text:s text:c="10"/><text:span text:style-name="T319">V</text:span>ariable declared from a CLASS<text:line-break/> <text:s/>|<text:line-break/> <text:s/>|-&gt; DATA: <text:s text:c="5"/>Member Variables (properties)<text:line-break/> <text:s/>|<text:line-break/> <text:s/>|-&gt; FUNCTIONS: Member Functions (methods)</text:p>
          </table:table-cell>
        </table:table-row>
        <table:table-row>
          <table:table-cell table:style-name="Table76.A2" office:value-type="string">
            <text:p text:style-name="P681"><text:span text:style-name="T7">Class</text:span><text:span text:style-name="T1">:</text:span> A class is a type (like int or double) <text:span text:style-name="T171">that </text:span>you define and whose variables are objects.</text:p>
            <text:p text:style-name="P400">- <text:span text:style-name="T171">Classes are a form of "encapsulation" (</text:span>combining</text:p>
            <text:p text:style-name="P400"><text:s text:c="2"/>various items--variables, functions, etc.--into a</text:p>
            <text:p text:style-name="P683"><text:s text:c="2"/>single package, like an object).</text:p>
            <text:p text:style-name="P306">- <text:span text:style-name="T123">Encapsulation</text:span>: information hiding / abstraction.</text:p>
          </table:table-cell>
        </table:table-row>
        <table:table-row>
          <table:table-cell table:style-name="Table76.A2" office:value-type="string">
            <text:p text:style-name="P682"><text:span text:style-name="T7">Object</text:span><text:span text:style-name="T1">:</text:span> Objects are variables that have...</text:p>
            <text:p text:style-name="P305"><text:s/>1. Data <text:s text:c="5"/>- called Properties <text:s/>(member variables)</text:p>
            <text:p text:style-name="P305"><text:s/>2. Functions - called Methods <text:s text:c="4"/>(member functions)</text:p>
          </table:table-cell>
        </table:table-row>
        <table:table-row>
          <table:table-cell table:style-name="Table76.A2" office:value-type="string">
            <text:p text:style-name="P682"><text:span text:style-name="T7">Library</text:span><text:span text:style-name="T1">:</text:span> Classes are <text:span text:style-name="T1">types</text:span> you define and they should behave much like the predefined types like int, double, etc. </text:p>
            <text:p text:style-name="P305">- You can build your own personal library of class</text:p>
            <text:p text:style-name="P682"><text:s text:c="2"/>type definitions.</text:p>
            <text:p text:style-name="P402">- Then you can use your personal types just like</text:p>
            <text:p text:style-name="P401"><text:s text:c="2"/>predefined types.</text:p>
          </table:table-cell>
        </table:table-row>
      </table:table>
      <text:p text:style-name="P150"/>
      <text:p text:style-name="P23"><text:s/>Classes: <text:span text:style-name="T172">Definition</text:span>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20">To define a class, use key word <text:span text:style-name="T58">class</text:span> + CamelCase for class type name.<text:line-break/>- Usually defined outside all functions, including</text:p>
            <text:p text:style-name="P520"><text:s text:c="2"/>main (i.e., global).<text:line-break/>- Member functions are defined before member variables</text:p>
          </table:table-cell>
        </table:table-row>
        <table:table-row>
          <table:table-cell table:style-name="Table15.A2" office:value-type="string">
            <text:p text:style-name="P576">Example:</text:p>
            <text:p text:style-name="P520"><text:s text:c="4"/>class Object_Name <text:s text:c="4"/>// creates type Object_Name<text:line-break/> <text:s text:c="3"/>{<text:line-break/> <text:s text:c="7"/>public:<text:line-break/> <text:s text:c="7"/>type member_function_name(); // method decl.<text:line-break/> <text:s text:c="7"/>type member_variable_name; <text:s text:c="2"/>// property decl.<text:line-break/> <text:s text:c="3"/>}<text:span text:style-name="T1">;</text:span> <text:s/><text:span text:style-name="T140">// </text:span><text:span text:style-name="T58">do not forget semicolon</text:span><text:span text:style-name="T140">! </text:span></text:p>
          </table:table-cell>
        </table:table-row>
      </table:table>
      <text:p text:style-name="P150"/>
      <text:p text:style-name="P23"><text:s/>Classes: <text:span text:style-name="T172">Declaration</text:span> 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521">Once a class defin<text:span text:style-name="T225">i</text:span>tion has been defined, objects can be declared just like any other variable.</text:p>
          </table:table-cell>
        </table:table-row>
        <table:table-row>
          <table:table-cell table:style-name="Table77.A2" office:value-type="string">
            <text:p text:style-name="P521"><text:span text:style-name="T8">Syntax</text:span><text:span text:style-name="T1">: </text:span><text:s/>Object_Name object_var1, object_var1; </text:p>
          </table:table-cell>
        </table:table-row>
      </table:table>
      <text:p text:style-name="P150"/>
      <text:p text:style-name="P23"><text:s/>Classes: <text:span text:style-name="T172">Initialization</text:span> 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522">You assign values to member variables (properties) with the dot operator.</text:p>
          </table:table-cell>
        </table:table-row>
        <table:table-row>
          <table:table-cell table:style-name="Table86.A2" office:value-type="string">
            <text:p text:style-name="P323"><text:span text:style-name="T1">1. Define: </text:span><text:s text:c="5"/>class Day_of_Year<text:line-break/> <text:s text:c="15"/>{<text:line-break/> <text:s text:c="19"/>public:<text:line-break/> <text:s text:c="19"/>void output();<text:line-break/> <text:s text:c="19"/>int month;<text:line-break/> <text:s text:c="19"/>int day;<text:line-break/> <text:s text:c="15"/>};</text:p>
            <text:p text:style-name="P950"><text:span text:style-name="T1">2. Declare:</text:span> <text:s text:c="4"/>Day_of_Year today, birthday;</text:p>
            <text:p text:style-name="P323"><text:span text:style-name="T1">3. Initialize:</text:span> <text:s/>birthday.month = 9;<text:line-break/> <text:s text:c="15"/>birthday.day = 17;<text:line-break/> <text:s text:c="15"/>birthday.output();</text:p>
          </table:table-cell>
        </table:table-row>
      </table:table>
      <text:p text:style-name="P198"/>
      <text:p text:style-name="P149"/>
      <text:p text:style-name="P22"><text:s/>Classes: <text:span text:style-name="T325">Members, Public vs. Private</text:span> 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516"><text:span text:style-name="T1">Goal: </text:span>Build enough member functions so users never need to access member variables directly (<text:span text:style-name="T175">they will </text:span>access them through member functions).</text:p>
          </table:table-cell>
        </table:table-row>
        <table:table-row>
          <table:table-cell table:style-name="Table80.A2" office:value-type="string">
            <text:p text:style-name="P516"><text:span text:style-name="T1">public:</text:span> keyword making members (variables <text:span text:style-name="T175">&amp;</text:span> functions) available to all users through the dot operator.</text:p>
          </table:table-cell>
        </table:table-row>
        <table:table-row>
          <table:table-cell table:style-name="Table80.A2" office:value-type="string">
            <text:p text:style-name="P737"><text:span text:style-name="T1">private:</text:span> keyword limiting direct access to member variables <text:span text:style-name="T321">(properties)</text:span> <text:span text:style-name="T320">and member</text:span> functions <text:span text:style-name="T321">(methods)</text:span>.</text:p>
            <text:p text:style-name="P516">- <text:span text:style-name="T322">Class properties and methods are </text:span><text:span text:style-name="T10">private</text:span><text:span text:style-name="T186"> by </text:span><text:span text:style-name="T10">default</text:span><text:span text:style-name="T91">.</text:span></text:p>
            <text:p text:style-name="P944">- <text:span text:style-name="T123">Properties</text:span>: all member variables should be <text:span text:style-name="T1">private</text:span></text:p>
            <text:p text:style-name="P737"><text:s text:c="2"/>(restrict<text:span text:style-name="T175">ed</text:span>) <text:span text:style-name="T175">&amp;</text:span> accessed via public member functions.</text:p>
            <text:p text:style-name="P517"><text:s text:c="2"/><text:span text:style-name="T42">Note:</text:span><text:span text:style-name="T346"> private member variables may be used in the</text:span></text:p>
            <text:p text:style-name="P517"><text:span text:style-name="T346"><text:s text:c="2"/>definition of </text:span><text:span text:style-name="T66">any member function</text:span><text:span text:style-name="T346">, but nowhere else.</text:span></text:p>
            <text:p text:style-name="P944">- <text:span text:style-name="T123">Methods</text:span>: <text:span text:style-name="T1">private</text:span> member functions can be used in any</text:p>
            <text:p text:style-name="P516"><text:s text:c="2"/>other member functions but nowhere else (restricted)</text:p>
          </table:table-cell>
        </table:table-row>
        <table:table-row>
          <table:table-cell table:style-name="Table80.A2" office:value-type="string">
            <text:p text:style-name="P853"><text:span text:style-name="T1">Example:</text:span> All member variables are private and accessed or changed through public member functions.</text:p>
            <text:p text:style-name="P853"><text:s text:c="2"/>class Day_of_Year <text:s/><text:line-break/> <text:s/>{<text:line-break/> <text:s text:c="5"/>public:<text:line-break/> <text:s text:c="5"/>void input();<text:line-break/> <text:s text:c="5"/>void output(ostream&amp; out_stream); <text:span text:style-name="T176">// uses &lt;iostream&gt;</text:span><text:line-break/> <text:s text:c="5"/>void set(int new_month, int new_day);<text:line-break/> <text:s text:c="5"/>int get_month<text:span text:style-name="T364">()</text:span>;<text:line-break/> <text:s text:c="5"/>int get_day<text:span text:style-name="T364">()</text:span>;<text:line-break/> <text:s text:c="15"/><text:line-break/> <text:s text:c="5"/>private:<text:line-break/> <text:s text:c="5"/>void check_date();<text:line-break/> <text:s text:c="5"/>int month;<text:line-break/> <text:s text:c="5"/>int day;<text:line-break/> <text:s/>};</text:p>
            <text:p text:style-name="P853"><text:s text:c="2"/>void Day_of_Year::set(int new_month, int new_day)<text:line-break/> <text:s/>{<text:line-break/> <text:s text:c="6"/>month = new_month;<text:line-break/> <text:s text:c="6"/>day = new_day;<text:line-break/> <text:s text:c="6"/>check_date();<text:line-break/> <text:s/>}</text:p>
            <text:p text:style-name="P322"><text:s text:c="2"/>void Day_of_Year::output(ostream&amp; out_stream)<text:line-break/> <text:s/>{<text:line-break/> <text:s text:c="5"/>// out_stream parameter can be replaced with<text:line-break/> <text:s text:c="5"/>// either cout or file <text:span text:style-name="T177">stream </text:span>(<text:span text:style-name="T323">Savitch</text:span> p574)<text:line-break/> <text:s text:c="5"/>out_stream.setf(ios::fixed);<text:line-break/> <text:s text:c="5"/>out_stream.setf(ios::showpoint);<text:line-break/> <text:s text:c="5"/>out_stream.precision(2);<text:line-break/> <text:s text:c="5"/>out_stream &lt;&lt; month &lt;&lt; day; <text:line-break/> <text:s/>}</text:p>
          </table:table-cell>
        </table:table-row>
      </table:table>
      <text:p text:style-name="P200"/>
      <text:p text:style-name="P200"/>
      <text:p text:style-name="P200"/>
      <text:p text:style-name="P200"/>
      <text:p text:style-name="P24"><text:s/>Classes: <text:span text:style-name="T173">Operators</text:span> </text:p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P575">::</text:p>
          </table:table-cell>
          <table:table-cell table:style-name="Table85.B1" office:value-type="string">
            <text:p text:style-name="P518"><text:span text:style-name="T1">Scope Resolution Operator</text:span>, used with a CLASS NAME.</text:p>
          </table:table-cell>
        </table:table-row>
        <table:table-row>
          <table:table-cell table:style-name="Table85.A2" office:value-type="string">
            <text:p text:style-name="P575">.</text:p>
          </table:table-cell>
          <table:table-cell table:style-name="Table85.B2" office:value-type="string">
            <text:p text:style-name="P518"><text:span text:style-name="T1">Dot Operator</text:span>, used with OBJECTS (class variables).</text:p>
          </table:table-cell>
        </table:table-row>
        <table:table-row>
          <table:table-cell table:style-name="Table85.A2" office:value-type="string">
            <text:p text:style-name="P575">=</text:p>
          </table:table-cell>
          <table:table-cell table:style-name="Table85.B2" office:value-type="string">
            <text:p text:style-name="P518"><text:span text:style-name="T1">Assignment Operator</text:span>, can assign objects or structures to other objects or structures.</text:p>
            <text:p text:style-name="P518">- It copies all member values.</text:p>
            <text:p text:style-name="P519">- PROBLEM: If a member variable is a POINTER, you</text:p>
            <text:p text:style-name="P519"><text:s text:c="2"/>need to overload the = operator accordingly.</text:p>
          </table:table-cell>
        </table:table-row>
      </table:table>
      <text:p text:style-name="P154"/>
      <text:p text:style-name="P154"/>
      <text:p text:style-name="P23"><text:s/>Classes: <text:span text:style-name="T172">Member Function - Declaration</text:span> 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973">Member <text:span text:style-name="T58">functions</text:span> are declared in the class definition before the main() function.</text:p>
          </table:table-cell>
        </table:table-row>
      </table:table>
      <text:p text:style-name="P150"/>
      <text:p text:style-name="P150"/>
      <text:p text:style-name="P23"><text:s/>Classes: <text:span text:style-name="T172">Member Function - Definition</text:span> </text:p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973">Member <text:span text:style-name="T58">functions</text:span> are defined below the main() function <text:span text:style-name="T174">and must be scoped</text:span>.</text:p>
          </table:table-cell>
        </table:table-row>
        <table:table-row>
          <table:table-cell table:style-name="Table142.A2" office:value-type="string">
            <text:p text:style-name="P973"><text:span text:style-name="T1">Scope </text:span><text:span text:style-name="T15">Resolution</text:span><text:span text:style-name="T1"> Operator:</text:span> Definitions must be SCOPED with the :: scope resolution operator.</text:p>
            <text:p text:style-name="P947">Syntax:</text:p>
            <text:p text:style-name="P525"><text:s text:c="4"/>Return_Type <text:span text:style-name="T1">Object_Name::</text:span>member_function_name()<text:line-break/> <text:s text:c="3"/>{<text:line-break/> <text:s text:c="7"/>...do something...;<text:line-break/> <text:s text:c="7"/>// can use all members of class w/o dot oper.<text:line-break/> <text:s text:c="3"/>}</text:p>
            <text:p text:style-name="P947">Example:</text:p>
            <text:p text:style-name="P942"><text:span text:style-name="T1"><text:s/></text:span><text:s text:c="3"/>void <text:span text:style-name="T1">Day_of_Year::</text:span>output()<text:line-break/> <text:s text:c="3"/>{<text:line-break/> <text:s text:c="7"/>cout &lt;&lt; "Month: " &lt;&lt; month</text:p>
            <text:p text:style-name="P942"><text:s text:c="13"/>&lt;&lt; ", Day: " &lt;&lt; day;<text:line-break/> <text:s text:c="3"/>}</text:p>
          </table:table-cell>
        </table:table-row>
      </table:table>
      <text:p text:style-name="P150"/>
      <text:p text:style-name="P23"><text:s/>Classes: <text:span text:style-name="T172">Member Function - Call</text:span> 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740">When you call a member function you always specify the object <text:span text:style-name="T325">with the </text:span>dot (.) operator.</text:p>
            <text:p text:style-name="P325">- The calling object determines the meaning of the</text:p>
            <text:p text:style-name="P526"><text:s text:c="2"/>function name.</text:p>
          </table:table-cell>
        </table:table-row>
        <table:table-row>
          <table:table-cell table:style-name="Table79.A2" office:value-type="string">
            <text:p text:style-name="P794">Syntax:</text:p>
            <text:p text:style-name="P526"><text:s text:c="2"/>Calling_Object.Member_Function_Name(Argument_List);</text:p>
          </table:table-cell>
        </table:table-row>
        <table:table-row>
          <table:table-cell table:style-name="Table79.A2" office:value-type="string">
            <text:p text:style-name="P526"><text:span text:style-name="T1">Example:</text:span> <text:s text:c="2"/>in_stream.open("infile.dat");<text:line-break/> <text:s text:c="10"/>out_stream.open("outfile.dat");<text:line-break/> <text:s text:c="10"/>out_stream.precision(2);</text:p>
          </table:table-cell>
        </table:table-row>
      </table:table>
      <text:p text:style-name="P150"/>
      <text:p text:style-name="P198"/>
      <text:p text:style-name="P151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83"><text:span text:style-name="T264">CLASSES</text:span><text:span text:style-name="T255"> (</text:span><text:span text:style-name="T258">1</text:span><text:span text:style-name="T270">8</text:span><text:span text:style-name="T255">)</text:span></text:p>
      <text:p text:style-name="P893"/>
      <text:p text:style-name="P249"><text:span text:style-name="T99"><text:s/></text:span><text:span text:style-name="T106">Classes: </text:span><text:span text:style-name="T99">Static Member Variables </text:span>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738">Member variables of a class can be made static by using the <text:span text:style-name="T1">static</text:span> keyword. </text:p>
            <text:p text:style-name="P523">- Static member variables are shared by all objects of</text:p>
            <text:p text:style-name="P738"><text:s text:c="2"/>the class.</text:p>
            <text:p text:style-name="P523">- Static members exist even if no objects of the class</text:p>
            <text:p text:style-name="P523"><text:s text:c="2"/>have been instantiated. They are created when the</text:p>
            <text:p text:style-name="P738"><text:s text:c="2"/>program starts, and destroyed when the program ends.</text:p>
            <text:p text:style-name="P523">- Think of static members as belonging to the class</text:p>
            <text:p text:style-name="P523"><text:s text:c="2"/>itself, not to the objects of the class. </text:p>
          </table:table-cell>
        </table:table-row>
        <table:table-row>
          <table:table-cell table:style-name="Table123.A2" office:value-type="string">
            <text:p text:style-name="P793">Public vs. Private</text:p>
            <text:p text:style-name="P523">1. <text:span text:style-name="T1">Public:</text:span> If the static member variables are public,</text:p>
            <text:p text:style-name="P523"><text:s text:c="3"/>we can access them directly using the class name</text:p>
            <text:p text:style-name="P738"><text:s text:c="3"/>and the scope resolution operator. </text:p>
            <text:p text:style-name="P523">2. <text:span text:style-name="T1">Private:</text:span> If the static member variables are</text:p>
            <text:p text:style-name="P523"><text:s text:c="3"/>private, a static member function is necessary.</text:p>
          </table:table-cell>
        </table:table-row>
      </table:table>
      <text:p text:style-name="P261"/>
      <text:p text:style-name="P227"/>
      <text:p text:style-name="P116"><text:s/><text:span text:style-name="T325">Classes: </text:span>Static Member Functions 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738">Like static member variables, static member functions are not attached to any particular object.</text:p>
            <text:p text:style-name="P523">- Static member functions can be <text:span text:style-name="T1">called</text:span> directly by</text:p>
            <text:p text:style-name="P523"><text:s text:c="2"/>using the class name and the <text:span text:style-name="T1">scope resolution</text:span></text:p>
            <text:p text:style-name="P738"><text:span text:style-name="T1"><text:s text:c="2"/>operator</text:span>. </text:p>
            <text:p text:style-name="P523">- Like static member variables, they can also be</text:p>
            <text:p text:style-name="P523"><text:s text:c="2"/>called through objects of the class type, though</text:p>
            <text:p text:style-name="P523"><text:s text:c="2"/>this is not recommended.</text:p>
          </table:table-cell>
        </table:table-row>
        <table:table-row>
          <table:table-cell table:style-name="Table125.A2" office:value-type="string">
            <text:p text:style-name="P793">Two Quirks:</text:p>
            <text:p text:style-name="P523">1. Because static member functions are not attached to</text:p>
            <text:p text:style-name="P523"><text:s text:c="3"/>an object, they have <text:span text:style-name="T1">no "this" pointer</text:span> ("this"</text:p>
            <text:p text:style-name="P523"><text:s text:c="3"/>points to the calling object and static members</text:p>
            <text:p text:style-name="P523"><text:s text:c="3"/>have no calling object; they belong to the class</text:p>
            <text:p text:style-name="P738"><text:s text:c="3"/>itself).</text:p>
            <text:p text:style-name="P523">2. Static member functions can only access static</text:p>
            <text:p text:style-name="P523"><text:s text:c="3"/>member variables (b/<text:span text:style-name="T217">c</text:span> non-static member variables</text:p>
            <text:p text:style-name="P523"><text:s text:c="3"/>must belong to a class object, and static member</text:p>
            <text:p text:style-name="P523"><text:s text:c="3"/>functions have no class object to work with).</text:p>
          </table:table-cell>
        </table:table-row>
      </table:table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116"><text:s/>Static Example: Ssn Class SEPARATOR 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577">HEADER FILE (Ssn.h): <text:s text:c="7"/><text:span text:style-name="T218">static member declaration</text:span></text:p>
            <text:p text:style-name="P972">class Ssn</text:p>
            <text:p text:style-name="P524">{</text:p>
            <text:p text:style-name="P524"><text:s text:c="2"/>public:</text:p>
            <text:p text:style-name="P524"><text:s text:c="4"/>static char getSEPARATOR(void);</text:p>
            <text:p text:style-name="P524"><text:s text:c="4"/>static const char PUBLIC_SEP;</text:p>
            <text:p text:style-name="P524"><text:s text:c="4"/>...</text:p>
            <text:p text:style-name="P524"><text:s text:c="2"/>private: </text:p>
            <text:p text:style-name="P524"><text:s text:c="4"/>static const char SEPARATOR;</text:p>
            <text:p text:style-name="P524"><text:s text:c="5"/>// use keyword static in the declaration</text:p>
            <text:p text:style-name="P524"><text:s text:c="5"/>// whether declaring public or private</text:p>
            <text:p text:style-name="P524"><text:s text:c="4"/>...</text:p>
            <text:p text:style-name="P524">}</text:p>
          </table:table-cell>
        </table:table-row>
        <table:table-row>
          <table:table-cell table:style-name="Table126.A2" office:value-type="string">
            <text:p text:style-name="P863">IMPLEMENTATION FILE (Ssn.cpp): <text:s text:c="3"/><text:span text:style-name="T219">define &amp; initialize</text:span></text:p>
            <text:p text:style-name="P739">const char Ssn::SEPARATOR = '-'; <text:s/>// <text:span text:style-name="T220">member variables</text:span></text:p>
            <text:p text:style-name="P854">const char Ssn::PUBLIC_SEP = '+'; // NO keyword static</text:p>
            <text:p text:style-name="P524">char Ssn::getSEPARATOR(void) <text:s text:c="5"/>// <text:span text:style-name="T220">member functions</text:span> </text:p>
            <text:p text:style-name="P524">{</text:p>
            <text:p text:style-name="P524"><text:s text:c="2"/>return SEPARATOR; <text:s text:c="12"/></text:p>
            <text:p text:style-name="P524"><text:s text:c="2"/>// static functions CANNOT access member data</text:p>
            <text:p text:style-name="P524"><text:s text:c="2"/>// static functions ONLY access static data</text:p>
            <text:p text:style-name="P524">} <text:s text:c="32"/></text:p>
          </table:table-cell>
        </table:table-row>
        <table:table-row>
          <table:table-cell table:style-name="Table126.A2" office:value-type="string">
            <text:p text:style-name="P863">DRIVER FILE (driver.cpp): <text:s text:c="22"/><text:span text:style-name="T220">usage</text:span></text:p>
            <text:p text:style-name="P324"><text:s text:c="2"/>cout &lt;&lt; Ssn::PUBLIC_SEP</text:p>
            <text:p text:style-name="P854"><text:s text:c="4"/>// no object needed, just call with scope</text:p>
            <text:p text:style-name="P324"><text:s text:c="2"/>cout &lt;&lt; Ssn::getSEPARATOR();</text:p>
            <text:p text:style-name="P854"><text:s text:c="3"/>// static functions called with scoping (preferred)</text:p>
            <text:p text:style-name="P324"><text:s text:c="2"/>cout &lt;&lt; a.getSEPARATOR();</text:p>
            <text:p text:style-name="P324"><text:s text:c="3"/>// static functions called using an object <text:span text:style-name="T220">(bad)</text:span></text:p>
          </table:table-cell>
        </table:table-row>
      </table:table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284"><text:span text:style-name="T265">STATIC MEMBERS</text:span><text:span text:style-name="T255"> (</text:span><text:span text:style-name="T258">1</text:span><text:span text:style-name="T270">9</text:span><text:span text:style-name="T255">)</text:span></text:p>
      <text:p text:style-name="P887"/>
      <text:p text:style-name="P19"><text:s/>Classes: <text:span text:style-name="T172">Constructors</text:span> 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403">Constructors are functions used to initialize some or all member variables when the object is declared.</text:p>
          </table:table-cell>
        </table:table-row>
        <table:table-row>
          <table:table-cell table:style-name="Table81.A2" office:value-type="string">
            <text:p text:style-name="P403">A con<text:span text:style-name="T225">s</text:span>tructor is a member function defined within the class and automatically called when an object of that class is declared.</text:p>
          </table:table-cell>
        </table:table-row>
        <table:table-row>
          <table:table-cell table:style-name="Table81.A2" office:value-type="string">
            <text:p text:style-name="P405">Constructor<text:span text:style-name="T178">s are </text:span>defined like <text:span text:style-name="T326">any other method</text:span> <text:span text:style-name="T58">ex</text:span><text:span text:style-name="T60">ce</text:span><text:span text:style-name="T58">pt</text:span>:</text:p>
            <text:p text:style-name="P907">1. A constructor must have the <text:span text:style-name="T58">SAME NAME</text:span> as the class.</text:p>
            <text:p text:style-name="P405">2. A constructor definition <text:span text:style-name="T58">CANNOT RETURN A VALUE</text:span> (no</text:p>
            <text:p text:style-name="P405"><text:s text:c="3"/>return type).</text:p>
          </table:table-cell>
        </table:table-row>
      </table:table>
      <text:p text:style-name="P153"/>
      <text:p text:style-name="P152"/>
      <text:p text:style-name="P177"/>
      <text:p text:style-name="P16"><text:s/><text:span text:style-name="T326">Classes: Destructors 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527">A member function of a class that is called automatically when the class goes out of scope.</text:p>
            <text:p text:style-name="P527">- Used to eliminate any dynamic variables (via call to</text:p>
            <text:p text:style-name="P527"><text:s text:c="2"/>delete) created by the object (return memory to</text:p>
            <text:p text:style-name="P527"><text:s text:c="2"/>heap).</text:p>
            <text:p text:style-name="P527">- Can also perform other clean-up tasks (like closing</text:p>
            <text:p text:style-name="P527"><text:s text:c="2"/>i/o file streams).</text:p>
            <text:p text:style-name="P527">- This function is never called by the programmer. It</text:p>
            <text:p text:style-name="P527"><text:s text:c="2"/>is always called by the compiler.</text:p>
          </table:table-cell>
        </table:table-row>
        <table:table-row>
          <table:table-cell table:style-name="Table100.A2" office:value-type="string">
            <text:p text:style-name="P527"><text:span text:style-name="T1">Syntax:</text:span> same name as class preceded by the tilde (~) and followed by double parens().</text:p>
            <text:p text:style-name="P952"><text:s text:c="8"/><text:span text:style-name="T331">~BankAcc();</text:span></text:p>
            <text:p text:style-name="P527">- No type for a return value (just like constructors).</text:p>
            <text:p text:style-name="P527">- No parameters.</text:p>
            <text:p text:style-name="P527">- One destructor allowed per class.</text:p>
          </table:table-cell>
        </table:table-row>
      </table:table>
      <text:p text:style-name="P156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241"><text:span text:style-name="T99"><text:s/>Classes: </text:span><text:span text:style-name="T101">Constructors -- Declaration</text:span><text:span text:style-name="T99"> 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754">Example:</text:p>
            <text:p text:style-name="P404"><text:s text:c="2"/>class BankAcc<text:line-break/> <text:s/>{<text:line-break/> <text:s text:c="3"/>public:</text:p>
            <text:p text:style-name="P404"><text:s text:c="6"/>// <text:span text:style-name="T327">D</text:span>efault <text:span text:style-name="T327">C</text:span>onstructor<text:line-break/> <text:s text:c="5"/><text:span text:style-name="T1">BankAcc(); </text:span></text:p>
            <text:p text:style-name="P404"><text:s text:c="6"/>// <text:span text:style-name="T327">Argument Constructor</text:span></text:p>
            <text:p text:style-name="P406"><text:s text:c="6"/><text:span text:style-name="T1">BankAcc(int dollars, int cents, double rate);</text:span></text:p>
            <text:p text:style-name="P602"/>
            <text:p text:style-name="P602"><text:s text:c="6"/>// <text:span text:style-name="T331">Destructor</text:span></text:p>
            <text:p text:style-name="P406"><text:span text:style-name="T39"><text:s text:c="6"/></text:span><text:span text:style-name="T38">~BankAcc();</text:span><text:line-break/> <text:s text:c="27"/><text:line-break/> <text:s text:c="5"/>void set(int dollars, int cents, double rate);<text:line-break/> <text:s text:c="5"/>void set(int dollars, double rate);<text:line-break/> <text:s text:c="5"/>void update();<text:line-break/> <text:s text:c="5"/>double get_balance();<text:line-break/> <text:s text:c="5"/>double get_rate();<text:line-break/> <text:s text:c="5"/>void output(ostream&amp; outs);<text:line-break/> <text:s text:c="15"/><text:line-break/> <text:s text:c="3"/>private:<text:line-break/> <text:s text:c="5"/>double balance;<text:line-break/> <text:s text:c="5"/>double interest_rate;<text:line-break/> <text:s text:c="5"/>double fraction(double percent);<text:line-break/> <text:s/>};</text:p>
          </table:table-cell>
        </table:table-row>
      </table:table>
      <text:p text:style-name="P122"/>
      <text:p text:style-name="P19"><text:s/>Classes: <text:span text:style-name="T172">Constructors -- Definition</text:span> 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927">Example, <text:span text:style-name="T330">Default Constructor</text:span>:</text:p>
            <text:p text:style-name="P327">BankAcc::BankAcc() : balance(0), int_rate(0)<text:line-break/>// <text:span text:style-name="T1">initialization section:</text:span> colon + comma-sep variables<text:line-break/> {<text:line-break/> <text:s text:c="3"/>// body intentionally left blank<text:line-break/> }</text:p>
            <text:p text:style-name="P984">Example, <text:span text:style-name="T330">Argument Constructor</text:span>:</text:p>
            <text:p text:style-name="P327">BankAcc::BankAcc(int dollars, int cents, double rate)<text:line-break/>{<text:line-break/> <text:s text:c="3"/>if ((dollars &lt; 0 || (cents &lt; 0) || (rate &lt; 0))<text:line-break/> <text:s text:c="3"/>{<text:line-break/> <text:s text:c="7"/>cout &lt;&lt; "Illegal values.\n";<text:line-break/> <text:s text:c="7"/>exit(1);<text:line-break/> <text:s text:c="3"/><text:span text:style-name="T179">}</text:span><text:line-break/> <text:s text:c="3"/>balance = dollars + ( 0.01 * cents );<text:line-break/> <text:s text:c="3"/>int_rate = rate;<text:line-break/> }</text:p>
          </table:table-cell>
        </table:table-row>
      </table:table>
      <text:p text:style-name="P122"/>
      <text:p text:style-name="P19"><text:s/>Classes: <text:span text:style-name="T172">Constructors -- Initialization</text:span> 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938">Example: Calling the <text:span text:style-name="T123">default</text:span> constructor (no args)...</text:p>
            <text:p text:style-name="P872"><text:s/>BankAccount account1; <text:s text:c="4"/>// no paren<text:span text:style-name="T180">s</text:span> (like "int a")</text:p>
            <text:p text:style-name="P817"><text:s/>account2 = BankAccount(); // paren<text:span text:style-name="T180">s</text:span> w/ explicit call</text:p>
          </table:table-cell>
        </table:table-row>
        <table:table-row>
          <table:table-cell table:style-name="Table84.A2" office:value-type="string">
            <text:p text:style-name="P936">Example: Calling the <text:span text:style-name="T133">argument</text:span><text:span text:style-name="T330"> </text:span>constructor...</text:p>
            <text:p text:style-name="P872"><text:s/>BankAcc account1(10, 50, 2.0); <text:s text:c="2"/>// or...</text:p>
            <text:p text:style-name="P872"><text:s/>account2 = BankAcc(500, 0, 4.5); // same as above</text:p>
            <text:p text:style-name="P340"><text:s text:c="2"/>// account1 and account2 <text:span text:style-name="T230">declared</text:span><text:line-break/> <text:s/>// <text:span text:style-name="T230">constructor</text:span> is called<text:line-break/> <text:s/>// initial member variable values set to those given</text:p>
          </table:table-cell>
        </table:table-row>
      </table:table>
      <text:p text:style-name="P197"/>
      <text:p text:style-name="P197"/>
      <text:p text:style-name="P197"/>
      <text:p text:style-name="P197"/>
      <text:p text:style-name="P197"/>
      <text:p text:style-name="P201"><text:span text:style-name="T112"><text:s/></text:span><text:span text:style-name="T119">Classes: </text:span><text:span text:style-name="T118">Copy Constructors</text:span><text:span text:style-name="T112"> 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528">A constructor that has one parameter of the same type as the class.</text:p>
            <text:p text:style-name="P528">- The one parameter must be call-by-reference</text:p>
            <text:p text:style-name="P528">- <text:span text:style-name="T190">Normally the parameter is preceded by </text:span>const <text:span text:style-name="T190">so as to</text:span></text:p>
            <text:p text:style-name="P528"><text:span text:style-name="T190"><text:s text:c="2"/>avoid inadvertent modification</text:span>.</text:p>
            <text:p text:style-name="P528">- Whenever C++ needs to make a copy of an object, it</text:p>
            <text:p text:style-name="P528"><text:s text:c="2"/>calls the copy constructor.</text:p>
          </table:table-cell>
        </table:table-row>
        <table:table-row>
          <table:table-cell table:style-name="Table98.A2" office:value-type="string">
            <text:p text:style-name="P796">Example, <text:span text:style-name="T329">Declaration</text:span>:</text:p>
            <text:p text:style-name="P958"><text:s text:c="6"/>ClassName(const ClassName&amp; copiedObject);</text:p>
            <text:p text:style-name="P796">Example, Definition:</text:p>
            <text:p text:style-name="P326"><text:s text:c="6"/>ClassName(const ClassName&amp; copiedObject)</text:p>
            <text:p text:style-name="P326"><text:s text:c="6"/>{</text:p>
            <text:p text:style-name="P326"><text:s text:c="10"/>setVar1(copiedObject.var1); <text:s/>// or...</text:p>
            <text:p text:style-name="P326"><text:s text:c="10"/>var1 = copiedObject.var1; <text:s text:c="3"/>// etc.</text:p>
            <text:p text:style-name="P855"><text:s text:c="6"/>}</text:p>
            <text:p text:style-name="P796">Example, <text:span text:style-name="T190">Usage (declare &amp; initialize new object)</text:span>:</text:p>
            <text:p text:style-name="P326"><text:s text:c="6"/>ClassName newObject(copiedObject); // new copy</text:p>
          </table:table-cell>
        </table:table-row>
        <table:table-row>
          <table:table-cell table:style-name="Table98.A2" office:value-type="string">
            <text:p text:style-name="P795">new</text:p>
            <text:p text:style-name="P741">If a class definition includes a call to new, you <text:span text:style-name="T62">must</text:span><text:span text:style-name="T135"> include a copy constructor.</text:span></text:p>
            <text:p text:style-name="P651">- <text:span text:style-name="T329">Or e</text:span>lse the pointers will not behave correctly. </text:p>
            <text:p text:style-name="P351">- <text:span text:style-name="T330">Remember: the new operator returns a pointer.</text:span></text:p>
          </table:table-cell>
        </table:table-row>
      </table:table>
      <text:p text:style-name="P176"/>
      <text:p text:style-name="P15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48"/>
      <text:p text:style-name="P285"><text:span text:style-name="T266">CONSTRUCTORS &amp; DESTRUCTORS</text:span><text:span text:style-name="T255"> (</text:span><text:span text:style-name="T270">20</text:span><text:span text:style-name="T255">)</text:span></text:p>
      <text:p text:style-name="P148"><text:soft-page-break/></text:p>
      <text:p text:style-name="P115"><text:s/>Inheritance: Derived Classes 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15">Inheritance allows you to define a general (parent) class and then define more specialized (child) classes that add details to the existing general (parent) class.</text:p>
            <text:p text:style-name="P906"><text:s/>1. <text:span text:style-name="T1">General Class:</text:span> Parent or Base Class</text:p>
            <text:p text:style-name="P515"><text:s/>2. <text:span text:style-name="T1">Derived Class:</text:span> Child Class (inherits the Parent's</text:p>
            <text:p text:style-name="P515"><text:s text:c="19"/>members)</text:p>
          </table:table-cell>
        </table:table-row>
        <table:table-row>
          <table:table-cell table:style-name="Table68.A2" office:value-type="string">
            <text:p text:style-name="P574">DEFINITION of a derived class</text:p>
            <text:p text:style-name="P933">- Syntax: <text:s text:c="2"/></text:p>
            <text:p text:style-name="P515"><text:s text:c="4"/>class ChildClassName : public ParentClassName</text:p>
            <text:p text:style-name="P515"><text:s text:c="4"/>{</text:p>
            <text:p text:style-name="P515"><text:s text:c="7"/>public:</text:p>
            <text:p text:style-name="P515"><text:s text:c="7"/>// additional child properties and methods</text:p>
            <text:p text:style-name="P515"><text:s text:c="7"/>private:</text:p>
            <text:p text:style-name="P515"><text:s text:c="7"/>// additional child properties and methods</text:p>
            <text:p text:style-name="P515"><text:s text:c="4"/>};</text:p>
            <text:p text:style-name="P976">All members of the ParentClass</text:p>
            <text:p text:style-name="P653">will be available to the ChildClass.</text:p>
          </table:table-cell>
        </table:table-row>
        <table:table-row>
          <table:table-cell table:style-name="Table68.A2" office:value-type="string">
            <text:p text:style-name="P791">USE of a derived class</text:p>
            <text:p text:style-name="P574">1. Declare and Initialize:</text:p>
            <text:p text:style-name="P935"><text:s text:c="2"/>ChildClassName objectVariableName(val1, val2, val3);</text:p>
            <text:p text:style-name="P515"><text:span text:style-name="T1">2. Call member functions with ChildClassName</text:span> (not</text:p>
            <text:p text:style-name="P736"><text:s text:c="3"/>parent)</text:p>
            <text:p text:style-name="P831"><text:s text:c="2"/>objectVariableName.memeberFunction();</text:p>
            <text:p text:style-name="P515"><text:span text:style-name="T49"><text:s text:c="2"/></text:span>// from child or parent </text:p>
            <text:p text:style-name="P515"><text:s text:c="2"/>// all parent member functions are available to the</text:p>
            <text:p text:style-name="P515"><text:s text:c="5"/>child via the dot operator w/the child class name</text:p>
          </table:table-cell>
        </table:table-row>
        <table:table-row>
          <table:table-cell table:style-name="Table68.A2" office:value-type="string">
            <text:p text:style-name="P792">Limitation: <text:span text:style-name="T80">Derived classes </text:span>cannot<text:span text:style-name="T80"> access the </text:span>private<text:span text:style-name="T80"> members of their base classes.</text:span></text:p>
            <text:p text:style-name="P338">- No type of inheritance allows access to private</text:p>
            <text:p text:style-name="P816"><text:s text:c="2"/>members.</text:p>
            <text:p text:style-name="P348"><text:span text:style-name="T80">- However, a "</text:span>friend<text:span text:style-name="T80">" </text:span><text:span text:style-name="T95">or “</text:span><text:span text:style-name="T347">protected</text:span><text:span text:style-name="T95">”</text:span><text:span text:style-name="T80"> declaration</text:span></text:p>
            <text:p text:style-name="P339"><text:s text:c="2"/>allows this. </text:p>
          </table:table-cell>
        </table:table-row>
      </table:table>
      <text:p text:style-name="P199"/>
      <text:p text:style-name="P199"/>
      <text:p text:style-name="P199"/>
      <text:p text:style-name="P199"/>
      <text:p text:style-name="P199"/>
      <text:p text:style-name="P188"/>
      <text:p text:style-name="P35"><text:s/><text:span text:style-name="T365">Compiling &amp; Templates</text:span> </text:p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826">Template code cannot be built into a .o object file by itself.</text:p>
            <text:p text:style-name="P628">- Do NOT #include the .h header file at the top of the</text:p>
            <text:p text:style-name="P826"><text:s text:c="2"/>.cpp implementation file.</text:p>
            <text:p text:style-name="P628">- Rather: #include the .cpp implementation file at the</text:p>
            <text:p text:style-name="P826"><text:s text:c="2"/>bottom of the .h header file.</text:p>
            <text:p text:style-name="P628">- In the .h header file, just above the #endif,</text:p>
            <text:p text:style-name="P628"><text:s text:c="2"/>#include the .cpp implementation file (effectively</text:p>
            <text:p text:style-name="P628"><text:s text:c="2"/>making the template code one file to be #included at</text:p>
            <text:p text:style-name="P628"><text:s text:c="2"/>the top of the main/driver.cpp program. </text:p>
          </table:table-cell>
        </table:table-row>
        <table:table-row>
          <table:table-cell table:style-name="Table167.A2" office:value-type="string">
            <text:p text:style-name="P802">Problems:</text:p>
            <text:p text:style-name="P628">1. This is poor coding practice (not supposed to</text:p>
            <text:p text:style-name="P826"><text:s text:c="3"/>#include .cpp files in header files).</text:p>
            <text:p text:style-name="P628">2. If you are using a makefile: Any file that requires</text:p>
            <text:p text:style-name="P628"><text:s text:c="3"/>a template class file must include, in its</text:p>
            <text:p text:style-name="P628"><text:s text:c="3"/>dependencies, both the header AND the</text:p>
            <text:p text:style-name="P628"><text:s text:c="3"/>implementation file. </text:p>
          </table:table-cell>
        </table:table-row>
      </table:table>
      <text:p text:style-name="P188"/>
      <text:p text:style-name="P29"><text:s/><text:span text:style-name="T348">Function Templates</text:span> </text:p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578">1. No declaration: </text:p>
            <text:p text:style-name="P613"><text:s text:c="3"/>Many compilers do not support template function</text:p>
            <text:p text:style-name="P613"><text:s text:c="3"/>declarations or separate compilation. Therefore, do</text:p>
            <text:p text:style-name="P877"><text:s text:c="3"/>NOT use template function declarations.</text:p>
            <text:p text:style-name="P578">2. In same file:</text:p>
            <text:p text:style-name="P613"><text:s text:c="3"/>Place the template function definition in the same</text:p>
            <text:p text:style-name="P877"><text:s text:c="3"/>file in which it is used.</text:p>
            <text:p text:style-name="P578">3. Definition before Call: </text:p>
            <text:p text:style-name="P613"><text:s text:c="3"/>Place the template function definition before it is</text:p>
            <text:p text:style-name="P613"><text:s text:c="3"/>called (i.e., before main() ).</text:p>
          </table:table-cell>
        </table:table-row>
        <table:table-row>
          <table:table-cell table:style-name="Table131.A2" office:value-type="string">
            <text:p text:style-name="P799">Writing Function Templates</text:p>
            <text:p text:style-name="P615">1. Write a version of the function that is NOT a</text:p>
            <text:p text:style-name="P615"><text:s text:c="3"/>template.</text:p>
            <text:p text:style-name="P916">2. Completely test and debug it.</text:p>
            <text:p text:style-name="P615">3. Convert that ordinary function to a template</text:p>
            <text:p text:style-name="P615"><text:s text:c="3"/>function by adding the template prefix and</text:p>
            <text:p text:style-name="P615"><text:s text:c="3"/>replacing the type names with the type parameter.</text:p>
          </table:table-cell>
        </table:table-row>
        <table:table-row>
          <table:table-cell table:style-name="Table131.A2" office:value-type="string">
            <text:p text:style-name="P865">Template Prefix: <text:span text:style-name="T349">(</text:span><text:span text:style-name="T80">must prefix </text:span><text:span text:style-name="T96">the</text:span><text:span text:style-name="T80"> function definit</text:span><text:span text:style-name="T96">i</text:span><text:span text:style-name="T80">on</text:span><text:span text:style-name="T96">)</text:span></text:p>
            <text:p text:style-name="P614"><text:s text:c="2"/>template&lt;class TypeParameter&gt;</text:p>
            <text:p text:style-name="P916"><text:s text:c="4"/>or</text:p>
            <text:p text:style-name="P880"><text:s text:c="2"/>template&lt;typename TypeParameter&gt;</text:p>
            <text:p text:style-name="P882"><text:span text:style-name="T1">Note:</text:span> <text:span text:style-name="T49">no semicolon following the template prefix!</text:span></text:p>
          </table:table-cell>
        </table:table-row>
        <table:table-row>
          <table:table-cell table:style-name="Table131.A2" office:value-type="string">
            <text:p text:style-name="P878"><text:span text:style-name="T1">Definition, </text:span><text:span text:style-name="T43">example</text:span><text:span text:style-name="T1">:</text:span> (swap two values)</text:p>
            <text:p text:style-name="P614"><text:s text:c="4"/>template&lt;class ItemType&gt;</text:p>
            <text:p text:style-name="P616"><text:s text:c="4"/>void swap&lt;ItemType &amp;var1, ItemType &amp;var2)</text:p>
            <text:p text:style-name="P616"><text:s text:c="4"/>{</text:p>
            <text:p text:style-name="P879"><text:s text:c="8"/>ItemType tmp;</text:p>
            <text:p text:style-name="P616"><text:s text:c="8"/>tmp = var1;</text:p>
            <text:p text:style-name="P616"><text:s text:c="8"/>var1 = var2;</text:p>
            <text:p text:style-name="P616"><text:s text:c="8"/>var2 = tmp;</text:p>
            <text:p text:style-name="P616"><text:s text:c="4"/>}</text:p>
          </table:table-cell>
        </table:table-row>
        <table:table-row>
          <table:table-cell table:style-name="Table131.A2" office:value-type="string">
            <text:p text:style-name="P878"><text:span text:style-name="T1">Call, </text:span><text:span text:style-name="T43">example</text:span><text:span text:style-name="T1">:</text:span> <text:span text:style-name="T350">(swap two values)</text:span></text:p>
            <text:p text:style-name="P614"><text:s text:c="4"/>int first(1), second(2);</text:p>
            <text:p text:style-name="P614"><text:s text:c="4"/>swap(first, second); <text:s/></text:p>
            <text:p text:style-name="P916"><text:s text:c="6"/>or </text:p>
            <text:p text:style-name="P614"><text:s text:c="4"/>char first('a'), second('b');</text:p>
            <text:p text:style-name="P614"><text:s text:c="4"/>swap(first, second);</text:p>
          </table:table-cell>
        </table:table-row>
      </table:table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30"><text:s/><text:span text:style-name="T350">Class Templates</text:span> </text:p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881"><text:span text:style-name="T1">Template Prefix: </text:span>(must prefix the class definition)</text:p>
            <text:p text:style-name="P617"><text:s text:c="2"/>template&lt;class TypeParameter&gt;</text:p>
            <text:p text:style-name="P917"><text:s text:c="4"/>or</text:p>
            <text:p text:style-name="P617"><text:s text:c="2"/>template&lt;typename TypeParameter&gt;</text:p>
            <text:p text:style-name="P983"><text:span text:style-name="T1">Note:</text:span> <text:span text:style-name="T49">no semicolon following the template prefix!</text:span></text:p>
          </table:table-cell>
        </table:table-row>
        <table:table-row>
          <table:table-cell table:style-name="Table156.A2" office:value-type="string">
            <text:p text:style-name="P866">Definition, example:</text:p>
            <text:p text:style-name="P617"><text:s text:c="4"/>template&lt;class ItemType&gt;</text:p>
            <text:p text:style-name="P617"><text:s text:c="4"/>class Pair</text:p>
            <text:p text:style-name="P617"><text:s text:c="4"/>{</text:p>
            <text:p text:style-name="P617"><text:s text:c="6"/>public:</text:p>
            <text:p text:style-name="P617"><text:s text:c="8"/>Pair(ItemType val_1, ItemType val_2);</text:p>
            <text:p text:style-name="P617"><text:s text:c="8"/>void set_item(int position, ItemType val);</text:p>
            <text:p text:style-name="P617"><text:s text:c="8"/>void get_item(int position) const;</text:p>
            <text:p text:style-name="P617"><text:s text:c="6"/>private:</text:p>
            <text:p text:style-name="P617"><text:s text:c="8"/>ItemType first;</text:p>
            <text:p text:style-name="P617"><text:s text:c="8"/>ItemType second;</text:p>
            <text:p text:style-name="P617"><text:s text:c="4"/>};</text:p>
          </table:table-cell>
        </table:table-row>
        <table:table-row>
          <table:table-cell table:style-name="Table156.A2" office:value-type="string">
            <text:p text:style-name="P866">Class Template Constructor:</text:p>
            <text:p text:style-name="P617"><text:s text:c="2"/>template&lt;class ItemType&gt;</text:p>
            <text:p text:style-name="P617"><text:s text:c="2"/>Pair&lt;ItemType&gt;::Pair(ItemType val_1, ItemType val_2)</text:p>
            <text:p text:style-name="P617"><text:s text:c="2"/>{</text:p>
            <text:p text:style-name="P617"><text:s text:c="5"/>first = val_1;</text:p>
            <text:p text:style-name="P617"><text:s text:c="5"/>second = val_2;</text:p>
            <text:p text:style-name="P617"><text:s text:c="2"/>}</text:p>
          </table:table-cell>
        </table:table-row>
        <table:table-row>
          <table:table-cell table:style-name="Table156.A2" office:value-type="string">
            <text:p text:style-name="P866">Class Template Member Functions:</text:p>
            <text:p text:style-name="P617"><text:s text:c="2"/>template&lt;class ItemType&gt;</text:p>
            <text:p text:style-name="P618"><text:s text:c="2"/>void Pair&lt;ItemType&gt;::set_item(int position, </text:p>
            <text:p text:style-name="P618"><text:s text:c="32"/>ItemType val)</text:p>
            <text:p text:style-name="P617"><text:s text:c="2"/>{</text:p>
            <text:p text:style-name="P617"><text:s text:c="5"/>if (position == 1)</text:p>
            <text:p text:style-name="P617"><text:s text:c="9"/>first = value;</text:p>
            <text:p text:style-name="P617"><text:s text:c="5"/>else if (position == 2)</text:p>
            <text:p text:style-name="P617"><text:s text:c="9"/>second = value;</text:p>
            <text:p text:style-name="P617"><text:s text:c="5"/>else</text:p>
            <text:p text:style-name="P617"><text:s text:c="9"/>cout &lt;&lt; "Error";</text:p>
            <text:p text:style-name="P617"><text:s text:c="2"/>}</text:p>
          </table:table-cell>
        </table:table-row>
        <table:table-row>
          <table:table-cell table:style-name="Table156.A2" office:value-type="string">
            <text:p text:style-name="P866">Class Object Declaration: </text:p>
            <text:p text:style-name="P821">1. Append a &lt;<text:span text:style-name="T49">type argument</text:span>&gt; to the class name.</text:p>
            <text:p text:style-name="P618">2. Follow that with the variable name and initial</text:p>
            <text:p text:style-name="P618"><text:s text:c="3"/>values.</text:p>
            <text:p text:style-name="P953">Examples:</text:p>
            <text:p text:style-name="P617"><text:s text:c="3"/>Pair&lt;int&gt; numbers(1, 2); </text:p>
            <text:p text:style-name="P917"><text:s text:c="3"/>Pair&lt;char&gt; letters('a', 'b');</text:p>
            <text:p text:style-name="P617"><text:s text:c="3"/>Pair&lt;std::string&gt; words("hi", "there");</text:p>
          </table:table-cell>
        </table:table-row>
      </table:table>
      <text:p text:style-name="P182"/>
      <text:p text:style-name="P182"/>
      <text:p text:style-name="P182"/>
      <text:p text:style-name="P182"/>
      <text:p text:style-name="P251">See table in left column with notes on compiling issues when using template classes.</text:p>
      <text:p text:style-name="P182"/>
      <text:p text:style-name="P182"/>
      <text:p text:style-name="P182"/>
      <text:p text:style-name="P182"/>
      <text:p text:style-name="P231"/>
      <text:p text:style-name="P228"/>
      <text:p text:style-name="P228"/>
      <text:p text:style-name="P286"><text:span text:style-name="T267">INHERITANCE &amp; TEMPLATES</text:span><text:span text:style-name="T255"> (</text:span><text:span text:style-name="T267">2</text:span><text:span text:style-name="T270">1</text:span><text:span text:style-name="T255">)</text:span></text:p>
      <text:p text:style-name="P894"/>
      <text:p text:style-name="P202"><text:span text:style-name="T112"><text:s/></text:span><text:span text:style-name="T116">Arrow Operator <text:s/>-&gt;</text:span><text:span text:style-name="T112"> 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510">Specifies a member of a struct <text:span text:style-name="T225">or a</text:span> class object that is pointed to by a pointer variable.</text:p>
          </table:table-cell>
        </table:table-row>
        <table:table-row>
          <table:table-cell table:style-name="Table95.A2" office:value-type="string">
            <text:p text:style-name="P908"><text:span text:style-name="T1">Syntax:</text:span> <text:s text:c="4"/>Pointer_Variable<text:span text:style-name="T1">-&gt;</text:span>Member_Name;</text:p>
          </table:table-cell>
        </table:table-row>
        <table:table-row>
          <table:table-cell table:style-name="Table95.A2" office:value-type="string">
            <text:p text:style-name="P974"><text:span text:style-name="T1">Example: </text:span>1. Define a <text:span text:style-name="T333">S</text:span>tructure</text:p>
            <text:p text:style-name="P510"><text:s text:c="12"/>struct Record </text:p>
            <text:p text:style-name="P510"><text:s text:c="12"/>{</text:p>
            <text:p text:style-name="P510"><text:s text:c="16"/>int number;</text:p>
            <text:p text:style-name="P510"><text:s text:c="16"/>char grade;</text:p>
            <text:p text:style-name="P510"><text:s text:c="12"/>}</text:p>
            <text:p text:style-name="P945"><text:s text:c="9"/>2. Create a Dynamic Variable</text:p>
            <text:p text:style-name="P510"><text:s text:c="12"/>Record *p; <text:s text:c="6"/>// <text:span text:style-name="T333">ptr var of type Record</text:span></text:p>
            <text:p text:style-name="P510"><text:s text:c="12"/>p = new Record; <text:s/>// <text:span text:style-name="T333">ptr assigned to var p</text:span></text:p>
            <text:p text:style-name="P510"><text:s text:c="12"/>p-&gt;number = 20; <text:s/>// <text:span text:style-name="T333">assign value to prop</text:span></text:p>
            <text:p text:style-name="P511"><text:s text:c="12"/>p-&gt;grade = 'A'; <text:s/>// <text:span text:style-name="T333">assign value to prop</text:span> </text:p>
          </table:table-cell>
        </table:table-row>
      </table:table>
      <text:p text:style-name="P202"/>
      <text:p text:style-name="P202"><text:span text:style-name="T112"><text:s/></text:span><text:span text:style-name="T120">this</text:span><text:span text:style-name="T117"> Pointer</text:span><text:span text:style-name="T112"> 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856">The <text:span text:style-name="T58">this</text:span> pointer is a predefined pointer that points to the calling object.</text:p>
            <text:p text:style-name="P514">- Used when defining member functions for a class and</text:p>
            <text:p text:style-name="P514"><text:s text:c="2"/>you want to refer to the calling object.</text:p>
          </table:table-cell>
        </table:table-row>
      </table:table>
      <text:p text:style-name="P202"/>
      <text:p text:style-name="P110"><text:span text:style-name="T234"><text:s/>Operators:</text:span> <text:s text:c="2"/><text:span text:style-name="T234">(*this) <text:s text:c="2"/>and <text:s text:c="2"/>this-&gt; <text:s/></text:span>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299">Point Point::move(double xC, double yC) const</text:p>
            <text:p text:style-name="P299">{</text:p>
            <text:p text:style-name="P299"><text:s text:c="2"/>Point answer;</text:p>
            <text:p text:style-name="P299"/>
            <text:p text:style-name="P299"><text:s text:c="2"/>answer.setX( getX() + xC );</text:p>
            <text:p text:style-name="P299"><text:s text:c="6"/>// <text:s/>getX will be called by the same invoking</text:p>
            <text:p text:style-name="P299"><text:s text:c="6"/>// <text:s/>instance that called the move function</text:p>
            <text:p text:style-name="P299"><text:s text:c="6"/>// *** OR *** </text:p>
            <text:p text:style-name="P299"><text:s text:c="2"/>answer.setX( (<text:span text:style-name="T1">*this</text:span>).getX() + xC);</text:p>
            <text:p text:style-name="P299"><text:s text:c="2"/>// "this" holds the address of the invoking instance</text:p>
            <text:p text:style-name="P299"/>
            <text:p text:style-name="P299"><text:s text:c="2"/>answer.setY( getY() + yC );</text:p>
            <text:p text:style-name="P299"><text:s text:c="6"/>// *** OR *** </text:p>
            <text:p text:style-name="P299"><text:s text:c="2"/>answer.setY( <text:span text:style-name="T1">this-&gt;</text:span>getY() + yC);</text:p>
            <text:p text:style-name="P299"><text:s text:c="2"/>// <text:span text:style-name="T17">this</text:span><text:span text:style-name="T1">-&gt;</text:span> <text:s/>is the same as <text:span text:style-name="T1">(*</text:span><text:span text:style-name="T17">this</text:span><text:span text:style-name="T1">)</text:span>.</text:p>
            <text:p text:style-name="P299"/>
            <text:p text:style-name="P299"><text:s text:c="2"/>return answer;</text:p>
            <text:p text:style-name="P299">}</text:p>
          </table:table-cell>
        </table:table-row>
      </table:table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183"/>
      <text:p text:style-name="P31"><text:s/><text:span text:style-name="T351">Virtual Methods</text:span> </text:p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579">Usage:</text:p>
            <text:p text:style-name="P619">Used when a function will have a different definition in a derived class than in the base class.</text:p>
          </table:table-cell>
        </table:table-row>
        <table:table-row>
          <table:table-cell table:style-name="Table155.A2" office:value-type="string">
            <text:p text:style-name="P822">In the base class, prefix the <text:span text:style-name="T123">method declaration</text:span> with the <text:span text:style-name="T1">keyword </text:span><text:span text:style-name="T131">virtual</text:span>.</text:p>
            <text:p text:style-name="P619">- The keyword is added to the declaration, NOT the</text:p>
            <text:p text:style-name="P822"><text:s text:c="2"/>definition.</text:p>
            <text:p text:style-name="P619">- You only need to add virtual to the base class</text:p>
            <text:p text:style-name="P619"><text:s text:c="2"/>declaration (not to subsequent derived class</text:p>
            <text:p text:style-name="P822"><text:s text:c="2"/>declarations). </text:p>
            <text:p text:style-name="P619">- However, for readability, it is good practice to add</text:p>
            <text:p text:style-name="P619"><text:s text:c="2"/>the keyword to derived class declarations.</text:p>
          </table:table-cell>
        </table:table-row>
        <table:table-row>
          <table:table-cell table:style-name="Table155.A2" office:value-type="string">
            <text:p text:style-name="P619">The code virtual methods execute is determined at runtime (not when compiled) based on the calling object (which class it is from).</text:p>
          </table:table-cell>
        </table:table-row>
        <table:table-row>
          <table:table-cell table:style-name="Table155.A2" office:value-type="string">
            <text:p text:style-name="P827"><text:span text:style-name="T123">Constructors</text:span> <text:span text:style-name="T58">cannot</text:span> be virtual.</text:p>
            <text:p text:style-name="P827"><text:span text:style-name="T123">Destructors</text:span> <text:span text:style-name="T58">can</text:span> and <text:span text:style-name="T58">should</text:span> be virtual.</text:p>
            <text:p text:style-name="P629">- This ensures future descendants of the object can</text:p>
            <text:p text:style-name="P629"><text:s text:c="2"/>deallocate themselves correctly</text:p>
          </table:table-cell>
        </table:table-row>
        <table:table-row>
          <table:table-cell table:style-name="Table155.A2" office:value-type="string">
            <text:p text:style-name="P867">Example Syntax:</text:p>
            <text:p text:style-name="P883"><text:s text:c="4"/>virtual void setItem(const ItemType&amp; theItem);</text:p>
          </table:table-cell>
        </table:table-row>
      </table:table>
      <text:p text:style-name="P184"/>
      <text:p text:style-name="P184"/>
      <text:p text:style-name="P31"><text:s/><text:span text:style-name="T351">Pure Virtual Methods: <text:s/>=0</text:span> </text:p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619">The <text:span text:style-name="T1">=0</text:span> is a type of <text:span text:style-name="T1">keyword</text:span> syntax to denote a <text:span text:style-name="T1">pure virtual method</text:span>.</text:p>
          </table:table-cell>
        </table:table-row>
        <table:table-row>
          <table:table-cell table:style-name="Table158.A2" office:value-type="string">
            <text:p text:style-name="P822">A pure virtual method (a virtual method that has =0 on the end) cannot be implemented by the base class. </text:p>
            <text:p text:style-name="P619">- It must be implemented by a derived class.</text:p>
          </table:table-cell>
        </table:table-row>
        <table:table-row>
          <table:table-cell table:style-name="Table158.A2" office:value-type="string">
            <text:p text:style-name="P579">Example Syntax:</text:p>
            <text:p text:style-name="P954"><text:s text:c="4"/>virtual void setItem(const ItemType&amp; theItem) =0;</text:p>
          </table:table-cell>
        </table:table-row>
      </table:table>
      <text:p text:style-name="P184"/>
      <text:p text:style-name="P184"/>
      <text:p text:style-name="P31"><text:s/><text:span text:style-name="T351">Polymorphism</text:span> </text:p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619">This delayed decision about which code to execute is an example of polymorphism</text:p>
          </table:table-cell>
        </table:table-row>
        <table:table-row>
          <table:table-cell table:style-name="Table157.A2" office:value-type="string">
            <text:p text:style-name="P619"><text:span text:style-name="T131">Polymorphism</text:span> is the ability to associate multiple meanings to one function name by means of late binding (i.e., binding the meaning to the function name "later," at runtime instead, of when compiled).</text:p>
          </table:table-cell>
        </table:table-row>
      </table:table>
      <text:p text:style-name="P184"/>
      <text:p text:style-name="P184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76">CLASS-SPECIFIC OPERATORS</text:p>
      <text:p text:style-name="P288"><text:span text:style-name="T269">&amp; VIRTUAL FUNCTIONS</text:span><text:span text:style-name="T255"> (</text:span><text:span text:style-name="T267">2</text:span><text:span text:style-name="T270">2</text:span><text:span text:style-name="T255">)</text:span></text:p>
      <text:p text:style-name="P894"/>
      <text:p text:style-name="P111"><text:s/><text:span text:style-name="T332">Invoking Operators </text:span></text:p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P572">operator notation</text:p>
          </table:table-cell>
          <table:table-cell table:style-name="Table149.B1" office:value-type="string">
            <text:p text:style-name="P572">function notation</text:p>
          </table:table-cell>
        </table:table-row>
        <table:table-row>
          <table:table-cell table:style-name="Table149.A2" office:value-type="string">
            <text:p text:style-name="P503">a + b</text:p>
          </table:table-cell>
          <table:table-cell table:style-name="Table149.B2" office:value-type="string">
            <text:p text:style-name="P503">a.operator+(b)</text:p>
          </table:table-cell>
        </table:table-row>
        <table:table-row>
          <table:table-cell table:style-name="Table149.A2" office:value-type="string">
            <text:p text:style-name="P529">a = b</text:p>
          </table:table-cell>
          <table:table-cell table:style-name="Table149.B2" office:value-type="string">
            <text:p text:style-name="P529">a.operator=(b)</text:p>
          </table:table-cell>
        </table:table-row>
        <table:table-row>
          <table:table-cell table:style-name="Table149.B2" table:number-columns-spanned="2" office:value-type="string">
            <text:p text:style-name="P915"><text:span text:style-name="T239">Note the use of the keyword </text:span><text:span text:style-name="T19">operator</text:span><text:span text:style-name="T239">.</text:span></text:p>
          </table:table-cell>
          <table:covered-table-cell/>
        </table:table-row>
      </table:table>
      <text:p text:style-name="P203"/>
      <text:p text:style-name="P117"><text:s/>Overloading Operators 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731"><text:span text:style-name="T1">Concept:</text:span> An operator (like + or - or *) is just a function with a different syntax.</text:p>
            <text:p text:style-name="P732"><text:span text:style-name="T19"><text:s text:c="4"/>( a + b )</text:span><text:span text:style-name="T239"> <text:s text:c="2"/>is the same as <text:s text:c="3"/></text:span><text:span text:style-name="T19">a.operator+(b)</text:span></text:p>
          </table:table-cell>
        </table:table-row>
        <table:table-row>
          <table:table-cell table:style-name="Table99.A2" office:value-type="string">
            <text:p text:style-name="P731"><text:span text:style-name="T1">Syntax:</text:span> Use the name of the operator ( + ) instead of a function name (e.g., add) and precede the operator with the <text:span text:style-name="T1">keyword "operator"</text:span>.</text:p>
          </table:table-cell>
        </table:table-row>
        <table:table-row>
          <table:table-cell table:style-name="Table99.A2" office:value-type="string">
            <text:p text:style-name="P733"><text:span text:style-name="T1">Binary: </text:span><text:span text:style-name="T237">The parameters of the function are the left and right operands </text:span>( a + b )<text:span text:style-name="T237">.</text:span></text:p>
          </table:table-cell>
        </table:table-row>
        <table:table-row>
          <table:table-cell table:style-name="Table99.A2" office:value-type="string">
            <text:p text:style-name="P851"><text:span text:style-name="T1">Unary:</text:span> <text:span text:style-name="T238">One parameter/argument is given: it is the right (and only) operand.</text:span></text:p>
            <text:p text:style-name="P787">Example, Declaration<text:span text:style-name="T80"> </text:span><text:span text:style-name="T92">(similar syntax for binary)</text:span>: </text:p>
            <text:p text:style-name="P500"><text:s text:c="2"/>class Money</text:p>
            <text:p text:style-name="P500"><text:s text:c="4"/>{</text:p>
            <text:p text:style-name="P500"><text:s text:c="6"/>friend Money <text:span text:style-name="T1">operator-</text:span>(const Money &amp;amt); </text:p>
            <text:p text:style-name="P500"><text:s text:c="6"/>// overload negative sign</text:p>
            <text:p text:style-name="P500"><text:s text:c="6"/>...</text:p>
            <text:p text:style-name="P852"><text:s text:c="4"/>}</text:p>
            <text:p text:style-name="P787">Example, Definition:</text:p>
            <text:p text:style-name="P500"><text:s text:c="2"/>Money <text:span text:style-name="T1">operator-</text:span>(const Money &amp;amt)</text:p>
            <text:p text:style-name="P734"><text:s text:c="2"/>{ ...routine to return Money object as negative... }</text:p>
          </table:table-cell>
        </table:table-row>
      </table:table>
      <text:p text:style-name="P196"/>
      <text:p text:style-name="P109"><text:s/><text:span text:style-name="T183">Overloading the = Operator </text:span></text:p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735">The overloaded assignment operator ( = ) must be a member of the class, not a friend.</text:p>
            <text:p text:style-name="P504">- The right side of the = is the parameter/argument</text:p>
            <text:p text:style-name="P735"><text:s text:c="2"/>when called <text:span text:style-name="T334">(i.e., </text:span><text:span text:style-name="T57">copy right side to left side</text:span><text:span text:style-name="T334">)</text:span>:</text:p>
            <text:p text:style-name="P504">- The left side of the = is the calling object ("this"</text:p>
            <text:p text:style-name="P504"><text:s text:c="2"/>inside the function). This means the call works as</text:p>
            <text:p text:style-name="P735"><text:s text:c="2"/>if there were a dot operator</text:p>
            <text:p text:style-name="P504"><text:s text:c="8"/><text:span text:style-name="T20">a = b;</text:span><text:span text:style-name="T240"> <text:s text:c="3"/>same as <text:s text:c="3"/></text:span><text:span text:style-name="T20">a.operator=(b);</text:span></text:p>
          </table:table-cell>
        </table:table-row>
        <table:table-row>
          <table:table-cell table:style-name="Table137.A2" office:value-type="string">
            <text:p text:style-name="P347">Declaration (in class definition):</text:p>
            <text:p text:style-name="P904"><text:s text:c="4"/><text:span text:style-name="T231">void</text:span> operator=(const Class_Name&amp; right_side);</text:p>
            <text:p text:style-name="P905">(<text:span text:style-name="T49">can return void or a reference to the calling object</text:span>)</text:p>
          </table:table-cell>
        </table:table-row>
        <table:table-row>
          <table:table-cell table:style-name="Table137.A2" office:value-type="string">
            <text:p text:style-name="P788">Definition (in implementation file):</text:p>
            <text:p text:style-name="P504"><text:s/><text:span text:style-name="T240">Class_Name&amp; Class_Name</text:span>::operator=(const Class_Name</text:p>
            <text:p text:style-name="P735"><text:s text:c="35"/><text:span text:style-name="T335">&amp;</text:span>right_side)</text:p>
            <text:p text:style-name="P735"><text:s/><text:span text:style-name="T232">{</text:span></text:p>
            <text:p text:style-name="P735"><text:s text:c="4"/>... <text:span text:style-name="T232">copy right_side.variables to calling obj...</text:span></text:p>
            <text:p text:style-name="P735"><text:s text:c="4"/><text:span text:style-name="T240">return *this // for function chaining</text:span></text:p>
            <text:p text:style-name="P735"><text:s/><text:span text:style-name="T232">}</text:span></text:p>
          </table:table-cell>
        </table:table-row>
      </table:table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12"><text:s/>Overloading: Binary Examples ( + ) 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505">Number a(345), b(12678); // Assume Number is a class</text:p>
          </table:table-cell>
        </table:table-row>
        <table:table-row>
          <table:table-cell table:style-name="Table138.A2" office:value-type="string">
            <text:p text:style-name="P573">Example: <text:span text:style-name="T233">object</text:span> addition ( a + b )</text:p>
            <text:p text:style-name="P943"><text:span text:style-name="T123">Declaration</text:span>: </text:p>
            <text:p text:style-name="P505"><text:s text:c="4"/>Number operator+(const Number &amp;<text:span text:style-name="T233">r</text:span>) const;</text:p>
            <text:p text:style-name="P943"><text:span text:style-name="T123">Defintion</text:span>: </text:p>
            <text:p text:style-name="P505"><text:s text:c="4"/>Number Number::operator+(const Number &amp;r) const</text:p>
            <text:p text:style-name="P505"><text:s text:c="4"/>{</text:p>
            <text:p text:style-name="P505"><text:s text:c="7"/>return Number( getInt() + r.getInt() );</text:p>
            <text:p text:style-name="P505"><text:s text:c="7"/>// <text:span text:style-name="T235">OR: </text:span></text:p>
            <text:p text:style-name="P505"><text:s text:c="7"/>return Number( <text:span text:style-name="T1">(*this)</text:span>.getInt() + r.getInt() );</text:p>
            <text:p text:style-name="P505"><text:s text:c="7"/>// <text:span text:style-name="T235">OR: </text:span></text:p>
            <text:p text:style-name="P505"><text:s text:c="7"/>return Number( <text:span text:style-name="T1">this</text:span><text:span text:style-name="T18">-&gt;</text:span><text:span text:style-name="T235">g</text:span>etInt() + r.getInt() );</text:p>
            <text:p text:style-name="P505"><text:s text:c="4"/>}</text:p>
            <text:p text:style-name="P943"><text:span text:style-name="T123">Call/Usage</text:span>: </text:p>
            <text:p text:style-name="P505"><text:s text:c="4"/>operator notation: a + b</text:p>
            <text:p text:style-name="P505"><text:s text:c="4"/>function notation: a.operator+(b)</text:p>
          </table:table-cell>
        </table:table-row>
        <table:table-row>
          <table:table-cell table:style-name="Table138.A2" office:value-type="string">
            <text:p text:style-name="P573">Example: mixed mode, int on right ( a + 7439 )</text:p>
            <text:p text:style-name="P943"><text:span text:style-name="T123">Declaration</text:span>: </text:p>
            <text:p text:style-name="P505"><text:s text:c="4"/>Number operator+(int n) const;</text:p>
            <text:p text:style-name="P943"><text:span text:style-name="T123">Defintion</text:span>: </text:p>
            <text:p text:style-name="P505"><text:s text:c="4"/>Number Number::operator+(int n) const</text:p>
            <text:p text:style-name="P505"><text:s text:c="4"/>{</text:p>
            <text:p text:style-name="P505"><text:s text:c="7"/><text:span text:style-name="T236">return </text:span>Number( getInt() + n );</text:p>
            <text:p text:style-name="P506"><text:s text:c="7"/>// <text:span text:style-name="T235">OR: </text:span></text:p>
            <text:p text:style-name="P506"><text:s text:c="7"/>return Number( <text:span text:style-name="T1">(*this)</text:span>.getInt() + <text:span text:style-name="T336">n</text:span> );</text:p>
            <text:p text:style-name="P506"><text:s text:c="7"/>// <text:span text:style-name="T235">OR: </text:span></text:p>
            <text:p text:style-name="P506"><text:s text:c="7"/>return Number( <text:span text:style-name="T1">this</text:span><text:span text:style-name="T18">-&gt;</text:span><text:span text:style-name="T235">g</text:span>etInt() + <text:span text:style-name="T336">n</text:span> );</text:p>
            <text:p text:style-name="P505"><text:s text:c="4"/>}</text:p>
            <text:p text:style-name="P943"><text:span text:style-name="T123">Call/Usage</text:span>:</text:p>
            <text:p text:style-name="P505"><text:s text:c="4"/>operator notation: a + 7439</text:p>
            <text:p text:style-name="P505"><text:s text:c="4"/>function notation: a.operator+(7439)</text:p>
          </table:table-cell>
        </table:table-row>
        <table:table-row>
          <table:table-cell table:style-name="Table138.A2" office:value-type="string">
            <text:p text:style-name="P573">Example: mixed mode, int on left <text:s/>( 567 + a )</text:p>
            <text:p text:style-name="P943"><text:span text:style-name="T123">Declaration</text:span>: </text:p>
            <text:p text:style-name="P505"><text:s text:c="4"/><text:span text:style-name="T1">friend</text:span> Number operator+(int n, const Number &amp;r ); </text:p>
            <text:p text:style-name="P943"><text:span text:style-name="T123">Definition</text:span>: </text:p>
            <text:p text:style-name="P505"><text:s text:c="4"/>Number operator+(int n, const Number &amp;r ) </text:p>
            <text:p text:style-name="P505"><text:s text:c="4"/>{</text:p>
            <text:p text:style-name="P505"><text:s text:c="8"/>return r + n;</text:p>
            <text:p text:style-name="P507"><text:s text:c="8"/>// <text:span text:style-name="T1">The order is specific</text:span>: object first. This</text:p>
            <text:p text:style-name="P507"><text:s text:c="8"/>// calls overloaded operator: r.operator+(n),</text:p>
            <text:p text:style-name="P507"><text:s text:c="8"/>// mixed mode, int on right. Then it returns</text:p>
            <text:p text:style-name="P507"><text:s text:c="8"/>// the Number object returned by the</text:p>
            <text:p text:style-name="P507"><text:s text:c="8"/>// overloaded operator.</text:p>
            <text:p text:style-name="P505"><text:s text:c="4"/>} <text:s text:c="25"/><text:span text:style-name="T16">[NOTE: friend </text:span><text:span text:style-name="T40">function</text:span><text:span text:style-name="T16">]</text:span></text:p>
            <text:p text:style-name="P943"><text:span text:style-name="T123">Call/Usage</text:span>: </text:p>
            <text:p text:style-name="P505"><text:s text:c="4"/>operator notation: 567 + a </text:p>
            <text:p text:style-name="P505"><text:s text:c="4"/>function notation: operator+(567,a)</text:p>
          </table:table-cell>
        </table:table-row>
      </table:table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13"><text:s/>Overload Insertion (Output) Operator: &lt;&lt; </text:p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508">Binary operator that returns the indicated output stream.</text:p>
            <text:p text:style-name="P508">- When you return a stream, you <text:span text:style-name="T1">MUST</text:span> return a</text:p>
            <text:p text:style-name="P508"><text:s text:c="2"/><text:span text:style-name="T1">REFERENCE</text:span> to that stream: &amp; (which means you are</text:p>
            <text:p text:style-name="P508"><text:s text:c="2"/>returning the object itself, not the value of the</text:p>
            <text:p text:style-name="P508"><text:s text:c="2"/>object).</text:p>
            <text:p text:style-name="P508">- The parameters of the function are the left and</text:p>
            <text:p text:style-name="P508"><text:s text:c="2"/>right operands.</text:p>
          </table:table-cell>
        </table:table-row>
        <table:table-row>
          <table:table-cell table:style-name="Table139.A2" office:value-type="string">
            <text:p text:style-name="P789">Example, Declaration:</text:p>
            <text:p text:style-name="P508"><text:s/>class Money</text:p>
            <text:p text:style-name="P508"><text:s/>{</text:p>
            <text:p text:style-name="P508"><text:s text:c="3"/>public:</text:p>
            <text:p text:style-name="P508"><text:s text:c="3"/>friend ostream&amp; operator&lt;&lt;(ostream&amp; outs, </text:p>
            <text:p text:style-name="P508"><text:s text:c="30"/>const Money &amp;amt); ...</text:p>
            <text:p text:style-name="P508"><text:s/>}</text:p>
          </table:table-cell>
        </table:table-row>
        <table:table-row>
          <table:table-cell table:style-name="Table139.A2" office:value-type="string">
            <text:p text:style-name="P789">Example, Definition:</text:p>
            <text:p text:style-name="P508"><text:s/>ostream&amp; operator&lt;&lt;(ostream&amp; outs, const Money &amp;amt)</text:p>
            <text:p text:style-name="P508"><text:s/>{</text:p>
            <text:p text:style-name="P508"><text:s text:c="4"/>...output routine...;</text:p>
            <text:p text:style-name="P508"><text:s text:c="4"/>return outs; // returns a reference</text:p>
            <text:p text:style-name="P508"><text:s/>}</text:p>
          </table:table-cell>
        </table:table-row>
      </table:table>
      <text:p text:style-name="P196"/>
      <text:p text:style-name="P114"><text:s/>Overload Extraction (Input) Operator: &gt;&gt; </text:p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509">Binary operator that returns a reference to the indicated input stream.</text:p>
            <text:p text:style-name="P509">- The second parameter/argument receives the value</text:p>
            <text:p text:style-name="P509"><text:s text:c="2"/>piped in from the first parameter/argument.</text:p>
          </table:table-cell>
        </table:table-row>
        <table:table-row>
          <table:table-cell table:style-name="Table140.A2" office:value-type="string">
            <text:p text:style-name="P790">Example, Declaration: </text:p>
            <text:p text:style-name="P509"><text:s/>class Money</text:p>
            <text:p text:style-name="P509"><text:s/>{</text:p>
            <text:p text:style-name="P509"><text:s text:c="3"/>public:</text:p>
            <text:p text:style-name="P509"><text:s text:c="3"/>friend istream&amp; operator&gt;&gt;(istream &amp;ins, </text:p>
            <text:p text:style-name="P509"><text:s text:c="30"/>Money &amp;amt); <text:s/>...</text:p>
            <text:p text:style-name="P509"><text:s/>}</text:p>
          </table:table-cell>
        </table:table-row>
        <table:table-row>
          <table:table-cell table:style-name="Table140.A2" office:value-type="string">
            <text:p text:style-name="P790">Example, Definition: </text:p>
            <text:p text:style-name="P509"><text:s/>istream&amp; operator&gt;&gt;(istream &amp;ins, Money &amp;amt)</text:p>
            <text:p text:style-name="P509"><text:s/>{</text:p>
            <text:p text:style-name="P509"><text:s text:c="4"/>...input routine...;</text:p>
            <text:p text:style-name="P509"><text:s text:c="4"/>return ins; // returns a reference</text:p>
            <text:p text:style-name="P509"><text:s/>}</text:p>
          </table:table-cell>
        </table:table-row>
      </table:table>
      <text:p text:style-name="P226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30"/>
      <text:p text:style-name="P287"><text:span text:style-name="T268">OVERLOADING OPERATORS</text:span><text:span text:style-name="T255"> (</text:span><text:span text:style-name="T267">2</text:span><text:span text:style-name="T270">3</text:span><text:span text:style-name="T255">)</text:span></text:p>
      <text:p text:style-name="P896"/>
      <text:p text:style-name="P36"><text:s/><text:span text:style-name="T366">Assertions</text:span> </text:p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P630">#include &lt;cassert&gt; // include direction for assert()</text:p>
          </table:table-cell>
        </table:table-row>
        <table:table-row>
          <table:table-cell table:style-name="Table168.A2" office:value-type="string">
            <text:p text:style-name="P582">assert() syntax</text:p>
            <text:p text:style-name="P919"><text:s text:c="4"/>assert( someBooleanCondition );</text:p>
          </table:table-cell>
        </table:table-row>
        <table:table-row>
          <table:table-cell table:style-name="Table168.A2" office:value-type="string">
            <text:p text:style-name="P630"><text:span text:style-name="T1">if true:</text:span> <text:s/>program continues normally</text:p>
            <text:p text:style-name="P630"><text:span text:style-name="T1">if false:</text:span> program halts, error displayed</text:p>
          </table:table-cell>
        </table:table-row>
        <table:table-row>
          <table:table-cell table:style-name="Table168.A2" office:value-type="string">
            <text:p text:style-name="P630">The assert() function is a <text:span text:style-name="T1">debugging tool</text:span>, not a substitute for exceptions.</text:p>
          </table:table-cell>
        </table:table-row>
      </table:table>
      <text:p text:style-name="P189"/>
      <text:p text:style-name="P36"><text:s/><text:span text:style-name="T366">Exceptions</text:span> </text:p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P630">#include &lt;stdexcept&gt; // include directive, exceptions</text:p>
          </table:table-cell>
        </table:table-row>
        <table:table-row>
          <table:table-cell table:style-name="Table169.A2" office:value-type="string">
            <text:p text:style-name="P582">Two Parts of Working with Exceptions:</text:p>
            <text:p text:style-name="P977">1. Throw (inside)</text:p>
            <text:p text:style-name="P630"><text:s text:c="3"/>- Inside a function that may have an error</text:p>
            <text:p text:style-name="P630"><text:s text:c="3"/>- Inside the function, throw if error</text:p>
            <text:p text:style-name="P630"><text:s text:c="3"/>- Inside an if-statement checking for an error</text:p>
            <text:p text:style-name="P977">2. Try/Catch (outside)</text:p>
            <text:p text:style-name="P630"><text:s text:c="3"/>- Outside the function</text:p>
            <text:p text:style-name="P630"><text:s text:c="3"/>- "Try" to call the function</text:p>
            <text:p text:style-name="P630"><text:s text:c="3"/>- "Catch" any exceptions thrown by the function</text:p>
          </table:table-cell>
        </table:table-row>
        <table:table-row>
          <table:table-cell table:style-name="Table169.A2" office:value-type="string">
            <text:p text:style-name="P630"><text:span text:style-name="T1">1. Inside function:</text:span> <text:s/>throw exceptions</text:p>
            <text:p text:style-name="P630"><text:span text:style-name="T1">2. Outside function:</text:span> handle exceptions</text:p>
            <text:p text:style-name="P630"><text:s text:c="3"/>a. Try function</text:p>
            <text:p text:style-name="P630"><text:s text:c="3"/>b. Catch exceptions</text:p>
          </table:table-cell>
        </table:table-row>
      </table:table>
      <text:p text:style-name="P189"/>
      <text:p text:style-name="P37"><text:s/><text:span text:style-name="T367">noexcept</text:span> </text:p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P631">Mark a function "noexcept" if you <text:span text:style-name="T368">are </text:span>100% sure it will not throw and exception.</text:p>
          </table:table-cell>
        </table:table-row>
        <table:table-row>
          <table:table-cell table:style-name="Table170.A2" office:value-type="string">
            <text:p text:style-name="P631"><text:span text:style-name="T1">Syntax:</text:span> Append the keyword noexcept to end of function header.</text:p>
            <text:p text:style-name="P920"><text:s text:c="4"/>void SafeFunction( int var ) noexcept;</text:p>
          </table:table-cell>
        </table:table-row>
        <table:table-row>
          <table:table-cell table:style-name="Table170.A2" office:value-type="string">
            <text:p text:style-name="P631">Without the keyword, the function MAY throw an exception</text:p>
          </table:table-cell>
        </table:table-row>
        <table:table-row>
          <table:table-cell table:style-name="Table170.A2" office:value-type="string">
            <text:p text:style-name="P631"><text:span text:style-name="T1">NOTE: </text:span>The use of "specifiers" (a throw clause in a function header) is <text:span text:style-name="T1">deprecated</text:span> as of C++11.</text:p>
            <text:p text:style-name="P631"><text:s/>- If a function will NOT throw an exceptions, mark</text:p>
            <text:p text:style-name="P631"><text:s text:c="3"/>it with the noexcept keyword.</text:p>
            <text:p text:style-name="P631"><text:s/>- Otherwise, if it M<text:span text:style-name="T368">IGHT</text:span> throw an exception, leave it</text:p>
          </table:table-cell>
        </table:table-row>
      </table:table>
      <text:p text:style-name="P189"/>
      <text:p text:style-name="P38"><text:s/><text:span text:style-name="T369">Exception Class Hierarchy</text:span> </text:p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P635">exception</text:p>
            <text:p text:style-name="P635"><text:s/>|</text:p>
            <text:p text:style-name="P635"><text:s/>|-&gt; logic_error: internal logic error</text:p>
            <text:p text:style-name="P635"><text:s/>| <text:s text:c="2"/>|</text:p>
            <text:p text:style-name="P635"><text:s/>| <text:s text:c="2"/>|-&gt; invalid_argument: invalid function argument</text:p>
            <text:p text:style-name="P635"><text:s/>| <text:s text:c="2"/>|</text:p>
            <text:p text:style-name="P635"><text:s/>| <text:s text:c="2"/>|-&gt; length_error: object too large</text:p>
            <text:p text:style-name="P635"><text:s/>| <text:s text:c="2"/>|</text:p>
            <text:p text:style-name="P635"><text:s/>| <text:s text:c="2"/>|-&gt; out_of_range: index out of range</text:p>
            <text:p text:style-name="P635"><text:s/>|-&gt; runtime_error: error at runtime</text:p>
            <text:p text:style-name="P635"><text:s text:c="5"/>|</text:p>
            <text:p text:style-name="P635"><text:s text:c="5"/>|-&gt; overflow_error: math, number too large</text:p>
            <text:p text:style-name="P635"><text:s text:c="5"/>|</text:p>
            <text:p text:style-name="P635"><text:s text:c="5"/>|-&gt; range_error: result cannot be represented</text:p>
            <text:p text:style-name="P635"><text:s text:c="5"/>|</text:p>
            <text:p text:style-name="P635"><text:s text:c="5"/>|-&gt; underflow_error: math, number too small</text:p>
          </table:table-cell>
        </table:table-row>
      </table:table>
      <text:p text:style-name="P190"/>
      <text:p text:style-name="P39"><text:s/><text:span text:style-name="T370">Custom Exception Class</text:span> </text:p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P806">Inherit from exception or any of its children</text:p>
            <text:p text:style-name="P636"><text:s text:c="2"/>class SpecExcept : public logic_error</text:p>
            <text:p text:style-name="P636"><text:s text:c="2"/>{</text:p>
            <text:p text:style-name="P636"><text:s text:c="6"/>public:</text:p>
            <text:p text:style-name="P636"><text:s text:c="6"/>SpecExcept(const string&amp; what_arg) </text:p>
            <text:p text:style-name="P636"><text:s text:c="17"/>: logic_error (what_arg);</text:p>
            <text:p text:style-name="P636"><text:s text:c="4"/>{</text:p>
            <text:p text:style-name="P636"><text:s text:c="6"/>// do special things here</text:p>
            <text:p text:style-name="P636"><text:s text:c="4"/>}</text:p>
            <text:p text:style-name="P636"><text:s text:c="2"/>};</text:p>
          </table:table-cell>
        </table:table-row>
        <table:table-row>
          <table:table-cell table:style-name="Table173.A2" office:value-type="string">
            <text:p text:style-name="P806">Throw it from a function</text:p>
            <text:p text:style-name="P636"><text:s text:c="2"/>float RiskyFunction( int num, int denom )</text:p>
            <text:p text:style-name="P636"><text:s text:c="2"/>{</text:p>
            <text:p text:style-name="P636"><text:s text:c="5"/>if ( denom == 0 )</text:p>
            <text:p text:style-name="P636"><text:s text:c="7"/>throw SpecExcept( "0 denominator" );</text:p>
            <text:p text:style-name="P636"><text:s text:c="5"/>return float(num) / float(denom);</text:p>
            <text:p text:style-name="P636"><text:s text:c="2"/>}</text:p>
          </table:table-cell>
        </table:table-row>
        <table:table-row>
          <table:table-cell table:style-name="Table173.A2" office:value-type="string">
            <text:p text:style-name="P806">Try and Catch</text:p>
            <text:p text:style-name="P636"><text:s text:c="2"/>try</text:p>
            <text:p text:style-name="P636"><text:s text:c="2"/>{</text:p>
            <text:p text:style-name="P636"><text:s text:c="4"/>float result = RiskyFunction (num, denom);</text:p>
            <text:p text:style-name="P636"><text:s text:c="4"/>cout &lt;&lt; "Result: " &lt;&lt; result &lt;&lt; endl;</text:p>
            <text:p text:style-name="P636"><text:s text:c="2"/>}</text:p>
            <text:p text:style-name="P636"><text:s text:c="2"/>catch ( SpecExcept e )</text:p>
            <text:p text:style-name="P636"><text:s text:c="2"/>{</text:p>
            <text:p text:style-name="P636"><text:s text:c="4"/>cout &lt;&lt; "ERROR: " &lt;&lt; e.what() &lt;&lt; endl;</text:p>
            <text:p text:style-name="P636"><text:s text:c="2"/>}</text:p>
          </table:table-cell>
        </table:table-row>
        <table:table-row>
          <table:table-cell table:style-name="Table173.A2" office:value-type="string">
            <text:p text:style-name="P806">Output with error:</text:p>
            <text:p text:style-name="P636"><text:tab/>"ERROR: 0 denominator"</text:p>
          </table:table-cell>
        </table:table-row>
      </table:table>
      <text:p text:style-name="P190"/>
      <text:p text:style-name="P243"><text:span text:style-name="T99"><text:s/></text:span><text:span text:style-name="T108">throw</text:span><text:span text:style-name="T99"> </text:span></text:p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P583">throw syntax</text:p>
            <text:p text:style-name="P921"><text:s text:c="2"/>throw ExceptionClass( "string argument" );</text:p>
          </table:table-cell>
        </table:table-row>
        <table:table-row>
          <table:table-cell table:style-name="Table171.A2" office:value-type="string">
            <text:p text:style-name="P803">throw example</text:p>
            <text:p text:style-name="P828"><text:s text:c="2"/>// function that might receive an invalid argument</text:p>
            <text:p text:style-name="P632"><text:s text:c="2"/>void ClassName::SetFunction( int num, string name )</text:p>
            <text:p text:style-name="P632"><text:s text:c="2"/>{</text:p>
            <text:p text:style-name="P632"><text:s text:c="4"/>if ( num &lt; 0 || num &gt; 100 ) // we want 1-100 only</text:p>
            <text:p text:style-name="P632"><text:s text:c="8"/>throw out_of_range( "Invalid input" );</text:p>
            <text:p text:style-name="P632"><text:s text:c="4"/>anArray[num] = name;</text:p>
            <text:p text:style-name="P632"><text:s text:c="2"/>}</text:p>
          </table:table-cell>
        </table:table-row>
        <table:table-row>
          <table:table-cell table:style-name="Table171.A2" office:value-type="string">
            <text:p text:style-name="P584">throw multiple</text:p>
            <text:p text:style-name="P965"><text:s text:c="2"/>// function that might receive different types of</text:p>
            <text:p text:style-name="P829"><text:s text:c="2"/>// <text:s/>invalid arguments</text:p>
            <text:p text:style-name="P633"><text:s text:c="2"/>void SomeFunction( int error )</text:p>
            <text:p text:style-name="P633"><text:s text:c="2"/>{</text:p>
            <text:p text:style-name="P633"><text:s text:c="4"/>if ( error == 1 )</text:p>
            <text:p text:style-name="P633"><text:s text:c="6"/>throw logic_error( "Logic Error" );</text:p>
            <text:p text:style-name="P633"><text:s text:c="4"/>else if ( error == 2 )</text:p>
            <text:p text:style-name="P633"><text:s text:c="6"/>throw runtime_error( "Runtime Error" );</text:p>
            <text:p text:style-name="P633"><text:s text:c="4"/>else if ( error == 3 )</text:p>
            <text:p text:style-name="P633"><text:s text:c="6"/>throw out_of_range( "Out of Range Error" );</text:p>
            <text:p text:style-name="P633"><text:s text:c="2"/>}</text:p>
          </table:table-cell>
        </table:table-row>
      </table:table>
      <text:p text:style-name="P189"/>
      <text:p text:style-name="P189"/>
      <text:p text:style-name="P189"/>
      <text:p text:style-name="P189"/>
      <text:p text:style-name="P189"/>
      <text:p text:style-name="P189"/>
      <text:p text:style-name="P244"><text:span text:style-name="T99"><text:s/></text:span><text:span text:style-name="T109">try/catch</text:span><text:span text:style-name="T99"> </text:span></text:p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P805">try/catch explanation</text:p>
            <text:p text:style-name="P341">1. If a called function throws an exception, the</text:p>
            <text:p text:style-name="P830"><text:s text:c="3"/>caller needs to catch it.</text:p>
            <text:p text:style-name="P341">2. Exceptions are handled in a try/catch block.</text:p>
            <text:p text:style-name="P341"><text:s text:c="2"/>a. If any exceptions are thrown in the try block...</text:p>
            <text:p text:style-name="P830"><text:s text:c="2"/>b. The code in the catch block is executed.</text:p>
            <text:p text:style-name="P341">3. The what() method returns a c-string of the error</text:p>
            <text:p text:style-name="P830"><text:s text:c="3"/>message.</text:p>
            <text:p text:style-name="P341">4. If no method or function handles the exception</text:p>
            <text:p text:style-name="P830"><text:s text:c="3"/>thrown, the program terminates</text:p>
            <text:p text:style-name="P341">5. Arrange multiple catch blocks in order of</text:p>
            <text:p text:style-name="P341"><text:s text:c="3"/>specificity (specific to general)</text:p>
          </table:table-cell>
        </table:table-row>
        <table:table-row>
          <table:table-cell table:style-name="Table172.A2" office:value-type="string">
            <text:p text:style-name="P804">try/catch sytax</text:p>
            <text:p text:style-name="P634"><text:s text:c="2"/>try</text:p>
            <text:p text:style-name="P634"><text:s text:c="2"/>{</text:p>
            <text:p text:style-name="P634"><text:s text:c="4"/>// statements that might throw an exception</text:p>
            <text:p text:style-name="P634"><text:s text:c="2"/>}</text:p>
            <text:p text:style-name="P634"><text:s text:c="2"/>catch (ExceptionClass identifier)</text:p>
            <text:p text:style-name="P634"><text:s text:c="2"/>{</text:p>
            <text:p text:style-name="P634"><text:s text:c="4"/>// statements that react to an exception of</text:p>
            <text:p text:style-name="P634"><text:s text:c="4"/>// type ExceptionClass</text:p>
            <text:p text:style-name="P634"><text:s text:c="4"/>// identifier = catch block parameter</text:p>
            <text:p text:style-name="P634"><text:s text:c="4"/>// this NOT a function; it resembles a function</text:p>
            <text:p text:style-name="P634"><text:s text:c="2"/>}</text:p>
          </table:table-cell>
        </table:table-row>
        <table:table-row>
          <table:table-cell table:style-name="Table172.A2" office:value-type="string">
            <text:p text:style-name="P961">try/catch example</text:p>
            <text:p text:style-name="P635"><text:s text:c="2"/>try</text:p>
            <text:p text:style-name="P635"><text:s text:c="2"/>{</text:p>
            <text:p text:style-name="P635"><text:s text:c="4"/>SomeFunction( num ); <text:s text:c="5"/>// may throw exception</text:p>
            <text:p text:style-name="P960"><text:s text:c="2"/>}</text:p>
            <text:p text:style-name="P635"><text:s text:c="2"/>catch ( invalid_argument&amp; e ) // catch specfic first</text:p>
            <text:p text:style-name="P635"><text:s text:c="2"/>{</text:p>
            <text:p text:style-name="P635"><text:s text:c="4"/>cout &lt;&lt; e.what() &lt;&lt; endl;</text:p>
            <text:p text:style-name="P960"><text:s text:c="2"/>}</text:p>
            <text:p text:style-name="P635"><text:s text:c="2"/>catch ( logic_error&amp; e ) <text:s text:c="3"/>// catch more general</text:p>
            <text:p text:style-name="P635"><text:s text:c="2"/>{</text:p>
            <text:p text:style-name="P635"><text:s text:c="4"/>cout &lt;&lt; e.what() &lt;&lt; endl;</text:p>
            <text:p text:style-name="P960"><text:s text:c="2"/>}</text:p>
            <text:p text:style-name="P635"><text:s text:c="2"/>catch( exception&amp; e )<text:tab/> <text:s text:c="3"/>// catches any exception</text:p>
            <text:p text:style-name="P635"><text:s text:c="2"/>{</text:p>
            <text:p text:style-name="P635"><text:s text:c="4"/>cout &lt;&lt; e.what() &lt;&lt; endl;</text:p>
            <text:p text:style-name="P635"><text:s text:c="2"/>}</text:p>
          </table:table-cell>
        </table:table-row>
      </table:table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89"><text:span text:style-name="T271">EXCEPTIONS</text:span><text:span text:style-name="T255"> (</text:span><text:span text:style-name="T267">2</text:span><text:span text:style-name="T271">4</text:span><text:span text:style-name="T255">)</text:span></text:p>
      <text:p text:style-name="P897"/>
      <text:p text:style-name="P40"><text:s/><text:span text:style-name="T374">Raw pointers</text:span> </text:p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P586">Raw pointers are Traditional / Normal Pointers</text:p>
          </table:table-cell>
        </table:table-row>
        <table:table-row>
          <table:table-cell table:style-name="Table177.A2" office:value-type="string">
            <text:p text:style-name="P637">The programmer is responsible for <text:span text:style-name="T49">allocating</text:span> memory in the heap with the <text:span text:style-name="T1">new</text:span> operator.</text:p>
          </table:table-cell>
        </table:table-row>
        <table:table-row>
          <table:table-cell table:style-name="Table177.A2" office:value-type="string">
            <text:p text:style-name="P637">The programmer is responsible for <text:span text:style-name="T49">deallocating</text:span> that memory <text:span text:style-name="T375">(with </text:span><text:span text:style-name="T47">delete</text:span><text:span text:style-name="T375">) </text:span>when it is no longer needed.</text:p>
          </table:table-cell>
        </table:table-row>
        <table:table-row>
          <table:table-cell table:style-name="Table177.A2" office:value-type="string">
            <text:p text:style-name="P637">The programmer is then responsible to set any pointer whose object has been deallocated to <text:span text:style-name="T1">nullptr</text:span>.</text:p>
          </table:table-cell>
        </table:table-row>
      </table:table>
      <text:p text:style-name="P191"/>
      <text:p text:style-name="P41"><text:s/><text:span text:style-name="T376">Smart / Managed Pointers</text:span> </text:p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P638">A smart pointer is an object that acts like a raw pointer but provides some automatic memory management. </text:p>
          </table:table-cell>
        </table:table-row>
        <table:table-row>
          <table:table-cell table:style-name="Table178.A2" office:value-type="string">
            <text:p text:style-name="P638">Memory deallocation with smart pointers occurs as soon as it is determined an object is no longer needed.</text:p>
          </table:table-cell>
        </table:table-row>
        <table:table-row>
          <table:table-cell table:style-name="Table178.A2" office:value-type="string">
            <text:p text:style-name="P638">A smart pointer is a class that wraps a 'raw' (or 'bare') C++ pointer <text:span text:style-name="T377">in order</text:span> to manage the lifetime of the object being pointed to. Smart pointers abstract a raw pointers in practical ways (garbage collection).</text:p>
          </table:table-cell>
        </table:table-row>
        <table:table-row>
          <table:table-cell table:style-name="Table178.A2" office:value-type="string">
            <text:p text:style-name="P1013">Include directive: <text:s text:c="7"/><text:span text:style-name="T80">#include &lt;memory&gt;</text:span></text:p>
          </table:table-cell>
        </table:table-row>
        <table:table-row>
          <table:table-cell table:style-name="Table178.A2" office:value-type="string">
            <text:p text:style-name="P1005">Three Types of Smart Pointer Templates:</text:p>
            <text:p text:style-name="P1009"><text:s text:c="2"/>1. shared_ptr<text:span text:style-name="T378">&lt;TypeOfObject&gt;</text:span></text:p>
            <text:p text:style-name="P1008"><text:s text:c="2"/>2. unique_ptr<text:span text:style-name="T378">&lt;TypeOfObject&gt;</text:span></text:p>
            <text:p text:style-name="P997"><text:s text:c="2"/>3. weak_ptr<text:span text:style-name="T378">&lt;TypeOfObject&gt;</text:span></text:p>
          </table:table-cell>
        </table:table-row>
      </table:table>
      <text:p text:style-name="P191"/>
      <text:p text:style-name="P42"><text:s/><text:span text:style-name="T379">Keyword: auto</text:span> </text:p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P639">1. Tells the compiler to determine the type of a</text:p>
            <text:p text:style-name="P1010"><text:s text:c="3"/>variable from its initializer.</text:p>
            <text:p text:style-name="P639">2. Tells the compiler to determine the return type of</text:p>
            <text:p text:style-name="P1010"><text:s text:c="3"/>a function or method (C++14 or later only).</text:p>
            <text:p text:style-name="P639">3. Cannot be used as the data type of a parameter of a</text:p>
            <text:p text:style-name="P639"><text:s text:c="3"/>function or a method.</text:p>
          </table:table-cell>
        </table:table-row>
        <table:table-row>
          <table:table-cell table:style-name="Table181.A2" office:value-type="string">
            <text:p text:style-name="P1006">Examples, Variable Type:</text:p>
            <text:p text:style-name="P1010"><text:s text:c="2"/>auto newPtr = make_shared&lt;Node&lt;int&gt;&gt;(777);</text:p>
            <text:p text:style-name="P639"><text:s text:c="2"/>auto prevPtr = getNodeAt( newPosition - 1 );</text:p>
          </table:table-cell>
        </table:table-row>
        <table:table-row>
          <table:table-cell table:style-name="Table181.A2" office:value-type="string">
            <text:p text:style-name="P1006">Example, Return Type of Function:</text:p>
            <text:p text:style-name="P998"><text:s text:c="2"/>template&lt;class ItemType&gt;</text:p>
            <text:p text:style-name="P639"><text:s text:c="2"/>auto Node&lt;ItemType&gt;::getNext() const</text:p>
            <text:p text:style-name="P639"><text:s text:c="2"/>{</text:p>
            <text:p text:style-name="P639"><text:s text:c="6"/>return next;</text:p>
            <text:p text:style-name="P639"><text:s text:c="2"/>}</text:p>
          </table:table-cell>
        </table:table-row>
        <table:table-row>
          <table:table-cell table:style-name="Table181.A2" office:value-type="string">
            <text:p text:style-name="P640">You CANNOT use auto in function parameters.</text:p>
          </table:table-cell>
        </table:table-row>
      </table:table>
      <text:p text:style-name="P991"/>
      <text:p text:style-name="P47"><text:s/><text:span text:style-name="T382">Methods: All Smart Pointers</text:span> </text:p>
      <table:table table:name="Table179" table:style-name="Table179">
        <table:table-column table:style-name="Table179.A"/>
        <table:table-column table:style-name="Table179.B"/>
        <table:table-row>
          <table:table-cell table:style-name="Table179.A1" office:value-type="string">
            <text:p text:style-name="P589">.reset()</text:p>
          </table:table-cell>
          <table:table-cell table:style-name="Table179.B1" office:value-type="string">
            <text:p text:style-name="P999">Gives the smart pointer ownership of the managed object passed as an argument</text:p>
            <text:p text:style-name="P1014">Examples:</text:p>
            <text:p text:style-name="P644">mySmartPtr.reset(myOtherPtr); </text:p>
            <text:p text:style-name="P1011"><text:s/>// same as mySmartPtr = myOtherPtr;</text:p>
            <text:p text:style-name="P644">mySmartPtr2.reset();</text:p>
            <text:p text:style-name="P644"><text:s/>// sets smart pointer to nullptr</text:p>
          </table:table-cell>
        </table:table-row>
      </table:table>
      <text:p text:style-name="P985"/>
      <text:p text:style-name="P43"><text:s/><text:span text:style-name="T380">shared_ptr</text:span> </text:p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P640">Provides shared ownership of an object.</text:p>
          </table:table-cell>
        </table:table-row>
        <table:table-row>
          <table:table-cell table:style-name="Table182.A2" office:value-type="string">
            <text:p text:style-name="P640">Several instances of this class can reference the same object. A shared pointer uses <text:span text:style-name="T58">reference counting</text:span> to detect when an object is no longer reachable by a smart pointer (and thus needs to be deallocated).</text:p>
          </table:table-cell>
        </table:table-row>
        <table:table-row>
          <table:table-cell table:style-name="Table182.A2" office:value-type="string">
            <text:p text:style-name="P641"><text:span text:style-name="T1">NOTE:</text:span> share_ptr is a class template and therefore</text:p>
            <text:p text:style-name="P641"><text:s text:c="6"/>follows the <text:span text:style-name="T1">className&lt;type&gt;</text:span> syntax.</text:p>
          </table:table-cell>
        </table:table-row>
        <table:table-row>
          <table:table-cell table:style-name="Table182.A2" office:value-type="string">
            <text:p text:style-name="P587">Example 1: </text:p>
            <text:p text:style-name="P995">shared_ptr&lt;Class&lt;type&gt;&gt; ptrName( new Class&lt;type&gt;() );</text:p>
            <text:p text:style-name="P641">shared_ptr&lt;MagicBox&lt;string&gt;&gt; myMagicPtr(new</text:p>
            <text:p text:style-name="P1001"><text:s text:c="34"/>MagicBox&lt;string&gt;());</text:p>
          </table:table-cell>
        </table:table-row>
        <table:table-row>
          <table:table-cell table:style-name="Table182.A2" office:value-type="string">
            <text:p text:style-name="P641"><text:span text:style-name="T1">Example 2:</text:span> You can do the same with the standard library function <text:span text:style-name="T1">make_shared</text:span>...</text:p>
            <text:p text:style-name="P993">shared_ptr&lt;Class&lt;type&gt;&gt; ptrName = new</text:p>
            <text:p text:style-name="P641"><text:s text:c="27"/>make_shared&lt;Class&lt;type&gt;&gt;();</text:p>
            <text:p text:style-name="P993">shared_ptr&lt;MagicBox&lt;string&gt;&gt; myMagicPtr = new</text:p>
            <text:p text:style-name="P1001"><text:s text:c="22"/>make_shared&lt;MagicBox&lt;string&gt;&gt;();</text:p>
          </table:table-cell>
        </table:table-row>
        <table:table-row>
          <table:table-cell table:style-name="Table182.A2" office:value-type="string">
            <text:p text:style-name="P641"><text:span text:style-name="T1">Example 3:</text:span> Use the keyword <text:span text:style-name="T1">auto</text:span> to simplify the code.</text:p>
            <text:p text:style-name="P995"><text:s/>auto ptrName = make_shared&lt;Class&lt;type&gt;&gt;();</text:p>
            <text:p text:style-name="P641"><text:s/>auto myMagicPtr = make_shared&lt;MagicBox&lt;string&gt;&gt;();</text:p>
          </table:table-cell>
        </table:table-row>
      </table:table>
      <text:p text:style-name="P191"/>
      <text:p text:style-name="P44"><text:s/><text:span text:style-name="T381">unique_ptr</text:span> </text:p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P642">Provides unique ownership of an object.</text:p>
          </table:table-cell>
        </table:table-row>
        <table:table-row>
          <table:table-cell table:style-name="Table183.A2" office:value-type="string">
            <text:p text:style-name="P642">While an instance of a unique_ptr references an object, no other smart pointer can reference that same object</text:p>
          </table:table-cell>
        </table:table-row>
        <table:table-row>
          <table:table-cell table:style-name="Table183.A2" office:value-type="string">
            <text:p text:style-name="P642">It uses a simpli<text:span text:style-name="T386">fi</text:span>ed form of reference counting to maintain a reference count of either 0 or 1.</text:p>
          </table:table-cell>
        </table:table-row>
        <table:table-row>
          <table:table-cell table:style-name="Table183.A2" office:value-type="string">
            <text:p text:style-name="P588">Example 1:</text:p>
            <text:p text:style-name="P996">unique_ptr&lt;Class&lt;type&gt;&gt; ptrName( new Class&lt;type&gt;() );</text:p>
            <text:p text:style-name="P642">unique_ptr&lt;MagicBox&lt;string&gt;&gt; myMagicPtr( new</text:p>
            <text:p text:style-name="P1002"><text:s text:c="33"/>MagicBox&lt;string&gt;() );</text:p>
          </table:table-cell>
        </table:table-row>
        <table:table-row>
          <table:table-cell table:style-name="Table183.A2" office:value-type="string">
            <text:p text:style-name="P588">Example 2:<text:span text:style-name="T80"> C++14 and later...</text:span></text:p>
            <text:p text:style-name="P996">auto ptrName = make_unique&lt;Class&lt;type&gt;&gt;();</text:p>
            <text:p text:style-name="P1002">auto myToyPtr = make_unique&lt;ToyBox&lt;string&gt;();</text:p>
          </table:table-cell>
        </table:table-row>
        <table:table-row>
          <table:table-cell table:style-name="Table183.A2" office:value-type="string">
            <text:p text:style-name="P1007">Example 3: </text:p>
            <text:p text:style-name="P642">unique_ptr&lt;Class&lt;type&gt;&gt; ptrName; <text:s/>// creates an empty</text:p>
            <text:p text:style-name="P1012"><text:s text:c="34"/>// <text:s/>unique_ptr</text:p>
            <text:p text:style-name="P642">unique_ptr&lt;MagicBox&lt;string&gt;&gt; myFancyPtr;</text:p>
          </table:table-cell>
        </table:table-row>
      </table:table>
      <text:p text:style-name="P987"/>
      <text:p text:style-name="P986"><text:span text:style-name="T99"><text:s/></text:span><text:span text:style-name="T110">Methods: Shared &amp; Unique Pointers</text:span><text:span text:style-name="T99"> </text:span></text:p>
      <table:table table:name="Table180" table:style-name="Table180">
        <table:table-column table:style-name="Table180.A"/>
        <table:table-column table:style-name="Table180.B"/>
        <table:table-row>
          <table:table-cell table:style-name="Table180.A1" office:value-type="string">
            <text:p text:style-name="P568">.<text:span text:style-name="T383">get()</text:span></text:p>
          </table:table-cell>
          <table:table-cell table:style-name="Table180.B1" office:value-type="string">
            <text:p text:style-name="P645">Returns the reference to the managed object in a raw pointer. Ownership is NOT released.</text:p>
          </table:table-cell>
        </table:table-row>
        <table:table-row>
          <table:table-cell table:style-name="Table180.A2" office:value-type="string">
            <text:p text:style-name="P992">*</text:p>
          </table:table-cell>
          <table:table-cell table:style-name="Table180.B2" office:value-type="string">
            <text:p text:style-name="P645">You can use the * to dereference smart pointers</text:p>
          </table:table-cell>
        </table:table-row>
        <table:table-row>
          <table:table-cell table:style-name="Table180.A2" office:value-type="string">
            <text:p text:style-name="P568">.<text:span text:style-name="T383">if(ptr)</text:span></text:p>
          </table:table-cell>
          <table:table-cell table:style-name="Table180.B2" office:value-type="string">
            <text:p text:style-name="P645">Place a smart pointer in an if-statement to test whether the smart pointer references a valid object.</text:p>
          </table:table-cell>
        </table:table-row>
      </table:table>
      <text:p text:style-name="P985"/>
      <text:p text:style-name="P45"><text:s/><text:span text:style-name="T382">weak_ptr</text:span> </text:p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P643">Provides a "<text:span text:style-name="T58">weak</text:span>" (non-owning) reference to an object that is already managed by a shared pointer. </text:p>
          </table:table-cell>
        </table:table-row>
        <table:table-row>
          <table:table-cell table:style-name="Table184.A2" office:value-type="string">
            <text:p text:style-name="P643">A weak pointer only "<text:span text:style-name="T58">observes</text:span>" the managed object.</text:p>
          </table:table-cell>
        </table:table-row>
        <table:table-row>
          <table:table-cell table:style-name="Table184.A2" office:value-type="string">
            <text:p text:style-name="P643">Since it does not have ownership, a weak pointer cannot affect the object's lifetime (i.e., you cannot use this type of smart pointer to delete an object). </text:p>
            <text:p text:style-name="P994">- Weak pointers do not do any reference counting. </text:p>
          </table:table-cell>
        </table:table-row>
        <table:table-row>
          <table:table-cell table:style-name="Table184.A2" office:value-type="string">
            <text:p text:style-name="P643">Weak pointers are often used when you want two objects to reference each other. </text:p>
          </table:table-cell>
        </table:table-row>
        <table:table-row>
          <table:table-cell table:style-name="Table184.A2" office:value-type="string">
            <text:p text:style-name="P1015">Example: </text:p>
            <text:p text:style-name="P1000"><text:s text:c="2"/>auto sharedPtr1 = make_shared&lt;MagicBox&lt;string&gt;&gt;();</text:p>
            <text:p text:style-name="P1000"><text:s text:c="2"/>auto sharedPtr2 = sharedPtr1;</text:p>
            <text:p text:style-name="P1000"><text:s text:c="2"/>auto sharedPtr3 = sharedPtr1;</text:p>
            <text:p text:style-name="P1000"><text:s text:c="2"/>weak_ptr&lt;MagicBox&lt;string&gt;&gt; weakPtr1 = sharePtr1;</text:p>
            <text:p text:style-name="P1000"><text:s text:c="2"/>auto weakPtr2 = weakPtr1;</text:p>
            <text:p text:style-name="P994"><text:span text:style-name="T1">RESULTS IN:</text:span> three shared pointers referencing one Manager Object that contains a reference to the Managed Object and a Reference Count.</text:p>
          </table:table-cell>
        </table:table-row>
      </table:table>
      <text:p text:style-name="P988"/>
      <text:p text:style-name="P988"/>
      <text:p text:style-name="P988"/>
      <text:p text:style-name="P988"/>
      <text:p text:style-name="P988"/>
      <text:p text:style-name="P988"/>
      <text:p text:style-name="P990"/>
      <text:p text:style-name="P989"/>
      <text:p text:style-name="P46"><text:s/><text:span text:style-name="T383">Methods: Shared Pointers</text:span> </text:p>
      <table:table table:name="Table188" table:style-name="Table188">
        <table:table-column table:style-name="Table188.A"/>
        <table:table-column table:style-name="Table188.B"/>
        <table:table-row>
          <table:table-cell table:style-name="Table188.A1" office:value-type="string">
            <text:p text:style-name="P590">.unique()</text:p>
          </table:table-cell>
          <table:table-cell table:style-name="Table188.B1" office:value-type="string">
            <text:p text:style-name="P646">Returns true if this shared pointer is the only owner of the managed object.</text:p>
          </table:table-cell>
        </table:table-row>
        <table:table-row>
          <table:table-cell table:style-name="Table188.A2" office:value-type="string">
            <text:p text:style-name="P590">.use_count()</text:p>
          </table:table-cell>
          <table:table-cell table:style-name="Table188.B2" office:value-type="string">
            <text:p text:style-name="P646">Returns the reference count for the managed object.</text:p>
          </table:table-cell>
        </table:table-row>
      </table:table>
      <text:p text:style-name="P192"/>
      <text:p text:style-name="P192"/>
      <text:p text:style-name="P46"><text:s/><text:span text:style-name="T383">Methods: Unique Pointers</text:span> </text:p>
      <table:table table:name="Table189" table:style-name="Table189">
        <table:table-column table:style-name="Table189.A"/>
        <table:table-column table:style-name="Table189.B"/>
        <table:table-row>
          <table:table-cell table:style-name="Table189.A1" office:value-type="string">
            <text:p text:style-name="P590">.release()</text:p>
          </table:table-cell>
          <table:table-cell table:style-name="Table189.B1" office:value-type="string">
            <text:p text:style-name="P1003">Causes the unique_ptr to release ownership of the object, but the object persists. </text:p>
            <text:p text:style-name="P646">- Typically you call .release() after</text:p>
            <text:p text:style-name="P646"><text:s text:c="2"/>using .get() to get a raw pointer to the</text:p>
            <text:p text:style-name="P646"><text:s text:c="2"/>object.</text:p>
          </table:table-cell>
        </table:table-row>
      </table:table>
      <text:p text:style-name="P192"/>
      <text:p text:style-name="P192"/>
      <text:p text:style-name="P46"><text:s/><text:span text:style-name="T383">Methods: Weak Pointers</text:span> </text:p>
      <table:table table:name="Table190" table:style-name="Table190">
        <table:table-column table:style-name="Table190.A"/>
        <table:table-column table:style-name="Table190.B"/>
        <table:table-row>
          <table:table-cell table:style-name="Table190.A1" office:value-type="string">
            <text:p text:style-name="P567">.<text:span text:style-name="T384">lock()</text:span></text:p>
          </table:table-cell>
          <table:table-cell table:style-name="Table190.B1" office:value-type="string">
            <text:p text:style-name="P646">Checks to see whether the managed object exists and, if it does, returns a shared pointer to that object.</text:p>
          </table:table-cell>
        </table:table-row>
        <table:table-row>
          <table:table-cell table:style-name="Table190.A2" table:number-columns-spanned="2" office:value-type="string">
            <text:p text:style-name="P1016">Examples:</text:p>
            <text:p text:style-name="P1017"><text:s/>share_ptr&lt;MagicBox&lt;string&gt;&gt; shPtr = weakPtr1.lock();</text:p>
            <text:p text:style-name="P1004"><text:s/>sharePtr1-&gt;setItem("Rabbit"); // correct access</text:p>
          </table:table-cell>
          <table:covered-table-cell/>
        </table:table-row>
        <table:table-row>
          <table:table-cell table:style-name="Table190.A3" office:value-type="string">
            <text:p text:style-name="P591">.<text:span text:style-name="T385">expired()</text:span></text:p>
          </table:table-cell>
          <table:table-cell table:style-name="Table190.A2" office:value-type="string">
            <text:p text:style-name="P647">Returns true if the managed object has been deleted. </text:p>
          </table:table-cell>
        </table:table-row>
      </table:table>
      <text:p text:style-name="P192"/>
      <text:p text:style-name="P291"><text:span text:style-name="T272">SHARED POINTERS</text:span><text:span text:style-name="T255"> (</text:span><text:span text:style-name="T267">2</text:span><text:span text:style-name="T272">5</text:span><text:span text:style-name="T255">)</text:span></text:p>
      <text:p text:style-name="P192"><text:soft-page-break/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72"/>
      <text:p text:style-name="P234">blank</text:p>
      <text:p text:style-name="P234"/>
      <text:p text:style-name="P179"/>
      <text:p text:style-name="P27"><text:s/><text:span text:style-name="T338">Whatever</text:span> </text:p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  <table:table-row>
          <table:table-cell table:style-name="Table153.A2" office:value-type="string">
            <text:p text:style-name="P603"/>
          </table:table-cell>
        </table:table-row>
      </table:table>
      <text:p text:style-name="P179"/>
      <text:p text:style-name="P179"/>
      <text:p text:style-name="P179"/>
      <text:p text:style-name="P1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09:17:53.810037483</meta:creation-date>
    <meta:editing-duration>P2DT13M13S</meta:editing-duration>
    <meta:editing-cycles>632</meta:editing-cycles>
    <meta:generator>LibreOffice/4.3.3.2$Linux_X86_64 LibreOffice_project/430m0$Build-2</meta:generator>
    <dc:title>default-2015-01-01</dc:title>
    <dc:date>2018-03-08T19:04:21.621825935</dc:date>
    <meta:print-date>2017-07-20T11:37:31.217438040</meta:print-date>
    <meta:document-statistic meta:table-count="187" meta:image-count="0" meta:object-count="0" meta:page-count="26" meta:paragraph-count="2363" meta:word-count="13325" meta:character-count="89494" meta:non-whitespace-character-count="70971"/>
  </office:meta>
</office:document-meta>
</file>